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reportes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>
            <text:p>REPORT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ATENCIA EN RTLINUX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table:number-columns-spanned="3" table:number-rows-spanned="1">
            <text:p>FRECUENCIA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table:number-columns-repeated="3"/>
        </table:table-row>
        <table:table-row table:style-name="ro1">
          <table:table-cell office:value-type="string">
            <text:p>MEDIA</text:p>
          </table:table-cell>
          <table:table-cell table:formula="oooc:=AVERAGE([datos.B3:.B502])" office:value-type="float" office:value="999996.608">
            <text:p>999996,61</text:p>
          </table:table-cell>
          <table:table-cell table:formula="oooc:=AVERAGE([datos.C3:.C502])" office:value-type="float" office:value="499998.656">
            <text:p>499998,66</text:p>
          </table:table-cell>
          <table:table-cell table:formula="oooc:=AVERAGE([datos.D3:.D502])" office:value-type="float" office:value="199999.168">
            <text:p>199999,17</text:p>
          </table:table-cell>
          <table:table-cell table:number-columns-repeated="3"/>
        </table:table-row>
        <table:table-row table:style-name="ro1">
          <table:table-cell office:value-type="string">
            <text:p>STD</text:p>
          </table:table-cell>
          <table:table-cell table:formula="oooc:=STDEV([datos.B3:.B502])" office:value-type="float" office:value="1079.01833880939">
            <text:p>1079,02</text:p>
          </table:table-cell>
          <table:table-cell table:formula="oooc:=STDEV([datos.C3:.C502])" office:value-type="float" office:value="1702.81844451308">
            <text:p>1702,82</text:p>
          </table:table-cell>
          <table:table-cell table:formula="oooc:=STDEV([datos.D3:.D502])" office:value-type="float" office:value="2229.71065364409">
            <text:p>2229,71</text:p>
          </table:table-cell>
          <table:table-cell table:number-columns-repeated="3"/>
        </table:table-row>
        <table:table-row table:style-name="ro1">
          <table:table-cell office:value-type="string">
            <text:p>MIN</text:p>
          </table:table-cell>
          <table:table-cell table:formula="oooc:=MIN([datos.B3:.B502])" office:value-type="float" office:value="987424">
            <text:p>987424</text:p>
          </table:table-cell>
          <table:table-cell table:formula="oooc:=MIN([datos.C3:.C502])" office:value-type="float" office:value="486880">
            <text:p>486880</text:p>
          </table:table-cell>
          <table:table-cell table:formula="oooc:=MIN([datos.D3:.D502])" office:value-type="float" office:value="186624">
            <text:p>186624</text:p>
          </table:table-cell>
          <table:table-cell table:number-columns-repeated="3"/>
        </table:table-row>
        <table:table-row table:style-name="ro1">
          <table:table-cell office:value-type="string">
            <text:p>MAX</text:p>
          </table:table-cell>
          <table:table-cell table:formula="oooc:=MAX([datos.B3:.B502])" office:value-type="float" office:value="1012000">
            <text:p>1012000</text:p>
          </table:table-cell>
          <table:table-cell table:formula="oooc:=MAX([datos.C3:.C502])" office:value-type="float" office:value="513184">
            <text:p>513184</text:p>
          </table:table-cell>
          <table:table-cell table:formula="oooc:=MAX([datos.D3:.D502])" office:value-type="float" office:value="213152">
            <text:p>213152</text:p>
          </table:table-cell>
          <table:table-cell table:number-columns-repeated="3"/>
        </table:table-row>
        <table:table-row table:style-name="ro1">
          <table:table-cell office:value-type="string">
            <text:p>DEADLINE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MEDICIONES DE MINIX4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table:number-columns-spanned="3" table:number-rows-spanned="1">
            <text:p>FRECUENCIAS EN VACIO</text:p>
          </table:table-cell>
          <table:covered-table-cell table:number-columns-repeated="2"/>
          <table:table-cell office:value-type="string" table:number-columns-spanned="3" table:number-rows-spanned="1">
            <text:p>FRECUENCIAS CON CARGA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string">
            <text:p>MEDIA</text:p>
          </table:table-cell>
          <table:table-cell table:formula="oooc:=AVERAGE([datos.G3:.G502])" office:value-type="float" office:value="999102.528">
            <text:p>999102,53</text:p>
          </table:table-cell>
          <table:table-cell table:formula="oooc:=AVERAGE([datos.H3:.H502])" office:value-type="float" office:value="499566.272">
            <text:p>499566,27</text:p>
          </table:table-cell>
          <table:table-cell table:formula="oooc:=AVERAGE([datos.I3:.I502])" office:value-type="float" office:value="199488.064">
            <text:p>199488,06</text:p>
          </table:table-cell>
          <table:table-cell table:formula="oooc:=AVERAGE([datos.L3:.L502])" office:value-type="float" office:value="999122.112">
            <text:p>999122,11</text:p>
          </table:table-cell>
          <table:table-cell table:formula="oooc:=AVERAGE([datos.M3:.M502])" office:value-type="float" office:value="499548.288">
            <text:p>499548,29</text:p>
          </table:table-cell>
          <table:table-cell table:formula="oooc:=AVERAGE([datos.N3:.N502])" office:value-type="float" office:value="199408.832">
            <text:p>199408,83</text:p>
          </table:table-cell>
        </table:table-row>
        <table:table-row table:style-name="ro1">
          <table:table-cell office:value-type="string">
            <text:p>STD</text:p>
          </table:table-cell>
          <table:table-cell table:formula="oooc:=STDEV([datos.G3:.G502])" office:value-type="float" office:value="14372.6001405039">
            <text:p>14372,6</text:p>
          </table:table-cell>
          <table:table-cell table:formula="oooc:=STDEV([datos.H3:.H502])" office:value-type="float" office:value="2791.26154705433">
            <text:p>2791,26</text:p>
          </table:table-cell>
          <table:table-cell table:formula="oooc:=STDEV([datos.I3:.I502])" office:value-type="float" office:value="3314.7239428856">
            <text:p>3314,72</text:p>
          </table:table-cell>
          <table:table-cell table:formula="oooc:=STDEV([datos.L3:.L502])" office:value-type="float" office:value="10896.3794963149">
            <text:p>10896,38</text:p>
          </table:table-cell>
          <table:table-cell table:formula="oooc:=STDEV([datos.M3:.M502])" office:value-type="float" office:value="12700.6739630339">
            <text:p>12700,67</text:p>
          </table:table-cell>
          <table:table-cell table:formula="oooc:=STDEV([datos.N3:.N502])" office:value-type="float" office:value="5012.85171058557">
            <text:p>5012,85</text:p>
          </table:table-cell>
        </table:table-row>
        <table:table-row table:style-name="ro1">
          <table:table-cell office:value-type="string">
            <text:p>MIN</text:p>
          </table:table-cell>
          <table:table-cell table:formula="oooc:=MIN([datos.G3:.G502])" office:value-type="float" office:value="771840">
            <text:p>771840</text:p>
          </table:table-cell>
          <table:table-cell table:formula="oooc:=MIN([datos.H3:.H502])" office:value-type="float" office:value="485440">
            <text:p>485440</text:p>
          </table:table-cell>
          <table:table-cell table:formula="oooc:=MIN([datos.I3:.I502])" office:value-type="float" office:value="178144">
            <text:p>178144</text:p>
          </table:table-cell>
          <table:table-cell table:formula="oooc:=MIN([datos.L3:.L502])" office:value-type="float" office:value="862976">
            <text:p>862976</text:p>
          </table:table-cell>
          <table:table-cell table:formula="oooc:=MIN([datos.M3:.M502])" office:value-type="float" office:value="311456">
            <text:p>311456</text:p>
          </table:table-cell>
          <table:table-cell table:formula="oooc:=MIN([datos.N3:.N502])" office:value-type="float" office:value="157696">
            <text:p>157696</text:p>
          </table:table-cell>
        </table:table-row>
        <table:table-row table:style-name="ro1">
          <table:table-cell office:value-type="string">
            <text:p>MAX</text:p>
          </table:table-cell>
          <table:table-cell table:formula="oooc:=MAX([datos.G3:.G502])" office:value-type="float" office:value="1218144">
            <text:p>1218144</text:p>
          </table:table-cell>
          <table:table-cell table:formula="oooc:=MAX([datos.H3:.H502])" office:value-type="float" office:value="518048">
            <text:p>518048</text:p>
          </table:table-cell>
          <table:table-cell table:formula="oooc:=MAX([datos.I3:.I502])" office:value-type="float" office:value="212544">
            <text:p>212544</text:p>
          </table:table-cell>
          <table:table-cell table:formula="oooc:=MAX([datos.L3:.L502])" office:value-type="float" office:value="1136064">
            <text:p>1136064</text:p>
          </table:table-cell>
          <table:table-cell table:formula="oooc:=MAX([datos.M3:.M502])" office:value-type="float" office:value="688192">
            <text:p>688192</text:p>
          </table:table-cell>
          <table:table-cell table:formula="oooc:=MAX([datos.N3:.N502])" office:value-type="float" office:value="236320">
            <text:p>236320</text:p>
          </table:table-cell>
        </table:table-row>
        <table:table-row table:style-name="ro1">
          <table:table-cell office:value-type="string">
            <text:p>DEADLINES</text:p>
          </table:table-cell>
          <table:table-cell table:number-columns-repeated="6"/>
        </table:table-row>
      </table:table>
      <table:table table:name="datos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table:number-columns-spanned="3" table:number-rows-spanned="1">
            <text:p>Frecuencias latencia (ms)</text:p>
          </table:table-cell>
          <table:covered-table-cell table:number-columns-repeated="2"/>
          <table:table-cell table:number-columns-repeated="2"/>
          <table:table-cell office:value-type="string" table:number-columns-spanned="3" table:number-rows-spanned="1">
            <text:p>Frecuencias sin carga (ms)</text:p>
          </table:table-cell>
          <table:covered-table-cell table:number-columns-repeated="2"/>
          <table:table-cell table:number-columns-repeated="2"/>
          <table:table-cell office:value-type="string" table:number-columns-spanned="3" table:number-rows-spanned="1">
            <text:p>Frecuencias con carga (ms)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table:number-columns-repeated="2"/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table:number-columns-repeated="2"/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9872">
            <text:p>999872</text:p>
          </table:table-cell>
          <table:table-cell office:value-type="float" office:value="500608">
            <text:p>500608</text:p>
          </table:table-cell>
          <table:table-cell office:value-type="float" office:value="200288">
            <text:p>200288</text:p>
          </table:table-cell>
          <table:table-cell/>
          <table:table-cell office:value-type="float" office:value="1">
            <text:p>1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">
            <text:p>1</text:p>
          </table:table-cell>
          <table:table-cell office:value-type="float" office:value="997056">
            <text:p>997056</text:p>
          </table:table-cell>
          <table:table-cell office:value-type="float" office:value="503296">
            <text:p>503296</text:p>
          </table:table-cell>
          <table:table-cell office:value-type="float" office:value="180640">
            <text:p>18064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704">
            <text:p>1000704</text:p>
          </table:table-cell>
          <table:table-cell office:value-type="float" office:value="500384">
            <text:p>500384</text:p>
          </table:table-cell>
          <table:table-cell office:value-type="float" office:value="200384">
            <text:p>200384</text:p>
          </table:table-cell>
          <table:table-cell/>
          <table:table-cell office:value-type="float" office:value="2">
            <text:p>2</text:p>
          </table:table-cell>
          <table:table-cell office:value-type="float" office:value="999328">
            <text:p>999328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">
            <text:p>2</text:p>
          </table:table-cell>
          <table:table-cell office:value-type="float" office:value="997600">
            <text:p>997600</text:p>
          </table:table-cell>
          <table:table-cell office:value-type="float" office:value="498688">
            <text:p>498688</text:p>
          </table:table-cell>
          <table:table-cell office:value-type="float" office:value="216000">
            <text:p>2160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99840">
            <text:p>999840</text:p>
          </table:table-cell>
          <table:table-cell office:value-type="float" office:value="500320">
            <text:p>500320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3">
            <text:p>3</text:p>
          </table:table-cell>
          <table:table-cell office:value-type="float" office:value="997600">
            <text:p>997600</text:p>
          </table:table-cell>
          <table:table-cell office:value-type="float" office:value="498336">
            <text:p>498336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3">
            <text:p>3</text:p>
          </table:table-cell>
          <table:table-cell office:value-type="float" office:value="1001952">
            <text:p>1001952</text:p>
          </table:table-cell>
          <table:table-cell office:value-type="float" office:value="489600">
            <text:p>489600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99840">
            <text:p>999840</text:p>
          </table:table-cell>
          <table:table-cell office:value-type="float" office:value="499232">
            <text:p>499232</text:p>
          </table:table-cell>
          <table:table-cell office:value-type="float" office:value="200544">
            <text:p>200544</text:p>
          </table:table-cell>
          <table:table-cell/>
          <table:table-cell office:value-type="float" office:value="4">
            <text:p>4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">
            <text:p>4</text:p>
          </table:table-cell>
          <table:table-cell office:value-type="float" office:value="997056">
            <text:p>997056</text:p>
          </table:table-cell>
          <table:table-cell office:value-type="float" office:value="510272">
            <text:p>51027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99872">
            <text:p>999872</text:p>
          </table:table-cell>
          <table:table-cell office:value-type="float" office:value="499840">
            <text:p>499840</text:p>
          </table:table-cell>
          <table:table-cell office:value-type="float" office:value="199424">
            <text:p>199424</text:p>
          </table:table-cell>
          <table:table-cell/>
          <table:table-cell office:value-type="float" office:value="5">
            <text:p>5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5">
            <text:p>5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85152">
            <text:p>18515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99488">
            <text:p>999488</text:p>
          </table:table-cell>
          <table:table-cell office:value-type="float" office:value="500320">
            <text:p>500320</text:p>
          </table:table-cell>
          <table:table-cell office:value-type="float" office:value="200416">
            <text:p>200416</text:p>
          </table:table-cell>
          <table:table-cell/>
          <table:table-cell office:value-type="float" office:value="6">
            <text:p>6</text:p>
          </table:table-cell>
          <table:table-cell office:value-type="float" office:value="999680">
            <text:p>999680</text:p>
          </table:table-cell>
          <table:table-cell office:value-type="float" office:value="496608">
            <text:p>49660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6">
            <text:p>6</text:p>
          </table:table-cell>
          <table:table-cell office:value-type="float" office:value="999872">
            <text:p>999872</text:p>
          </table:table-cell>
          <table:table-cell office:value-type="float" office:value="489088">
            <text:p>489088</text:p>
          </table:table-cell>
          <table:table-cell office:value-type="float" office:value="211712">
            <text:p>21171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0960">
            <text:p>1000960</text:p>
          </table:table-cell>
          <table:table-cell office:value-type="float" office:value="500320">
            <text:p>500320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7">
            <text:p>7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7">
            <text:p>7</text:p>
          </table:table-cell>
          <table:table-cell office:value-type="float" office:value="999680">
            <text:p>999680</text:p>
          </table:table-cell>
          <table:table-cell office:value-type="float" office:value="512864">
            <text:p>512864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99936">
            <text:p>999936</text:p>
          </table:table-cell>
          <table:table-cell office:value-type="float" office:value="499232">
            <text:p>49923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8">
            <text:p>8</text:p>
          </table:table-cell>
          <table:table-cell office:value-type="float" office:value="999328">
            <text:p>999328</text:p>
          </table:table-cell>
          <table:table-cell office:value-type="float" office:value="498368">
            <text:p>49836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8">
            <text:p>8</text:p>
          </table:table-cell>
          <table:table-cell office:value-type="float" office:value="999328">
            <text:p>999328</text:p>
          </table:table-cell>
          <table:table-cell office:value-type="float" office:value="498368">
            <text:p>498368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99872">
            <text:p>999872</text:p>
          </table:table-cell>
          <table:table-cell office:value-type="float" office:value="500576">
            <text:p>500576</text:p>
          </table:table-cell>
          <table:table-cell office:value-type="float" office:value="200288">
            <text:p>200288</text:p>
          </table:table-cell>
          <table:table-cell/>
          <table:table-cell office:value-type="float" office:value="9">
            <text:p>9</text:p>
          </table:table-cell>
          <table:table-cell office:value-type="float" office:value="999680">
            <text:p>999680</text:p>
          </table:table-cell>
          <table:table-cell office:value-type="float" office:value="503584">
            <text:p>503584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9">
            <text:p>9</text:p>
          </table:table-cell>
          <table:table-cell office:value-type="float" office:value="997600">
            <text:p>997600</text:p>
          </table:table-cell>
          <table:table-cell office:value-type="float" office:value="498688">
            <text:p>498688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9488">
            <text:p>999488</text:p>
          </table:table-cell>
          <table:table-cell office:value-type="float" office:value="500416">
            <text:p>500416</text:p>
          </table:table-cell>
          <table:table-cell office:value-type="float" office:value="200384">
            <text:p>200384</text:p>
          </table:table-cell>
          <table:table-cell/>
          <table:table-cell office:value-type="float" office:value="10">
            <text:p>10</text:p>
          </table:table-cell>
          <table:table-cell office:value-type="float" office:value="999872">
            <text:p>999872</text:p>
          </table:table-cell>
          <table:table-cell office:value-type="float" office:value="498368">
            <text:p>49836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0">
            <text:p>10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00160">
            <text:p>1000160</text:p>
          </table:table-cell>
          <table:table-cell office:value-type="float" office:value="499168">
            <text:p>499168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1">
            <text:p>11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1">
            <text:p>11</text:p>
          </table:table-cell>
          <table:table-cell office:value-type="float" office:value="999328">
            <text:p>999328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200544">
            <text:p>200544</text:p>
          </table:table-cell>
          <table:table-cell/>
          <table:table-cell office:value-type="float" office:value="12">
            <text:p>12</text:p>
          </table:table-cell>
          <table:table-cell office:value-type="float" office:value="999680">
            <text:p>999680</text:p>
          </table:table-cell>
          <table:table-cell office:value-type="float" office:value="496608">
            <text:p>49660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12">
            <text:p>12</text:p>
          </table:table-cell>
          <table:table-cell office:value-type="float" office:value="999680">
            <text:p>999680</text:p>
          </table:table-cell>
          <table:table-cell office:value-type="float" office:value="498880">
            <text:p>498880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00992">
            <text:p>1000992</text:p>
          </table:table-cell>
          <table:table-cell office:value-type="float" office:value="499776">
            <text:p>499776</text:p>
          </table:table-cell>
          <table:table-cell office:value-type="float" office:value="199424">
            <text:p>199424</text:p>
          </table:table-cell>
          <table:table-cell/>
          <table:table-cell office:value-type="float" office:value="13">
            <text:p>13</text:p>
          </table:table-cell>
          <table:table-cell office:value-type="float" office:value="997568">
            <text:p>997568</text:p>
          </table:table-cell>
          <table:table-cell office:value-type="float" office:value="500960">
            <text:p>50096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3">
            <text:p>13</text:p>
          </table:table-cell>
          <table:table-cell office:value-type="float" office:value="992704">
            <text:p>992704</text:p>
          </table:table-cell>
          <table:table-cell office:value-type="float" office:value="498688">
            <text:p>498688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99552">
            <text:p>999552</text:p>
          </table:table-cell>
          <table:table-cell office:value-type="float" office:value="500320">
            <text:p>500320</text:p>
          </table:table-cell>
          <table:table-cell office:value-type="float" office:value="200416">
            <text:p>200416</text:p>
          </table:table-cell>
          <table:table-cell/>
          <table:table-cell office:value-type="float" office:value="14">
            <text:p>14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190464">
            <text:p>190464</text:p>
          </table:table-cell>
          <table:table-cell/>
          <table:table-cell office:value-type="float" office:value="14">
            <text:p>14</text:p>
          </table:table-cell>
          <table:table-cell office:value-type="float" office:value="1004224">
            <text:p>1004224</text:p>
          </table:table-cell>
          <table:table-cell office:value-type="float" office:value="498368">
            <text:p>498368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00160">
            <text:p>1000160</text:p>
          </table:table-cell>
          <table:table-cell office:value-type="float" office:value="500384">
            <text:p>500384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15">
            <text:p>15</text:p>
          </table:table-cell>
          <table:table-cell office:value-type="float" office:value="1001984">
            <text:p>1001984</text:p>
          </table:table-cell>
          <table:table-cell office:value-type="float" office:value="498688">
            <text:p>498688</text:p>
          </table:table-cell>
          <table:table-cell office:value-type="float" office:value="208480">
            <text:p>208480</text:p>
          </table:table-cell>
          <table:table-cell/>
          <table:table-cell office:value-type="float" office:value="15">
            <text:p>15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99552">
            <text:p>999552</text:p>
          </table:table-cell>
          <table:table-cell office:value-type="float" office:value="499232">
            <text:p>499232</text:p>
          </table:table-cell>
          <table:table-cell office:value-type="float" office:value="199136">
            <text:p>199136</text:p>
          </table:table-cell>
          <table:table-cell/>
          <table:table-cell office:value-type="float" office:value="16">
            <text:p>16</text:p>
          </table:table-cell>
          <table:table-cell office:value-type="float" office:value="999872">
            <text:p>999872</text:p>
          </table:table-cell>
          <table:table-cell office:value-type="float" office:value="498368">
            <text:p>49836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16">
            <text:p>16</text:p>
          </table:table-cell>
          <table:table-cell office:value-type="float" office:value="997600">
            <text:p>997600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0160">
            <text:p>1000160</text:p>
          </table:table-cell>
          <table:table-cell office:value-type="float" office:value="499776">
            <text:p>499776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17">
            <text:p>17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7">
            <text:p>17</text:p>
          </table:table-cell>
          <table:table-cell office:value-type="float" office:value="999328">
            <text:p>999328</text:p>
          </table:table-cell>
          <table:table-cell office:value-type="float" office:value="500960">
            <text:p>500960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00640">
            <text:p>1000640</text:p>
          </table:table-cell>
          <table:table-cell office:value-type="float" office:value="500384">
            <text:p>500384</text:p>
          </table:table-cell>
          <table:table-cell office:value-type="float" office:value="199552">
            <text:p>199552</text:p>
          </table:table-cell>
          <table:table-cell/>
          <table:table-cell office:value-type="float" office:value="18">
            <text:p>18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8">
            <text:p>18</text:p>
          </table:table-cell>
          <table:table-cell office:value-type="float" office:value="1001984">
            <text:p>1001984</text:p>
          </table:table-cell>
          <table:table-cell office:value-type="float" office:value="498912">
            <text:p>49891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99840">
            <text:p>999840</text:p>
          </table:table-cell>
          <table:table-cell office:value-type="float" office:value="500000">
            <text:p>500000</text:p>
          </table:table-cell>
          <table:table-cell office:value-type="float" office:value="200192">
            <text:p>200192</text:p>
          </table:table-cell>
          <table:table-cell/>
          <table:table-cell office:value-type="float" office:value="19">
            <text:p>19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9">
            <text:p>19</text:p>
          </table:table-cell>
          <table:table-cell office:value-type="float" office:value="997568">
            <text:p>997568</text:p>
          </table:table-cell>
          <table:table-cell office:value-type="float" office:value="500992">
            <text:p>500992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99616">
            <text:p>999616</text:p>
          </table:table-cell>
          <table:table-cell office:value-type="float" office:value="499776">
            <text:p>499776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20">
            <text:p>20</text:p>
          </table:table-cell>
          <table:table-cell office:value-type="float" office:value="997600">
            <text:p>997600</text:p>
          </table:table-cell>
          <table:table-cell office:value-type="float" office:value="498912">
            <text:p>49891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20">
            <text:p>20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7088">
            <text:p>197088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00160">
            <text:p>1000160</text:p>
          </table:table-cell>
          <table:table-cell office:value-type="float" office:value="500384">
            <text:p>500384</text:p>
          </table:table-cell>
          <table:table-cell office:value-type="float" office:value="200288">
            <text:p>200288</text:p>
          </table:table-cell>
          <table:table-cell/>
          <table:table-cell office:value-type="float" office:value="21">
            <text:p>21</text:p>
          </table:table-cell>
          <table:table-cell office:value-type="float" office:value="992384">
            <text:p>992384</text:p>
          </table:table-cell>
          <table:table-cell office:value-type="float" office:value="496064">
            <text:p>496064</text:p>
          </table:table-cell>
          <table:table-cell office:value-type="float" office:value="201824">
            <text:p>201824</text:p>
          </table:table-cell>
          <table:table-cell/>
          <table:table-cell office:value-type="float" office:value="21">
            <text:p>21</text:p>
          </table:table-cell>
          <table:table-cell office:value-type="float" office:value="999360">
            <text:p>999360</text:p>
          </table:table-cell>
          <table:table-cell office:value-type="float" office:value="498368">
            <text:p>498368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99776">
            <text:p>999776</text:p>
          </table:table-cell>
          <table:table-cell office:value-type="float" office:value="500320">
            <text:p>500320</text:p>
          </table:table-cell>
          <table:table-cell office:value-type="float" office:value="199488">
            <text:p>199488</text:p>
          </table:table-cell>
          <table:table-cell/>
          <table:table-cell office:value-type="float" office:value="22">
            <text:p>22</text:p>
          </table:table-cell>
          <table:table-cell office:value-type="float" office:value="1004544">
            <text:p>1004544</text:p>
          </table:table-cell>
          <table:table-cell office:value-type="float" office:value="503616">
            <text:p>503616</text:p>
          </table:table-cell>
          <table:table-cell office:value-type="float" office:value="197120">
            <text:p>197120</text:p>
          </table:table-cell>
          <table:table-cell/>
          <table:table-cell office:value-type="float" office:value="22">
            <text:p>22</text:p>
          </table:table-cell>
          <table:table-cell office:value-type="float" office:value="999648">
            <text:p>999648</text:p>
          </table:table-cell>
          <table:table-cell office:value-type="float" office:value="496608">
            <text:p>496608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99872">
            <text:p>999872</text:p>
          </table:table-cell>
          <table:table-cell office:value-type="float" office:value="499232">
            <text:p>499232</text:p>
          </table:table-cell>
          <table:table-cell office:value-type="float" office:value="200288">
            <text:p>200288</text:p>
          </table:table-cell>
          <table:table-cell/>
          <table:table-cell office:value-type="float" office:value="23">
            <text:p>23</text:p>
          </table:table-cell>
          <table:table-cell office:value-type="float" office:value="1001952">
            <text:p>1001952</text:p>
          </table:table-cell>
          <table:table-cell office:value-type="float" office:value="498336">
            <text:p>498336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23">
            <text:p>23</text:p>
          </table:table-cell>
          <table:table-cell office:value-type="float" office:value="997600">
            <text:p>997600</text:p>
          </table:table-cell>
          <table:table-cell office:value-type="float" office:value="503040">
            <text:p>503040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00672">
            <text:p>1000672</text:p>
          </table:table-cell>
          <table:table-cell office:value-type="float" office:value="500640">
            <text:p>500640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24">
            <text:p>24</text:p>
          </table:table-cell>
          <table:table-cell office:value-type="float" office:value="997056">
            <text:p>997056</text:p>
          </table:table-cell>
          <table:table-cell office:value-type="float" office:value="498720">
            <text:p>498720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4">
            <text:p>24</text:p>
          </table:table-cell>
          <table:table-cell office:value-type="float" office:value="997056">
            <text:p>997056</text:p>
          </table:table-cell>
          <table:table-cell office:value-type="float" office:value="498912">
            <text:p>498912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99872">
            <text:p>999872</text:p>
          </table:table-cell>
          <table:table-cell office:value-type="float" office:value="500000">
            <text:p>500000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25">
            <text:p>25</text:p>
          </table:table-cell>
          <table:table-cell office:value-type="float" office:value="1001952">
            <text:p>1001952</text:p>
          </table:table-cell>
          <table:table-cell office:value-type="float" office:value="498880">
            <text:p>498880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25">
            <text:p>25</text:p>
          </table:table-cell>
          <table:table-cell office:value-type="float" office:value="1001952">
            <text:p>1001952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99840">
            <text:p>999840</text:p>
          </table:table-cell>
          <table:table-cell office:value-type="float" office:value="499840">
            <text:p>499840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26">
            <text:p>26</text:p>
          </table:table-cell>
          <table:table-cell office:value-type="float" office:value="997600">
            <text:p>997600</text:p>
          </table:table-cell>
          <table:table-cell office:value-type="float" office:value="503072">
            <text:p>50307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6">
            <text:p>26</text:p>
          </table:table-cell>
          <table:table-cell office:value-type="float" office:value="999904">
            <text:p>999904</text:p>
          </table:table-cell>
          <table:table-cell office:value-type="float" office:value="492288">
            <text:p>492288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99872">
            <text:p>999872</text:p>
          </table:table-cell>
          <table:table-cell office:value-type="float" office:value="499488">
            <text:p>499488</text:p>
          </table:table-cell>
          <table:table-cell office:value-type="float" office:value="199424">
            <text:p>199424</text:p>
          </table:table-cell>
          <table:table-cell/>
          <table:table-cell office:value-type="float" office:value="27">
            <text:p>27</text:p>
          </table:table-cell>
          <table:table-cell office:value-type="float" office:value="999680">
            <text:p>999680</text:p>
          </table:table-cell>
          <table:table-cell office:value-type="float" office:value="498912">
            <text:p>49891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27">
            <text:p>27</text:p>
          </table:table-cell>
          <table:table-cell office:value-type="float" office:value="997056">
            <text:p>997056</text:p>
          </table:table-cell>
          <table:table-cell office:value-type="float" office:value="504768">
            <text:p>504768</text:p>
          </table:table-cell>
          <table:table-cell office:value-type="float" office:value="201504">
            <text:p>201504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99808">
            <text:p>999808</text:p>
          </table:table-cell>
          <table:table-cell office:value-type="float" office:value="500352">
            <text:p>500352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28">
            <text:p>28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8">
            <text:p>28</text:p>
          </table:table-cell>
          <table:table-cell office:value-type="float" office:value="994752">
            <text:p>994752</text:p>
          </table:table-cell>
          <table:table-cell office:value-type="float" office:value="500960">
            <text:p>500960</text:p>
          </table:table-cell>
          <table:table-cell office:value-type="float" office:value="201792">
            <text:p>201792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00736">
            <text:p>1000736</text:p>
          </table:table-cell>
          <table:table-cell office:value-type="float" office:value="500384">
            <text:p>500384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29">
            <text:p>29</text:p>
          </table:table-cell>
          <table:table-cell office:value-type="float" office:value="997600">
            <text:p>997600</text:p>
          </table:table-cell>
          <table:table-cell office:value-type="float" office:value="498336">
            <text:p>498336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29">
            <text:p>29</text:p>
          </table:table-cell>
          <table:table-cell office:value-type="float" office:value="1002496">
            <text:p>1002496</text:p>
          </table:table-cell>
          <table:table-cell office:value-type="float" office:value="498688">
            <text:p>498688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99488">
            <text:p>999488</text:p>
          </table:table-cell>
          <table:table-cell office:value-type="float" office:value="499488">
            <text:p>499488</text:p>
          </table:table-cell>
          <table:table-cell office:value-type="float" office:value="199136">
            <text:p>199136</text:p>
          </table:table-cell>
          <table:table-cell/>
          <table:table-cell office:value-type="float" office:value="30">
            <text:p>30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30">
            <text:p>30</text:p>
          </table:table-cell>
          <table:table-cell office:value-type="float" office:value="1001952">
            <text:p>1001952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00160">
            <text:p>1000160</text:p>
          </table:table-cell>
          <table:table-cell office:value-type="float" office:value="500064">
            <text:p>500064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31">
            <text:p>31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31">
            <text:p>31</text:p>
          </table:table-cell>
          <table:table-cell office:value-type="float" office:value="997056">
            <text:p>997056</text:p>
          </table:table-cell>
          <table:table-cell office:value-type="float" office:value="498912">
            <text:p>49891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99904">
            <text:p>999904</text:p>
          </table:table-cell>
          <table:table-cell office:value-type="float" office:value="500640">
            <text:p>500640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32">
            <text:p>32</text:p>
          </table:table-cell>
          <table:table-cell office:value-type="float" office:value="999680">
            <text:p>999680</text:p>
          </table:table-cell>
          <table:table-cell office:value-type="float" office:value="498912">
            <text:p>49891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32">
            <text:p>32</text:p>
          </table:table-cell>
          <table:table-cell office:value-type="float" office:value="999904">
            <text:p>999904</text:p>
          </table:table-cell>
          <table:table-cell office:value-type="float" office:value="498688">
            <text:p>498688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99552">
            <text:p>999552</text:p>
          </table:table-cell>
          <table:table-cell office:value-type="float" office:value="499168">
            <text:p>499168</text:p>
          </table:table-cell>
          <table:table-cell office:value-type="float" office:value="200576">
            <text:p>200576</text:p>
          </table:table-cell>
          <table:table-cell/>
          <table:table-cell office:value-type="float" office:value="33">
            <text:p>33</text:p>
          </table:table-cell>
          <table:table-cell office:value-type="float" office:value="999872">
            <text:p>999872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33">
            <text:p>33</text:p>
          </table:table-cell>
          <table:table-cell office:value-type="float" office:value="992672">
            <text:p>992672</text:p>
          </table:table-cell>
          <table:table-cell office:value-type="float" office:value="500960">
            <text:p>500960</text:p>
          </table:table-cell>
          <table:table-cell office:value-type="float" office:value="197088">
            <text:p>197088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99808">
            <text:p>999808</text:p>
          </table:table-cell>
          <table:table-cell office:value-type="float" office:value="500672">
            <text:p>500672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34">
            <text:p>34</text:p>
          </table:table-cell>
          <table:table-cell office:value-type="float" office:value="994784">
            <text:p>994784</text:p>
          </table:table-cell>
          <table:table-cell office:value-type="float" office:value="498688">
            <text:p>49868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34">
            <text:p>34</text:p>
          </table:table-cell>
          <table:table-cell office:value-type="float" office:value="1001952">
            <text:p>1001952</text:p>
          </table:table-cell>
          <table:table-cell office:value-type="float" office:value="500992">
            <text:p>500992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000992">
            <text:p>1000992</text:p>
          </table:table-cell>
          <table:table-cell office:value-type="float" office:value="499488">
            <text:p>499488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35">
            <text:p>35</text:p>
          </table:table-cell>
          <table:table-cell office:value-type="float" office:value="1001952">
            <text:p>1001952</text:p>
          </table:table-cell>
          <table:table-cell office:value-type="float" office:value="500960">
            <text:p>50096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35">
            <text:p>35</text:p>
          </table:table-cell>
          <table:table-cell office:value-type="float" office:value="1004032">
            <text:p>1004032</text:p>
          </table:table-cell>
          <table:table-cell office:value-type="float" office:value="498368">
            <text:p>498368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99552">
            <text:p>999552</text:p>
          </table:table-cell>
          <table:table-cell office:value-type="float" office:value="500352">
            <text:p>500352</text:p>
          </table:table-cell>
          <table:table-cell office:value-type="float" office:value="199456">
            <text:p>199456</text:p>
          </table:table-cell>
          <table:table-cell/>
          <table:table-cell office:value-type="float" office:value="36">
            <text:p>36</text:p>
          </table:table-cell>
          <table:table-cell office:value-type="float" office:value="999872">
            <text:p>999872</text:p>
          </table:table-cell>
          <table:table-cell office:value-type="float" office:value="489056">
            <text:p>489056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36">
            <text:p>36</text:p>
          </table:table-cell>
          <table:table-cell office:value-type="float" office:value="997600">
            <text:p>997600</text:p>
          </table:table-cell>
          <table:table-cell office:value-type="float" office:value="498688">
            <text:p>498688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00160">
            <text:p>1000160</text:p>
          </table:table-cell>
          <table:table-cell office:value-type="float" office:value="499488">
            <text:p>499488</text:p>
          </table:table-cell>
          <table:table-cell office:value-type="float" office:value="200288">
            <text:p>200288</text:p>
          </table:table-cell>
          <table:table-cell/>
          <table:table-cell office:value-type="float" office:value="37">
            <text:p>37</text:p>
          </table:table-cell>
          <table:table-cell office:value-type="float" office:value="999680">
            <text:p>999680</text:p>
          </table:table-cell>
          <table:table-cell office:value-type="float" office:value="508480">
            <text:p>50848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37">
            <text:p>37</text:p>
          </table:table-cell>
          <table:table-cell office:value-type="float" office:value="999360">
            <text:p>999360</text:p>
          </table:table-cell>
          <table:table-cell office:value-type="float" office:value="498912">
            <text:p>49891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99552">
            <text:p>999552</text:p>
          </table:table-cell>
          <table:table-cell office:value-type="float" office:value="500320">
            <text:p>500320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38">
            <text:p>38</text:p>
          </table:table-cell>
          <table:table-cell office:value-type="float" office:value="997056">
            <text:p>997056</text:p>
          </table:table-cell>
          <table:table-cell office:value-type="float" office:value="500512">
            <text:p>50051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38">
            <text:p>38</text:p>
          </table:table-cell>
          <table:table-cell office:value-type="float" office:value="999648">
            <text:p>999648</text:p>
          </table:table-cell>
          <table:table-cell office:value-type="float" office:value="500960">
            <text:p>500960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00160">
            <text:p>1000160</text:p>
          </table:table-cell>
          <table:table-cell office:value-type="float" office:value="499520">
            <text:p>499520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39">
            <text:p>39</text:p>
          </table:table-cell>
          <table:table-cell office:value-type="float" office:value="999872">
            <text:p>999872</text:p>
          </table:table-cell>
          <table:table-cell office:value-type="float" office:value="498912">
            <text:p>49891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39">
            <text:p>39</text:p>
          </table:table-cell>
          <table:table-cell office:value-type="float" office:value="997600">
            <text:p>997600</text:p>
          </table:table-cell>
          <table:table-cell office:value-type="float" office:value="498688">
            <text:p>498688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99552">
            <text:p>999552</text:p>
          </table:table-cell>
          <table:table-cell office:value-type="float" office:value="500352">
            <text:p>500352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40">
            <text:p>40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40">
            <text:p>40</text:p>
          </table:table-cell>
          <table:table-cell office:value-type="float" office:value="999360">
            <text:p>99936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000992">
            <text:p>1000992</text:p>
          </table:table-cell>
          <table:table-cell office:value-type="float" office:value="500064">
            <text:p>500064</text:p>
          </table:table-cell>
          <table:table-cell office:value-type="float" office:value="200576">
            <text:p>200576</text:p>
          </table:table-cell>
          <table:table-cell/>
          <table:table-cell office:value-type="float" office:value="41">
            <text:p>41</text:p>
          </table:table-cell>
          <table:table-cell office:value-type="float" office:value="999328">
            <text:p>999328</text:p>
          </table:table-cell>
          <table:table-cell office:value-type="float" office:value="500960">
            <text:p>50096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41">
            <text:p>41</text:p>
          </table:table-cell>
          <table:table-cell office:value-type="float" office:value="1001952">
            <text:p>1001952</text:p>
          </table:table-cell>
          <table:table-cell office:value-type="float" office:value="498368">
            <text:p>49836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999776">
            <text:p>999776</text:p>
          </table:table-cell>
          <table:table-cell office:value-type="float" office:value="499520">
            <text:p>499520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42">
            <text:p>42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2">
            <text:p>42</text:p>
          </table:table-cell>
          <table:table-cell office:value-type="float" office:value="995296">
            <text:p>995296</text:p>
          </table:table-cell>
          <table:table-cell office:value-type="float" office:value="500992">
            <text:p>500992</text:p>
          </table:table-cell>
          <table:table-cell office:value-type="float" office:value="201792">
            <text:p>201792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999872">
            <text:p>999872</text:p>
          </table:table-cell>
          <table:table-cell office:value-type="float" office:value="500640">
            <text:p>500640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43">
            <text:p>43</text:p>
          </table:table-cell>
          <table:table-cell office:value-type="float" office:value="999680">
            <text:p>999680</text:p>
          </table:table-cell>
          <table:table-cell office:value-type="float" office:value="496064">
            <text:p>496064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43">
            <text:p>43</text:p>
          </table:table-cell>
          <table:table-cell office:value-type="float" office:value="1001984">
            <text:p>1001984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99616">
            <text:p>999616</text:p>
          </table:table-cell>
          <table:table-cell office:value-type="float" office:value="500000">
            <text:p>500000</text:p>
          </table:table-cell>
          <table:table-cell office:value-type="float" office:value="199136">
            <text:p>199136</text:p>
          </table:table-cell>
          <table:table-cell/>
          <table:table-cell office:value-type="float" office:value="44">
            <text:p>44</text:p>
          </table:table-cell>
          <table:table-cell office:value-type="float" office:value="999328">
            <text:p>999328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44">
            <text:p>44</text:p>
          </table:table-cell>
          <table:table-cell office:value-type="float" office:value="999328">
            <text:p>999328</text:p>
          </table:table-cell>
          <table:table-cell office:value-type="float" office:value="498880">
            <text:p>498880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00160">
            <text:p>1000160</text:p>
          </table:table-cell>
          <table:table-cell office:value-type="float" office:value="499840">
            <text:p>499840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45">
            <text:p>45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45">
            <text:p>45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7088">
            <text:p>197088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00608">
            <text:p>1000608</text:p>
          </table:table-cell>
          <table:table-cell office:value-type="float" office:value="500320">
            <text:p>500320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46">
            <text:p>46</text:p>
          </table:table-cell>
          <table:table-cell office:value-type="float" office:value="999872">
            <text:p>999872</text:p>
          </table:table-cell>
          <table:table-cell office:value-type="float" office:value="496640">
            <text:p>496640</text:p>
          </table:table-cell>
          <table:table-cell office:value-type="float" office:value="201792">
            <text:p>201792</text:p>
          </table:table-cell>
          <table:table-cell/>
          <table:table-cell office:value-type="float" office:value="46">
            <text:p>46</text:p>
          </table:table-cell>
          <table:table-cell office:value-type="float" office:value="997568">
            <text:p>997568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99872">
            <text:p>999872</text:p>
          </table:table-cell>
          <table:table-cell office:value-type="float" office:value="500384">
            <text:p>500384</text:p>
          </table:table-cell>
          <table:table-cell office:value-type="float" office:value="200576">
            <text:p>200576</text:p>
          </table:table-cell>
          <table:table-cell/>
          <table:table-cell office:value-type="float" office:value="47">
            <text:p>47</text:p>
          </table:table-cell>
          <table:table-cell office:value-type="float" office:value="997056">
            <text:p>997056</text:p>
          </table:table-cell>
          <table:table-cell office:value-type="float" office:value="500960">
            <text:p>500960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47">
            <text:p>47</text:p>
          </table:table-cell>
          <table:table-cell office:value-type="float" office:value="862976">
            <text:p>862976</text:p>
          </table:table-cell>
          <table:table-cell office:value-type="float" office:value="498368">
            <text:p>498368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99840">
            <text:p>999840</text:p>
          </table:table-cell>
          <table:table-cell office:value-type="float" office:value="499168">
            <text:p>49916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48">
            <text:p>48</text:p>
          </table:table-cell>
          <table:table-cell office:value-type="float" office:value="999680">
            <text:p>999680</text:p>
          </table:table-cell>
          <table:table-cell office:value-type="float" office:value="498368">
            <text:p>49836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48">
            <text:p>48</text:p>
          </table:table-cell>
          <table:table-cell office:value-type="float" office:value="1136064">
            <text:p>1136064</text:p>
          </table:table-cell>
          <table:table-cell office:value-type="float" office:value="500960">
            <text:p>500960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99872">
            <text:p>999872</text:p>
          </table:table-cell>
          <table:table-cell office:value-type="float" office:value="499776">
            <text:p>499776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49">
            <text:p>49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49">
            <text:p>49</text:p>
          </table:table-cell>
          <table:table-cell office:value-type="float" office:value="997568">
            <text:p>997568</text:p>
          </table:table-cell>
          <table:table-cell office:value-type="float" office:value="498720">
            <text:p>498720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99808">
            <text:p>999808</text:p>
          </table:table-cell>
          <table:table-cell office:value-type="float" office:value="500384">
            <text:p>500384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50">
            <text:p>50</text:p>
          </table:table-cell>
          <table:table-cell office:value-type="float" office:value="1001952">
            <text:p>1001952</text:p>
          </table:table-cell>
          <table:table-cell office:value-type="float" office:value="500960">
            <text:p>500960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50">
            <text:p>50</text:p>
          </table:table-cell>
          <table:table-cell office:value-type="float" office:value="999360">
            <text:p>999360</text:p>
          </table:table-cell>
          <table:table-cell office:value-type="float" office:value="498880">
            <text:p>498880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999584">
            <text:p>999584</text:p>
          </table:table-cell>
          <table:table-cell office:value-type="float" office:value="500320">
            <text:p>500320</text:p>
          </table:table-cell>
          <table:table-cell office:value-type="float" office:value="199456">
            <text:p>199456</text:p>
          </table:table-cell>
          <table:table-cell/>
          <table:table-cell office:value-type="float" office:value="51">
            <text:p>51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7120">
            <text:p>197120</text:p>
          </table:table-cell>
          <table:table-cell/>
          <table:table-cell office:value-type="float" office:value="51">
            <text:p>51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00992">
            <text:p>1000992</text:p>
          </table:table-cell>
          <table:table-cell office:value-type="float" office:value="499232">
            <text:p>499232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52">
            <text:p>52</text:p>
          </table:table-cell>
          <table:table-cell office:value-type="float" office:value="999872">
            <text:p>999872</text:p>
          </table:table-cell>
          <table:table-cell office:value-type="float" office:value="498912">
            <text:p>49891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52">
            <text:p>52</text:p>
          </table:table-cell>
          <table:table-cell office:value-type="float" office:value="997568">
            <text:p>997568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999872">
            <text:p>999872</text:p>
          </table:table-cell>
          <table:table-cell office:value-type="float" office:value="500672">
            <text:p>500672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53">
            <text:p>53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201824">
            <text:p>201824</text:p>
          </table:table-cell>
          <table:table-cell/>
          <table:table-cell office:value-type="float" office:value="53">
            <text:p>53</text:p>
          </table:table-cell>
          <table:table-cell office:value-type="float" office:value="994976">
            <text:p>994976</text:p>
          </table:table-cell>
          <table:table-cell office:value-type="float" office:value="500992">
            <text:p>500992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999808">
            <text:p>999808</text:p>
          </table:table-cell>
          <table:table-cell office:value-type="float" office:value="499488">
            <text:p>499488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54">
            <text:p>54</text:p>
          </table:table-cell>
          <table:table-cell office:value-type="float" office:value="994976">
            <text:p>994976</text:p>
          </table:table-cell>
          <table:table-cell office:value-type="float" office:value="498688">
            <text:p>498688</text:p>
          </table:table-cell>
          <table:table-cell office:value-type="float" office:value="197120">
            <text:p>197120</text:p>
          </table:table-cell>
          <table:table-cell/>
          <table:table-cell office:value-type="float" office:value="54">
            <text:p>54</text:p>
          </table:table-cell>
          <table:table-cell office:value-type="float" office:value="999680">
            <text:p>999680</text:p>
          </table:table-cell>
          <table:table-cell office:value-type="float" office:value="496064">
            <text:p>496064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999840">
            <text:p>999840</text:p>
          </table:table-cell>
          <table:table-cell office:value-type="float" office:value="500384">
            <text:p>500384</text:p>
          </table:table-cell>
          <table:table-cell office:value-type="float" office:value="200576">
            <text:p>200576</text:p>
          </table:table-cell>
          <table:table-cell/>
          <table:table-cell office:value-type="float" office:value="55">
            <text:p>55</text:p>
          </table:table-cell>
          <table:table-cell office:value-type="float" office:value="1001952">
            <text:p>1001952</text:p>
          </table:table-cell>
          <table:table-cell office:value-type="float" office:value="500960">
            <text:p>500960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55">
            <text:p>55</text:p>
          </table:table-cell>
          <table:table-cell office:value-type="float" office:value="1006336">
            <text:p>1006336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999904">
            <text:p>999904</text:p>
          </table:table-cell>
          <table:table-cell office:value-type="float" office:value="499456">
            <text:p>499456</text:p>
          </table:table-cell>
          <table:table-cell office:value-type="float" office:value="200288">
            <text:p>200288</text:p>
          </table:table-cell>
          <table:table-cell/>
          <table:table-cell office:value-type="float" office:value="56">
            <text:p>56</text:p>
          </table:table-cell>
          <table:table-cell office:value-type="float" office:value="999680">
            <text:p>999680</text:p>
          </table:table-cell>
          <table:table-cell office:value-type="float" office:value="498368">
            <text:p>498368</text:p>
          </table:table-cell>
          <table:table-cell office:value-type="float" office:value="201824">
            <text:p>201824</text:p>
          </table:table-cell>
          <table:table-cell/>
          <table:table-cell office:value-type="float" office:value="56">
            <text:p>56</text:p>
          </table:table-cell>
          <table:table-cell office:value-type="float" office:value="999872">
            <text:p>999872</text:p>
          </table:table-cell>
          <table:table-cell office:value-type="float" office:value="500960">
            <text:p>500960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000704">
            <text:p>1000704</text:p>
          </table:table-cell>
          <table:table-cell office:value-type="float" office:value="500320">
            <text:p>500320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57">
            <text:p>57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197120">
            <text:p>197120</text:p>
          </table:table-cell>
          <table:table-cell/>
          <table:table-cell office:value-type="float" office:value="57">
            <text:p>57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99488">
            <text:p>999488</text:p>
          </table:table-cell>
          <table:table-cell office:value-type="float" office:value="500384">
            <text:p>500384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58">
            <text:p>58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201792">
            <text:p>201792</text:p>
          </table:table-cell>
          <table:table-cell/>
          <table:table-cell office:value-type="float" office:value="58">
            <text:p>58</text:p>
          </table:table-cell>
          <table:table-cell office:value-type="float" office:value="994976">
            <text:p>994976</text:p>
          </table:table-cell>
          <table:table-cell office:value-type="float" office:value="498912">
            <text:p>498912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000160">
            <text:p>1000160</text:p>
          </table:table-cell>
          <table:table-cell office:value-type="float" office:value="500320">
            <text:p>500320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59">
            <text:p>59</text:p>
          </table:table-cell>
          <table:table-cell office:value-type="float" office:value="1001984">
            <text:p>1001984</text:p>
          </table:table-cell>
          <table:table-cell office:value-type="float" office:value="498912">
            <text:p>49891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59">
            <text:p>59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99552">
            <text:p>999552</text:p>
          </table:table-cell>
          <table:table-cell office:value-type="float" office:value="499232">
            <text:p>499232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60">
            <text:p>60</text:p>
          </table:table-cell>
          <table:table-cell office:value-type="float" office:value="997024">
            <text:p>997024</text:p>
          </table:table-cell>
          <table:table-cell office:value-type="float" office:value="500960">
            <text:p>50096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60">
            <text:p>60</text:p>
          </table:table-cell>
          <table:table-cell office:value-type="float" office:value="997056">
            <text:p>997056</text:p>
          </table:table-cell>
          <table:table-cell office:value-type="float" office:value="500960">
            <text:p>500960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000160">
            <text:p>1000160</text:p>
          </table:table-cell>
          <table:table-cell office:value-type="float" office:value="500576">
            <text:p>500576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61">
            <text:p>61</text:p>
          </table:table-cell>
          <table:table-cell office:value-type="float" office:value="771840">
            <text:p>771840</text:p>
          </table:table-cell>
          <table:table-cell office:value-type="float" office:value="496096">
            <text:p>496096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61">
            <text:p>61</text:p>
          </table:table-cell>
          <table:table-cell office:value-type="float" office:value="1001952">
            <text:p>1001952</text:p>
          </table:table-cell>
          <table:table-cell office:value-type="float" office:value="498368">
            <text:p>49836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999552">
            <text:p>999552</text:p>
          </table:table-cell>
          <table:table-cell office:value-type="float" office:value="499520">
            <text:p>499520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62">
            <text:p>62</text:p>
          </table:table-cell>
          <table:table-cell office:value-type="float" office:value="1218144">
            <text:p>1218144</text:p>
          </table:table-cell>
          <table:table-cell office:value-type="float" office:value="500960">
            <text:p>50096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62">
            <text:p>62</text:p>
          </table:table-cell>
          <table:table-cell office:value-type="float" office:value="999680">
            <text:p>999680</text:p>
          </table:table-cell>
          <table:table-cell office:value-type="float" office:value="496608">
            <text:p>49660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00992">
            <text:p>1000992</text:p>
          </table:table-cell>
          <table:table-cell office:value-type="float" office:value="500064">
            <text:p>500064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63">
            <text:p>63</text:p>
          </table:table-cell>
          <table:table-cell office:value-type="float" office:value="1009248">
            <text:p>1009248</text:p>
          </table:table-cell>
          <table:table-cell office:value-type="float" office:value="500992">
            <text:p>500992</text:p>
          </table:table-cell>
          <table:table-cell office:value-type="float" office:value="197088">
            <text:p>197088</text:p>
          </table:table-cell>
          <table:table-cell/>
          <table:table-cell office:value-type="float" office:value="63">
            <text:p>63</text:p>
          </table:table-cell>
          <table:table-cell office:value-type="float" office:value="999872">
            <text:p>999872</text:p>
          </table:table-cell>
          <table:table-cell office:value-type="float" office:value="493792">
            <text:p>493792</text:p>
          </table:table-cell>
          <table:table-cell office:value-type="float" office:value="197088">
            <text:p>197088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99552">
            <text:p>999552</text:p>
          </table:table-cell>
          <table:table-cell office:value-type="float" office:value="499552">
            <text:p>499552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64">
            <text:p>64</text:p>
          </table:table-cell>
          <table:table-cell office:value-type="float" office:value="999360">
            <text:p>999360</text:p>
          </table:table-cell>
          <table:table-cell office:value-type="float" office:value="498688">
            <text:p>498688</text:p>
          </table:table-cell>
          <table:table-cell office:value-type="float" office:value="201824">
            <text:p>201824</text:p>
          </table:table-cell>
          <table:table-cell/>
          <table:table-cell office:value-type="float" office:value="64">
            <text:p>64</text:p>
          </table:table-cell>
          <table:table-cell office:value-type="float" office:value="997056">
            <text:p>997056</text:p>
          </table:table-cell>
          <table:table-cell office:value-type="float" office:value="508160">
            <text:p>508160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000160">
            <text:p>1000160</text:p>
          </table:table-cell>
          <table:table-cell office:value-type="float" office:value="500608">
            <text:p>500608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65">
            <text:p>65</text:p>
          </table:table-cell>
          <table:table-cell office:value-type="float" office:value="997568">
            <text:p>997568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65">
            <text:p>65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66">
            <text:p>66</text:p>
          </table:table-cell>
          <table:table-cell office:value-type="float" office:value="999680">
            <text:p>999680</text:p>
          </table:table-cell>
          <table:table-cell office:value-type="float" office:value="496608">
            <text:p>49660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66">
            <text:p>66</text:p>
          </table:table-cell>
          <table:table-cell office:value-type="float" office:value="997600">
            <text:p>997600</text:p>
          </table:table-cell>
          <table:table-cell office:value-type="float" office:value="498688">
            <text:p>498688</text:p>
          </table:table-cell>
          <table:table-cell office:value-type="float" office:value="197088">
            <text:p>197088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99776">
            <text:p>999776</text:p>
          </table:table-cell>
          <table:table-cell office:value-type="float" office:value="499168">
            <text:p>499168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67">
            <text:p>67</text:p>
          </table:table-cell>
          <table:table-cell office:value-type="float" office:value="999360">
            <text:p>999360</text:p>
          </table:table-cell>
          <table:table-cell office:value-type="float" office:value="500960">
            <text:p>500960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67">
            <text:p>67</text:p>
          </table:table-cell>
          <table:table-cell office:value-type="float" office:value="994240">
            <text:p>994240</text:p>
          </table:table-cell>
          <table:table-cell office:value-type="float" office:value="484736">
            <text:p>484736</text:p>
          </table:table-cell>
          <table:table-cell office:value-type="float" office:value="196928">
            <text:p>196928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00224">
            <text:p>1000224</text:p>
          </table:table-cell>
          <table:table-cell office:value-type="float" office:value="500640">
            <text:p>500640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68">
            <text:p>68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68">
            <text:p>68</text:p>
          </table:table-cell>
          <table:table-cell office:value-type="float" office:value="1002688">
            <text:p>1002688</text:p>
          </table:table-cell>
          <table:table-cell office:value-type="float" office:value="510240">
            <text:p>510240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00704">
            <text:p>1000704</text:p>
          </table:table-cell>
          <table:table-cell office:value-type="float" office:value="499520">
            <text:p>499520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69">
            <text:p>69</text:p>
          </table:table-cell>
          <table:table-cell office:value-type="float" office:value="999904">
            <text:p>999904</text:p>
          </table:table-cell>
          <table:table-cell office:value-type="float" office:value="498368">
            <text:p>49836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69">
            <text:p>69</text:p>
          </table:table-cell>
          <table:table-cell office:value-type="float" office:value="974144">
            <text:p>974144</text:p>
          </table:table-cell>
          <table:table-cell office:value-type="float" office:value="493792">
            <text:p>493792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99776">
            <text:p>999776</text:p>
          </table:table-cell>
          <table:table-cell office:value-type="float" office:value="500320">
            <text:p>500320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70">
            <text:p>70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7120">
            <text:p>197120</text:p>
          </table:table-cell>
          <table:table-cell/>
          <table:table-cell office:value-type="float" office:value="70">
            <text:p>70</text:p>
          </table:table-cell>
          <table:table-cell office:value-type="float" office:value="1036768">
            <text:p>1036768</text:p>
          </table:table-cell>
          <table:table-cell office:value-type="float" office:value="496608">
            <text:p>49660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99872">
            <text:p>999872</text:p>
          </table:table-cell>
          <table:table-cell office:value-type="float" office:value="499232">
            <text:p>499232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71">
            <text:p>71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201792">
            <text:p>201792</text:p>
          </table:table-cell>
          <table:table-cell/>
          <table:table-cell office:value-type="float" office:value="71">
            <text:p>71</text:p>
          </table:table-cell>
          <table:table-cell office:value-type="float" office:value="999328">
            <text:p>999328</text:p>
          </table:table-cell>
          <table:table-cell office:value-type="float" office:value="510272">
            <text:p>510272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99840">
            <text:p>999840</text:p>
          </table:table-cell>
          <table:table-cell office:value-type="float" office:value="500608">
            <text:p>500608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72">
            <text:p>72</text:p>
          </table:table-cell>
          <table:table-cell office:value-type="float" office:value="999872">
            <text:p>999872</text:p>
          </table:table-cell>
          <table:table-cell office:value-type="float" office:value="498880">
            <text:p>498880</text:p>
          </table:table-cell>
          <table:table-cell office:value-type="float" office:value="197120">
            <text:p>197120</text:p>
          </table:table-cell>
          <table:table-cell/>
          <table:table-cell office:value-type="float" office:value="72">
            <text:p>72</text:p>
          </table:table-cell>
          <table:table-cell office:value-type="float" office:value="1001984">
            <text:p>1001984</text:p>
          </table:table-cell>
          <table:table-cell office:value-type="float" office:value="486784">
            <text:p>486784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99552">
            <text:p>999552</text:p>
          </table:table-cell>
          <table:table-cell office:value-type="float" office:value="500032">
            <text:p>500032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73">
            <text:p>73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201824">
            <text:p>201824</text:p>
          </table:table-cell>
          <table:table-cell/>
          <table:table-cell office:value-type="float" office:value="73">
            <text:p>73</text:p>
          </table:table-cell>
          <table:table-cell office:value-type="float" office:value="995296">
            <text:p>995296</text:p>
          </table:table-cell>
          <table:table-cell office:value-type="float" office:value="500960">
            <text:p>500960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000992">
            <text:p>1000992</text:p>
          </table:table-cell>
          <table:table-cell office:value-type="float" office:value="499520">
            <text:p>499520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74">
            <text:p>74</text:p>
          </table:table-cell>
          <table:table-cell office:value-type="float" office:value="994976">
            <text:p>994976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74">
            <text:p>74</text:p>
          </table:table-cell>
          <table:table-cell office:value-type="float" office:value="992672">
            <text:p>992672</text:p>
          </table:table-cell>
          <table:table-cell office:value-type="float" office:value="510272">
            <text:p>51027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99872">
            <text:p>999872</text:p>
          </table:table-cell>
          <table:table-cell office:value-type="float" office:value="500640">
            <text:p>500640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75">
            <text:p>75</text:p>
          </table:table-cell>
          <table:table-cell office:value-type="float" office:value="1001952">
            <text:p>1001952</text:p>
          </table:table-cell>
          <table:table-cell office:value-type="float" office:value="498368">
            <text:p>49836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75">
            <text:p>75</text:p>
          </table:table-cell>
          <table:table-cell office:value-type="float" office:value="1008640">
            <text:p>1008640</text:p>
          </table:table-cell>
          <table:table-cell office:value-type="float" office:value="491712">
            <text:p>491712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99808">
            <text:p>999808</text:p>
          </table:table-cell>
          <table:table-cell office:value-type="float" office:value="499520">
            <text:p>499520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76">
            <text:p>76</text:p>
          </table:table-cell>
          <table:table-cell office:value-type="float" office:value="997056">
            <text:p>997056</text:p>
          </table:table-cell>
          <table:table-cell office:value-type="float" office:value="500960">
            <text:p>500960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76">
            <text:p>76</text:p>
          </table:table-cell>
          <table:table-cell office:value-type="float" office:value="999648">
            <text:p>999648</text:p>
          </table:table-cell>
          <table:table-cell office:value-type="float" office:value="498592">
            <text:p>498592</text:p>
          </table:table-cell>
          <table:table-cell office:value-type="float" office:value="201792">
            <text:p>201792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99584">
            <text:p>999584</text:p>
          </table:table-cell>
          <table:table-cell office:value-type="float" office:value="500384">
            <text:p>500384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77">
            <text:p>77</text:p>
          </table:table-cell>
          <table:table-cell office:value-type="float" office:value="1001984">
            <text:p>1001984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77">
            <text:p>77</text:p>
          </table:table-cell>
          <table:table-cell office:value-type="float" office:value="999904">
            <text:p>999904</text:p>
          </table:table-cell>
          <table:table-cell office:value-type="float" office:value="501280">
            <text:p>501280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00160">
            <text:p>1000160</text:p>
          </table:table-cell>
          <table:table-cell office:value-type="float" office:value="500320">
            <text:p>500320</text:p>
          </table:table-cell>
          <table:table-cell office:value-type="float" office:value="200672">
            <text:p>200672</text:p>
          </table:table-cell>
          <table:table-cell/>
          <table:table-cell office:value-type="float" office:value="78">
            <text:p>78</text:p>
          </table:table-cell>
          <table:table-cell office:value-type="float" office:value="997568">
            <text:p>997568</text:p>
          </table:table-cell>
          <table:table-cell office:value-type="float" office:value="498912">
            <text:p>49891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78">
            <text:p>78</text:p>
          </table:table-cell>
          <table:table-cell office:value-type="float" office:value="997056">
            <text:p>997056</text:p>
          </table:table-cell>
          <table:table-cell office:value-type="float" office:value="505344">
            <text:p>505344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99808">
            <text:p>999808</text:p>
          </table:table-cell>
          <table:table-cell office:value-type="float" office:value="499232">
            <text:p>499232</text:p>
          </table:table-cell>
          <table:table-cell office:value-type="float" office:value="199104">
            <text:p>199104</text:p>
          </table:table-cell>
          <table:table-cell/>
          <table:table-cell office:value-type="float" office:value="79">
            <text:p>79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7120">
            <text:p>197120</text:p>
          </table:table-cell>
          <table:table-cell/>
          <table:table-cell office:value-type="float" office:value="79">
            <text:p>79</text:p>
          </table:table-cell>
          <table:table-cell office:value-type="float" office:value="999648">
            <text:p>999648</text:p>
          </table:table-cell>
          <table:table-cell office:value-type="float" office:value="491712">
            <text:p>491712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00704">
            <text:p>1000704</text:p>
          </table:table-cell>
          <table:table-cell office:value-type="float" office:value="500608">
            <text:p>500608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80">
            <text:p>80</text:p>
          </table:table-cell>
          <table:table-cell office:value-type="float" office:value="999360">
            <text:p>999360</text:p>
          </table:table-cell>
          <table:table-cell office:value-type="float" office:value="500992">
            <text:p>500992</text:p>
          </table:table-cell>
          <table:table-cell office:value-type="float" office:value="201792">
            <text:p>201792</text:p>
          </table:table-cell>
          <table:table-cell/>
          <table:table-cell office:value-type="float" office:value="80">
            <text:p>80</text:p>
          </table:table-cell>
          <table:table-cell office:value-type="float" office:value="997600">
            <text:p>997600</text:p>
          </table:table-cell>
          <table:table-cell office:value-type="float" office:value="510272">
            <text:p>51027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99584">
            <text:p>999584</text:p>
          </table:table-cell>
          <table:table-cell office:value-type="float" office:value="500032">
            <text:p>500032</text:p>
          </table:table-cell>
          <table:table-cell office:value-type="float" office:value="199456">
            <text:p>199456</text:p>
          </table:table-cell>
          <table:table-cell/>
          <table:table-cell office:value-type="float" office:value="81">
            <text:p>81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197120">
            <text:p>197120</text:p>
          </table:table-cell>
          <table:table-cell/>
          <table:table-cell office:value-type="float" office:value="81">
            <text:p>81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99808">
            <text:p>999808</text:p>
          </table:table-cell>
          <table:table-cell office:value-type="float" office:value="499840">
            <text:p>499840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82">
            <text:p>82</text:p>
          </table:table-cell>
          <table:table-cell office:value-type="float" office:value="999904">
            <text:p>999904</text:p>
          </table:table-cell>
          <table:table-cell office:value-type="float" office:value="498336">
            <text:p>498336</text:p>
          </table:table-cell>
          <table:table-cell office:value-type="float" office:value="201824">
            <text:p>201824</text:p>
          </table:table-cell>
          <table:table-cell/>
          <table:table-cell office:value-type="float" office:value="82">
            <text:p>82</text:p>
          </table:table-cell>
          <table:table-cell office:value-type="float" office:value="997056">
            <text:p>997056</text:p>
          </table:table-cell>
          <table:table-cell office:value-type="float" office:value="500960">
            <text:p>500960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00160">
            <text:p>1000160</text:p>
          </table:table-cell>
          <table:table-cell office:value-type="float" office:value="499456">
            <text:p>499456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83">
            <text:p>83</text:p>
          </table:table-cell>
          <table:table-cell office:value-type="float" office:value="997024">
            <text:p>997024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83">
            <text:p>83</text:p>
          </table:table-cell>
          <table:table-cell office:value-type="float" office:value="1001984">
            <text:p>1001984</text:p>
          </table:table-cell>
          <table:table-cell office:value-type="float" office:value="498912">
            <text:p>498912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99840">
            <text:p>999840</text:p>
          </table:table-cell>
          <table:table-cell office:value-type="float" office:value="500352">
            <text:p>500352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84">
            <text:p>84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84">
            <text:p>84</text:p>
          </table:table-cell>
          <table:table-cell office:value-type="float" office:value="997568">
            <text:p>997568</text:p>
          </table:table-cell>
          <table:table-cell office:value-type="float" office:value="500992">
            <text:p>500992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00704">
            <text:p>1000704</text:p>
          </table:table-cell>
          <table:table-cell office:value-type="float" office:value="500064">
            <text:p>500064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85">
            <text:p>85</text:p>
          </table:table-cell>
          <table:table-cell office:value-type="float" office:value="997600">
            <text:p>997600</text:p>
          </table:table-cell>
          <table:table-cell office:value-type="float" office:value="498912">
            <text:p>49891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85">
            <text:p>85</text:p>
          </table:table-cell>
          <table:table-cell office:value-type="float" office:value="999360">
            <text:p>999360</text:p>
          </table:table-cell>
          <table:table-cell office:value-type="float" office:value="498688">
            <text:p>498688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99552">
            <text:p>999552</text:p>
          </table:table-cell>
          <table:table-cell office:value-type="float" office:value="499776">
            <text:p>499776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86">
            <text:p>86</text:p>
          </table:table-cell>
          <table:table-cell office:value-type="float" office:value="1001952">
            <text:p>1001952</text:p>
          </table:table-cell>
          <table:table-cell office:value-type="float" office:value="496064">
            <text:p>496064</text:p>
          </table:table-cell>
          <table:table-cell office:value-type="float" office:value="197120">
            <text:p>197120</text:p>
          </table:table-cell>
          <table:table-cell/>
          <table:table-cell office:value-type="float" office:value="86">
            <text:p>86</text:p>
          </table:table-cell>
          <table:table-cell office:value-type="float" office:value="999680">
            <text:p>999680</text:p>
          </table:table-cell>
          <table:table-cell office:value-type="float" office:value="498336">
            <text:p>498336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00160">
            <text:p>1000160</text:p>
          </table:table-cell>
          <table:table-cell office:value-type="float" office:value="500384">
            <text:p>500384</text:p>
          </table:table-cell>
          <table:table-cell office:value-type="float" office:value="199456">
            <text:p>199456</text:p>
          </table:table-cell>
          <table:table-cell/>
          <table:table-cell office:value-type="float" office:value="87">
            <text:p>87</text:p>
          </table:table-cell>
          <table:table-cell office:value-type="float" office:value="997056">
            <text:p>997056</text:p>
          </table:table-cell>
          <table:table-cell office:value-type="float" office:value="494016">
            <text:p>494016</text:p>
          </table:table-cell>
          <table:table-cell office:value-type="float" office:value="201824">
            <text:p>201824</text:p>
          </table:table-cell>
          <table:table-cell/>
          <table:table-cell office:value-type="float" office:value="87">
            <text:p>87</text:p>
          </table:table-cell>
          <table:table-cell office:value-type="float" office:value="997568">
            <text:p>997568</text:p>
          </table:table-cell>
          <table:table-cell office:value-type="float" office:value="500992">
            <text:p>500992</text:p>
          </table:table-cell>
          <table:table-cell office:value-type="float" office:value="197472">
            <text:p>197472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99552">
            <text:p>999552</text:p>
          </table:table-cell>
          <table:table-cell office:value-type="float" office:value="500352">
            <text:p>500352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88">
            <text:p>88</text:p>
          </table:table-cell>
          <table:table-cell office:value-type="float" office:value="999648">
            <text:p>999648</text:p>
          </table:table-cell>
          <table:table-cell office:value-type="float" office:value="507936">
            <text:p>507936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88">
            <text:p>88</text:p>
          </table:table-cell>
          <table:table-cell office:value-type="float" office:value="983424">
            <text:p>983424</text:p>
          </table:table-cell>
          <table:table-cell office:value-type="float" office:value="500992">
            <text:p>500992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000128">
            <text:p>1000128</text:p>
          </table:table-cell>
          <table:table-cell office:value-type="float" office:value="499488">
            <text:p>499488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89">
            <text:p>89</text:p>
          </table:table-cell>
          <table:table-cell office:value-type="float" office:value="999904">
            <text:p>999904</text:p>
          </table:table-cell>
          <table:table-cell office:value-type="float" office:value="500992">
            <text:p>50099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89">
            <text:p>89</text:p>
          </table:table-cell>
          <table:table-cell office:value-type="float" office:value="992672">
            <text:p>992672</text:p>
          </table:table-cell>
          <table:table-cell office:value-type="float" office:value="498688">
            <text:p>498688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9872">
            <text:p>999872</text:p>
          </table:table-cell>
          <table:table-cell office:value-type="float" office:value="500384">
            <text:p>500384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90">
            <text:p>90</text:p>
          </table:table-cell>
          <table:table-cell office:value-type="float" office:value="999360">
            <text:p>999360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90">
            <text:p>90</text:p>
          </table:table-cell>
          <table:table-cell office:value-type="float" office:value="992704">
            <text:p>992704</text:p>
          </table:table-cell>
          <table:table-cell office:value-type="float" office:value="498912">
            <text:p>49891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000640">
            <text:p>1000640</text:p>
          </table:table-cell>
          <table:table-cell office:value-type="float" office:value="499456">
            <text:p>499456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91">
            <text:p>91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91">
            <text:p>91</text:p>
          </table:table-cell>
          <table:table-cell office:value-type="float" office:value="980128">
            <text:p>980128</text:p>
          </table:table-cell>
          <table:table-cell office:value-type="float" office:value="500960">
            <text:p>500960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99616">
            <text:p>999616</text:p>
          </table:table-cell>
          <table:table-cell office:value-type="float" office:value="500032">
            <text:p>500032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92">
            <text:p>92</text:p>
          </table:table-cell>
          <table:table-cell office:value-type="float" office:value="999872">
            <text:p>999872</text:p>
          </table:table-cell>
          <table:table-cell office:value-type="float" office:value="498880">
            <text:p>49888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92">
            <text:p>92</text:p>
          </table:table-cell>
          <table:table-cell office:value-type="float" office:value="1016096">
            <text:p>1016096</text:p>
          </table:table-cell>
          <table:table-cell office:value-type="float" office:value="498688">
            <text:p>498688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000160">
            <text:p>1000160</text:p>
          </table:table-cell>
          <table:table-cell office:value-type="float" office:value="499840">
            <text:p>499840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93">
            <text:p>93</text:p>
          </table:table-cell>
          <table:table-cell office:value-type="float" office:value="997056">
            <text:p>997056</text:p>
          </table:table-cell>
          <table:table-cell office:value-type="float" office:value="498720">
            <text:p>498720</text:p>
          </table:table-cell>
          <table:table-cell office:value-type="float" office:value="197120">
            <text:p>197120</text:p>
          </table:table-cell>
          <table:table-cell/>
          <table:table-cell office:value-type="float" office:value="93">
            <text:p>93</text:p>
          </table:table-cell>
          <table:table-cell office:value-type="float" office:value="1009632">
            <text:p>1009632</text:p>
          </table:table-cell>
          <table:table-cell office:value-type="float" office:value="498368">
            <text:p>498368</text:p>
          </table:table-cell>
          <table:table-cell office:value-type="float" office:value="197088">
            <text:p>197088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99776">
            <text:p>999776</text:p>
          </table:table-cell>
          <table:table-cell office:value-type="float" office:value="500320">
            <text:p>500320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94">
            <text:p>94</text:p>
          </table:table-cell>
          <table:table-cell office:value-type="float" office:value="997600">
            <text:p>997600</text:p>
          </table:table-cell>
          <table:table-cell office:value-type="float" office:value="498336">
            <text:p>498336</text:p>
          </table:table-cell>
          <table:table-cell office:value-type="float" office:value="201792">
            <text:p>201792</text:p>
          </table:table-cell>
          <table:table-cell/>
          <table:table-cell office:value-type="float" office:value="94">
            <text:p>94</text:p>
          </table:table-cell>
          <table:table-cell office:value-type="float" office:value="978496">
            <text:p>978496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199456">
            <text:p>199456</text:p>
          </table:table-cell>
          <table:table-cell/>
          <table:table-cell office:value-type="float" office:value="95">
            <text:p>95</text:p>
          </table:table-cell>
          <table:table-cell office:value-type="float" office:value="1001952">
            <text:p>1001952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95">
            <text:p>95</text:p>
          </table:table-cell>
          <table:table-cell office:value-type="float" office:value="1006880">
            <text:p>1006880</text:p>
          </table:table-cell>
          <table:table-cell office:value-type="float" office:value="498688">
            <text:p>498688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000160">
            <text:p>1000160</text:p>
          </table:table-cell>
          <table:table-cell office:value-type="float" office:value="499168">
            <text:p>499168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96">
            <text:p>96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96">
            <text:p>96</text:p>
          </table:table-cell>
          <table:table-cell office:value-type="float" office:value="992704">
            <text:p>992704</text:p>
          </table:table-cell>
          <table:table-cell office:value-type="float" office:value="500992">
            <text:p>500992</text:p>
          </table:table-cell>
          <table:table-cell office:value-type="float" office:value="197088">
            <text:p>197088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000704">
            <text:p>1000704</text:p>
          </table:table-cell>
          <table:table-cell office:value-type="float" office:value="500608">
            <text:p>500608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97">
            <text:p>97</text:p>
          </table:table-cell>
          <table:table-cell office:value-type="float" office:value="997024">
            <text:p>997024</text:p>
          </table:table-cell>
          <table:table-cell office:value-type="float" office:value="498912">
            <text:p>49891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97">
            <text:p>97</text:p>
          </table:table-cell>
          <table:table-cell office:value-type="float" office:value="1020512">
            <text:p>1020512</text:p>
          </table:table-cell>
          <table:table-cell office:value-type="float" office:value="498880">
            <text:p>498880</text:p>
          </table:table-cell>
          <table:table-cell office:value-type="float" office:value="204128">
            <text:p>204128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99808">
            <text:p>999808</text:p>
          </table:table-cell>
          <table:table-cell office:value-type="float" office:value="500384">
            <text:p>500384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98">
            <text:p>98</text:p>
          </table:table-cell>
          <table:table-cell office:value-type="float" office:value="999904">
            <text:p>999904</text:p>
          </table:table-cell>
          <table:table-cell office:value-type="float" office:value="500960">
            <text:p>50096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98">
            <text:p>98</text:p>
          </table:table-cell>
          <table:table-cell office:value-type="float" office:value="1015584">
            <text:p>1015584</text:p>
          </table:table-cell>
          <table:table-cell office:value-type="float" office:value="498688">
            <text:p>498688</text:p>
          </table:table-cell>
          <table:table-cell office:value-type="float" office:value="192544">
            <text:p>192544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99584">
            <text:p>999584</text:p>
          </table:table-cell>
          <table:table-cell office:value-type="float" office:value="499168">
            <text:p>499168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99">
            <text:p>99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99">
            <text:p>99</text:p>
          </table:table-cell>
          <table:table-cell office:value-type="float" office:value="994976">
            <text:p>994976</text:p>
          </table:table-cell>
          <table:table-cell office:value-type="float" office:value="498368">
            <text:p>498368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00160">
            <text:p>1000160</text:p>
          </table:table-cell>
          <table:table-cell office:value-type="float" office:value="500384">
            <text:p>500384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100">
            <text:p>100</text:p>
          </table:table-cell>
          <table:table-cell office:value-type="float" office:value="999360">
            <text:p>999360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00">
            <text:p>100</text:p>
          </table:table-cell>
          <table:table-cell office:value-type="float" office:value="1004576">
            <text:p>1004576</text:p>
          </table:table-cell>
          <table:table-cell office:value-type="float" office:value="500992">
            <text:p>500992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999552">
            <text:p>999552</text:p>
          </table:table-cell>
          <table:table-cell office:value-type="float" office:value="499840">
            <text:p>499840</text:p>
          </table:table-cell>
          <table:table-cell office:value-type="float" office:value="199456">
            <text:p>199456</text:p>
          </table:table-cell>
          <table:table-cell/>
          <table:table-cell office:value-type="float" office:value="101">
            <text:p>101</text:p>
          </table:table-cell>
          <table:table-cell office:value-type="float" office:value="997600">
            <text:p>997600</text:p>
          </table:table-cell>
          <table:table-cell office:value-type="float" office:value="498368">
            <text:p>49836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101">
            <text:p>101</text:p>
          </table:table-cell>
          <table:table-cell office:value-type="float" office:value="999360">
            <text:p>999360</text:p>
          </table:table-cell>
          <table:table-cell office:value-type="float" office:value="500960">
            <text:p>500960</text:p>
          </table:table-cell>
          <table:table-cell office:value-type="float" office:value="176288">
            <text:p>176288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000960">
            <text:p>1000960</text:p>
          </table:table-cell>
          <table:table-cell office:value-type="float" office:value="500320">
            <text:p>500320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102">
            <text:p>102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02">
            <text:p>102</text:p>
          </table:table-cell>
          <table:table-cell office:value-type="float" office:value="997600">
            <text:p>997600</text:p>
          </table:table-cell>
          <table:table-cell office:value-type="float" office:value="496640">
            <text:p>496640</text:p>
          </table:table-cell>
          <table:table-cell office:value-type="float" office:value="218272">
            <text:p>218272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999840">
            <text:p>999840</text:p>
          </table:table-cell>
          <table:table-cell office:value-type="float" office:value="500384">
            <text:p>500384</text:p>
          </table:table-cell>
          <table:table-cell office:value-type="float" office:value="199456">
            <text:p>199456</text:p>
          </table:table-cell>
          <table:table-cell/>
          <table:table-cell office:value-type="float" office:value="103">
            <text:p>103</text:p>
          </table:table-cell>
          <table:table-cell office:value-type="float" office:value="999360">
            <text:p>999360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03">
            <text:p>103</text:p>
          </table:table-cell>
          <table:table-cell office:value-type="float" office:value="999648">
            <text:p>999648</text:p>
          </table:table-cell>
          <table:table-cell office:value-type="float" office:value="496064">
            <text:p>496064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999904">
            <text:p>999904</text:p>
          </table:table-cell>
          <table:table-cell office:value-type="float" office:value="499168">
            <text:p>499168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104">
            <text:p>104</text:p>
          </table:table-cell>
          <table:table-cell office:value-type="float" office:value="999680">
            <text:p>999680</text:p>
          </table:table-cell>
          <table:table-cell office:value-type="float" office:value="498880">
            <text:p>49888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04">
            <text:p>104</text:p>
          </table:table-cell>
          <table:table-cell office:value-type="float" office:value="999360">
            <text:p>999360</text:p>
          </table:table-cell>
          <table:table-cell office:value-type="float" office:value="503584">
            <text:p>503584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99552">
            <text:p>999552</text:p>
          </table:table-cell>
          <table:table-cell office:value-type="float" office:value="499776">
            <text:p>499776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105">
            <text:p>105</text:p>
          </table:table-cell>
          <table:table-cell office:value-type="float" office:value="997568">
            <text:p>997568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05">
            <text:p>105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000160">
            <text:p>1000160</text:p>
          </table:table-cell>
          <table:table-cell office:value-type="float" office:value="500384">
            <text:p>500384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106">
            <text:p>106</text:p>
          </table:table-cell>
          <table:table-cell office:value-type="float" office:value="999360">
            <text:p>999360</text:p>
          </table:table-cell>
          <table:table-cell office:value-type="float" office:value="498688">
            <text:p>498688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06">
            <text:p>106</text:p>
          </table:table-cell>
          <table:table-cell office:value-type="float" office:value="999872">
            <text:p>999872</text:p>
          </table:table-cell>
          <table:table-cell office:value-type="float" office:value="498368">
            <text:p>49836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999776">
            <text:p>999776</text:p>
          </table:table-cell>
          <table:table-cell office:value-type="float" office:value="500000">
            <text:p>500000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07">
            <text:p>107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07">
            <text:p>107</text:p>
          </table:table-cell>
          <table:table-cell office:value-type="float" office:value="997056">
            <text:p>997056</text:p>
          </table:table-cell>
          <table:table-cell office:value-type="float" office:value="500960">
            <text:p>500960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000416">
            <text:p>1000416</text:p>
          </table:table-cell>
          <table:table-cell office:value-type="float" office:value="499840">
            <text:p>499840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108">
            <text:p>108</text:p>
          </table:table-cell>
          <table:table-cell office:value-type="float" office:value="999872">
            <text:p>999872</text:p>
          </table:table-cell>
          <table:table-cell office:value-type="float" office:value="498336">
            <text:p>498336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08">
            <text:p>108</text:p>
          </table:table-cell>
          <table:table-cell office:value-type="float" office:value="983392">
            <text:p>983392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000160">
            <text:p>1000160</text:p>
          </table:table-cell>
          <table:table-cell office:value-type="float" office:value="500320">
            <text:p>500320</text:p>
          </table:table-cell>
          <table:table-cell office:value-type="float" office:value="199456">
            <text:p>199456</text:p>
          </table:table-cell>
          <table:table-cell/>
          <table:table-cell office:value-type="float" office:value="109">
            <text:p>109</text:p>
          </table:table-cell>
          <table:table-cell office:value-type="float" office:value="999680">
            <text:p>999680</text:p>
          </table:table-cell>
          <table:table-cell office:value-type="float" office:value="498720">
            <text:p>498720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09">
            <text:p>109</text:p>
          </table:table-cell>
          <table:table-cell office:value-type="float" office:value="1016160">
            <text:p>1016160</text:p>
          </table:table-cell>
          <table:table-cell office:value-type="float" office:value="498912">
            <text:p>498912</text:p>
          </table:table-cell>
          <table:table-cell office:value-type="float" office:value="197088">
            <text:p>197088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99840">
            <text:p>999840</text:p>
          </table:table-cell>
          <table:table-cell office:value-type="float" office:value="500320">
            <text:p>50032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110">
            <text:p>110</text:p>
          </table:table-cell>
          <table:table-cell office:value-type="float" office:value="997024">
            <text:p>997024</text:p>
          </table:table-cell>
          <table:table-cell office:value-type="float" office:value="500960">
            <text:p>500960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10">
            <text:p>110</text:p>
          </table:table-cell>
          <table:table-cell office:value-type="float" office:value="1001952">
            <text:p>1001952</text:p>
          </table:table-cell>
          <table:table-cell office:value-type="float" office:value="500992">
            <text:p>500992</text:p>
          </table:table-cell>
          <table:table-cell office:value-type="float" office:value="204128">
            <text:p>204128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999840">
            <text:p>999840</text:p>
          </table:table-cell>
          <table:table-cell office:value-type="float" office:value="499232">
            <text:p>499232</text:p>
          </table:table-cell>
          <table:table-cell office:value-type="float" office:value="200192">
            <text:p>200192</text:p>
          </table:table-cell>
          <table:table-cell/>
          <table:table-cell office:value-type="float" office:value="111">
            <text:p>111</text:p>
          </table:table-cell>
          <table:table-cell office:value-type="float" office:value="999904">
            <text:p>999904</text:p>
          </table:table-cell>
          <table:table-cell office:value-type="float" office:value="498912">
            <text:p>49891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11">
            <text:p>111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999872">
            <text:p>999872</text:p>
          </table:table-cell>
          <table:table-cell office:value-type="float" office:value="499840">
            <text:p>499840</text:p>
          </table:table-cell>
          <table:table-cell office:value-type="float" office:value="200544">
            <text:p>200544</text:p>
          </table:table-cell>
          <table:table-cell/>
          <table:table-cell office:value-type="float" office:value="112">
            <text:p>112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12">
            <text:p>112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000704">
            <text:p>1000704</text:p>
          </table:table-cell>
          <table:table-cell office:value-type="float" office:value="500320">
            <text:p>500320</text:p>
          </table:table-cell>
          <table:table-cell office:value-type="float" office:value="199232">
            <text:p>199232</text:p>
          </table:table-cell>
          <table:table-cell/>
          <table:table-cell office:value-type="float" office:value="113">
            <text:p>113</text:p>
          </table:table-cell>
          <table:table-cell office:value-type="float" office:value="992896">
            <text:p>992896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13">
            <text:p>113</text:p>
          </table:table-cell>
          <table:table-cell office:value-type="float" office:value="983392">
            <text:p>983392</text:p>
          </table:table-cell>
          <table:table-cell office:value-type="float" office:value="498336">
            <text:p>498336</text:p>
          </table:table-cell>
          <table:table-cell office:value-type="float" office:value="197472">
            <text:p>197472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114">
            <text:p>114</text:p>
          </table:table-cell>
          <table:table-cell office:value-type="float" office:value="1004352">
            <text:p>1004352</text:p>
          </table:table-cell>
          <table:table-cell office:value-type="float" office:value="498336">
            <text:p>498336</text:p>
          </table:table-cell>
          <table:table-cell office:value-type="float" office:value="192192">
            <text:p>192192</text:p>
          </table:table-cell>
          <table:table-cell/>
          <table:table-cell office:value-type="float" office:value="114">
            <text:p>114</text:p>
          </table:table-cell>
          <table:table-cell office:value-type="float" office:value="1009152">
            <text:p>1009152</text:p>
          </table:table-cell>
          <table:table-cell office:value-type="float" office:value="500992">
            <text:p>500992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999776">
            <text:p>999776</text:p>
          </table:table-cell>
          <table:table-cell office:value-type="float" office:value="499168">
            <text:p>499168</text:p>
          </table:table-cell>
          <table:table-cell office:value-type="float" office:value="199456">
            <text:p>199456</text:p>
          </table:table-cell>
          <table:table-cell/>
          <table:table-cell office:value-type="float" office:value="115">
            <text:p>115</text:p>
          </table:table-cell>
          <table:table-cell office:value-type="float" office:value="1001984">
            <text:p>1001984</text:p>
          </table:table-cell>
          <table:table-cell office:value-type="float" office:value="498720">
            <text:p>498720</text:p>
          </table:table-cell>
          <table:table-cell office:value-type="float" office:value="206720">
            <text:p>206720</text:p>
          </table:table-cell>
          <table:table-cell/>
          <table:table-cell office:value-type="float" office:value="115">
            <text:p>115</text:p>
          </table:table-cell>
          <table:table-cell office:value-type="float" office:value="1004064">
            <text:p>1004064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000224">
            <text:p>1000224</text:p>
          </table:table-cell>
          <table:table-cell office:value-type="float" office:value="500576">
            <text:p>500576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116">
            <text:p>116</text:p>
          </table:table-cell>
          <table:table-cell office:value-type="float" office:value="999328">
            <text:p>999328</text:p>
          </table:table-cell>
          <table:table-cell office:value-type="float" office:value="500960">
            <text:p>500960</text:p>
          </table:table-cell>
          <table:table-cell office:value-type="float" office:value="201504">
            <text:p>201504</text:p>
          </table:table-cell>
          <table:table-cell/>
          <table:table-cell office:value-type="float" office:value="116">
            <text:p>116</text:p>
          </table:table-cell>
          <table:table-cell office:value-type="float" office:value="999872">
            <text:p>999872</text:p>
          </table:table-cell>
          <table:table-cell office:value-type="float" office:value="498912">
            <text:p>49891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999840">
            <text:p>999840</text:p>
          </table:table-cell>
          <table:table-cell office:value-type="float" office:value="500416">
            <text:p>500416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117">
            <text:p>117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7408">
            <text:p>197408</text:p>
          </table:table-cell>
          <table:table-cell/>
          <table:table-cell office:value-type="float" office:value="117">
            <text:p>117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999872">
            <text:p>999872</text:p>
          </table:table-cell>
          <table:table-cell office:value-type="float" office:value="499168">
            <text:p>499168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118">
            <text:p>118</text:p>
          </table:table-cell>
          <table:table-cell office:value-type="float" office:value="999872">
            <text:p>999872</text:p>
          </table:table-cell>
          <table:table-cell office:value-type="float" office:value="498912">
            <text:p>49891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18">
            <text:p>118</text:p>
          </table:table-cell>
          <table:table-cell office:value-type="float" office:value="999328">
            <text:p>999328</text:p>
          </table:table-cell>
          <table:table-cell office:value-type="float" office:value="475424">
            <text:p>475424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000320">
            <text:p>1000320</text:p>
          </table:table-cell>
          <table:table-cell office:value-type="float" office:value="500384">
            <text:p>500384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119">
            <text:p>119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19">
            <text:p>119</text:p>
          </table:table-cell>
          <table:table-cell office:value-type="float" office:value="979040">
            <text:p>979040</text:p>
          </table:table-cell>
          <table:table-cell office:value-type="float" office:value="512352">
            <text:p>51235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000160">
            <text:p>1000160</text:p>
          </table:table-cell>
          <table:table-cell office:value-type="float" office:value="499776">
            <text:p>499776</text:p>
          </table:table-cell>
          <table:table-cell office:value-type="float" office:value="199392">
            <text:p>199392</text:p>
          </table:table-cell>
          <table:table-cell/>
          <table:table-cell office:value-type="float" office:value="120">
            <text:p>120</text:p>
          </table:table-cell>
          <table:table-cell office:value-type="float" office:value="999680">
            <text:p>999680</text:p>
          </table:table-cell>
          <table:table-cell office:value-type="float" office:value="498336">
            <text:p>498336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20">
            <text:p>120</text:p>
          </table:table-cell>
          <table:table-cell office:value-type="float" office:value="985504">
            <text:p>985504</text:p>
          </table:table-cell>
          <table:table-cell office:value-type="float" office:value="512544">
            <text:p>512544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200576">
            <text:p>200576</text:p>
          </table:table-cell>
          <table:table-cell/>
          <table:table-cell office:value-type="float" office:value="121">
            <text:p>121</text:p>
          </table:table-cell>
          <table:table-cell office:value-type="float" office:value="999872">
            <text:p>999872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21">
            <text:p>121</text:p>
          </table:table-cell>
          <table:table-cell office:value-type="float" office:value="997568">
            <text:p>997568</text:p>
          </table:table-cell>
          <table:table-cell office:value-type="float" office:value="498688">
            <text:p>498688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000160">
            <text:p>1000160</text:p>
          </table:table-cell>
          <table:table-cell office:value-type="float" office:value="499520">
            <text:p>499520</text:p>
          </table:table-cell>
          <table:table-cell office:value-type="float" office:value="200416">
            <text:p>200416</text:p>
          </table:table-cell>
          <table:table-cell/>
          <table:table-cell office:value-type="float" office:value="122">
            <text:p>122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22">
            <text:p>122</text:p>
          </table:table-cell>
          <table:table-cell office:value-type="float" office:value="999360">
            <text:p>999360</text:p>
          </table:table-cell>
          <table:table-cell office:value-type="float" office:value="496608">
            <text:p>496608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999552">
            <text:p>999552</text:p>
          </table:table-cell>
          <table:table-cell office:value-type="float" office:value="500288">
            <text:p>500288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123">
            <text:p>123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23">
            <text:p>123</text:p>
          </table:table-cell>
          <table:table-cell office:value-type="float" office:value="997600">
            <text:p>997600</text:p>
          </table:table-cell>
          <table:table-cell office:value-type="float" office:value="498368">
            <text:p>498368</text:p>
          </table:table-cell>
          <table:table-cell office:value-type="float" office:value="202048">
            <text:p>202048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000928">
            <text:p>1000928</text:p>
          </table:table-cell>
          <table:table-cell office:value-type="float" office:value="500352">
            <text:p>50035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124">
            <text:p>124</text:p>
          </table:table-cell>
          <table:table-cell office:value-type="float" office:value="999872">
            <text:p>999872</text:p>
          </table:table-cell>
          <table:table-cell office:value-type="float" office:value="498880">
            <text:p>49888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24">
            <text:p>124</text:p>
          </table:table-cell>
          <table:table-cell office:value-type="float" office:value="1006304">
            <text:p>1006304</text:p>
          </table:table-cell>
          <table:table-cell office:value-type="float" office:value="496608">
            <text:p>496608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999616">
            <text:p>999616</text:p>
          </table:table-cell>
          <table:table-cell office:value-type="float" office:value="500384">
            <text:p>500384</text:p>
          </table:table-cell>
          <table:table-cell office:value-type="float" office:value="199456">
            <text:p>199456</text:p>
          </table:table-cell>
          <table:table-cell/>
          <table:table-cell office:value-type="float" office:value="125">
            <text:p>125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25">
            <text:p>125</text:p>
          </table:table-cell>
          <table:table-cell office:value-type="float" office:value="992704">
            <text:p>992704</text:p>
          </table:table-cell>
          <table:table-cell office:value-type="float" office:value="496064">
            <text:p>496064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000160">
            <text:p>1000160</text:p>
          </table:table-cell>
          <table:table-cell office:value-type="float" office:value="499168">
            <text:p>499168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126">
            <text:p>126</text:p>
          </table:table-cell>
          <table:table-cell office:value-type="float" office:value="999328">
            <text:p>999328</text:p>
          </table:table-cell>
          <table:table-cell office:value-type="float" office:value="496064">
            <text:p>496064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26">
            <text:p>126</text:p>
          </table:table-cell>
          <table:table-cell office:value-type="float" office:value="999680">
            <text:p>999680</text:p>
          </table:table-cell>
          <table:table-cell office:value-type="float" office:value="507968">
            <text:p>507968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999808">
            <text:p>999808</text:p>
          </table:table-cell>
          <table:table-cell office:value-type="float" office:value="499552">
            <text:p>499552</text:p>
          </table:table-cell>
          <table:table-cell office:value-type="float" office:value="200032">
            <text:p>200032</text:p>
          </table:table-cell>
          <table:table-cell/>
          <table:table-cell office:value-type="float" office:value="127">
            <text:p>127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202048">
            <text:p>202048</text:p>
          </table:table-cell>
          <table:table-cell/>
          <table:table-cell office:value-type="float" office:value="127">
            <text:p>127</text:p>
          </table:table-cell>
          <table:table-cell office:value-type="float" office:value="988288">
            <text:p>988288</text:p>
          </table:table-cell>
          <table:table-cell office:value-type="float" office:value="491328">
            <text:p>49132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999904">
            <text:p>999904</text:p>
          </table:table-cell>
          <table:table-cell office:value-type="float" office:value="500608">
            <text:p>500608</text:p>
          </table:table-cell>
          <table:table-cell office:value-type="float" office:value="199392">
            <text:p>199392</text:p>
          </table:table-cell>
          <table:table-cell/>
          <table:table-cell office:value-type="float" office:value="128">
            <text:p>128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6896">
            <text:p>196896</text:p>
          </table:table-cell>
          <table:table-cell/>
          <table:table-cell office:value-type="float" office:value="128">
            <text:p>128</text:p>
          </table:table-cell>
          <table:table-cell office:value-type="float" office:value="1043456">
            <text:p>1043456</text:p>
          </table:table-cell>
          <table:table-cell office:value-type="float" office:value="503648">
            <text:p>503648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999552">
            <text:p>999552</text:p>
          </table:table-cell>
          <table:table-cell office:value-type="float" office:value="500320">
            <text:p>500320</text:p>
          </table:table-cell>
          <table:table-cell office:value-type="float" office:value="200576">
            <text:p>200576</text:p>
          </table:table-cell>
          <table:table-cell/>
          <table:table-cell office:value-type="float" office:value="129">
            <text:p>129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29">
            <text:p>129</text:p>
          </table:table-cell>
          <table:table-cell office:value-type="float" office:value="994976">
            <text:p>994976</text:p>
          </table:table-cell>
          <table:table-cell office:value-type="float" office:value="491712">
            <text:p>491712</text:p>
          </table:table-cell>
          <table:table-cell office:value-type="float" office:value="192768">
            <text:p>192768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000992">
            <text:p>1000992</text:p>
          </table:table-cell>
          <table:table-cell office:value-type="float" office:value="499232">
            <text:p>499232</text:p>
          </table:table-cell>
          <table:table-cell office:value-type="float" office:value="200416">
            <text:p>200416</text:p>
          </table:table-cell>
          <table:table-cell/>
          <table:table-cell office:value-type="float" office:value="130">
            <text:p>130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30">
            <text:p>130</text:p>
          </table:table-cell>
          <table:table-cell office:value-type="float" office:value="969760">
            <text:p>969760</text:p>
          </table:table-cell>
          <table:table-cell office:value-type="float" office:value="510240">
            <text:p>510240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999808">
            <text:p>999808</text:p>
          </table:table-cell>
          <table:table-cell office:value-type="float" office:value="500640">
            <text:p>500640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131">
            <text:p>131</text:p>
          </table:table-cell>
          <table:table-cell office:value-type="float" office:value="999872">
            <text:p>999872</text:p>
          </table:table-cell>
          <table:table-cell office:value-type="float" office:value="498912">
            <text:p>49891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31">
            <text:p>131</text:p>
          </table:table-cell>
          <table:table-cell office:value-type="float" office:value="994752">
            <text:p>994752</text:p>
          </table:table-cell>
          <table:table-cell office:value-type="float" office:value="496640">
            <text:p>496640</text:p>
          </table:table-cell>
          <table:table-cell office:value-type="float" office:value="201792">
            <text:p>201792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999840">
            <text:p>999840</text:p>
          </table:table-cell>
          <table:table-cell office:value-type="float" office:value="500352">
            <text:p>500352</text:p>
          </table:table-cell>
          <table:table-cell office:value-type="float" office:value="199392">
            <text:p>199392</text:p>
          </table:table-cell>
          <table:table-cell/>
          <table:table-cell office:value-type="float" office:value="132">
            <text:p>132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32">
            <text:p>132</text:p>
          </table:table-cell>
          <table:table-cell office:value-type="float" office:value="1006880">
            <text:p>1006880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999616">
            <text:p>999616</text:p>
          </table:table-cell>
          <table:table-cell office:value-type="float" office:value="499488">
            <text:p>499488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133">
            <text:p>133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33">
            <text:p>133</text:p>
          </table:table-cell>
          <table:table-cell office:value-type="float" office:value="985696">
            <text:p>985696</text:p>
          </table:table-cell>
          <table:table-cell office:value-type="float" office:value="498368">
            <text:p>498368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000096">
            <text:p>1000096</text:p>
          </table:table-cell>
          <table:table-cell office:value-type="float" office:value="499232">
            <text:p>499232</text:p>
          </table:table-cell>
          <table:table-cell office:value-type="float" office:value="199552">
            <text:p>199552</text:p>
          </table:table-cell>
          <table:table-cell/>
          <table:table-cell office:value-type="float" office:value="134">
            <text:p>134</text:p>
          </table:table-cell>
          <table:table-cell office:value-type="float" office:value="997600">
            <text:p>997600</text:p>
          </table:table-cell>
          <table:table-cell office:value-type="float" office:value="498368">
            <text:p>49836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34">
            <text:p>134</text:p>
          </table:table-cell>
          <table:table-cell office:value-type="float" office:value="1020512">
            <text:p>1020512</text:p>
          </table:table-cell>
          <table:table-cell office:value-type="float" office:value="494304">
            <text:p>494304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999840">
            <text:p>999840</text:p>
          </table:table-cell>
          <table:table-cell office:value-type="float" office:value="500608">
            <text:p>500608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135">
            <text:p>135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135">
            <text:p>135</text:p>
          </table:table-cell>
          <table:table-cell office:value-type="float" office:value="1022592">
            <text:p>1022592</text:p>
          </table:table-cell>
          <table:table-cell office:value-type="float" office:value="505344">
            <text:p>505344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000704">
            <text:p>1000704</text:p>
          </table:table-cell>
          <table:table-cell office:value-type="float" office:value="500352">
            <text:p>500352</text:p>
          </table:table-cell>
          <table:table-cell office:value-type="float" office:value="199392">
            <text:p>199392</text:p>
          </table:table-cell>
          <table:table-cell/>
          <table:table-cell office:value-type="float" office:value="136">
            <text:p>136</text:p>
          </table:table-cell>
          <table:table-cell office:value-type="float" office:value="999328">
            <text:p>999328</text:p>
          </table:table-cell>
          <table:table-cell office:value-type="float" office:value="500960">
            <text:p>50096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36">
            <text:p>136</text:p>
          </table:table-cell>
          <table:table-cell office:value-type="float" office:value="997600">
            <text:p>997600</text:p>
          </table:table-cell>
          <table:table-cell office:value-type="float" office:value="498912">
            <text:p>498912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999840">
            <text:p>999840</text:p>
          </table:table-cell>
          <table:table-cell office:value-type="float" office:value="500064">
            <text:p>500064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137">
            <text:p>137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37">
            <text:p>137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999872">
            <text:p>999872</text:p>
          </table:table-cell>
          <table:table-cell office:value-type="float" office:value="499520">
            <text:p>499520</text:p>
          </table:table-cell>
          <table:table-cell office:value-type="float" office:value="200384">
            <text:p>200384</text:p>
          </table:table-cell>
          <table:table-cell/>
          <table:table-cell office:value-type="float" office:value="138">
            <text:p>138</text:p>
          </table:table-cell>
          <table:table-cell office:value-type="float" office:value="1001952">
            <text:p>1001952</text:p>
          </table:table-cell>
          <table:table-cell office:value-type="float" office:value="489248">
            <text:p>48924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38">
            <text:p>138</text:p>
          </table:table-cell>
          <table:table-cell office:value-type="float" office:value="997600">
            <text:p>997600</text:p>
          </table:table-cell>
          <table:table-cell office:value-type="float" office:value="496064">
            <text:p>496064</text:p>
          </table:table-cell>
          <table:table-cell office:value-type="float" office:value="196928">
            <text:p>196928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999840">
            <text:p>999840</text:p>
          </table:table-cell>
          <table:table-cell office:value-type="float" office:value="499744">
            <text:p>499744</text:p>
          </table:table-cell>
          <table:table-cell office:value-type="float" office:value="200224">
            <text:p>200224</text:p>
          </table:table-cell>
          <table:table-cell/>
          <table:table-cell office:value-type="float" office:value="139">
            <text:p>139</text:p>
          </table:table-cell>
          <table:table-cell office:value-type="float" office:value="994784">
            <text:p>994784</text:p>
          </table:table-cell>
          <table:table-cell office:value-type="float" office:value="508096">
            <text:p>508096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39">
            <text:p>139</text:p>
          </table:table-cell>
          <table:table-cell office:value-type="float" office:value="1001952">
            <text:p>1001952</text:p>
          </table:table-cell>
          <table:table-cell office:value-type="float" office:value="496608">
            <text:p>496608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99872">
            <text:p>999872</text:p>
          </table:table-cell>
          <table:table-cell office:value-type="float" office:value="500416">
            <text:p>500416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40">
            <text:p>140</text:p>
          </table:table-cell>
          <table:table-cell office:value-type="float" office:value="1001952">
            <text:p>1001952</text:p>
          </table:table-cell>
          <table:table-cell office:value-type="float" office:value="498624">
            <text:p>498624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40">
            <text:p>140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000672">
            <text:p>1000672</text:p>
          </table:table-cell>
          <table:table-cell office:value-type="float" office:value="500320">
            <text:p>500320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141">
            <text:p>141</text:p>
          </table:table-cell>
          <table:table-cell office:value-type="float" office:value="999904">
            <text:p>999904</text:p>
          </table:table-cell>
          <table:table-cell office:value-type="float" office:value="500960">
            <text:p>500960</text:p>
          </table:table-cell>
          <table:table-cell office:value-type="float" office:value="202048">
            <text:p>202048</text:p>
          </table:table-cell>
          <table:table-cell/>
          <table:table-cell office:value-type="float" office:value="141">
            <text:p>141</text:p>
          </table:table-cell>
          <table:table-cell office:value-type="float" office:value="999872">
            <text:p>999872</text:p>
          </table:table-cell>
          <table:table-cell office:value-type="float" office:value="507968">
            <text:p>507968</text:p>
          </table:table-cell>
          <table:table-cell office:value-type="float" office:value="202048">
            <text:p>202048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999872">
            <text:p>999872</text:p>
          </table:table-cell>
          <table:table-cell office:value-type="float" office:value="499488">
            <text:p>499488</text:p>
          </table:table-cell>
          <table:table-cell office:value-type="float" office:value="199552">
            <text:p>199552</text:p>
          </table:table-cell>
          <table:table-cell/>
          <table:table-cell office:value-type="float" office:value="142">
            <text:p>142</text:p>
          </table:table-cell>
          <table:table-cell office:value-type="float" office:value="999648">
            <text:p>999648</text:p>
          </table:table-cell>
          <table:table-cell office:value-type="float" office:value="498688">
            <text:p>498688</text:p>
          </table:table-cell>
          <table:table-cell office:value-type="float" office:value="196896">
            <text:p>196896</text:p>
          </table:table-cell>
          <table:table-cell/>
          <table:table-cell office:value-type="float" office:value="142">
            <text:p>142</text:p>
          </table:table-cell>
          <table:table-cell office:value-type="float" office:value="1001952">
            <text:p>1001952</text:p>
          </table:table-cell>
          <table:table-cell office:value-type="float" office:value="496064">
            <text:p>496064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999488">
            <text:p>999488</text:p>
          </table:table-cell>
          <table:table-cell office:value-type="float" office:value="500352">
            <text:p>500352</text:p>
          </table:table-cell>
          <table:table-cell office:value-type="float" office:value="200192">
            <text:p>200192</text:p>
          </table:table-cell>
          <table:table-cell/>
          <table:table-cell office:value-type="float" office:value="143">
            <text:p>143</text:p>
          </table:table-cell>
          <table:table-cell office:value-type="float" office:value="997056">
            <text:p>997056</text:p>
          </table:table-cell>
          <table:table-cell office:value-type="float" office:value="498912">
            <text:p>498912</text:p>
          </table:table-cell>
          <table:table-cell office:value-type="float" office:value="202016">
            <text:p>202016</text:p>
          </table:table-cell>
          <table:table-cell/>
          <table:table-cell office:value-type="float" office:value="143">
            <text:p>143</text:p>
          </table:table-cell>
          <table:table-cell office:value-type="float" office:value="997056">
            <text:p>997056</text:p>
          </table:table-cell>
          <table:table-cell office:value-type="float" office:value="493984">
            <text:p>493984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000160">
            <text:p>1000160</text:p>
          </table:table-cell>
          <table:table-cell office:value-type="float" office:value="500032">
            <text:p>500032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144">
            <text:p>144</text:p>
          </table:table-cell>
          <table:table-cell office:value-type="float" office:value="999872">
            <text:p>999872</text:p>
          </table:table-cell>
          <table:table-cell office:value-type="float" office:value="500992">
            <text:p>500992</text:p>
          </table:table-cell>
          <table:table-cell office:value-type="float" office:value="196928">
            <text:p>196928</text:p>
          </table:table-cell>
          <table:table-cell/>
          <table:table-cell office:value-type="float" office:value="144">
            <text:p>144</text:p>
          </table:table-cell>
          <table:table-cell office:value-type="float" office:value="993920">
            <text:p>993920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99872">
            <text:p>999872</text:p>
          </table:table-cell>
          <table:table-cell office:value-type="float" office:value="499840">
            <text:p>499840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145">
            <text:p>145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202016">
            <text:p>202016</text:p>
          </table:table-cell>
          <table:table-cell/>
          <table:table-cell office:value-type="float" office:value="145">
            <text:p>145</text:p>
          </table:table-cell>
          <table:table-cell office:value-type="float" office:value="1005632">
            <text:p>1005632</text:p>
          </table:table-cell>
          <table:table-cell office:value-type="float" office:value="510240">
            <text:p>510240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000672">
            <text:p>1000672</text:p>
          </table:table-cell>
          <table:table-cell office:value-type="float" office:value="500320">
            <text:p>500320</text:p>
          </table:table-cell>
          <table:table-cell office:value-type="float" office:value="199136">
            <text:p>199136</text:p>
          </table:table-cell>
          <table:table-cell/>
          <table:table-cell office:value-type="float" office:value="146">
            <text:p>146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6896">
            <text:p>196896</text:p>
          </table:table-cell>
          <table:table-cell/>
          <table:table-cell office:value-type="float" office:value="146">
            <text:p>146</text:p>
          </table:table-cell>
          <table:table-cell office:value-type="float" office:value="997056">
            <text:p>997056</text:p>
          </table:table-cell>
          <table:table-cell office:value-type="float" office:value="489440">
            <text:p>489440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999552">
            <text:p>999552</text:p>
          </table:table-cell>
          <table:table-cell office:value-type="float" office:value="499488">
            <text:p>499488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147">
            <text:p>147</text:p>
          </table:table-cell>
          <table:table-cell office:value-type="float" office:value="999872">
            <text:p>999872</text:p>
          </table:table-cell>
          <table:table-cell office:value-type="float" office:value="498368">
            <text:p>49836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47">
            <text:p>147</text:p>
          </table:table-cell>
          <table:table-cell office:value-type="float" office:value="1001952">
            <text:p>1001952</text:p>
          </table:table-cell>
          <table:table-cell office:value-type="float" office:value="496608">
            <text:p>49660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000160">
            <text:p>1000160</text:p>
          </table:table-cell>
          <table:table-cell office:value-type="float" office:value="500064">
            <text:p>500064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48">
            <text:p>148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48">
            <text:p>148</text:p>
          </table:table-cell>
          <table:table-cell office:value-type="float" office:value="995328">
            <text:p>995328</text:p>
          </table:table-cell>
          <table:table-cell office:value-type="float" office:value="505344">
            <text:p>505344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999552">
            <text:p>999552</text:p>
          </table:table-cell>
          <table:table-cell office:value-type="float" office:value="499520">
            <text:p>499520</text:p>
          </table:table-cell>
          <table:table-cell office:value-type="float" office:value="200576">
            <text:p>200576</text:p>
          </table:table-cell>
          <table:table-cell/>
          <table:table-cell office:value-type="float" office:value="149">
            <text:p>149</text:p>
          </table:table-cell>
          <table:table-cell office:value-type="float" office:value="1001984">
            <text:p>1001984</text:p>
          </table:table-cell>
          <table:table-cell office:value-type="float" office:value="498688">
            <text:p>498688</text:p>
          </table:table-cell>
          <table:table-cell office:value-type="float" office:value="202016">
            <text:p>202016</text:p>
          </table:table-cell>
          <table:table-cell/>
          <table:table-cell office:value-type="float" office:value="149">
            <text:p>149</text:p>
          </table:table-cell>
          <table:table-cell office:value-type="float" office:value="1004256">
            <text:p>1004256</text:p>
          </table:table-cell>
          <table:table-cell office:value-type="float" office:value="496608">
            <text:p>496608</text:p>
          </table:table-cell>
          <table:table-cell office:value-type="float" office:value="197376">
            <text:p>197376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000160">
            <text:p>1000160</text:p>
          </table:table-cell>
          <table:table-cell office:value-type="float" office:value="500640">
            <text:p>500640</text:p>
          </table:table-cell>
          <table:table-cell office:value-type="float" office:value="199456">
            <text:p>199456</text:p>
          </table:table-cell>
          <table:table-cell/>
          <table:table-cell office:value-type="float" office:value="150">
            <text:p>150</text:p>
          </table:table-cell>
          <table:table-cell office:value-type="float" office:value="997568">
            <text:p>997568</text:p>
          </table:table-cell>
          <table:table-cell office:value-type="float" office:value="498912">
            <text:p>498912</text:p>
          </table:table-cell>
          <table:table-cell office:value-type="float" office:value="196896">
            <text:p>196896</text:p>
          </table:table-cell>
          <table:table-cell/>
          <table:table-cell office:value-type="float" office:value="150">
            <text:p>150</text:p>
          </table:table-cell>
          <table:table-cell office:value-type="float" office:value="997024">
            <text:p>997024</text:p>
          </table:table-cell>
          <table:table-cell office:value-type="float" office:value="510272">
            <text:p>510272</text:p>
          </table:table-cell>
          <table:table-cell office:value-type="float" office:value="199264">
            <text:p>199264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151">
            <text:p>151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51">
            <text:p>151</text:p>
          </table:table-cell>
          <table:table-cell office:value-type="float" office:value="999680">
            <text:p>999680</text:p>
          </table:table-cell>
          <table:table-cell office:value-type="float" office:value="493984">
            <text:p>493984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000992">
            <text:p>1000992</text:p>
          </table:table-cell>
          <table:table-cell office:value-type="float" office:value="499456">
            <text:p>499456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152">
            <text:p>152</text:p>
          </table:table-cell>
          <table:table-cell office:value-type="float" office:value="999328">
            <text:p>999328</text:p>
          </table:table-cell>
          <table:table-cell office:value-type="float" office:value="500960">
            <text:p>500960</text:p>
          </table:table-cell>
          <table:table-cell office:value-type="float" office:value="201472">
            <text:p>201472</text:p>
          </table:table-cell>
          <table:table-cell/>
          <table:table-cell office:value-type="float" office:value="152">
            <text:p>152</text:p>
          </table:table-cell>
          <table:table-cell office:value-type="float" office:value="999872">
            <text:p>999872</text:p>
          </table:table-cell>
          <table:table-cell office:value-type="float" office:value="505344">
            <text:p>505344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999552">
            <text:p>999552</text:p>
          </table:table-cell>
          <table:table-cell office:value-type="float" office:value="500320">
            <text:p>500320</text:p>
          </table:table-cell>
          <table:table-cell office:value-type="float" office:value="200288">
            <text:p>200288</text:p>
          </table:table-cell>
          <table:table-cell/>
          <table:table-cell office:value-type="float" office:value="153">
            <text:p>153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7440">
            <text:p>197440</text:p>
          </table:table-cell>
          <table:table-cell/>
          <table:table-cell office:value-type="float" office:value="153">
            <text:p>153</text:p>
          </table:table-cell>
          <table:table-cell office:value-type="float" office:value="992704">
            <text:p>992704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000160">
            <text:p>1000160</text:p>
          </table:table-cell>
          <table:table-cell office:value-type="float" office:value="500384">
            <text:p>500384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54">
            <text:p>154</text:p>
          </table:table-cell>
          <table:table-cell office:value-type="float" office:value="994976">
            <text:p>994976</text:p>
          </table:table-cell>
          <table:table-cell office:value-type="float" office:value="498368">
            <text:p>498368</text:p>
          </table:table-cell>
          <table:table-cell office:value-type="float" office:value="201504">
            <text:p>201504</text:p>
          </table:table-cell>
          <table:table-cell/>
          <table:table-cell office:value-type="float" office:value="154">
            <text:p>154</text:p>
          </table:table-cell>
          <table:table-cell office:value-type="float" office:value="997056">
            <text:p>997056</text:p>
          </table:table-cell>
          <table:table-cell office:value-type="float" office:value="498912">
            <text:p>498912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99776">
            <text:p>999776</text:p>
          </table:table-cell>
          <table:table-cell office:value-type="float" office:value="499168">
            <text:p>499168</text:p>
          </table:table-cell>
          <table:table-cell office:value-type="float" office:value="200576">
            <text:p>200576</text:p>
          </table:table-cell>
          <table:table-cell/>
          <table:table-cell office:value-type="float" office:value="155">
            <text:p>155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155">
            <text:p>155</text:p>
          </table:table-cell>
          <table:table-cell office:value-type="float" office:value="1006848">
            <text:p>1006848</text:p>
          </table:table-cell>
          <table:table-cell office:value-type="float" office:value="500960">
            <text:p>500960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999872">
            <text:p>999872</text:p>
          </table:table-cell>
          <table:table-cell office:value-type="float" office:value="499840">
            <text:p>49984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56">
            <text:p>156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56">
            <text:p>156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999616">
            <text:p>999616</text:p>
          </table:table-cell>
          <table:table-cell office:value-type="float" office:value="500320">
            <text:p>500320</text:p>
          </table:table-cell>
          <table:table-cell office:value-type="float" office:value="200576">
            <text:p>200576</text:p>
          </table:table-cell>
          <table:table-cell/>
          <table:table-cell office:value-type="float" office:value="157">
            <text:p>157</text:p>
          </table:table-cell>
          <table:table-cell office:value-type="float" office:value="999872">
            <text:p>999872</text:p>
          </table:table-cell>
          <table:table-cell office:value-type="float" office:value="498880">
            <text:p>498880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57">
            <text:p>157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000928">
            <text:p>1000928</text:p>
          </table:table-cell>
          <table:table-cell office:value-type="float" office:value="500320">
            <text:p>50032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58">
            <text:p>158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58">
            <text:p>158</text:p>
          </table:table-cell>
          <table:table-cell office:value-type="float" office:value="985696">
            <text:p>985696</text:p>
          </table:table-cell>
          <table:table-cell office:value-type="float" office:value="498368">
            <text:p>498368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999840">
            <text:p>999840</text:p>
          </table:table-cell>
          <table:table-cell office:value-type="float" office:value="500064">
            <text:p>500064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159">
            <text:p>159</text:p>
          </table:table-cell>
          <table:table-cell office:value-type="float" office:value="999360">
            <text:p>99936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59">
            <text:p>159</text:p>
          </table:table-cell>
          <table:table-cell office:value-type="float" office:value="1013856">
            <text:p>1013856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99872">
            <text:p>999872</text:p>
          </table:table-cell>
          <table:table-cell office:value-type="float" office:value="499840">
            <text:p>499840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160">
            <text:p>160</text:p>
          </table:table-cell>
          <table:table-cell office:value-type="float" office:value="997568">
            <text:p>997568</text:p>
          </table:table-cell>
          <table:table-cell office:value-type="float" office:value="498368">
            <text:p>498368</text:p>
          </table:table-cell>
          <table:table-cell office:value-type="float" office:value="196896">
            <text:p>196896</text:p>
          </table:table-cell>
          <table:table-cell/>
          <table:table-cell office:value-type="float" office:value="160">
            <text:p>160</text:p>
          </table:table-cell>
          <table:table-cell office:value-type="float" office:value="1001952">
            <text:p>1001952</text:p>
          </table:table-cell>
          <table:table-cell office:value-type="float" office:value="498912">
            <text:p>498912</text:p>
          </table:table-cell>
          <table:table-cell office:value-type="float" office:value="194816">
            <text:p>194816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999840">
            <text:p>999840</text:p>
          </table:table-cell>
          <table:table-cell office:value-type="float" office:value="499488">
            <text:p>499488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161">
            <text:p>161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202016">
            <text:p>202016</text:p>
          </table:table-cell>
          <table:table-cell/>
          <table:table-cell office:value-type="float" office:value="161">
            <text:p>161</text:p>
          </table:table-cell>
          <table:table-cell office:value-type="float" office:value="994976">
            <text:p>994976</text:p>
          </table:table-cell>
          <table:table-cell office:value-type="float" office:value="500960">
            <text:p>500960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62">
            <text:p>162</text:p>
          </table:table-cell>
          <table:table-cell office:value-type="float" office:value="999360">
            <text:p>999360</text:p>
          </table:table-cell>
          <table:table-cell office:value-type="float" office:value="500960">
            <text:p>500960</text:p>
          </table:table-cell>
          <table:table-cell office:value-type="float" office:value="196896">
            <text:p>196896</text:p>
          </table:table-cell>
          <table:table-cell/>
          <table:table-cell office:value-type="float" office:value="162">
            <text:p>162</text:p>
          </table:table-cell>
          <table:table-cell office:value-type="float" office:value="983424">
            <text:p>983424</text:p>
          </table:table-cell>
          <table:table-cell office:value-type="float" office:value="498688">
            <text:p>498688</text:p>
          </table:table-cell>
          <table:table-cell office:value-type="float" office:value="201504">
            <text:p>201504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000992">
            <text:p>1000992</text:p>
          </table:table-cell>
          <table:table-cell office:value-type="float" office:value="500000">
            <text:p>500000</text:p>
          </table:table-cell>
          <table:table-cell office:value-type="float" office:value="200576">
            <text:p>200576</text:p>
          </table:table-cell>
          <table:table-cell/>
          <table:table-cell office:value-type="float" office:value="163">
            <text:p>163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202016">
            <text:p>202016</text:p>
          </table:table-cell>
          <table:table-cell/>
          <table:table-cell office:value-type="float" office:value="163">
            <text:p>163</text:p>
          </table:table-cell>
          <table:table-cell office:value-type="float" office:value="976192">
            <text:p>976192</text:p>
          </table:table-cell>
          <table:table-cell office:value-type="float" office:value="498368">
            <text:p>498368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999872">
            <text:p>999872</text:p>
          </table:table-cell>
          <table:table-cell office:value-type="float" office:value="499840">
            <text:p>49984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64">
            <text:p>164</text:p>
          </table:table-cell>
          <table:table-cell office:value-type="float" office:value="989472">
            <text:p>989472</text:p>
          </table:table-cell>
          <table:table-cell office:value-type="float" office:value="498912">
            <text:p>49891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64">
            <text:p>164</text:p>
          </table:table-cell>
          <table:table-cell office:value-type="float" office:value="1006880">
            <text:p>1006880</text:p>
          </table:table-cell>
          <table:table-cell office:value-type="float" office:value="500992">
            <text:p>500992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999840">
            <text:p>999840</text:p>
          </table:table-cell>
          <table:table-cell office:value-type="float" office:value="500320">
            <text:p>500320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165">
            <text:p>165</text:p>
          </table:table-cell>
          <table:table-cell office:value-type="float" office:value="1007488">
            <text:p>1007488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65">
            <text:p>165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999872">
            <text:p>999872</text:p>
          </table:table-cell>
          <table:table-cell office:value-type="float" office:value="500320">
            <text:p>500320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166">
            <text:p>166</text:p>
          </table:table-cell>
          <table:table-cell office:value-type="float" office:value="997568">
            <text:p>997568</text:p>
          </table:table-cell>
          <table:table-cell office:value-type="float" office:value="496064">
            <text:p>496064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66">
            <text:p>166</text:p>
          </table:table-cell>
          <table:table-cell office:value-type="float" office:value="987776">
            <text:p>987776</text:p>
          </table:table-cell>
          <table:table-cell office:value-type="float" office:value="500992">
            <text:p>500992</text:p>
          </table:table-cell>
          <table:table-cell office:value-type="float" office:value="204128">
            <text:p>204128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999488">
            <text:p>999488</text:p>
          </table:table-cell>
          <table:table-cell office:value-type="float" office:value="499232">
            <text:p>499232</text:p>
          </table:table-cell>
          <table:table-cell office:value-type="float" office:value="200288">
            <text:p>200288</text:p>
          </table:table-cell>
          <table:table-cell/>
          <table:table-cell office:value-type="float" office:value="167">
            <text:p>167</text:p>
          </table:table-cell>
          <table:table-cell office:value-type="float" office:value="1001984">
            <text:p>1001984</text:p>
          </table:table-cell>
          <table:table-cell office:value-type="float" office:value="503264">
            <text:p>503264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67">
            <text:p>167</text:p>
          </table:table-cell>
          <table:table-cell office:value-type="float" office:value="1006880">
            <text:p>1006880</text:p>
          </table:table-cell>
          <table:table-cell office:value-type="float" office:value="498880">
            <text:p>498880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000160">
            <text:p>1000160</text:p>
          </table:table-cell>
          <table:table-cell office:value-type="float" office:value="499776">
            <text:p>499776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68">
            <text:p>168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68">
            <text:p>168</text:p>
          </table:table-cell>
          <table:table-cell office:value-type="float" office:value="1013536">
            <text:p>1013536</text:p>
          </table:table-cell>
          <table:table-cell office:value-type="float" office:value="500992">
            <text:p>500992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000736">
            <text:p>1000736</text:p>
          </table:table-cell>
          <table:table-cell office:value-type="float" office:value="500384">
            <text:p>500384</text:p>
          </table:table-cell>
          <table:table-cell office:value-type="float" office:value="199776">
            <text:p>199776</text:p>
          </table:table-cell>
          <table:table-cell/>
          <table:table-cell office:value-type="float" office:value="169">
            <text:p>169</text:p>
          </table:table-cell>
          <table:table-cell office:value-type="float" office:value="997024">
            <text:p>997024</text:p>
          </table:table-cell>
          <table:table-cell office:value-type="float" office:value="496608">
            <text:p>49660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69">
            <text:p>169</text:p>
          </table:table-cell>
          <table:table-cell office:value-type="float" office:value="983392">
            <text:p>983392</text:p>
          </table:table-cell>
          <table:table-cell office:value-type="float" office:value="498688">
            <text:p>498688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999808">
            <text:p>999808</text:p>
          </table:table-cell>
          <table:table-cell office:value-type="float" office:value="500384">
            <text:p>500384</text:p>
          </table:table-cell>
          <table:table-cell office:value-type="float" office:value="200544">
            <text:p>200544</text:p>
          </table:table-cell>
          <table:table-cell/>
          <table:table-cell office:value-type="float" office:value="170">
            <text:p>170</text:p>
          </table:table-cell>
          <table:table-cell office:value-type="float" office:value="999904">
            <text:p>999904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70">
            <text:p>170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999552">
            <text:p>999552</text:p>
          </table:table-cell>
          <table:table-cell office:value-type="float" office:value="499168">
            <text:p>499168</text:p>
          </table:table-cell>
          <table:table-cell office:value-type="float" office:value="200032">
            <text:p>200032</text:p>
          </table:table-cell>
          <table:table-cell/>
          <table:table-cell office:value-type="float" office:value="171">
            <text:p>171</text:p>
          </table:table-cell>
          <table:table-cell office:value-type="float" office:value="999648">
            <text:p>999648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71">
            <text:p>171</text:p>
          </table:table-cell>
          <table:table-cell office:value-type="float" office:value="997056">
            <text:p>997056</text:p>
          </table:table-cell>
          <table:table-cell office:value-type="float" office:value="498336">
            <text:p>498336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000160">
            <text:p>1000160</text:p>
          </table:table-cell>
          <table:table-cell office:value-type="float" office:value="500608">
            <text:p>50060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72">
            <text:p>172</text:p>
          </table:table-cell>
          <table:table-cell office:value-type="float" office:value="999360">
            <text:p>999360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72">
            <text:p>172</text:p>
          </table:table-cell>
          <table:table-cell office:value-type="float" office:value="999872">
            <text:p>999872</text:p>
          </table:table-cell>
          <table:table-cell office:value-type="float" office:value="500992">
            <text:p>500992</text:p>
          </table:table-cell>
          <table:table-cell office:value-type="float" office:value="196928">
            <text:p>196928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173">
            <text:p>173</text:p>
          </table:table-cell>
          <table:table-cell office:value-type="float" office:value="997600">
            <text:p>997600</text:p>
          </table:table-cell>
          <table:table-cell office:value-type="float" office:value="498336">
            <text:p>498336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173">
            <text:p>173</text:p>
          </table:table-cell>
          <table:table-cell office:value-type="float" office:value="1011232">
            <text:p>1011232</text:p>
          </table:table-cell>
          <table:table-cell office:value-type="float" office:value="496608">
            <text:p>496608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000992">
            <text:p>1000992</text:p>
          </table:table-cell>
          <table:table-cell office:value-type="float" office:value="499168">
            <text:p>499168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174">
            <text:p>174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74">
            <text:p>174</text:p>
          </table:table-cell>
          <table:table-cell office:value-type="float" office:value="983424">
            <text:p>983424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199776">
            <text:p>199776</text:p>
          </table:table-cell>
          <table:table-cell/>
          <table:table-cell office:value-type="float" office:value="175">
            <text:p>175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75">
            <text:p>175</text:p>
          </table:table-cell>
          <table:table-cell office:value-type="float" office:value="1039072">
            <text:p>1039072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000160">
            <text:p>1000160</text:p>
          </table:table-cell>
          <table:table-cell office:value-type="float" office:value="500608">
            <text:p>500608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176">
            <text:p>176</text:p>
          </table:table-cell>
          <table:table-cell office:value-type="float" office:value="1001984">
            <text:p>1001984</text:p>
          </table:table-cell>
          <table:table-cell office:value-type="float" office:value="500992">
            <text:p>500992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76">
            <text:p>176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999552">
            <text:p>999552</text:p>
          </table:table-cell>
          <table:table-cell office:value-type="float" office:value="499488">
            <text:p>499488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177">
            <text:p>177</text:p>
          </table:table-cell>
          <table:table-cell office:value-type="float" office:value="997568">
            <text:p>997568</text:p>
          </table:table-cell>
          <table:table-cell office:value-type="float" office:value="498880">
            <text:p>498880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77">
            <text:p>177</text:p>
          </table:table-cell>
          <table:table-cell office:value-type="float" office:value="1001952">
            <text:p>1001952</text:p>
          </table:table-cell>
          <table:table-cell office:value-type="float" office:value="498368">
            <text:p>49836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000160">
            <text:p>1000160</text:p>
          </table:table-cell>
          <table:table-cell office:value-type="float" office:value="499232">
            <text:p>49923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78">
            <text:p>178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6896">
            <text:p>196896</text:p>
          </table:table-cell>
          <table:table-cell/>
          <table:table-cell office:value-type="float" office:value="178">
            <text:p>178</text:p>
          </table:table-cell>
          <table:table-cell office:value-type="float" office:value="997600">
            <text:p>997600</text:p>
          </table:table-cell>
          <table:table-cell office:value-type="float" office:value="491648">
            <text:p>491648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999744">
            <text:p>999744</text:p>
          </table:table-cell>
          <table:table-cell office:value-type="float" office:value="500608">
            <text:p>500608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179">
            <text:p>179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202048">
            <text:p>202048</text:p>
          </table:table-cell>
          <table:table-cell/>
          <table:table-cell office:value-type="float" office:value="179">
            <text:p>179</text:p>
          </table:table-cell>
          <table:table-cell office:value-type="float" office:value="999648">
            <text:p>999648</text:p>
          </table:table-cell>
          <table:table-cell office:value-type="float" office:value="507744">
            <text:p>507744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000736">
            <text:p>1000736</text:p>
          </table:table-cell>
          <table:table-cell office:value-type="float" office:value="500384">
            <text:p>500384</text:p>
          </table:table-cell>
          <table:table-cell office:value-type="float" office:value="200192">
            <text:p>200192</text:p>
          </table:table-cell>
          <table:table-cell/>
          <table:table-cell office:value-type="float" office:value="180">
            <text:p>180</text:p>
          </table:table-cell>
          <table:table-cell office:value-type="float" office:value="999904">
            <text:p>999904</text:p>
          </table:table-cell>
          <table:table-cell office:value-type="float" office:value="498368">
            <text:p>49836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80">
            <text:p>180</text:p>
          </table:table-cell>
          <table:table-cell office:value-type="float" office:value="999360">
            <text:p>999360</text:p>
          </table:table-cell>
          <table:table-cell office:value-type="float" office:value="499168">
            <text:p>499168</text:p>
          </table:table-cell>
          <table:table-cell office:value-type="float" office:value="201504">
            <text:p>201504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999616">
            <text:p>999616</text:p>
          </table:table-cell>
          <table:table-cell office:value-type="float" office:value="500032">
            <text:p>500032</text:p>
          </table:table-cell>
          <table:table-cell office:value-type="float" office:value="199232">
            <text:p>199232</text:p>
          </table:table-cell>
          <table:table-cell/>
          <table:table-cell office:value-type="float" office:value="181">
            <text:p>181</text:p>
          </table:table-cell>
          <table:table-cell office:value-type="float" office:value="999648">
            <text:p>999648</text:p>
          </table:table-cell>
          <table:table-cell office:value-type="float" office:value="498688">
            <text:p>49868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181">
            <text:p>181</text:p>
          </table:table-cell>
          <table:table-cell office:value-type="float" office:value="981120">
            <text:p>981120</text:p>
          </table:table-cell>
          <table:table-cell office:value-type="float" office:value="500992">
            <text:p>500992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000096">
            <text:p>1000096</text:p>
          </table:table-cell>
          <table:table-cell office:value-type="float" office:value="499520">
            <text:p>499520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182">
            <text:p>182</text:p>
          </table:table-cell>
          <table:table-cell office:value-type="float" office:value="999360">
            <text:p>999360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82">
            <text:p>182</text:p>
          </table:table-cell>
          <table:table-cell office:value-type="float" office:value="988320">
            <text:p>988320</text:p>
          </table:table-cell>
          <table:table-cell office:value-type="float" office:value="491680">
            <text:p>491680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999840">
            <text:p>999840</text:p>
          </table:table-cell>
          <table:table-cell office:value-type="float" office:value="499840">
            <text:p>499840</text:p>
          </table:table-cell>
          <table:table-cell office:value-type="float" office:value="199776">
            <text:p>199776</text:p>
          </table:table-cell>
          <table:table-cell/>
          <table:table-cell office:value-type="float" office:value="183">
            <text:p>183</text:p>
          </table:table-cell>
          <table:table-cell office:value-type="float" office:value="997600">
            <text:p>997600</text:p>
          </table:table-cell>
          <table:table-cell office:value-type="float" office:value="498880">
            <text:p>498880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83">
            <text:p>183</text:p>
          </table:table-cell>
          <table:table-cell office:value-type="float" office:value="994976">
            <text:p>994976</text:p>
          </table:table-cell>
          <table:table-cell office:value-type="float" office:value="493792">
            <text:p>49379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999552">
            <text:p>999552</text:p>
          </table:table-cell>
          <table:table-cell office:value-type="float" office:value="500320">
            <text:p>500320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184">
            <text:p>184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84">
            <text:p>184</text:p>
          </table:table-cell>
          <table:table-cell office:value-type="float" office:value="1022592">
            <text:p>1022592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000992">
            <text:p>1000992</text:p>
          </table:table-cell>
          <table:table-cell office:value-type="float" office:value="500320">
            <text:p>500320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185">
            <text:p>185</text:p>
          </table:table-cell>
          <table:table-cell office:value-type="float" office:value="999360">
            <text:p>999360</text:p>
          </table:table-cell>
          <table:table-cell office:value-type="float" office:value="498688">
            <text:p>49868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185">
            <text:p>185</text:p>
          </table:table-cell>
          <table:table-cell office:value-type="float" office:value="981312">
            <text:p>981312</text:p>
          </table:table-cell>
          <table:table-cell office:value-type="float" office:value="500960">
            <text:p>500960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999872">
            <text:p>999872</text:p>
          </table:table-cell>
          <table:table-cell office:value-type="float" office:value="499232">
            <text:p>499232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186">
            <text:p>186</text:p>
          </table:table-cell>
          <table:table-cell office:value-type="float" office:value="999680">
            <text:p>999680</text:p>
          </table:table-cell>
          <table:table-cell office:value-type="float" office:value="498368">
            <text:p>49836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86">
            <text:p>186</text:p>
          </table:table-cell>
          <table:table-cell office:value-type="float" office:value="1006336">
            <text:p>1006336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999840">
            <text:p>999840</text:p>
          </table:table-cell>
          <table:table-cell office:value-type="float" office:value="500608">
            <text:p>500608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187">
            <text:p>187</text:p>
          </table:table-cell>
          <table:table-cell office:value-type="float" office:value="997568">
            <text:p>997568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87">
            <text:p>187</text:p>
          </table:table-cell>
          <table:table-cell office:value-type="float" office:value="1016160">
            <text:p>1016160</text:p>
          </table:table-cell>
          <table:table-cell office:value-type="float" office:value="496608">
            <text:p>496608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999872">
            <text:p>999872</text:p>
          </table:table-cell>
          <table:table-cell office:value-type="float" office:value="500352">
            <text:p>500352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188">
            <text:p>188</text:p>
          </table:table-cell>
          <table:table-cell office:value-type="float" office:value="999360">
            <text:p>999360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88">
            <text:p>188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999840">
            <text:p>999840</text:p>
          </table:table-cell>
          <table:table-cell office:value-type="float" office:value="499520">
            <text:p>499520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89">
            <text:p>189</text:p>
          </table:table-cell>
          <table:table-cell office:value-type="float" office:value="999680">
            <text:p>999680</text:p>
          </table:table-cell>
          <table:table-cell office:value-type="float" office:value="491616">
            <text:p>491616</text:p>
          </table:table-cell>
          <table:table-cell office:value-type="float" office:value="197440">
            <text:p>197440</text:p>
          </table:table-cell>
          <table:table-cell/>
          <table:table-cell office:value-type="float" office:value="189">
            <text:p>189</text:p>
          </table:table-cell>
          <table:table-cell office:value-type="float" office:value="997056">
            <text:p>997056</text:p>
          </table:table-cell>
          <table:table-cell office:value-type="float" office:value="498336">
            <text:p>498336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99552">
            <text:p>999552</text:p>
          </table:table-cell>
          <table:table-cell office:value-type="float" office:value="500320">
            <text:p>500320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190">
            <text:p>190</text:p>
          </table:table-cell>
          <table:table-cell office:value-type="float" office:value="1000096">
            <text:p>1000096</text:p>
          </table:table-cell>
          <table:table-cell office:value-type="float" office:value="508256">
            <text:p>508256</text:p>
          </table:table-cell>
          <table:table-cell office:value-type="float" office:value="201472">
            <text:p>201472</text:p>
          </table:table-cell>
          <table:table-cell/>
          <table:table-cell office:value-type="float" office:value="190">
            <text:p>190</text:p>
          </table:table-cell>
          <table:table-cell office:value-type="float" office:value="1001984">
            <text:p>1001984</text:p>
          </table:table-cell>
          <table:table-cell office:value-type="float" office:value="496640">
            <text:p>496640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000640">
            <text:p>1000640</text:p>
          </table:table-cell>
          <table:table-cell office:value-type="float" office:value="499488">
            <text:p>499488</text:p>
          </table:table-cell>
          <table:table-cell office:value-type="float" office:value="199776">
            <text:p>199776</text:p>
          </table:table-cell>
          <table:table-cell/>
          <table:table-cell office:value-type="float" office:value="191">
            <text:p>191</text:p>
          </table:table-cell>
          <table:table-cell office:value-type="float" office:value="996832">
            <text:p>996832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91">
            <text:p>191</text:p>
          </table:table-cell>
          <table:table-cell office:value-type="float" office:value="997568">
            <text:p>997568</text:p>
          </table:table-cell>
          <table:table-cell office:value-type="float" office:value="503040">
            <text:p>503040</text:p>
          </table:table-cell>
          <table:table-cell office:value-type="float" office:value="194816">
            <text:p>194816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000160">
            <text:p>1000160</text:p>
          </table:table-cell>
          <table:table-cell office:value-type="float" office:value="500064">
            <text:p>500064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192">
            <text:p>192</text:p>
          </table:table-cell>
          <table:table-cell office:value-type="float" office:value="999680">
            <text:p>999680</text:p>
          </table:table-cell>
          <table:table-cell office:value-type="float" office:value="496064">
            <text:p>496064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92">
            <text:p>192</text:p>
          </table:table-cell>
          <table:table-cell office:value-type="float" office:value="999360">
            <text:p>999360</text:p>
          </table:table-cell>
          <table:table-cell office:value-type="float" office:value="498912">
            <text:p>498912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999872">
            <text:p>999872</text:p>
          </table:table-cell>
          <table:table-cell office:value-type="float" office:value="500672">
            <text:p>500672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193">
            <text:p>193</text:p>
          </table:table-cell>
          <table:table-cell office:value-type="float" office:value="999872">
            <text:p>999872</text:p>
          </table:table-cell>
          <table:table-cell office:value-type="float" office:value="500960">
            <text:p>500960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193">
            <text:p>193</text:p>
          </table:table-cell>
          <table:table-cell office:value-type="float" office:value="995296">
            <text:p>995296</text:p>
          </table:table-cell>
          <table:table-cell office:value-type="float" office:value="500992">
            <text:p>500992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999840">
            <text:p>999840</text:p>
          </table:table-cell>
          <table:table-cell office:value-type="float" office:value="499232">
            <text:p>499232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194">
            <text:p>194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94">
            <text:p>194</text:p>
          </table:table-cell>
          <table:table-cell office:value-type="float" office:value="997056">
            <text:p>997056</text:p>
          </table:table-cell>
          <table:table-cell office:value-type="float" office:value="496064">
            <text:p>496064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999552">
            <text:p>999552</text:p>
          </table:table-cell>
          <table:table-cell office:value-type="float" office:value="500256">
            <text:p>500256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195">
            <text:p>195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95">
            <text:p>195</text:p>
          </table:table-cell>
          <table:table-cell office:value-type="float" office:value="1002528">
            <text:p>1002528</text:p>
          </table:table-cell>
          <table:table-cell office:value-type="float" office:value="503584">
            <text:p>503584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000160">
            <text:p>1000160</text:p>
          </table:table-cell>
          <table:table-cell office:value-type="float" office:value="499840">
            <text:p>499840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196">
            <text:p>196</text:p>
          </table:table-cell>
          <table:table-cell office:value-type="float" office:value="999872">
            <text:p>999872</text:p>
          </table:table-cell>
          <table:table-cell office:value-type="float" office:value="498912">
            <text:p>49891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196">
            <text:p>196</text:p>
          </table:table-cell>
          <table:table-cell office:value-type="float" office:value="1003680">
            <text:p>1003680</text:p>
          </table:table-cell>
          <table:table-cell office:value-type="float" office:value="498368">
            <text:p>498368</text:p>
          </table:table-cell>
          <table:table-cell office:value-type="float" office:value="201504">
            <text:p>201504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000384">
            <text:p>1000384</text:p>
          </table:table-cell>
          <table:table-cell office:value-type="float" office:value="500384">
            <text:p>500384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197">
            <text:p>197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97">
            <text:p>197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000160">
            <text:p>1000160</text:p>
          </table:table-cell>
          <table:table-cell office:value-type="float" office:value="499488">
            <text:p>499488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198">
            <text:p>198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198">
            <text:p>198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999552">
            <text:p>999552</text:p>
          </table:table-cell>
          <table:table-cell office:value-type="float" office:value="500320">
            <text:p>500320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199">
            <text:p>199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199">
            <text:p>199</text:p>
          </table:table-cell>
          <table:table-cell office:value-type="float" office:value="997024">
            <text:p>997024</text:p>
          </table:table-cell>
          <table:table-cell office:value-type="float" office:value="498880">
            <text:p>498880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000160">
            <text:p>1000160</text:p>
          </table:table-cell>
          <table:table-cell office:value-type="float" office:value="499520">
            <text:p>499520</text:p>
          </table:table-cell>
          <table:table-cell office:value-type="float" office:value="200544">
            <text:p>200544</text:p>
          </table:table-cell>
          <table:table-cell/>
          <table:table-cell office:value-type="float" office:value="200">
            <text:p>200</text:p>
          </table:table-cell>
          <table:table-cell office:value-type="float" office:value="997600">
            <text:p>997600</text:p>
          </table:table-cell>
          <table:table-cell office:value-type="float" office:value="498368">
            <text:p>49836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200">
            <text:p>200</text:p>
          </table:table-cell>
          <table:table-cell office:value-type="float" office:value="979040">
            <text:p>97904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999840">
            <text:p>999840</text:p>
          </table:table-cell>
          <table:table-cell office:value-type="float" office:value="500320">
            <text:p>500320</text:p>
          </table:table-cell>
          <table:table-cell office:value-type="float" office:value="199232">
            <text:p>199232</text:p>
          </table:table-cell>
          <table:table-cell/>
          <table:table-cell office:value-type="float" office:value="201">
            <text:p>201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01">
            <text:p>201</text:p>
          </table:table-cell>
          <table:table-cell office:value-type="float" office:value="1006336">
            <text:p>1006336</text:p>
          </table:table-cell>
          <table:table-cell office:value-type="float" office:value="498688">
            <text:p>498688</text:p>
          </table:table-cell>
          <table:table-cell office:value-type="float" office:value="157696">
            <text:p>157696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000704">
            <text:p>1000704</text:p>
          </table:table-cell>
          <table:table-cell office:value-type="float" office:value="500384">
            <text:p>500384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202">
            <text:p>202</text:p>
          </table:table-cell>
          <table:table-cell office:value-type="float" office:value="994976">
            <text:p>994976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202">
            <text:p>202</text:p>
          </table:table-cell>
          <table:table-cell office:value-type="float" office:value="999872">
            <text:p>999872</text:p>
          </table:table-cell>
          <table:table-cell office:value-type="float" office:value="498368">
            <text:p>498368</text:p>
          </table:table-cell>
          <table:table-cell office:value-type="float" office:value="236320">
            <text:p>236320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999776">
            <text:p>999776</text:p>
          </table:table-cell>
          <table:table-cell office:value-type="float" office:value="499168">
            <text:p>499168</text:p>
          </table:table-cell>
          <table:table-cell office:value-type="float" office:value="199456">
            <text:p>199456</text:p>
          </table:table-cell>
          <table:table-cell/>
          <table:table-cell office:value-type="float" office:value="203">
            <text:p>203</text:p>
          </table:table-cell>
          <table:table-cell office:value-type="float" office:value="1001952">
            <text:p>1001952</text:p>
          </table:table-cell>
          <table:table-cell office:value-type="float" office:value="498912">
            <text:p>49891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203">
            <text:p>203</text:p>
          </table:table-cell>
          <table:table-cell office:value-type="float" office:value="1011264">
            <text:p>1011264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999872">
            <text:p>999872</text:p>
          </table:table-cell>
          <table:table-cell office:value-type="float" office:value="500672">
            <text:p>500672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204">
            <text:p>204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204">
            <text:p>204</text:p>
          </table:table-cell>
          <table:table-cell office:value-type="float" office:value="997056">
            <text:p>997056</text:p>
          </table:table-cell>
          <table:table-cell office:value-type="float" office:value="500960">
            <text:p>500960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999616">
            <text:p>999616</text:p>
          </table:table-cell>
          <table:table-cell office:value-type="float" office:value="499232">
            <text:p>499232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205">
            <text:p>205</text:p>
          </table:table-cell>
          <table:table-cell office:value-type="float" office:value="999328">
            <text:p>999328</text:p>
          </table:table-cell>
          <table:table-cell office:value-type="float" office:value="498336">
            <text:p>498336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05">
            <text:p>205</text:p>
          </table:table-cell>
          <table:table-cell office:value-type="float" office:value="1001952">
            <text:p>1001952</text:p>
          </table:table-cell>
          <table:table-cell office:value-type="float" office:value="494336">
            <text:p>494336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000128">
            <text:p>1000128</text:p>
          </table:table-cell>
          <table:table-cell office:value-type="float" office:value="500640">
            <text:p>500640</text:p>
          </table:table-cell>
          <table:table-cell office:value-type="float" office:value="199392">
            <text:p>199392</text:p>
          </table:table-cell>
          <table:table-cell/>
          <table:table-cell office:value-type="float" office:value="206">
            <text:p>206</text:p>
          </table:table-cell>
          <table:table-cell office:value-type="float" office:value="997600">
            <text:p>997600</text:p>
          </table:table-cell>
          <table:table-cell office:value-type="float" office:value="498688">
            <text:p>498688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206">
            <text:p>206</text:p>
          </table:table-cell>
          <table:table-cell office:value-type="float" office:value="999680">
            <text:p>999680</text:p>
          </table:table-cell>
          <table:table-cell office:value-type="float" office:value="503264">
            <text:p>503264</text:p>
          </table:table-cell>
          <table:table-cell office:value-type="float" office:value="197088">
            <text:p>197088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999808">
            <text:p>999808</text:p>
          </table:table-cell>
          <table:table-cell office:value-type="float" office:value="500000">
            <text:p>500000</text:p>
          </table:table-cell>
          <table:table-cell office:value-type="float" office:value="200512">
            <text:p>200512</text:p>
          </table:table-cell>
          <table:table-cell/>
          <table:table-cell office:value-type="float" office:value="207">
            <text:p>207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07">
            <text:p>207</text:p>
          </table:table-cell>
          <table:table-cell office:value-type="float" office:value="999872">
            <text:p>999872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000704">
            <text:p>1000704</text:p>
          </table:table-cell>
          <table:table-cell office:value-type="float" office:value="499840">
            <text:p>499840</text:p>
          </table:table-cell>
          <table:table-cell office:value-type="float" office:value="200480">
            <text:p>200480</text:p>
          </table:table-cell>
          <table:table-cell/>
          <table:table-cell office:value-type="float" office:value="208">
            <text:p>208</text:p>
          </table:table-cell>
          <table:table-cell office:value-type="float" office:value="999328">
            <text:p>999328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208">
            <text:p>208</text:p>
          </table:table-cell>
          <table:table-cell office:value-type="float" office:value="997056">
            <text:p>997056</text:p>
          </table:table-cell>
          <table:table-cell office:value-type="float" office:value="496064">
            <text:p>496064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999840">
            <text:p>999840</text:p>
          </table:table-cell>
          <table:table-cell office:value-type="float" office:value="500320">
            <text:p>500320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209">
            <text:p>209</text:p>
          </table:table-cell>
          <table:table-cell office:value-type="float" office:value="997600">
            <text:p>997600</text:p>
          </table:table-cell>
          <table:table-cell office:value-type="float" office:value="498880">
            <text:p>498880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09">
            <text:p>209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210">
            <text:p>210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210">
            <text:p>210</text:p>
          </table:table-cell>
          <table:table-cell office:value-type="float" office:value="1001952">
            <text:p>1001952</text:p>
          </table:table-cell>
          <table:table-cell office:value-type="float" office:value="311456">
            <text:p>311456</text:p>
          </table:table-cell>
          <table:table-cell office:value-type="float" office:value="201792">
            <text:p>201792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000160">
            <text:p>1000160</text:p>
          </table:table-cell>
          <table:table-cell office:value-type="float" office:value="499168">
            <text:p>499168</text:p>
          </table:table-cell>
          <table:table-cell office:value-type="float" office:value="199456">
            <text:p>199456</text:p>
          </table:table-cell>
          <table:table-cell/>
          <table:table-cell office:value-type="float" office:value="211">
            <text:p>211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201792">
            <text:p>201792</text:p>
          </table:table-cell>
          <table:table-cell/>
          <table:table-cell office:value-type="float" office:value="211">
            <text:p>211</text:p>
          </table:table-cell>
          <table:table-cell office:value-type="float" office:value="997600">
            <text:p>997600</text:p>
          </table:table-cell>
          <table:table-cell office:value-type="float" office:value="688192">
            <text:p>688192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999552">
            <text:p>999552</text:p>
          </table:table-cell>
          <table:table-cell office:value-type="float" office:value="499520">
            <text:p>499520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212">
            <text:p>212</text:p>
          </table:table-cell>
          <table:table-cell office:value-type="float" office:value="999872">
            <text:p>999872</text:p>
          </table:table-cell>
          <table:table-cell office:value-type="float" office:value="500992">
            <text:p>500992</text:p>
          </table:table-cell>
          <table:table-cell office:value-type="float" office:value="197120">
            <text:p>197120</text:p>
          </table:table-cell>
          <table:table-cell/>
          <table:table-cell office:value-type="float" office:value="212">
            <text:p>212</text:p>
          </table:table-cell>
          <table:table-cell office:value-type="float" office:value="999328">
            <text:p>999328</text:p>
          </table:table-cell>
          <table:table-cell office:value-type="float" office:value="498912">
            <text:p>498912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000992">
            <text:p>1000992</text:p>
          </table:table-cell>
          <table:table-cell office:value-type="float" office:value="500640">
            <text:p>500640</text:p>
          </table:table-cell>
          <table:table-cell office:value-type="float" office:value="199456">
            <text:p>199456</text:p>
          </table:table-cell>
          <table:table-cell/>
          <table:table-cell office:value-type="float" office:value="213">
            <text:p>213</text:p>
          </table:table-cell>
          <table:table-cell office:value-type="float" office:value="999680">
            <text:p>999680</text:p>
          </table:table-cell>
          <table:table-cell office:value-type="float" office:value="498368">
            <text:p>49836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13">
            <text:p>213</text:p>
          </table:table-cell>
          <table:table-cell office:value-type="float" office:value="981120">
            <text:p>981120</text:p>
          </table:table-cell>
          <table:table-cell office:value-type="float" office:value="500992">
            <text:p>500992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999872">
            <text:p>999872</text:p>
          </table:table-cell>
          <table:table-cell office:value-type="float" office:value="500000">
            <text:p>500000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214">
            <text:p>214</text:p>
          </table:table-cell>
          <table:table-cell office:value-type="float" office:value="997024">
            <text:p>997024</text:p>
          </table:table-cell>
          <table:table-cell office:value-type="float" office:value="498688">
            <text:p>498688</text:p>
          </table:table-cell>
          <table:table-cell office:value-type="float" office:value="192544">
            <text:p>192544</text:p>
          </table:table-cell>
          <table:table-cell/>
          <table:table-cell office:value-type="float" office:value="214">
            <text:p>214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999488">
            <text:p>999488</text:p>
          </table:table-cell>
          <table:table-cell office:value-type="float" office:value="499552">
            <text:p>499552</text:p>
          </table:table-cell>
          <table:table-cell office:value-type="float" office:value="200224">
            <text:p>200224</text:p>
          </table:table-cell>
          <table:table-cell/>
          <table:table-cell office:value-type="float" office:value="215">
            <text:p>215</text:p>
          </table:table-cell>
          <table:table-cell office:value-type="float" office:value="994176">
            <text:p>994176</text:p>
          </table:table-cell>
          <table:table-cell office:value-type="float" office:value="500960">
            <text:p>500960</text:p>
          </table:table-cell>
          <table:table-cell office:value-type="float" office:value="206368">
            <text:p>206368</text:p>
          </table:table-cell>
          <table:table-cell/>
          <table:table-cell office:value-type="float" office:value="215">
            <text:p>215</text:p>
          </table:table-cell>
          <table:table-cell office:value-type="float" office:value="1001984">
            <text:p>1001984</text:p>
          </table:table-cell>
          <table:table-cell office:value-type="float" office:value="500960">
            <text:p>500960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000160">
            <text:p>1000160</text:p>
          </table:table-cell>
          <table:table-cell office:value-type="float" office:value="500608">
            <text:p>500608</text:p>
          </table:table-cell>
          <table:table-cell office:value-type="float" office:value="200384">
            <text:p>200384</text:p>
          </table:table-cell>
          <table:table-cell/>
          <table:table-cell office:value-type="float" office:value="216">
            <text:p>216</text:p>
          </table:table-cell>
          <table:table-cell office:value-type="float" office:value="1007680">
            <text:p>1007680</text:p>
          </table:table-cell>
          <table:table-cell office:value-type="float" office:value="498912">
            <text:p>49891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216">
            <text:p>216</text:p>
          </table:table-cell>
          <table:table-cell office:value-type="float" office:value="997568">
            <text:p>997568</text:p>
          </table:table-cell>
          <table:table-cell office:value-type="float" office:value="498368">
            <text:p>49836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999904">
            <text:p>999904</text:p>
          </table:table-cell>
          <table:table-cell office:value-type="float" office:value="499552">
            <text:p>499552</text:p>
          </table:table-cell>
          <table:table-cell office:value-type="float" office:value="199456">
            <text:p>199456</text:p>
          </table:table-cell>
          <table:table-cell/>
          <table:table-cell office:value-type="float" office:value="217">
            <text:p>217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17">
            <text:p>217</text:p>
          </table:table-cell>
          <table:table-cell office:value-type="float" office:value="999360">
            <text:p>999360</text:p>
          </table:table-cell>
          <table:table-cell office:value-type="float" office:value="498688">
            <text:p>498688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999552">
            <text:p>999552</text:p>
          </table:table-cell>
          <table:table-cell office:value-type="float" office:value="500352">
            <text:p>500352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218">
            <text:p>218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218">
            <text:p>218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000640">
            <text:p>1000640</text:p>
          </table:table-cell>
          <table:table-cell office:value-type="float" office:value="500032">
            <text:p>500032</text:p>
          </table:table-cell>
          <table:table-cell office:value-type="float" office:value="198880">
            <text:p>198880</text:p>
          </table:table-cell>
          <table:table-cell/>
          <table:table-cell office:value-type="float" office:value="219">
            <text:p>219</text:p>
          </table:table-cell>
          <table:table-cell office:value-type="float" office:value="999872">
            <text:p>999872</text:p>
          </table:table-cell>
          <table:table-cell office:value-type="float" office:value="498368">
            <text:p>49836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219">
            <text:p>219</text:p>
          </table:table-cell>
          <table:table-cell office:value-type="float" office:value="999872">
            <text:p>999872</text:p>
          </table:table-cell>
          <table:table-cell office:value-type="float" office:value="498912">
            <text:p>498912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000160">
            <text:p>1000160</text:p>
          </table:table-cell>
          <table:table-cell office:value-type="float" office:value="499776">
            <text:p>499776</text:p>
          </table:table-cell>
          <table:table-cell office:value-type="float" office:value="200928">
            <text:p>200928</text:p>
          </table:table-cell>
          <table:table-cell/>
          <table:table-cell office:value-type="float" office:value="220">
            <text:p>220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220">
            <text:p>220</text:p>
          </table:table-cell>
          <table:table-cell office:value-type="float" office:value="997056">
            <text:p>997056</text:p>
          </table:table-cell>
          <table:table-cell office:value-type="float" office:value="496064">
            <text:p>496064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199360">
            <text:p>199360</text:p>
          </table:table-cell>
          <table:table-cell/>
          <table:table-cell office:value-type="float" office:value="221">
            <text:p>221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21">
            <text:p>221</text:p>
          </table:table-cell>
          <table:table-cell office:value-type="float" office:value="999648">
            <text:p>999648</text:p>
          </table:table-cell>
          <table:table-cell office:value-type="float" office:value="503584">
            <text:p>503584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000160">
            <text:p>1000160</text:p>
          </table:table-cell>
          <table:table-cell office:value-type="float" office:value="500000">
            <text:p>500000</text:p>
          </table:table-cell>
          <table:table-cell office:value-type="float" office:value="188928">
            <text:p>188928</text:p>
          </table:table-cell>
          <table:table-cell/>
          <table:table-cell office:value-type="float" office:value="222">
            <text:p>222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201632">
            <text:p>201632</text:p>
          </table:table-cell>
          <table:table-cell/>
          <table:table-cell office:value-type="float" office:value="222">
            <text:p>222</text:p>
          </table:table-cell>
          <table:table-cell office:value-type="float" office:value="999904">
            <text:p>999904</text:p>
          </table:table-cell>
          <table:table-cell office:value-type="float" office:value="494016">
            <text:p>494016</text:p>
          </table:table-cell>
          <table:table-cell office:value-type="float" office:value="190464">
            <text:p>190464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999840">
            <text:p>999840</text:p>
          </table:table-cell>
          <table:table-cell office:value-type="float" office:value="499552">
            <text:p>499552</text:p>
          </table:table-cell>
          <table:table-cell office:value-type="float" office:value="198560">
            <text:p>198560</text:p>
          </table:table-cell>
          <table:table-cell/>
          <table:table-cell office:value-type="float" office:value="223">
            <text:p>223</text:p>
          </table:table-cell>
          <table:table-cell office:value-type="float" office:value="997600">
            <text:p>997600</text:p>
          </table:table-cell>
          <table:table-cell office:value-type="float" office:value="496608">
            <text:p>496608</text:p>
          </table:table-cell>
          <table:table-cell office:value-type="float" office:value="197312">
            <text:p>197312</text:p>
          </table:table-cell>
          <table:table-cell/>
          <table:table-cell office:value-type="float" office:value="223">
            <text:p>223</text:p>
          </table:table-cell>
          <table:table-cell office:value-type="float" office:value="999680">
            <text:p>999680</text:p>
          </table:table-cell>
          <table:table-cell office:value-type="float" office:value="503040">
            <text:p>503040</text:p>
          </table:table-cell>
          <table:table-cell office:value-type="float" office:value="206368">
            <text:p>206368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000704">
            <text:p>1000704</text:p>
          </table:table-cell>
          <table:table-cell office:value-type="float" office:value="500608">
            <text:p>50060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24">
            <text:p>224</text:p>
          </table:table-cell>
          <table:table-cell office:value-type="float" office:value="999328">
            <text:p>999328</text:p>
          </table:table-cell>
          <table:table-cell office:value-type="float" office:value="500992">
            <text:p>500992</text:p>
          </table:table-cell>
          <table:table-cell office:value-type="float" office:value="201792">
            <text:p>201792</text:p>
          </table:table-cell>
          <table:table-cell/>
          <table:table-cell office:value-type="float" office:value="224">
            <text:p>224</text:p>
          </table:table-cell>
          <table:table-cell office:value-type="float" office:value="997024">
            <text:p>997024</text:p>
          </table:table-cell>
          <table:table-cell office:value-type="float" office:value="498912">
            <text:p>498912</text:p>
          </table:table-cell>
          <table:table-cell office:value-type="float" office:value="204128">
            <text:p>204128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999552">
            <text:p>999552</text:p>
          </table:table-cell>
          <table:table-cell office:value-type="float" office:value="499168">
            <text:p>49916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25">
            <text:p>225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197120">
            <text:p>197120</text:p>
          </table:table-cell>
          <table:table-cell/>
          <table:table-cell office:value-type="float" office:value="225">
            <text:p>225</text:p>
          </table:table-cell>
          <table:table-cell office:value-type="float" office:value="1001984">
            <text:p>1001984</text:p>
          </table:table-cell>
          <table:table-cell office:value-type="float" office:value="498688">
            <text:p>498688</text:p>
          </table:table-cell>
          <table:table-cell office:value-type="float" office:value="194816">
            <text:p>194816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000160">
            <text:p>1000160</text:p>
          </table:table-cell>
          <table:table-cell office:value-type="float" office:value="500384">
            <text:p>500384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26">
            <text:p>226</text:p>
          </table:table-cell>
          <table:table-cell office:value-type="float" office:value="999872">
            <text:p>999872</text:p>
          </table:table-cell>
          <table:table-cell office:value-type="float" office:value="498368">
            <text:p>498368</text:p>
          </table:table-cell>
          <table:table-cell office:value-type="float" office:value="201824">
            <text:p>201824</text:p>
          </table:table-cell>
          <table:table-cell/>
          <table:table-cell office:value-type="float" office:value="226">
            <text:p>226</text:p>
          </table:table-cell>
          <table:table-cell office:value-type="float" office:value="997600">
            <text:p>997600</text:p>
          </table:table-cell>
          <table:table-cell office:value-type="float" office:value="503264">
            <text:p>503264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999744">
            <text:p>999744</text:p>
          </table:table-cell>
          <table:table-cell office:value-type="float" office:value="499776">
            <text:p>499776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27">
            <text:p>227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227">
            <text:p>227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999584">
            <text:p>999584</text:p>
          </table:table-cell>
          <table:table-cell office:value-type="float" office:value="500384">
            <text:p>500384</text:p>
          </table:table-cell>
          <table:table-cell office:value-type="float" office:value="212480">
            <text:p>212480</text:p>
          </table:table-cell>
          <table:table-cell/>
          <table:table-cell office:value-type="float" office:value="228">
            <text:p>228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7120">
            <text:p>197120</text:p>
          </table:table-cell>
          <table:table-cell/>
          <table:table-cell office:value-type="float" office:value="228">
            <text:p>228</text:p>
          </table:table-cell>
          <table:table-cell office:value-type="float" office:value="999680">
            <text:p>999680</text:p>
          </table:table-cell>
          <table:table-cell office:value-type="float" office:value="498368">
            <text:p>49836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000224">
            <text:p>1000224</text:p>
          </table:table-cell>
          <table:table-cell office:value-type="float" office:value="500320">
            <text:p>500320</text:p>
          </table:table-cell>
          <table:table-cell office:value-type="float" office:value="186624">
            <text:p>186624</text:p>
          </table:table-cell>
          <table:table-cell/>
          <table:table-cell office:value-type="float" office:value="229">
            <text:p>229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29">
            <text:p>229</text:p>
          </table:table-cell>
          <table:table-cell office:value-type="float" office:value="997568">
            <text:p>997568</text:p>
          </table:table-cell>
          <table:table-cell office:value-type="float" office:value="498688">
            <text:p>498688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000704">
            <text:p>1000704</text:p>
          </table:table-cell>
          <table:table-cell office:value-type="float" office:value="499232">
            <text:p>499232</text:p>
          </table:table-cell>
          <table:table-cell office:value-type="float" office:value="201632">
            <text:p>201632</text:p>
          </table:table-cell>
          <table:table-cell/>
          <table:table-cell office:value-type="float" office:value="230">
            <text:p>230</text:p>
          </table:table-cell>
          <table:table-cell office:value-type="float" office:value="1001952">
            <text:p>1001952</text:p>
          </table:table-cell>
          <table:table-cell office:value-type="float" office:value="496608">
            <text:p>49660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230">
            <text:p>230</text:p>
          </table:table-cell>
          <table:table-cell office:value-type="float" office:value="999360">
            <text:p>999360</text:p>
          </table:table-cell>
          <table:table-cell office:value-type="float" office:value="500992">
            <text:p>500992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999744">
            <text:p>999744</text:p>
          </table:table-cell>
          <table:table-cell office:value-type="float" office:value="500384">
            <text:p>500384</text:p>
          </table:table-cell>
          <table:table-cell office:value-type="float" office:value="200480">
            <text:p>200480</text:p>
          </table:table-cell>
          <table:table-cell/>
          <table:table-cell office:value-type="float" office:value="231">
            <text:p>231</text:p>
          </table:table-cell>
          <table:table-cell office:value-type="float" office:value="997056">
            <text:p>997056</text:p>
          </table:table-cell>
          <table:table-cell office:value-type="float" office:value="500960">
            <text:p>500960</text:p>
          </table:table-cell>
          <table:table-cell office:value-type="float" office:value="201824">
            <text:p>201824</text:p>
          </table:table-cell>
          <table:table-cell/>
          <table:table-cell office:value-type="float" office:value="231">
            <text:p>231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999584">
            <text:p>999584</text:p>
          </table:table-cell>
          <table:table-cell office:value-type="float" office:value="500608">
            <text:p>500608</text:p>
          </table:table-cell>
          <table:table-cell office:value-type="float" office:value="198560">
            <text:p>198560</text:p>
          </table:table-cell>
          <table:table-cell/>
          <table:table-cell office:value-type="float" office:value="232">
            <text:p>232</text:p>
          </table:table-cell>
          <table:table-cell office:value-type="float" office:value="1001952">
            <text:p>1001952</text:p>
          </table:table-cell>
          <table:table-cell office:value-type="float" office:value="498368">
            <text:p>498368</text:p>
          </table:table-cell>
          <table:table-cell office:value-type="float" office:value="197088">
            <text:p>197088</text:p>
          </table:table-cell>
          <table:table-cell/>
          <table:table-cell office:value-type="float" office:value="232">
            <text:p>232</text:p>
          </table:table-cell>
          <table:table-cell office:value-type="float" office:value="999872">
            <text:p>999872</text:p>
          </table:table-cell>
          <table:table-cell office:value-type="float" office:value="496608">
            <text:p>496608</text:p>
          </table:table-cell>
          <table:table-cell office:value-type="float" office:value="194816">
            <text:p>194816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000160">
            <text:p>1000160</text:p>
          </table:table-cell>
          <table:table-cell office:value-type="float" office:value="499488">
            <text:p>49948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33">
            <text:p>233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33">
            <text:p>233</text:p>
          </table:table-cell>
          <table:table-cell office:value-type="float" office:value="992672">
            <text:p>992672</text:p>
          </table:table-cell>
          <table:table-cell office:value-type="float" office:value="498336">
            <text:p>498336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999552">
            <text:p>999552</text:p>
          </table:table-cell>
          <table:table-cell office:value-type="float" office:value="499232">
            <text:p>499232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34">
            <text:p>234</text:p>
          </table:table-cell>
          <table:table-cell office:value-type="float" office:value="994976">
            <text:p>994976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234">
            <text:p>234</text:p>
          </table:table-cell>
          <table:table-cell office:value-type="float" office:value="1004064">
            <text:p>1004064</text:p>
          </table:table-cell>
          <table:table-cell office:value-type="float" office:value="500992">
            <text:p>500992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000160">
            <text:p>1000160</text:p>
          </table:table-cell>
          <table:table-cell office:value-type="float" office:value="500608">
            <text:p>500608</text:p>
          </table:table-cell>
          <table:table-cell office:value-type="float" office:value="199776">
            <text:p>199776</text:p>
          </table:table-cell>
          <table:table-cell/>
          <table:table-cell office:value-type="float" office:value="235">
            <text:p>235</text:p>
          </table:table-cell>
          <table:table-cell office:value-type="float" office:value="1001952">
            <text:p>1001952</text:p>
          </table:table-cell>
          <table:table-cell office:value-type="float" office:value="500992">
            <text:p>500992</text:p>
          </table:table-cell>
          <table:table-cell office:value-type="float" office:value="201824">
            <text:p>201824</text:p>
          </table:table-cell>
          <table:table-cell/>
          <table:table-cell office:value-type="float" office:value="235">
            <text:p>235</text:p>
          </table:table-cell>
          <table:table-cell office:value-type="float" office:value="999872">
            <text:p>999872</text:p>
          </table:table-cell>
          <table:table-cell office:value-type="float" office:value="503616">
            <text:p>503616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000384">
            <text:p>1000384</text:p>
          </table:table-cell>
          <table:table-cell office:value-type="float" office:value="500384">
            <text:p>500384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36">
            <text:p>236</text:p>
          </table:table-cell>
          <table:table-cell office:value-type="float" office:value="999680">
            <text:p>999680</text:p>
          </table:table-cell>
          <table:table-cell office:value-type="float" office:value="498880">
            <text:p>498880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36">
            <text:p>236</text:p>
          </table:table-cell>
          <table:table-cell office:value-type="float" office:value="999680">
            <text:p>999680</text:p>
          </table:table-cell>
          <table:table-cell office:value-type="float" office:value="498336">
            <text:p>498336</text:p>
          </table:table-cell>
          <table:table-cell office:value-type="float" office:value="201792">
            <text:p>201792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000160">
            <text:p>1000160</text:p>
          </table:table-cell>
          <table:table-cell office:value-type="float" office:value="499168">
            <text:p>499168</text:p>
          </table:table-cell>
          <table:table-cell office:value-type="float" office:value="208064">
            <text:p>208064</text:p>
          </table:table-cell>
          <table:table-cell/>
          <table:table-cell office:value-type="float" office:value="237">
            <text:p>237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237">
            <text:p>237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999552">
            <text:p>999552</text:p>
          </table:table-cell>
          <table:table-cell office:value-type="float" office:value="500640">
            <text:p>500640</text:p>
          </table:table-cell>
          <table:table-cell office:value-type="float" office:value="193216">
            <text:p>193216</text:p>
          </table:table-cell>
          <table:table-cell/>
          <table:table-cell office:value-type="float" office:value="238">
            <text:p>238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38">
            <text:p>238</text:p>
          </table:table-cell>
          <table:table-cell office:value-type="float" office:value="997600">
            <text:p>997600</text:p>
          </table:table-cell>
          <table:table-cell office:value-type="float" office:value="498912">
            <text:p>49891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999808">
            <text:p>999808</text:p>
          </table:table-cell>
          <table:table-cell office:value-type="float" office:value="500352">
            <text:p>500352</text:p>
          </table:table-cell>
          <table:table-cell office:value-type="float" office:value="199840">
            <text:p>199840</text:p>
          </table:table-cell>
          <table:table-cell/>
          <table:table-cell office:value-type="float" office:value="239">
            <text:p>239</text:p>
          </table:table-cell>
          <table:table-cell office:value-type="float" office:value="1001952">
            <text:p>1001952</text:p>
          </table:table-cell>
          <table:table-cell office:value-type="float" office:value="498368">
            <text:p>498368</text:p>
          </table:table-cell>
          <table:table-cell office:value-type="float" office:value="199104">
            <text:p>199104</text:p>
          </table:table-cell>
          <table:table-cell/>
          <table:table-cell office:value-type="float" office:value="239">
            <text:p>239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000128">
            <text:p>1000128</text:p>
          </table:table-cell>
          <table:table-cell office:value-type="float" office:value="499488">
            <text:p>499488</text:p>
          </table:table-cell>
          <table:table-cell office:value-type="float" office:value="198528">
            <text:p>198528</text:p>
          </table:table-cell>
          <table:table-cell/>
          <table:table-cell office:value-type="float" office:value="240">
            <text:p>240</text:p>
          </table:table-cell>
          <table:table-cell office:value-type="float" office:value="997056">
            <text:p>997056</text:p>
          </table:table-cell>
          <table:table-cell office:value-type="float" office:value="491648">
            <text:p>491648</text:p>
          </table:table-cell>
          <table:table-cell office:value-type="float" office:value="199808">
            <text:p>199808</text:p>
          </table:table-cell>
          <table:table-cell/>
          <table:table-cell office:value-type="float" office:value="240">
            <text:p>240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000736">
            <text:p>1000736</text:p>
          </table:table-cell>
          <table:table-cell office:value-type="float" office:value="500384">
            <text:p>500384</text:p>
          </table:table-cell>
          <table:table-cell office:value-type="float" office:value="200992">
            <text:p>200992</text:p>
          </table:table-cell>
          <table:table-cell/>
          <table:table-cell office:value-type="float" office:value="241">
            <text:p>241</text:p>
          </table:table-cell>
          <table:table-cell office:value-type="float" office:value="999680">
            <text:p>999680</text:p>
          </table:table-cell>
          <table:table-cell office:value-type="float" office:value="505952">
            <text:p>505952</text:p>
          </table:table-cell>
          <table:table-cell office:value-type="float" office:value="197600">
            <text:p>197600</text:p>
          </table:table-cell>
          <table:table-cell/>
          <table:table-cell office:value-type="float" office:value="241">
            <text:p>241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999584">
            <text:p>999584</text:p>
          </table:table-cell>
          <table:table-cell office:value-type="float" office:value="499232">
            <text:p>499232</text:p>
          </table:table-cell>
          <table:table-cell office:value-type="float" office:value="199104">
            <text:p>199104</text:p>
          </table:table-cell>
          <table:table-cell/>
          <table:table-cell office:value-type="float" office:value="242">
            <text:p>242</text:p>
          </table:table-cell>
          <table:table-cell office:value-type="float" office:value="999904">
            <text:p>999904</text:p>
          </table:table-cell>
          <table:table-cell office:value-type="float" office:value="500960">
            <text:p>500960</text:p>
          </table:table-cell>
          <table:table-cell office:value-type="float" office:value="185920">
            <text:p>185920</text:p>
          </table:table-cell>
          <table:table-cell/>
          <table:table-cell office:value-type="float" office:value="242">
            <text:p>242</text:p>
          </table:table-cell>
          <table:table-cell office:value-type="float" office:value="999872">
            <text:p>999872</text:p>
          </table:table-cell>
          <table:table-cell office:value-type="float" office:value="500960">
            <text:p>500960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999808">
            <text:p>999808</text:p>
          </table:table-cell>
          <table:table-cell office:value-type="float" office:value="500576">
            <text:p>500576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243">
            <text:p>243</text:p>
          </table:table-cell>
          <table:table-cell office:value-type="float" office:value="999648">
            <text:p>999648</text:p>
          </table:table-cell>
          <table:table-cell office:value-type="float" office:value="498688">
            <text:p>498688</text:p>
          </table:table-cell>
          <table:table-cell office:value-type="float" office:value="199296">
            <text:p>199296</text:p>
          </table:table-cell>
          <table:table-cell/>
          <table:table-cell office:value-type="float" office:value="243">
            <text:p>243</text:p>
          </table:table-cell>
          <table:table-cell office:value-type="float" office:value="997056">
            <text:p>997056</text:p>
          </table:table-cell>
          <table:table-cell office:value-type="float" office:value="493984">
            <text:p>493984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000160">
            <text:p>1000160</text:p>
          </table:table-cell>
          <table:table-cell office:value-type="float" office:value="500064">
            <text:p>500064</text:p>
          </table:table-cell>
          <table:table-cell office:value-type="float" office:value="200384">
            <text:p>200384</text:p>
          </table:table-cell>
          <table:table-cell/>
          <table:table-cell office:value-type="float" office:value="244">
            <text:p>244</text:p>
          </table:table-cell>
          <table:table-cell office:value-type="float" office:value="999360">
            <text:p>999360</text:p>
          </table:table-cell>
          <table:table-cell office:value-type="float" office:value="500992">
            <text:p>500992</text:p>
          </table:table-cell>
          <table:table-cell office:value-type="float" office:value="202784">
            <text:p>202784</text:p>
          </table:table-cell>
          <table:table-cell/>
          <table:table-cell office:value-type="float" office:value="244">
            <text:p>244</text:p>
          </table:table-cell>
          <table:table-cell office:value-type="float" office:value="999680">
            <text:p>999680</text:p>
          </table:table-cell>
          <table:table-cell office:value-type="float" office:value="503072">
            <text:p>50307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99840">
            <text:p>999840</text:p>
          </table:table-cell>
          <table:table-cell office:value-type="float" office:value="499520">
            <text:p>499520</text:p>
          </table:table-cell>
          <table:table-cell office:value-type="float" office:value="199808">
            <text:p>199808</text:p>
          </table:table-cell>
          <table:table-cell/>
          <table:table-cell office:value-type="float" office:value="245">
            <text:p>245</text:p>
          </table:table-cell>
          <table:table-cell office:value-type="float" office:value="997600">
            <text:p>997600</text:p>
          </table:table-cell>
          <table:table-cell office:value-type="float" office:value="498368">
            <text:p>498368</text:p>
          </table:table-cell>
          <table:table-cell office:value-type="float" office:value="196640">
            <text:p>196640</text:p>
          </table:table-cell>
          <table:table-cell/>
          <table:table-cell office:value-type="float" office:value="245">
            <text:p>245</text:p>
          </table:table-cell>
          <table:table-cell office:value-type="float" office:value="990304">
            <text:p>990304</text:p>
          </table:table-cell>
          <table:table-cell office:value-type="float" office:value="498912">
            <text:p>498912</text:p>
          </table:table-cell>
          <table:table-cell office:value-type="float" office:value="201792">
            <text:p>201792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999840">
            <text:p>999840</text:p>
          </table:table-cell>
          <table:table-cell office:value-type="float" office:value="499744">
            <text:p>499744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246">
            <text:p>246</text:p>
          </table:table-cell>
          <table:table-cell office:value-type="float" office:value="999648">
            <text:p>999648</text:p>
          </table:table-cell>
          <table:table-cell office:value-type="float" office:value="496608">
            <text:p>496608</text:p>
          </table:table-cell>
          <table:table-cell office:value-type="float" office:value="201568">
            <text:p>201568</text:p>
          </table:table-cell>
          <table:table-cell/>
          <table:table-cell office:value-type="float" office:value="246">
            <text:p>246</text:p>
          </table:table-cell>
          <table:table-cell office:value-type="float" office:value="1009248">
            <text:p>1009248</text:p>
          </table:table-cell>
          <table:table-cell office:value-type="float" office:value="500960">
            <text:p>500960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000416">
            <text:p>1000416</text:p>
          </table:table-cell>
          <table:table-cell office:value-type="float" office:value="500416">
            <text:p>500416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247">
            <text:p>247</text:p>
          </table:table-cell>
          <table:table-cell office:value-type="float" office:value="999360">
            <text:p>999360</text:p>
          </table:table-cell>
          <table:table-cell office:value-type="float" office:value="500960">
            <text:p>500960</text:p>
          </table:table-cell>
          <table:table-cell office:value-type="float" office:value="212128">
            <text:p>212128</text:p>
          </table:table-cell>
          <table:table-cell/>
          <table:table-cell office:value-type="float" office:value="247">
            <text:p>247</text:p>
          </table:table-cell>
          <table:table-cell office:value-type="float" office:value="997056">
            <text:p>997056</text:p>
          </table:table-cell>
          <table:table-cell office:value-type="float" office:value="496096">
            <text:p>496096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000160">
            <text:p>1000160</text:p>
          </table:table-cell>
          <table:table-cell office:value-type="float" office:value="500320">
            <text:p>50032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48">
            <text:p>248</text:p>
          </table:table-cell>
          <table:table-cell office:value-type="float" office:value="999648">
            <text:p>999648</text:p>
          </table:table-cell>
          <table:table-cell office:value-type="float" office:value="503072">
            <text:p>503072</text:p>
          </table:table-cell>
          <table:table-cell office:value-type="float" office:value="186656">
            <text:p>186656</text:p>
          </table:table-cell>
          <table:table-cell/>
          <table:table-cell office:value-type="float" office:value="248">
            <text:p>248</text:p>
          </table:table-cell>
          <table:table-cell office:value-type="float" office:value="999872">
            <text:p>999872</text:p>
          </table:table-cell>
          <table:table-cell office:value-type="float" office:value="500960">
            <text:p>500960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999840">
            <text:p>999840</text:p>
          </table:table-cell>
          <table:table-cell office:value-type="float" office:value="499232">
            <text:p>499232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49">
            <text:p>249</text:p>
          </table:table-cell>
          <table:table-cell office:value-type="float" office:value="999904">
            <text:p>999904</text:p>
          </table:table-cell>
          <table:table-cell office:value-type="float" office:value="498912">
            <text:p>49891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249">
            <text:p>249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999840">
            <text:p>999840</text:p>
          </table:table-cell>
          <table:table-cell office:value-type="float" office:value="500640">
            <text:p>500640</text:p>
          </table:table-cell>
          <table:table-cell office:value-type="float" office:value="199104">
            <text:p>199104</text:p>
          </table:table-cell>
          <table:table-cell/>
          <table:table-cell office:value-type="float" office:value="250">
            <text:p>250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250">
            <text:p>250</text:p>
          </table:table-cell>
          <table:table-cell office:value-type="float" office:value="999328">
            <text:p>999328</text:p>
          </table:table-cell>
          <table:table-cell office:value-type="float" office:value="496608">
            <text:p>496608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999872">
            <text:p>999872</text:p>
          </table:table-cell>
          <table:table-cell office:value-type="float" office:value="500000">
            <text:p>500000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251">
            <text:p>251</text:p>
          </table:table-cell>
          <table:table-cell office:value-type="float" office:value="999648">
            <text:p>999648</text:p>
          </table:table-cell>
          <table:table-cell office:value-type="float" office:value="498368">
            <text:p>498368</text:p>
          </table:table-cell>
          <table:table-cell office:value-type="float" office:value="199776">
            <text:p>199776</text:p>
          </table:table-cell>
          <table:table-cell/>
          <table:table-cell office:value-type="float" office:value="251">
            <text:p>251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6928">
            <text:p>196928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000640">
            <text:p>1000640</text:p>
          </table:table-cell>
          <table:table-cell office:value-type="float" office:value="499840">
            <text:p>499840</text:p>
          </table:table-cell>
          <table:table-cell office:value-type="float" office:value="200192">
            <text:p>200192</text:p>
          </table:table-cell>
          <table:table-cell/>
          <table:table-cell office:value-type="float" office:value="252">
            <text:p>252</text:p>
          </table:table-cell>
          <table:table-cell office:value-type="float" office:value="999904">
            <text:p>999904</text:p>
          </table:table-cell>
          <table:table-cell office:value-type="float" office:value="500960">
            <text:p>500960</text:p>
          </table:table-cell>
          <table:table-cell office:value-type="float" office:value="196608">
            <text:p>196608</text:p>
          </table:table-cell>
          <table:table-cell/>
          <table:table-cell office:value-type="float" office:value="252">
            <text:p>252</text:p>
          </table:table-cell>
          <table:table-cell office:value-type="float" office:value="997600">
            <text:p>997600</text:p>
          </table:table-cell>
          <table:table-cell office:value-type="float" office:value="500960">
            <text:p>500960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999904">
            <text:p>999904</text:p>
          </table:table-cell>
          <table:table-cell office:value-type="float" office:value="500320">
            <text:p>500320</text:p>
          </table:table-cell>
          <table:table-cell office:value-type="float" office:value="200064">
            <text:p>200064</text:p>
          </table:table-cell>
          <table:table-cell/>
          <table:table-cell office:value-type="float" office:value="253">
            <text:p>253</text:p>
          </table:table-cell>
          <table:table-cell office:value-type="float" office:value="999648">
            <text:p>999648</text:p>
          </table:table-cell>
          <table:table-cell office:value-type="float" office:value="498688">
            <text:p>498688</text:p>
          </table:table-cell>
          <table:table-cell office:value-type="float" office:value="196768">
            <text:p>196768</text:p>
          </table:table-cell>
          <table:table-cell/>
          <table:table-cell office:value-type="float" office:value="253">
            <text:p>253</text:p>
          </table:table-cell>
          <table:table-cell office:value-type="float" office:value="992672">
            <text:p>992672</text:p>
          </table:table-cell>
          <table:table-cell office:value-type="float" office:value="498688">
            <text:p>498688</text:p>
          </table:table-cell>
          <table:table-cell office:value-type="float" office:value="194848">
            <text:p>194848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999840">
            <text:p>999840</text:p>
          </table:table-cell>
          <table:table-cell office:value-type="float" office:value="499520">
            <text:p>499520</text:p>
          </table:table-cell>
          <table:table-cell office:value-type="float" office:value="198816">
            <text:p>198816</text:p>
          </table:table-cell>
          <table:table-cell/>
          <table:table-cell office:value-type="float" office:value="254">
            <text:p>254</text:p>
          </table:table-cell>
          <table:table-cell office:value-type="float" office:value="994976">
            <text:p>994976</text:p>
          </table:table-cell>
          <table:table-cell office:value-type="float" office:value="500992">
            <text:p>500992</text:p>
          </table:table-cell>
          <table:table-cell office:value-type="float" office:value="204288">
            <text:p>204288</text:p>
          </table:table-cell>
          <table:table-cell/>
          <table:table-cell office:value-type="float" office:value="254">
            <text:p>254</text:p>
          </table:table-cell>
          <table:table-cell office:value-type="float" office:value="1004256">
            <text:p>1004256</text:p>
          </table:table-cell>
          <table:table-cell office:value-type="float" office:value="496096">
            <text:p>496096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999808">
            <text:p>999808</text:p>
          </table:table-cell>
          <table:table-cell office:value-type="float" office:value="500384">
            <text:p>500384</text:p>
          </table:table-cell>
          <table:table-cell office:value-type="float" office:value="201632">
            <text:p>201632</text:p>
          </table:table-cell>
          <table:table-cell/>
          <table:table-cell office:value-type="float" office:value="255">
            <text:p>255</text:p>
          </table:table-cell>
          <table:table-cell office:value-type="float" office:value="1001984">
            <text:p>1001984</text:p>
          </table:table-cell>
          <table:table-cell office:value-type="float" office:value="498912">
            <text:p>49891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255">
            <text:p>255</text:p>
          </table:table-cell>
          <table:table-cell office:value-type="float" office:value="1001952">
            <text:p>1001952</text:p>
          </table:table-cell>
          <table:table-cell office:value-type="float" office:value="503264">
            <text:p>503264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999552">
            <text:p>999552</text:p>
          </table:table-cell>
          <table:table-cell office:value-type="float" office:value="499168">
            <text:p>499168</text:p>
          </table:table-cell>
          <table:table-cell office:value-type="float" office:value="199104">
            <text:p>199104</text:p>
          </table:table-cell>
          <table:table-cell/>
          <table:table-cell office:value-type="float" office:value="256">
            <text:p>256</text:p>
          </table:table-cell>
          <table:table-cell office:value-type="float" office:value="999648">
            <text:p>999648</text:p>
          </table:table-cell>
          <table:table-cell office:value-type="float" office:value="500960">
            <text:p>500960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256">
            <text:p>256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000160">
            <text:p>1000160</text:p>
          </table:table-cell>
          <table:table-cell office:value-type="float" office:value="500640">
            <text:p>500640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257">
            <text:p>257</text:p>
          </table:table-cell>
          <table:table-cell office:value-type="float" office:value="999360">
            <text:p>999360</text:p>
          </table:table-cell>
          <table:table-cell office:value-type="float" office:value="498720">
            <text:p>498720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257">
            <text:p>257</text:p>
          </table:table-cell>
          <table:table-cell office:value-type="float" office:value="999680">
            <text:p>999680</text:p>
          </table:table-cell>
          <table:table-cell office:value-type="float" office:value="498912">
            <text:p>498912</text:p>
          </table:table-cell>
          <table:table-cell office:value-type="float" office:value="197088">
            <text:p>197088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000384">
            <text:p>1000384</text:p>
          </table:table-cell>
          <table:table-cell office:value-type="float" office:value="500384">
            <text:p>500384</text:p>
          </table:table-cell>
          <table:table-cell office:value-type="float" office:value="200384">
            <text:p>200384</text:p>
          </table:table-cell>
          <table:table-cell/>
          <table:table-cell office:value-type="float" office:value="258">
            <text:p>258</text:p>
          </table:table-cell>
          <table:table-cell office:value-type="float" office:value="997568">
            <text:p>997568</text:p>
          </table:table-cell>
          <table:table-cell office:value-type="float" office:value="498336">
            <text:p>498336</text:p>
          </table:table-cell>
          <table:table-cell office:value-type="float" office:value="199680">
            <text:p>199680</text:p>
          </table:table-cell>
          <table:table-cell/>
          <table:table-cell office:value-type="float" office:value="258">
            <text:p>258</text:p>
          </table:table-cell>
          <table:table-cell office:value-type="float" office:value="999872">
            <text:p>999872</text:p>
          </table:table-cell>
          <table:table-cell office:value-type="float" office:value="493248">
            <text:p>493248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000160">
            <text:p>1000160</text:p>
          </table:table-cell>
          <table:table-cell office:value-type="float" office:value="499456">
            <text:p>499456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259">
            <text:p>259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904">
            <text:p>199904</text:p>
          </table:table-cell>
          <table:table-cell/>
          <table:table-cell office:value-type="float" office:value="259">
            <text:p>259</text:p>
          </table:table-cell>
          <table:table-cell office:value-type="float" office:value="999680">
            <text:p>999680</text:p>
          </table:table-cell>
          <table:table-cell office:value-type="float" office:value="506400">
            <text:p>506400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198624">
            <text:p>198624</text:p>
          </table:table-cell>
          <table:table-cell/>
          <table:table-cell office:value-type="float" office:value="260">
            <text:p>260</text:p>
          </table:table-cell>
          <table:table-cell office:value-type="float" office:value="999360">
            <text:p>999360</text:p>
          </table:table-cell>
          <table:table-cell office:value-type="float" office:value="498688">
            <text:p>498688</text:p>
          </table:table-cell>
          <table:table-cell office:value-type="float" office:value="199136">
            <text:p>199136</text:p>
          </table:table-cell>
          <table:table-cell/>
          <table:table-cell office:value-type="float" office:value="260">
            <text:p>260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000160">
            <text:p>1000160</text:p>
          </table:table-cell>
          <table:table-cell office:value-type="float" office:value="500320">
            <text:p>50032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61">
            <text:p>261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197184">
            <text:p>197184</text:p>
          </table:table-cell>
          <table:table-cell/>
          <table:table-cell office:value-type="float" office:value="261">
            <text:p>261</text:p>
          </table:table-cell>
          <table:table-cell office:value-type="float" office:value="999872">
            <text:p>999872</text:p>
          </table:table-cell>
          <table:table-cell office:value-type="float" office:value="496064">
            <text:p>496064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999552">
            <text:p>999552</text:p>
          </table:table-cell>
          <table:table-cell office:value-type="float" office:value="499168">
            <text:p>49916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62">
            <text:p>262</text:p>
          </table:table-cell>
          <table:table-cell office:value-type="float" office:value="999904">
            <text:p>999904</text:p>
          </table:table-cell>
          <table:table-cell office:value-type="float" office:value="498880">
            <text:p>498880</text:p>
          </table:table-cell>
          <table:table-cell office:value-type="float" office:value="200864">
            <text:p>200864</text:p>
          </table:table-cell>
          <table:table-cell/>
          <table:table-cell office:value-type="float" office:value="262">
            <text:p>262</text:p>
          </table:table-cell>
          <table:table-cell office:value-type="float" office:value="999680">
            <text:p>999680</text:p>
          </table:table-cell>
          <table:table-cell office:value-type="float" office:value="498912">
            <text:p>498912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000640">
            <text:p>1000640</text:p>
          </table:table-cell>
          <table:table-cell office:value-type="float" office:value="500384">
            <text:p>500384</text:p>
          </table:table-cell>
          <table:table-cell office:value-type="float" office:value="200672">
            <text:p>200672</text:p>
          </table:table-cell>
          <table:table-cell/>
          <table:table-cell office:value-type="float" office:value="263">
            <text:p>263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263">
            <text:p>263</text:p>
          </table:table-cell>
          <table:table-cell office:value-type="float" office:value="999328">
            <text:p>999328</text:p>
          </table:table-cell>
          <table:table-cell office:value-type="float" office:value="500992">
            <text:p>500992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000160">
            <text:p>1000160</text:p>
          </table:table-cell>
          <table:table-cell office:value-type="float" office:value="499776">
            <text:p>499776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264">
            <text:p>264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264">
            <text:p>264</text:p>
          </table:table-cell>
          <table:table-cell office:value-type="float" office:value="997600">
            <text:p>997600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999904">
            <text:p>999904</text:p>
          </table:table-cell>
          <table:table-cell office:value-type="float" office:value="500384">
            <text:p>500384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265">
            <text:p>265</text:p>
          </table:table-cell>
          <table:table-cell office:value-type="float" office:value="997600">
            <text:p>997600</text:p>
          </table:table-cell>
          <table:table-cell office:value-type="float" office:value="498368">
            <text:p>498368</text:p>
          </table:table-cell>
          <table:table-cell office:value-type="float" office:value="199808">
            <text:p>199808</text:p>
          </table:table-cell>
          <table:table-cell/>
          <table:table-cell office:value-type="float" office:value="265">
            <text:p>265</text:p>
          </table:table-cell>
          <table:table-cell office:value-type="float" office:value="1001952">
            <text:p>1001952</text:p>
          </table:table-cell>
          <table:table-cell office:value-type="float" office:value="500960">
            <text:p>500960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66">
            <text:p>266</text:p>
          </table:table-cell>
          <table:table-cell office:value-type="float" office:value="994144">
            <text:p>994144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66">
            <text:p>266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201792">
            <text:p>201792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000096">
            <text:p>1000096</text:p>
          </table:table-cell>
          <table:table-cell office:value-type="float" office:value="499168">
            <text:p>49916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67">
            <text:p>267</text:p>
          </table:table-cell>
          <table:table-cell office:value-type="float" office:value="1007168">
            <text:p>1007168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267">
            <text:p>267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201504">
            <text:p>201504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999840">
            <text:p>999840</text:p>
          </table:table-cell>
          <table:table-cell office:value-type="float" office:value="499520">
            <text:p>49952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68">
            <text:p>268</text:p>
          </table:table-cell>
          <table:table-cell office:value-type="float" office:value="999680">
            <text:p>999680</text:p>
          </table:table-cell>
          <table:table-cell office:value-type="float" office:value="498880">
            <text:p>498880</text:p>
          </table:table-cell>
          <table:table-cell office:value-type="float" office:value="197888">
            <text:p>197888</text:p>
          </table:table-cell>
          <table:table-cell/>
          <table:table-cell office:value-type="float" office:value="268">
            <text:p>268</text:p>
          </table:table-cell>
          <table:table-cell office:value-type="float" office:value="999872">
            <text:p>999872</text:p>
          </table:table-cell>
          <table:table-cell office:value-type="float" office:value="498336">
            <text:p>498336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000416">
            <text:p>1000416</text:p>
          </table:table-cell>
          <table:table-cell office:value-type="float" office:value="500640">
            <text:p>500640</text:p>
          </table:table-cell>
          <table:table-cell office:value-type="float" office:value="199104">
            <text:p>199104</text:p>
          </table:table-cell>
          <table:table-cell/>
          <table:table-cell office:value-type="float" office:value="269">
            <text:p>269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269">
            <text:p>269</text:p>
          </table:table-cell>
          <table:table-cell office:value-type="float" office:value="999680">
            <text:p>999680</text:p>
          </table:table-cell>
          <table:table-cell office:value-type="float" office:value="498720">
            <text:p>498720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000160">
            <text:p>1000160</text:p>
          </table:table-cell>
          <table:table-cell office:value-type="float" office:value="500000">
            <text:p>500000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270">
            <text:p>270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198272">
            <text:p>198272</text:p>
          </table:table-cell>
          <table:table-cell/>
          <table:table-cell office:value-type="float" office:value="270">
            <text:p>270</text:p>
          </table:table-cell>
          <table:table-cell office:value-type="float" office:value="994976">
            <text:p>994976</text:p>
          </table:table-cell>
          <table:table-cell office:value-type="float" office:value="498880">
            <text:p>498880</text:p>
          </table:table-cell>
          <table:table-cell office:value-type="float" office:value="201792">
            <text:p>201792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999840">
            <text:p>999840</text:p>
          </table:table-cell>
          <table:table-cell office:value-type="float" office:value="499840">
            <text:p>499840</text:p>
          </table:table-cell>
          <table:table-cell office:value-type="float" office:value="200800">
            <text:p>200800</text:p>
          </table:table-cell>
          <table:table-cell/>
          <table:table-cell office:value-type="float" office:value="271">
            <text:p>271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201216">
            <text:p>201216</text:p>
          </table:table-cell>
          <table:table-cell/>
          <table:table-cell office:value-type="float" office:value="271">
            <text:p>271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999840">
            <text:p>999840</text:p>
          </table:table-cell>
          <table:table-cell office:value-type="float" office:value="500320">
            <text:p>500320</text:p>
          </table:table-cell>
          <table:table-cell office:value-type="float" office:value="198560">
            <text:p>198560</text:p>
          </table:table-cell>
          <table:table-cell/>
          <table:table-cell office:value-type="float" office:value="272">
            <text:p>272</text:p>
          </table:table-cell>
          <table:table-cell office:value-type="float" office:value="999872">
            <text:p>999872</text:p>
          </table:table-cell>
          <table:table-cell office:value-type="float" office:value="498336">
            <text:p>498336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272">
            <text:p>272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999872">
            <text:p>999872</text:p>
          </table:table-cell>
          <table:table-cell office:value-type="float" office:value="500320">
            <text:p>50032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73">
            <text:p>273</text:p>
          </table:table-cell>
          <table:table-cell office:value-type="float" office:value="997056">
            <text:p>997056</text:p>
          </table:table-cell>
          <table:table-cell office:value-type="float" office:value="498720">
            <text:p>498720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273">
            <text:p>273</text:p>
          </table:table-cell>
          <table:table-cell office:value-type="float" office:value="992672">
            <text:p>992672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999808">
            <text:p>999808</text:p>
          </table:table-cell>
          <table:table-cell office:value-type="float" office:value="499232">
            <text:p>499232</text:p>
          </table:table-cell>
          <table:table-cell office:value-type="float" office:value="201696">
            <text:p>201696</text:p>
          </table:table-cell>
          <table:table-cell/>
          <table:table-cell office:value-type="float" office:value="274">
            <text:p>274</text:p>
          </table:table-cell>
          <table:table-cell office:value-type="float" office:value="997600">
            <text:p>997600</text:p>
          </table:table-cell>
          <table:table-cell office:value-type="float" office:value="500960">
            <text:p>500960</text:p>
          </table:table-cell>
          <table:table-cell office:value-type="float" office:value="199840">
            <text:p>199840</text:p>
          </table:table-cell>
          <table:table-cell/>
          <table:table-cell office:value-type="float" office:value="274">
            <text:p>274</text:p>
          </table:table-cell>
          <table:table-cell office:value-type="float" office:value="1001984">
            <text:p>1001984</text:p>
          </table:table-cell>
          <table:table-cell office:value-type="float" office:value="498336">
            <text:p>498336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000736">
            <text:p>1000736</text:p>
          </table:table-cell>
          <table:table-cell office:value-type="float" office:value="500608">
            <text:p>500608</text:p>
          </table:table-cell>
          <table:table-cell office:value-type="float" office:value="198592">
            <text:p>198592</text:p>
          </table:table-cell>
          <table:table-cell/>
          <table:table-cell office:value-type="float" office:value="275">
            <text:p>275</text:p>
          </table:table-cell>
          <table:table-cell office:value-type="float" office:value="1001952">
            <text:p>1001952</text:p>
          </table:table-cell>
          <table:table-cell office:value-type="float" office:value="498912">
            <text:p>498912</text:p>
          </table:table-cell>
          <table:table-cell office:value-type="float" office:value="198176">
            <text:p>198176</text:p>
          </table:table-cell>
          <table:table-cell/>
          <table:table-cell office:value-type="float" office:value="275">
            <text:p>275</text:p>
          </table:table-cell>
          <table:table-cell office:value-type="float" office:value="1004256">
            <text:p>1004256</text:p>
          </table:table-cell>
          <table:table-cell office:value-type="float" office:value="498720">
            <text:p>498720</text:p>
          </table:table-cell>
          <table:table-cell office:value-type="float" office:value="201792">
            <text:p>201792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999488">
            <text:p>999488</text:p>
          </table:table-cell>
          <table:table-cell office:value-type="float" office:value="499552">
            <text:p>499552</text:p>
          </table:table-cell>
          <table:table-cell office:value-type="float" office:value="212032">
            <text:p>212032</text:p>
          </table:table-cell>
          <table:table-cell/>
          <table:table-cell office:value-type="float" office:value="276">
            <text:p>276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276">
            <text:p>276</text:p>
          </table:table-cell>
          <table:table-cell office:value-type="float" office:value="999648">
            <text:p>999648</text:p>
          </table:table-cell>
          <table:table-cell office:value-type="float" office:value="500960">
            <text:p>500960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000224">
            <text:p>1000224</text:p>
          </table:table-cell>
          <table:table-cell office:value-type="float" office:value="500384">
            <text:p>500384</text:p>
          </table:table-cell>
          <table:table-cell office:value-type="float" office:value="188416">
            <text:p>188416</text:p>
          </table:table-cell>
          <table:table-cell/>
          <table:table-cell office:value-type="float" office:value="277">
            <text:p>277</text:p>
          </table:table-cell>
          <table:table-cell office:value-type="float" office:value="997056">
            <text:p>997056</text:p>
          </table:table-cell>
          <table:table-cell office:value-type="float" office:value="498368">
            <text:p>498368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277">
            <text:p>277</text:p>
          </table:table-cell>
          <table:table-cell office:value-type="float" office:value="997056">
            <text:p>997056</text:p>
          </table:table-cell>
          <table:table-cell office:value-type="float" office:value="498912">
            <text:p>498912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999840">
            <text:p>999840</text:p>
          </table:table-cell>
          <table:table-cell office:value-type="float" office:value="500000">
            <text:p>500000</text:p>
          </table:table-cell>
          <table:table-cell office:value-type="float" office:value="199808">
            <text:p>199808</text:p>
          </table:table-cell>
          <table:table-cell/>
          <table:table-cell office:value-type="float" office:value="278">
            <text:p>278</text:p>
          </table:table-cell>
          <table:table-cell office:value-type="float" office:value="999872">
            <text:p>999872</text:p>
          </table:table-cell>
          <table:table-cell office:value-type="float" office:value="500960">
            <text:p>500960</text:p>
          </table:table-cell>
          <table:table-cell office:value-type="float" office:value="198080">
            <text:p>198080</text:p>
          </table:table-cell>
          <table:table-cell/>
          <table:table-cell office:value-type="float" office:value="278">
            <text:p>278</text:p>
          </table:table-cell>
          <table:table-cell office:value-type="float" office:value="997600">
            <text:p>997600</text:p>
          </table:table-cell>
          <table:table-cell office:value-type="float" office:value="500960">
            <text:p>500960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999808">
            <text:p>999808</text:p>
          </table:table-cell>
          <table:table-cell office:value-type="float" office:value="499840">
            <text:p>49984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79">
            <text:p>279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279">
            <text:p>279</text:p>
          </table:table-cell>
          <table:table-cell office:value-type="float" office:value="999328">
            <text:p>999328</text:p>
          </table:table-cell>
          <table:table-cell office:value-type="float" office:value="498720">
            <text:p>498720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000384">
            <text:p>1000384</text:p>
          </table:table-cell>
          <table:table-cell office:value-type="float" office:value="500320">
            <text:p>500320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280">
            <text:p>280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200064">
            <text:p>200064</text:p>
          </table:table-cell>
          <table:table-cell/>
          <table:table-cell office:value-type="float" office:value="280">
            <text:p>280</text:p>
          </table:table-cell>
          <table:table-cell office:value-type="float" office:value="1001984">
            <text:p>1001984</text:p>
          </table:table-cell>
          <table:table-cell office:value-type="float" office:value="498336">
            <text:p>498336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000160">
            <text:p>1000160</text:p>
          </table:table-cell>
          <table:table-cell office:value-type="float" office:value="499168">
            <text:p>499168</text:p>
          </table:table-cell>
          <table:table-cell office:value-type="float" office:value="198624">
            <text:p>198624</text:p>
          </table:table-cell>
          <table:table-cell/>
          <table:table-cell office:value-type="float" office:value="281">
            <text:p>281</text:p>
          </table:table-cell>
          <table:table-cell office:value-type="float" office:value="997600">
            <text:p>997600</text:p>
          </table:table-cell>
          <table:table-cell office:value-type="float" office:value="498912">
            <text:p>498912</text:p>
          </table:table-cell>
          <table:table-cell office:value-type="float" office:value="212448">
            <text:p>212448</text:p>
          </table:table-cell>
          <table:table-cell/>
          <table:table-cell office:value-type="float" office:value="281">
            <text:p>281</text:p>
          </table:table-cell>
          <table:table-cell office:value-type="float" office:value="999648">
            <text:p>999648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200448">
            <text:p>200448</text:p>
          </table:table-cell>
          <table:table-cell/>
          <table:table-cell office:value-type="float" office:value="282">
            <text:p>282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186720">
            <text:p>186720</text:p>
          </table:table-cell>
          <table:table-cell/>
          <table:table-cell office:value-type="float" office:value="282">
            <text:p>282</text:p>
          </table:table-cell>
          <table:table-cell office:value-type="float" office:value="997600">
            <text:p>997600</text:p>
          </table:table-cell>
          <table:table-cell office:value-type="float" office:value="496640">
            <text:p>496640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000160">
            <text:p>1000160</text:p>
          </table:table-cell>
          <table:table-cell office:value-type="float" office:value="499776">
            <text:p>499776</text:p>
          </table:table-cell>
          <table:table-cell office:value-type="float" office:value="212192">
            <text:p>212192</text:p>
          </table:table-cell>
          <table:table-cell/>
          <table:table-cell office:value-type="float" office:value="283">
            <text:p>283</text:p>
          </table:table-cell>
          <table:table-cell office:value-type="float" office:value="999360">
            <text:p>999360</text:p>
          </table:table-cell>
          <table:table-cell office:value-type="float" office:value="498688">
            <text:p>49868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283">
            <text:p>283</text:p>
          </table:table-cell>
          <table:table-cell office:value-type="float" office:value="999360">
            <text:p>999360</text:p>
          </table:table-cell>
          <table:table-cell office:value-type="float" office:value="500960">
            <text:p>500960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188768">
            <text:p>188768</text:p>
          </table:table-cell>
          <table:table-cell/>
          <table:table-cell office:value-type="float" office:value="284">
            <text:p>284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199680">
            <text:p>199680</text:p>
          </table:table-cell>
          <table:table-cell/>
          <table:table-cell office:value-type="float" office:value="284">
            <text:p>284</text:p>
          </table:table-cell>
          <table:table-cell office:value-type="float" office:value="999648">
            <text:p>999648</text:p>
          </table:table-cell>
          <table:table-cell office:value-type="float" office:value="503264">
            <text:p>503264</text:p>
          </table:table-cell>
          <table:table-cell office:value-type="float" office:value="190464">
            <text:p>190464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000160">
            <text:p>1000160</text:p>
          </table:table-cell>
          <table:table-cell office:value-type="float" office:value="500320">
            <text:p>500320</text:p>
          </table:table-cell>
          <table:table-cell office:value-type="float" office:value="199840">
            <text:p>199840</text:p>
          </table:table-cell>
          <table:table-cell/>
          <table:table-cell office:value-type="float" office:value="285">
            <text:p>285</text:p>
          </table:table-cell>
          <table:table-cell office:value-type="float" office:value="999872">
            <text:p>999872</text:p>
          </table:table-cell>
          <table:table-cell office:value-type="float" office:value="498368">
            <text:p>498368</text:p>
          </table:table-cell>
          <table:table-cell office:value-type="float" office:value="199552">
            <text:p>199552</text:p>
          </table:table-cell>
          <table:table-cell/>
          <table:table-cell office:value-type="float" office:value="285">
            <text:p>285</text:p>
          </table:table-cell>
          <table:table-cell office:value-type="float" office:value="999904">
            <text:p>999904</text:p>
          </table:table-cell>
          <table:table-cell office:value-type="float" office:value="498720">
            <text:p>498720</text:p>
          </table:table-cell>
          <table:table-cell office:value-type="float" office:value="206400">
            <text:p>206400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000384">
            <text:p>1000384</text:p>
          </table:table-cell>
          <table:table-cell office:value-type="float" office:value="499456">
            <text:p>499456</text:p>
          </table:table-cell>
          <table:table-cell office:value-type="float" office:value="198784">
            <text:p>198784</text:p>
          </table:table-cell>
          <table:table-cell/>
          <table:table-cell office:value-type="float" office:value="286">
            <text:p>286</text:p>
          </table:table-cell>
          <table:table-cell office:value-type="float" office:value="997056">
            <text:p>997056</text:p>
          </table:table-cell>
          <table:table-cell office:value-type="float" office:value="496608">
            <text:p>496608</text:p>
          </table:table-cell>
          <table:table-cell office:value-type="float" office:value="197856">
            <text:p>197856</text:p>
          </table:table-cell>
          <table:table-cell/>
          <table:table-cell office:value-type="float" office:value="286">
            <text:p>286</text:p>
          </table:table-cell>
          <table:table-cell office:value-type="float" office:value="997056">
            <text:p>997056</text:p>
          </table:table-cell>
          <table:table-cell office:value-type="float" office:value="500960">
            <text:p>500960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000160">
            <text:p>1000160</text:p>
          </table:table-cell>
          <table:table-cell office:value-type="float" office:value="500352">
            <text:p>500352</text:p>
          </table:table-cell>
          <table:table-cell office:value-type="float" office:value="201920">
            <text:p>201920</text:p>
          </table:table-cell>
          <table:table-cell/>
          <table:table-cell office:value-type="float" office:value="287">
            <text:p>287</text:p>
          </table:table-cell>
          <table:table-cell office:value-type="float" office:value="999680">
            <text:p>999680</text:p>
          </table:table-cell>
          <table:table-cell office:value-type="float" office:value="503072">
            <text:p>503072</text:p>
          </table:table-cell>
          <table:table-cell office:value-type="float" office:value="191296">
            <text:p>191296</text:p>
          </table:table-cell>
          <table:table-cell/>
          <table:table-cell office:value-type="float" office:value="287">
            <text:p>287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999776">
            <text:p>999776</text:p>
          </table:table-cell>
          <table:table-cell office:value-type="float" office:value="500064">
            <text:p>500064</text:p>
          </table:table-cell>
          <table:table-cell office:value-type="float" office:value="198272">
            <text:p>198272</text:p>
          </table:table-cell>
          <table:table-cell/>
          <table:table-cell office:value-type="float" office:value="288">
            <text:p>288</text:p>
          </table:table-cell>
          <table:table-cell office:value-type="float" office:value="999872">
            <text:p>999872</text:p>
          </table:table-cell>
          <table:table-cell office:value-type="float" office:value="498880">
            <text:p>498880</text:p>
          </table:table-cell>
          <table:table-cell office:value-type="float" office:value="209536">
            <text:p>209536</text:p>
          </table:table-cell>
          <table:table-cell/>
          <table:table-cell office:value-type="float" office:value="288">
            <text:p>288</text:p>
          </table:table-cell>
          <table:table-cell office:value-type="float" office:value="999904">
            <text:p>999904</text:p>
          </table:table-cell>
          <table:table-cell office:value-type="float" office:value="496064">
            <text:p>496064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999936">
            <text:p>999936</text:p>
          </table:table-cell>
          <table:table-cell office:value-type="float" office:value="499520">
            <text:p>49952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89">
            <text:p>289</text:p>
          </table:table-cell>
          <table:table-cell office:value-type="float" office:value="999680">
            <text:p>999680</text:p>
          </table:table-cell>
          <table:table-cell office:value-type="float" office:value="498720">
            <text:p>498720</text:p>
          </table:table-cell>
          <table:table-cell office:value-type="float" office:value="198944">
            <text:p>198944</text:p>
          </table:table-cell>
          <table:table-cell/>
          <table:table-cell office:value-type="float" office:value="289">
            <text:p>289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201504">
            <text:p>201504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999552">
            <text:p>999552</text:p>
          </table:table-cell>
          <table:table-cell office:value-type="float" office:value="499840">
            <text:p>499840</text:p>
          </table:table-cell>
          <table:table-cell office:value-type="float" office:value="213152">
            <text:p>213152</text:p>
          </table:table-cell>
          <table:table-cell/>
          <table:table-cell office:value-type="float" office:value="290">
            <text:p>290</text:p>
          </table:table-cell>
          <table:table-cell office:value-type="float" office:value="997056">
            <text:p>997056</text:p>
          </table:table-cell>
          <table:table-cell office:value-type="float" office:value="500960">
            <text:p>500960</text:p>
          </table:table-cell>
          <table:table-cell office:value-type="float" office:value="198048">
            <text:p>198048</text:p>
          </table:table-cell>
          <table:table-cell/>
          <table:table-cell office:value-type="float" office:value="290">
            <text:p>290</text:p>
          </table:table-cell>
          <table:table-cell office:value-type="float" office:value="999648">
            <text:p>999648</text:p>
          </table:table-cell>
          <table:table-cell office:value-type="float" office:value="500960">
            <text:p>500960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000640">
            <text:p>1000640</text:p>
          </table:table-cell>
          <table:table-cell office:value-type="float" office:value="500320">
            <text:p>500320</text:p>
          </table:table-cell>
          <table:table-cell office:value-type="float" office:value="187520">
            <text:p>187520</text:p>
          </table:table-cell>
          <table:table-cell/>
          <table:table-cell office:value-type="float" office:value="291">
            <text:p>291</text:p>
          </table:table-cell>
          <table:table-cell office:value-type="float" office:value="1001952">
            <text:p>1001952</text:p>
          </table:table-cell>
          <table:table-cell office:value-type="float" office:value="491392">
            <text:p>491392</text:p>
          </table:table-cell>
          <table:table-cell office:value-type="float" office:value="199680">
            <text:p>199680</text:p>
          </table:table-cell>
          <table:table-cell/>
          <table:table-cell office:value-type="float" office:value="291">
            <text:p>291</text:p>
          </table:table-cell>
          <table:table-cell office:value-type="float" office:value="999904">
            <text:p>999904</text:p>
          </table:table-cell>
          <table:table-cell office:value-type="float" office:value="498912">
            <text:p>498912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000128">
            <text:p>1000128</text:p>
          </table:table-cell>
          <table:table-cell office:value-type="float" office:value="500320">
            <text:p>50032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92">
            <text:p>292</text:p>
          </table:table-cell>
          <table:table-cell office:value-type="float" office:value="994976">
            <text:p>994976</text:p>
          </table:table-cell>
          <table:table-cell office:value-type="float" office:value="505664">
            <text:p>505664</text:p>
          </table:table-cell>
          <table:table-cell office:value-type="float" office:value="199776">
            <text:p>199776</text:p>
          </table:table-cell>
          <table:table-cell/>
          <table:table-cell office:value-type="float" office:value="292">
            <text:p>292</text:p>
          </table:table-cell>
          <table:table-cell office:value-type="float" office:value="997056">
            <text:p>997056</text:p>
          </table:table-cell>
          <table:table-cell office:value-type="float" office:value="496064">
            <text:p>496064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999872">
            <text:p>999872</text:p>
          </table:table-cell>
          <table:table-cell office:value-type="float" office:value="499232">
            <text:p>499232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93">
            <text:p>293</text:p>
          </table:table-cell>
          <table:table-cell office:value-type="float" office:value="1001952">
            <text:p>1001952</text:p>
          </table:table-cell>
          <table:table-cell office:value-type="float" office:value="500992">
            <text:p>500992</text:p>
          </table:table-cell>
          <table:table-cell office:value-type="float" office:value="200032">
            <text:p>200032</text:p>
          </table:table-cell>
          <table:table-cell/>
          <table:table-cell office:value-type="float" office:value="293">
            <text:p>293</text:p>
          </table:table-cell>
          <table:table-cell office:value-type="float" office:value="992672">
            <text:p>992672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999840">
            <text:p>999840</text:p>
          </table:table-cell>
          <table:table-cell office:value-type="float" office:value="500608">
            <text:p>50060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294">
            <text:p>294</text:p>
          </table:table-cell>
          <table:table-cell office:value-type="float" office:value="995328">
            <text:p>995328</text:p>
          </table:table-cell>
          <table:table-cell office:value-type="float" office:value="500960">
            <text:p>500960</text:p>
          </table:table-cell>
          <table:table-cell office:value-type="float" office:value="199840">
            <text:p>199840</text:p>
          </table:table-cell>
          <table:table-cell/>
          <table:table-cell office:value-type="float" office:value="294">
            <text:p>294</text:p>
          </table:table-cell>
          <table:table-cell office:value-type="float" office:value="1001952">
            <text:p>1001952</text:p>
          </table:table-cell>
          <table:table-cell office:value-type="float" office:value="503296">
            <text:p>503296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999872">
            <text:p>999872</text:p>
          </table:table-cell>
          <table:table-cell office:value-type="float" office:value="500352">
            <text:p>500352</text:p>
          </table:table-cell>
          <table:table-cell office:value-type="float" office:value="199104">
            <text:p>199104</text:p>
          </table:table-cell>
          <table:table-cell/>
          <table:table-cell office:value-type="float" office:value="295">
            <text:p>295</text:p>
          </table:table-cell>
          <table:table-cell office:value-type="float" office:value="1001952">
            <text:p>1001952</text:p>
          </table:table-cell>
          <table:table-cell office:value-type="float" office:value="496608">
            <text:p>496608</text:p>
          </table:table-cell>
          <table:table-cell office:value-type="float" office:value="198304">
            <text:p>198304</text:p>
          </table:table-cell>
          <table:table-cell/>
          <table:table-cell office:value-type="float" office:value="295">
            <text:p>295</text:p>
          </table:table-cell>
          <table:table-cell office:value-type="float" office:value="1006880">
            <text:p>1006880</text:p>
          </table:table-cell>
          <table:table-cell office:value-type="float" office:value="500960">
            <text:p>500960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999808">
            <text:p>999808</text:p>
          </table:table-cell>
          <table:table-cell office:value-type="float" office:value="499520">
            <text:p>499520</text:p>
          </table:table-cell>
          <table:table-cell office:value-type="float" office:value="200384">
            <text:p>200384</text:p>
          </table:table-cell>
          <table:table-cell/>
          <table:table-cell office:value-type="float" office:value="296">
            <text:p>296</text:p>
          </table:table-cell>
          <table:table-cell office:value-type="float" office:value="999328">
            <text:p>999328</text:p>
          </table:table-cell>
          <table:table-cell office:value-type="float" office:value="500992">
            <text:p>50099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296">
            <text:p>296</text:p>
          </table:table-cell>
          <table:table-cell office:value-type="float" office:value="987552">
            <text:p>987552</text:p>
          </table:table-cell>
          <table:table-cell office:value-type="float" office:value="498688">
            <text:p>498688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000736">
            <text:p>1000736</text:p>
          </table:table-cell>
          <table:table-cell office:value-type="float" office:value="500064">
            <text:p>500064</text:p>
          </table:table-cell>
          <table:table-cell office:value-type="float" office:value="212704">
            <text:p>212704</text:p>
          </table:table-cell>
          <table:table-cell/>
          <table:table-cell office:value-type="float" office:value="297">
            <text:p>297</text:p>
          </table:table-cell>
          <table:table-cell office:value-type="float" office:value="999680">
            <text:p>999680</text:p>
          </table:table-cell>
          <table:table-cell office:value-type="float" office:value="498368">
            <text:p>49836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297">
            <text:p>297</text:p>
          </table:table-cell>
          <table:table-cell office:value-type="float" office:value="1009184">
            <text:p>1009184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999840">
            <text:p>999840</text:p>
          </table:table-cell>
          <table:table-cell office:value-type="float" office:value="500640">
            <text:p>500640</text:p>
          </table:table-cell>
          <table:table-cell office:value-type="float" office:value="200192">
            <text:p>200192</text:p>
          </table:table-cell>
          <table:table-cell/>
          <table:table-cell office:value-type="float" office:value="298">
            <text:p>298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9904">
            <text:p>199904</text:p>
          </table:table-cell>
          <table:table-cell/>
          <table:table-cell office:value-type="float" office:value="298">
            <text:p>298</text:p>
          </table:table-cell>
          <table:table-cell office:value-type="float" office:value="997568">
            <text:p>997568</text:p>
          </table:table-cell>
          <table:table-cell office:value-type="float" office:value="496608">
            <text:p>496608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999872">
            <text:p>999872</text:p>
          </table:table-cell>
          <table:table-cell office:value-type="float" office:value="499168">
            <text:p>499168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299">
            <text:p>299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212032">
            <text:p>212032</text:p>
          </table:table-cell>
          <table:table-cell/>
          <table:table-cell office:value-type="float" office:value="299">
            <text:p>299</text:p>
          </table:table-cell>
          <table:table-cell office:value-type="float" office:value="999360">
            <text:p>999360</text:p>
          </table:table-cell>
          <table:table-cell office:value-type="float" office:value="500992">
            <text:p>500992</text:p>
          </table:table-cell>
          <table:table-cell office:value-type="float" office:value="194848">
            <text:p>194848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999488">
            <text:p>999488</text:p>
          </table:table-cell>
          <table:table-cell office:value-type="float" office:value="499520">
            <text:p>499520</text:p>
          </table:table-cell>
          <table:table-cell office:value-type="float" office:value="187552">
            <text:p>187552</text:p>
          </table:table-cell>
          <table:table-cell/>
          <table:table-cell office:value-type="float" office:value="300">
            <text:p>300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178144">
            <text:p>178144</text:p>
          </table:table-cell>
          <table:table-cell/>
          <table:table-cell office:value-type="float" office:value="300">
            <text:p>300</text:p>
          </table:table-cell>
          <table:table-cell office:value-type="float" office:value="999680">
            <text:p>999680</text:p>
          </table:table-cell>
          <table:table-cell office:value-type="float" office:value="498368">
            <text:p>498368</text:p>
          </table:table-cell>
          <table:table-cell office:value-type="float" office:value="201792">
            <text:p>201792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999904">
            <text:p>999904</text:p>
          </table:table-cell>
          <table:table-cell office:value-type="float" office:value="500640">
            <text:p>500640</text:p>
          </table:table-cell>
          <table:table-cell office:value-type="float" office:value="200096">
            <text:p>200096</text:p>
          </table:table-cell>
          <table:table-cell/>
          <table:table-cell office:value-type="float" office:value="301">
            <text:p>301</text:p>
          </table:table-cell>
          <table:table-cell office:value-type="float" office:value="997600">
            <text:p>997600</text:p>
          </table:table-cell>
          <table:table-cell office:value-type="float" office:value="498912">
            <text:p>498912</text:p>
          </table:table-cell>
          <table:table-cell office:value-type="float" office:value="207424">
            <text:p>207424</text:p>
          </table:table-cell>
          <table:table-cell/>
          <table:table-cell office:value-type="float" office:value="301">
            <text:p>301</text:p>
          </table:table-cell>
          <table:table-cell office:value-type="float" office:value="999872">
            <text:p>999872</text:p>
          </table:table-cell>
          <table:table-cell office:value-type="float" office:value="498688">
            <text:p>498688</text:p>
          </table:table-cell>
          <table:table-cell office:value-type="float" office:value="180640">
            <text:p>180640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000160">
            <text:p>1000160</text:p>
          </table:table-cell>
          <table:table-cell office:value-type="float" office:value="499520">
            <text:p>499520</text:p>
          </table:table-cell>
          <table:table-cell office:value-type="float" office:value="200224">
            <text:p>200224</text:p>
          </table:table-cell>
          <table:table-cell/>
          <table:table-cell office:value-type="float" office:value="302">
            <text:p>302</text:p>
          </table:table-cell>
          <table:table-cell office:value-type="float" office:value="1001952">
            <text:p>1001952</text:p>
          </table:table-cell>
          <table:table-cell office:value-type="float" office:value="500992">
            <text:p>500992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302">
            <text:p>302</text:p>
          </table:table-cell>
          <table:table-cell office:value-type="float" office:value="997056">
            <text:p>997056</text:p>
          </table:table-cell>
          <table:table-cell office:value-type="float" office:value="496608">
            <text:p>496608</text:p>
          </table:table-cell>
          <table:table-cell office:value-type="float" office:value="215680">
            <text:p>215680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000640">
            <text:p>1000640</text:p>
          </table:table-cell>
          <table:table-cell office:value-type="float" office:value="500384">
            <text:p>500384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303">
            <text:p>303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9264">
            <text:p>199264</text:p>
          </table:table-cell>
          <table:table-cell/>
          <table:table-cell office:value-type="float" office:value="303">
            <text:p>303</text:p>
          </table:table-cell>
          <table:table-cell office:value-type="float" office:value="1001952">
            <text:p>1001952</text:p>
          </table:table-cell>
          <table:table-cell office:value-type="float" office:value="503264">
            <text:p>503264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999552">
            <text:p>999552</text:p>
          </table:table-cell>
          <table:table-cell office:value-type="float" office:value="500320">
            <text:p>500320</text:p>
          </table:table-cell>
          <table:table-cell office:value-type="float" office:value="199808">
            <text:p>199808</text:p>
          </table:table-cell>
          <table:table-cell/>
          <table:table-cell office:value-type="float" office:value="304">
            <text:p>304</text:p>
          </table:table-cell>
          <table:table-cell office:value-type="float" office:value="999872">
            <text:p>999872</text:p>
          </table:table-cell>
          <table:table-cell office:value-type="float" office:value="498368">
            <text:p>49836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304">
            <text:p>304</text:p>
          </table:table-cell>
          <table:table-cell office:value-type="float" office:value="997600">
            <text:p>997600</text:p>
          </table:table-cell>
          <table:table-cell office:value-type="float" office:value="498688">
            <text:p>498688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000160">
            <text:p>1000160</text:p>
          </table:table-cell>
          <table:table-cell office:value-type="float" office:value="499488">
            <text:p>499488</text:p>
          </table:table-cell>
          <table:table-cell office:value-type="float" office:value="198880">
            <text:p>198880</text:p>
          </table:table-cell>
          <table:table-cell/>
          <table:table-cell office:value-type="float" office:value="305">
            <text:p>305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305">
            <text:p>305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201504">
            <text:p>201504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999552">
            <text:p>999552</text:p>
          </table:table-cell>
          <table:table-cell office:value-type="float" office:value="500352">
            <text:p>500352</text:p>
          </table:table-cell>
          <table:table-cell office:value-type="float" office:value="200192">
            <text:p>200192</text:p>
          </table:table-cell>
          <table:table-cell/>
          <table:table-cell office:value-type="float" office:value="306">
            <text:p>306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198560">
            <text:p>198560</text:p>
          </table:table-cell>
          <table:table-cell/>
          <table:table-cell office:value-type="float" office:value="306">
            <text:p>306</text:p>
          </table:table-cell>
          <table:table-cell office:value-type="float" office:value="1001952">
            <text:p>1001952</text:p>
          </table:table-cell>
          <table:table-cell office:value-type="float" office:value="498336">
            <text:p>498336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000160">
            <text:p>1000160</text:p>
          </table:table-cell>
          <table:table-cell office:value-type="float" office:value="500032">
            <text:p>500032</text:p>
          </table:table-cell>
          <table:table-cell office:value-type="float" office:value="201920">
            <text:p>201920</text:p>
          </table:table-cell>
          <table:table-cell/>
          <table:table-cell office:value-type="float" office:value="307">
            <text:p>307</text:p>
          </table:table-cell>
          <table:table-cell office:value-type="float" office:value="999680">
            <text:p>999680</text:p>
          </table:table-cell>
          <table:table-cell office:value-type="float" office:value="498912">
            <text:p>49891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307">
            <text:p>307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000384">
            <text:p>1000384</text:p>
          </table:table-cell>
          <table:table-cell office:value-type="float" office:value="499520">
            <text:p>499520</text:p>
          </table:table-cell>
          <table:table-cell office:value-type="float" office:value="198080">
            <text:p>198080</text:p>
          </table:table-cell>
          <table:table-cell/>
          <table:table-cell office:value-type="float" office:value="308">
            <text:p>308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308">
            <text:p>308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7472">
            <text:p>197472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000160">
            <text:p>1000160</text:p>
          </table:table-cell>
          <table:table-cell office:value-type="float" office:value="500640">
            <text:p>50064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09">
            <text:p>309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309">
            <text:p>309</text:p>
          </table:table-cell>
          <table:table-cell office:value-type="float" office:value="1001952">
            <text:p>1001952</text:p>
          </table:table-cell>
          <table:table-cell office:value-type="float" office:value="493536">
            <text:p>493536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999552">
            <text:p>999552</text:p>
          </table:table-cell>
          <table:table-cell office:value-type="float" office:value="500000">
            <text:p>50000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10">
            <text:p>310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199872">
            <text:p>199872</text:p>
          </table:table-cell>
          <table:table-cell/>
          <table:table-cell office:value-type="float" office:value="310">
            <text:p>310</text:p>
          </table:table-cell>
          <table:table-cell office:value-type="float" office:value="997056">
            <text:p>997056</text:p>
          </table:table-cell>
          <table:table-cell office:value-type="float" office:value="506368">
            <text:p>50636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000160">
            <text:p>1000160</text:p>
          </table:table-cell>
          <table:table-cell office:value-type="float" office:value="499840">
            <text:p>499840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311">
            <text:p>311</text:p>
          </table:table-cell>
          <table:table-cell office:value-type="float" office:value="999872">
            <text:p>999872</text:p>
          </table:table-cell>
          <table:table-cell office:value-type="float" office:value="498368">
            <text:p>498368</text:p>
          </table:table-cell>
          <table:table-cell office:value-type="float" office:value="198368">
            <text:p>198368</text:p>
          </table:table-cell>
          <table:table-cell/>
          <table:table-cell office:value-type="float" office:value="311">
            <text:p>311</text:p>
          </table:table-cell>
          <table:table-cell office:value-type="float" office:value="999872">
            <text:p>999872</text:p>
          </table:table-cell>
          <table:table-cell office:value-type="float" office:value="498688">
            <text:p>498688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999776">
            <text:p>999776</text:p>
          </table:table-cell>
          <table:table-cell office:value-type="float" office:value="499488">
            <text:p>499488</text:p>
          </table:table-cell>
          <table:table-cell office:value-type="float" office:value="199104">
            <text:p>199104</text:p>
          </table:table-cell>
          <table:table-cell/>
          <table:table-cell office:value-type="float" office:value="312">
            <text:p>312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9648">
            <text:p>199648</text:p>
          </table:table-cell>
          <table:table-cell/>
          <table:table-cell office:value-type="float" office:value="312">
            <text:p>312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999936">
            <text:p>999936</text:p>
          </table:table-cell>
          <table:table-cell office:value-type="float" office:value="500384">
            <text:p>500384</text:p>
          </table:table-cell>
          <table:table-cell office:value-type="float" office:value="201632">
            <text:p>201632</text:p>
          </table:table-cell>
          <table:table-cell/>
          <table:table-cell office:value-type="float" office:value="313">
            <text:p>313</text:p>
          </table:table-cell>
          <table:table-cell office:value-type="float" office:value="997056">
            <text:p>997056</text:p>
          </table:table-cell>
          <table:table-cell office:value-type="float" office:value="498912">
            <text:p>498912</text:p>
          </table:table-cell>
          <table:table-cell office:value-type="float" office:value="198496">
            <text:p>198496</text:p>
          </table:table-cell>
          <table:table-cell/>
          <table:table-cell office:value-type="float" office:value="313">
            <text:p>313</text:p>
          </table:table-cell>
          <table:table-cell office:value-type="float" office:value="987776">
            <text:p>987776</text:p>
          </table:table-cell>
          <table:table-cell office:value-type="float" office:value="498368">
            <text:p>498368</text:p>
          </table:table-cell>
          <table:table-cell office:value-type="float" office:value="197088">
            <text:p>197088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000384">
            <text:p>1000384</text:p>
          </table:table-cell>
          <table:table-cell office:value-type="float" office:value="500352">
            <text:p>500352</text:p>
          </table:table-cell>
          <table:table-cell office:value-type="float" office:value="199872">
            <text:p>199872</text:p>
          </table:table-cell>
          <table:table-cell/>
          <table:table-cell office:value-type="float" office:value="314">
            <text:p>314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3632">
            <text:p>193632</text:p>
          </table:table-cell>
          <table:table-cell/>
          <table:table-cell office:value-type="float" office:value="314">
            <text:p>314</text:p>
          </table:table-cell>
          <table:table-cell office:value-type="float" office:value="1009152">
            <text:p>1009152</text:p>
          </table:table-cell>
          <table:table-cell office:value-type="float" office:value="500992">
            <text:p>500992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000096">
            <text:p>1000096</text:p>
          </table:table-cell>
          <table:table-cell office:value-type="float" office:value="499488">
            <text:p>499488</text:p>
          </table:table-cell>
          <table:table-cell office:value-type="float" office:value="198592">
            <text:p>198592</text:p>
          </table:table-cell>
          <table:table-cell/>
          <table:table-cell office:value-type="float" office:value="315">
            <text:p>315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207136">
            <text:p>207136</text:p>
          </table:table-cell>
          <table:table-cell/>
          <table:table-cell office:value-type="float" office:value="315">
            <text:p>315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4816">
            <text:p>194816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999840">
            <text:p>999840</text:p>
          </table:table-cell>
          <table:table-cell office:value-type="float" office:value="500384">
            <text:p>500384</text:p>
          </table:table-cell>
          <table:table-cell office:value-type="float" office:value="200096">
            <text:p>200096</text:p>
          </table:table-cell>
          <table:table-cell/>
          <table:table-cell office:value-type="float" office:value="316">
            <text:p>316</text:p>
          </table:table-cell>
          <table:table-cell office:value-type="float" office:value="1001952">
            <text:p>1001952</text:p>
          </table:table-cell>
          <table:table-cell office:value-type="float" office:value="500960">
            <text:p>500960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316">
            <text:p>316</text:p>
          </table:table-cell>
          <table:table-cell office:value-type="float" office:value="997056">
            <text:p>997056</text:p>
          </table:table-cell>
          <table:table-cell office:value-type="float" office:value="500960">
            <text:p>500960</text:p>
          </table:table-cell>
          <table:table-cell office:value-type="float" office:value="201504">
            <text:p>201504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999872">
            <text:p>999872</text:p>
          </table:table-cell>
          <table:table-cell office:value-type="float" office:value="500320">
            <text:p>500320</text:p>
          </table:table-cell>
          <table:table-cell office:value-type="float" office:value="201536">
            <text:p>201536</text:p>
          </table:table-cell>
          <table:table-cell/>
          <table:table-cell office:value-type="float" office:value="317">
            <text:p>317</text:p>
          </table:table-cell>
          <table:table-cell office:value-type="float" office:value="992192">
            <text:p>992192</text:p>
          </table:table-cell>
          <table:table-cell office:value-type="float" office:value="500992">
            <text:p>500992</text:p>
          </table:table-cell>
          <table:table-cell office:value-type="float" office:value="198208">
            <text:p>198208</text:p>
          </table:table-cell>
          <table:table-cell/>
          <table:table-cell office:value-type="float" office:value="317">
            <text:p>317</text:p>
          </table:table-cell>
          <table:table-cell office:value-type="float" office:value="999872">
            <text:p>999872</text:p>
          </table:table-cell>
          <table:table-cell office:value-type="float" office:value="496640">
            <text:p>496640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999904">
            <text:p>999904</text:p>
          </table:table-cell>
          <table:table-cell office:value-type="float" office:value="499168">
            <text:p>499168</text:p>
          </table:table-cell>
          <table:table-cell office:value-type="float" office:value="200288">
            <text:p>200288</text:p>
          </table:table-cell>
          <table:table-cell/>
          <table:table-cell office:value-type="float" office:value="318">
            <text:p>318</text:p>
          </table:table-cell>
          <table:table-cell office:value-type="float" office:value="1005088">
            <text:p>1005088</text:p>
          </table:table-cell>
          <table:table-cell office:value-type="float" office:value="496064">
            <text:p>496064</text:p>
          </table:table-cell>
          <table:table-cell office:value-type="float" office:value="201920">
            <text:p>201920</text:p>
          </table:table-cell>
          <table:table-cell/>
          <table:table-cell office:value-type="float" office:value="318">
            <text:p>318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000640">
            <text:p>1000640</text:p>
          </table:table-cell>
          <table:table-cell office:value-type="float" office:value="500384">
            <text:p>500384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19">
            <text:p>319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199840">
            <text:p>199840</text:p>
          </table:table-cell>
          <table:table-cell/>
          <table:table-cell office:value-type="float" office:value="319">
            <text:p>319</text:p>
          </table:table-cell>
          <table:table-cell office:value-type="float" office:value="997056">
            <text:p>997056</text:p>
          </table:table-cell>
          <table:table-cell office:value-type="float" office:value="498368">
            <text:p>498368</text:p>
          </table:table-cell>
          <table:table-cell office:value-type="float" office:value="201792">
            <text:p>201792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999840">
            <text:p>999840</text:p>
          </table:table-cell>
          <table:table-cell office:value-type="float" office:value="499776">
            <text:p>499776</text:p>
          </table:table-cell>
          <table:table-cell office:value-type="float" office:value="198528">
            <text:p>198528</text:p>
          </table:table-cell>
          <table:table-cell/>
          <table:table-cell office:value-type="float" office:value="320">
            <text:p>320</text:p>
          </table:table-cell>
          <table:table-cell office:value-type="float" office:value="1001952">
            <text:p>1001952</text:p>
          </table:table-cell>
          <table:table-cell office:value-type="float" office:value="500992">
            <text:p>50099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320">
            <text:p>320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999872">
            <text:p>999872</text:p>
          </table:table-cell>
          <table:table-cell office:value-type="float" office:value="500384">
            <text:p>500384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321">
            <text:p>321</text:p>
          </table:table-cell>
          <table:table-cell office:value-type="float" office:value="997600">
            <text:p>997600</text:p>
          </table:table-cell>
          <table:table-cell office:value-type="float" office:value="498880">
            <text:p>498880</text:p>
          </table:table-cell>
          <table:table-cell office:value-type="float" office:value="199328">
            <text:p>199328</text:p>
          </table:table-cell>
          <table:table-cell/>
          <table:table-cell office:value-type="float" office:value="321">
            <text:p>321</text:p>
          </table:table-cell>
          <table:table-cell office:value-type="float" office:value="994976">
            <text:p>994976</text:p>
          </table:table-cell>
          <table:table-cell office:value-type="float" office:value="503264">
            <text:p>503264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999808">
            <text:p>999808</text:p>
          </table:table-cell>
          <table:table-cell office:value-type="float" office:value="499168">
            <text:p>499168</text:p>
          </table:table-cell>
          <table:table-cell office:value-type="float" office:value="199808">
            <text:p>199808</text:p>
          </table:table-cell>
          <table:table-cell/>
          <table:table-cell office:value-type="float" office:value="322">
            <text:p>322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6608">
            <text:p>196608</text:p>
          </table:table-cell>
          <table:table-cell/>
          <table:table-cell office:value-type="float" office:value="322">
            <text:p>322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999584">
            <text:p>999584</text:p>
          </table:table-cell>
          <table:table-cell office:value-type="float" office:value="500608">
            <text:p>500608</text:p>
          </table:table-cell>
          <table:table-cell office:value-type="float" office:value="199904">
            <text:p>199904</text:p>
          </table:table-cell>
          <table:table-cell/>
          <table:table-cell office:value-type="float" office:value="323">
            <text:p>323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323">
            <text:p>323</text:p>
          </table:table-cell>
          <table:table-cell office:value-type="float" office:value="997600">
            <text:p>997600</text:p>
          </table:table-cell>
          <table:table-cell office:value-type="float" office:value="498912">
            <text:p>498912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000160">
            <text:p>1000160</text:p>
          </table:table-cell>
          <table:table-cell office:value-type="float" office:value="500384">
            <text:p>500384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24">
            <text:p>324</text:p>
          </table:table-cell>
          <table:table-cell office:value-type="float" office:value="999904">
            <text:p>999904</text:p>
          </table:table-cell>
          <table:table-cell office:value-type="float" office:value="498368">
            <text:p>498368</text:p>
          </table:table-cell>
          <table:table-cell office:value-type="float" office:value="198208">
            <text:p>198208</text:p>
          </table:table-cell>
          <table:table-cell/>
          <table:table-cell office:value-type="float" office:value="324">
            <text:p>324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000704">
            <text:p>1000704</text:p>
          </table:table-cell>
          <table:table-cell office:value-type="float" office:value="499168">
            <text:p>49916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25">
            <text:p>325</text:p>
          </table:table-cell>
          <table:table-cell office:value-type="float" office:value="999648">
            <text:p>999648</text:p>
          </table:table-cell>
          <table:table-cell office:value-type="float" office:value="500960">
            <text:p>500960</text:p>
          </table:table-cell>
          <table:table-cell office:value-type="float" office:value="202784">
            <text:p>202784</text:p>
          </table:table-cell>
          <table:table-cell/>
          <table:table-cell office:value-type="float" office:value="325">
            <text:p>325</text:p>
          </table:table-cell>
          <table:table-cell office:value-type="float" office:value="999328">
            <text:p>999328</text:p>
          </table:table-cell>
          <table:table-cell office:value-type="float" office:value="500992">
            <text:p>500992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999840">
            <text:p>999840</text:p>
          </table:table-cell>
          <table:table-cell office:value-type="float" office:value="500384">
            <text:p>500384</text:p>
          </table:table-cell>
          <table:table-cell office:value-type="float" office:value="199872">
            <text:p>199872</text:p>
          </table:table-cell>
          <table:table-cell/>
          <table:table-cell office:value-type="float" office:value="326">
            <text:p>326</text:p>
          </table:table-cell>
          <table:table-cell office:value-type="float" office:value="997056">
            <text:p>997056</text:p>
          </table:table-cell>
          <table:table-cell office:value-type="float" office:value="496640">
            <text:p>496640</text:p>
          </table:table-cell>
          <table:table-cell office:value-type="float" office:value="212160">
            <text:p>212160</text:p>
          </table:table-cell>
          <table:table-cell/>
          <table:table-cell office:value-type="float" office:value="326">
            <text:p>326</text:p>
          </table:table-cell>
          <table:table-cell office:value-type="float" office:value="997600">
            <text:p>997600</text:p>
          </table:table-cell>
          <table:table-cell office:value-type="float" office:value="496064">
            <text:p>496064</text:p>
          </table:table-cell>
          <table:table-cell office:value-type="float" office:value="206176">
            <text:p>206176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999808">
            <text:p>999808</text:p>
          </table:table-cell>
          <table:table-cell office:value-type="float" office:value="499840">
            <text:p>499840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327">
            <text:p>327</text:p>
          </table:table-cell>
          <table:table-cell office:value-type="float" office:value="999904">
            <text:p>999904</text:p>
          </table:table-cell>
          <table:table-cell office:value-type="float" office:value="500960">
            <text:p>500960</text:p>
          </table:table-cell>
          <table:table-cell office:value-type="float" office:value="183584">
            <text:p>183584</text:p>
          </table:table-cell>
          <table:table-cell/>
          <table:table-cell office:value-type="float" office:value="327">
            <text:p>327</text:p>
          </table:table-cell>
          <table:table-cell office:value-type="float" office:value="999680">
            <text:p>999680</text:p>
          </table:table-cell>
          <table:table-cell office:value-type="float" office:value="503264">
            <text:p>503264</text:p>
          </table:table-cell>
          <table:table-cell office:value-type="float" office:value="194816">
            <text:p>194816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999552">
            <text:p>999552</text:p>
          </table:table-cell>
          <table:table-cell office:value-type="float" office:value="500320">
            <text:p>500320</text:p>
          </table:table-cell>
          <table:table-cell office:value-type="float" office:value="199840">
            <text:p>199840</text:p>
          </table:table-cell>
          <table:table-cell/>
          <table:table-cell office:value-type="float" office:value="328">
            <text:p>328</text:p>
          </table:table-cell>
          <table:table-cell office:value-type="float" office:value="997024">
            <text:p>997024</text:p>
          </table:table-cell>
          <table:table-cell office:value-type="float" office:value="500992">
            <text:p>500992</text:p>
          </table:table-cell>
          <table:table-cell office:value-type="float" office:value="203008">
            <text:p>203008</text:p>
          </table:table-cell>
          <table:table-cell/>
          <table:table-cell office:value-type="float" office:value="328">
            <text:p>328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000160">
            <text:p>1000160</text:p>
          </table:table-cell>
          <table:table-cell office:value-type="float" office:value="500000">
            <text:p>500000</text:p>
          </table:table-cell>
          <table:table-cell office:value-type="float" office:value="200224">
            <text:p>200224</text:p>
          </table:table-cell>
          <table:table-cell/>
          <table:table-cell office:value-type="float" office:value="329">
            <text:p>329</text:p>
          </table:table-cell>
          <table:table-cell office:value-type="float" office:value="1001984">
            <text:p>1001984</text:p>
          </table:table-cell>
          <table:table-cell office:value-type="float" office:value="498688">
            <text:p>498688</text:p>
          </table:table-cell>
          <table:table-cell office:value-type="float" office:value="197120">
            <text:p>197120</text:p>
          </table:table-cell>
          <table:table-cell/>
          <table:table-cell office:value-type="float" office:value="329">
            <text:p>329</text:p>
          </table:table-cell>
          <table:table-cell office:value-type="float" office:value="997056">
            <text:p>997056</text:p>
          </table:table-cell>
          <table:table-cell office:value-type="float" office:value="498912">
            <text:p>49891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000384">
            <text:p>1000384</text:p>
          </table:table-cell>
          <table:table-cell office:value-type="float" office:value="499552">
            <text:p>499552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30">
            <text:p>330</text:p>
          </table:table-cell>
          <table:table-cell office:value-type="float" office:value="997568">
            <text:p>997568</text:p>
          </table:table-cell>
          <table:table-cell office:value-type="float" office:value="498368">
            <text:p>498368</text:p>
          </table:table-cell>
          <table:table-cell office:value-type="float" office:value="201216">
            <text:p>201216</text:p>
          </table:table-cell>
          <table:table-cell/>
          <table:table-cell office:value-type="float" office:value="330">
            <text:p>330</text:p>
          </table:table-cell>
          <table:table-cell office:value-type="float" office:value="999872">
            <text:p>999872</text:p>
          </table:table-cell>
          <table:table-cell office:value-type="float" office:value="498688">
            <text:p>498688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000160">
            <text:p>1000160</text:p>
          </table:table-cell>
          <table:table-cell office:value-type="float" office:value="500608">
            <text:p>500608</text:p>
          </table:table-cell>
          <table:table-cell office:value-type="float" office:value="200096">
            <text:p>200096</text:p>
          </table:table-cell>
          <table:table-cell/>
          <table:table-cell office:value-type="float" office:value="331">
            <text:p>331</text:p>
          </table:table-cell>
          <table:table-cell office:value-type="float" office:value="1001984">
            <text:p>1001984</text:p>
          </table:table-cell>
          <table:table-cell office:value-type="float" office:value="498688">
            <text:p>498688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331">
            <text:p>331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332">
            <text:p>332</text:p>
          </table:table-cell>
          <table:table-cell office:value-type="float" office:value="997056">
            <text:p>997056</text:p>
          </table:table-cell>
          <table:table-cell office:value-type="float" office:value="500960">
            <text:p>500960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332">
            <text:p>332</text:p>
          </table:table-cell>
          <table:table-cell office:value-type="float" office:value="999328">
            <text:p>999328</text:p>
          </table:table-cell>
          <table:table-cell office:value-type="float" office:value="498336">
            <text:p>498336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000160">
            <text:p>1000160</text:p>
          </table:table-cell>
          <table:table-cell office:value-type="float" office:value="499168">
            <text:p>499168</text:p>
          </table:table-cell>
          <table:table-cell office:value-type="float" office:value="199584">
            <text:p>199584</text:p>
          </table:table-cell>
          <table:table-cell/>
          <table:table-cell office:value-type="float" office:value="333">
            <text:p>333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197888">
            <text:p>197888</text:p>
          </table:table-cell>
          <table:table-cell/>
          <table:table-cell office:value-type="float" office:value="333">
            <text:p>333</text:p>
          </table:table-cell>
          <table:table-cell office:value-type="float" office:value="992704">
            <text:p>992704</text:p>
          </table:table-cell>
          <table:table-cell office:value-type="float" office:value="500992">
            <text:p>500992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999552">
            <text:p>999552</text:p>
          </table:table-cell>
          <table:table-cell office:value-type="float" office:value="499776">
            <text:p>499776</text:p>
          </table:table-cell>
          <table:table-cell office:value-type="float" office:value="199040">
            <text:p>199040</text:p>
          </table:table-cell>
          <table:table-cell/>
          <table:table-cell office:value-type="float" office:value="334">
            <text:p>334</text:p>
          </table:table-cell>
          <table:table-cell office:value-type="float" office:value="994976">
            <text:p>994976</text:p>
          </table:table-cell>
          <table:table-cell office:value-type="float" office:value="498912">
            <text:p>498912</text:p>
          </table:table-cell>
          <table:table-cell office:value-type="float" office:value="202912">
            <text:p>202912</text:p>
          </table:table-cell>
          <table:table-cell/>
          <table:table-cell office:value-type="float" office:value="334">
            <text:p>334</text:p>
          </table:table-cell>
          <table:table-cell office:value-type="float" office:value="1001952">
            <text:p>1001952</text:p>
          </table:table-cell>
          <table:table-cell office:value-type="float" office:value="496608">
            <text:p>49660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000128">
            <text:p>1000128</text:p>
          </table:table-cell>
          <table:table-cell office:value-type="float" office:value="500384">
            <text:p>500384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335">
            <text:p>335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7664">
            <text:p>197664</text:p>
          </table:table-cell>
          <table:table-cell/>
          <table:table-cell office:value-type="float" office:value="335">
            <text:p>335</text:p>
          </table:table-cell>
          <table:table-cell office:value-type="float" office:value="1004576">
            <text:p>1004576</text:p>
          </table:table-cell>
          <table:table-cell office:value-type="float" office:value="503072">
            <text:p>50307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000640">
            <text:p>1000640</text:p>
          </table:table-cell>
          <table:table-cell office:value-type="float" office:value="500320">
            <text:p>50032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36">
            <text:p>336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200736">
            <text:p>200736</text:p>
          </table:table-cell>
          <table:table-cell/>
          <table:table-cell office:value-type="float" office:value="336">
            <text:p>336</text:p>
          </table:table-cell>
          <table:table-cell office:value-type="float" office:value="997056">
            <text:p>997056</text:p>
          </table:table-cell>
          <table:table-cell office:value-type="float" office:value="498912">
            <text:p>498912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999936">
            <text:p>999936</text:p>
          </table:table-cell>
          <table:table-cell office:value-type="float" office:value="499232">
            <text:p>499232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37">
            <text:p>337</text:p>
          </table:table-cell>
          <table:table-cell office:value-type="float" office:value="997600">
            <text:p>997600</text:p>
          </table:table-cell>
          <table:table-cell office:value-type="float" office:value="498336">
            <text:p>498336</text:p>
          </table:table-cell>
          <table:table-cell office:value-type="float" office:value="198496">
            <text:p>198496</text:p>
          </table:table-cell>
          <table:table-cell/>
          <table:table-cell office:value-type="float" office:value="337">
            <text:p>337</text:p>
          </table:table-cell>
          <table:table-cell office:value-type="float" office:value="999872">
            <text:p>999872</text:p>
          </table:table-cell>
          <table:table-cell office:value-type="float" office:value="500960">
            <text:p>500960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999552">
            <text:p>999552</text:p>
          </table:table-cell>
          <table:table-cell office:value-type="float" office:value="500384">
            <text:p>500384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38">
            <text:p>338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9936">
            <text:p>199936</text:p>
          </table:table-cell>
          <table:table-cell/>
          <table:table-cell office:value-type="float" office:value="338">
            <text:p>338</text:p>
          </table:table-cell>
          <table:table-cell office:value-type="float" office:value="994784">
            <text:p>994784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000160">
            <text:p>1000160</text:p>
          </table:table-cell>
          <table:table-cell office:value-type="float" office:value="499776">
            <text:p>499776</text:p>
          </table:table-cell>
          <table:table-cell office:value-type="float" office:value="199872">
            <text:p>199872</text:p>
          </table:table-cell>
          <table:table-cell/>
          <table:table-cell office:value-type="float" office:value="339">
            <text:p>339</text:p>
          </table:table-cell>
          <table:table-cell office:value-type="float" office:value="999360">
            <text:p>999360</text:p>
          </table:table-cell>
          <table:table-cell office:value-type="float" office:value="500992">
            <text:p>500992</text:p>
          </table:table-cell>
          <table:table-cell office:value-type="float" office:value="198944">
            <text:p>198944</text:p>
          </table:table-cell>
          <table:table-cell/>
          <table:table-cell office:value-type="float" office:value="339">
            <text:p>339</text:p>
          </table:table-cell>
          <table:table-cell office:value-type="float" office:value="999872">
            <text:p>999872</text:p>
          </table:table-cell>
          <table:table-cell office:value-type="float" office:value="500992">
            <text:p>500992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999776">
            <text:p>999776</text:p>
          </table:table-cell>
          <table:table-cell office:value-type="float" office:value="500384">
            <text:p>500384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40">
            <text:p>340</text:p>
          </table:table-cell>
          <table:table-cell office:value-type="float" office:value="997568">
            <text:p>997568</text:p>
          </table:table-cell>
          <table:table-cell office:value-type="float" office:value="498912">
            <text:p>498912</text:p>
          </table:table-cell>
          <table:table-cell office:value-type="float" office:value="196384">
            <text:p>196384</text:p>
          </table:table-cell>
          <table:table-cell/>
          <table:table-cell office:value-type="float" office:value="340">
            <text:p>340</text:p>
          </table:table-cell>
          <table:table-cell office:value-type="float" office:value="1001952">
            <text:p>1001952</text:p>
          </table:table-cell>
          <table:table-cell office:value-type="float" office:value="498368">
            <text:p>498368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999552">
            <text:p>999552</text:p>
          </table:table-cell>
          <table:table-cell office:value-type="float" office:value="500000">
            <text:p>500000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341">
            <text:p>341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202784">
            <text:p>202784</text:p>
          </table:table-cell>
          <table:table-cell/>
          <table:table-cell office:value-type="float" office:value="341">
            <text:p>341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000768">
            <text:p>1000768</text:p>
          </table:table-cell>
          <table:table-cell office:value-type="float" office:value="499744">
            <text:p>499744</text:p>
          </table:table-cell>
          <table:table-cell office:value-type="float" office:value="199776">
            <text:p>199776</text:p>
          </table:table-cell>
          <table:table-cell/>
          <table:table-cell office:value-type="float" office:value="342">
            <text:p>342</text:p>
          </table:table-cell>
          <table:table-cell office:value-type="float" office:value="999360">
            <text:p>999360</text:p>
          </table:table-cell>
          <table:table-cell office:value-type="float" office:value="495360">
            <text:p>495360</text:p>
          </table:table-cell>
          <table:table-cell office:value-type="float" office:value="196640">
            <text:p>196640</text:p>
          </table:table-cell>
          <table:table-cell/>
          <table:table-cell office:value-type="float" office:value="342">
            <text:p>342</text:p>
          </table:table-cell>
          <table:table-cell office:value-type="float" office:value="997056">
            <text:p>997056</text:p>
          </table:table-cell>
          <table:table-cell office:value-type="float" office:value="493984">
            <text:p>493984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000096">
            <text:p>1000096</text:p>
          </table:table-cell>
          <table:table-cell office:value-type="float" office:value="500416">
            <text:p>500416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343">
            <text:p>343</text:p>
          </table:table-cell>
          <table:table-cell office:value-type="float" office:value="999680">
            <text:p>999680</text:p>
          </table:table-cell>
          <table:table-cell office:value-type="float" office:value="503968">
            <text:p>503968</text:p>
          </table:table-cell>
          <table:table-cell office:value-type="float" office:value="201248">
            <text:p>201248</text:p>
          </table:table-cell>
          <table:table-cell/>
          <table:table-cell office:value-type="float" office:value="343">
            <text:p>343</text:p>
          </table:table-cell>
          <table:table-cell office:value-type="float" office:value="999872">
            <text:p>999872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999808">
            <text:p>999808</text:p>
          </table:table-cell>
          <table:table-cell office:value-type="float" office:value="500320">
            <text:p>500320</text:p>
          </table:table-cell>
          <table:table-cell office:value-type="float" office:value="199808">
            <text:p>199808</text:p>
          </table:table-cell>
          <table:table-cell/>
          <table:table-cell office:value-type="float" office:value="344">
            <text:p>344</text:p>
          </table:table-cell>
          <table:table-cell office:value-type="float" office:value="997568">
            <text:p>997568</text:p>
          </table:table-cell>
          <table:table-cell office:value-type="float" office:value="500992">
            <text:p>500992</text:p>
          </table:table-cell>
          <table:table-cell office:value-type="float" office:value="199680">
            <text:p>199680</text:p>
          </table:table-cell>
          <table:table-cell/>
          <table:table-cell office:value-type="float" office:value="344">
            <text:p>344</text:p>
          </table:table-cell>
          <table:table-cell office:value-type="float" office:value="999680">
            <text:p>999680</text:p>
          </table:table-cell>
          <table:table-cell office:value-type="float" office:value="503584">
            <text:p>503584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999584">
            <text:p>999584</text:p>
          </table:table-cell>
          <table:table-cell office:value-type="float" office:value="499232">
            <text:p>499232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345">
            <text:p>345</text:p>
          </table:table-cell>
          <table:table-cell office:value-type="float" office:value="999360">
            <text:p>999360</text:p>
          </table:table-cell>
          <table:table-cell office:value-type="float" office:value="498688">
            <text:p>498688</text:p>
          </table:table-cell>
          <table:table-cell office:value-type="float" office:value="200544">
            <text:p>200544</text:p>
          </table:table-cell>
          <table:table-cell/>
          <table:table-cell office:value-type="float" office:value="345">
            <text:p>345</text:p>
          </table:table-cell>
          <table:table-cell office:value-type="float" office:value="999328">
            <text:p>999328</text:p>
          </table:table-cell>
          <table:table-cell office:value-type="float" office:value="498368">
            <text:p>498368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000160">
            <text:p>1000160</text:p>
          </table:table-cell>
          <table:table-cell office:value-type="float" office:value="500608">
            <text:p>500608</text:p>
          </table:table-cell>
          <table:table-cell office:value-type="float" office:value="198624">
            <text:p>198624</text:p>
          </table:table-cell>
          <table:table-cell/>
          <table:table-cell office:value-type="float" office:value="346">
            <text:p>346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9488">
            <text:p>199488</text:p>
          </table:table-cell>
          <table:table-cell/>
          <table:table-cell office:value-type="float" office:value="346">
            <text:p>346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2544">
            <text:p>192544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000704">
            <text:p>1000704</text:p>
          </table:table-cell>
          <table:table-cell office:value-type="float" office:value="499488">
            <text:p>499488</text:p>
          </table:table-cell>
          <table:table-cell office:value-type="float" office:value="201536">
            <text:p>201536</text:p>
          </table:table-cell>
          <table:table-cell/>
          <table:table-cell office:value-type="float" office:value="347">
            <text:p>347</text:p>
          </table:table-cell>
          <table:table-cell office:value-type="float" office:value="1001952">
            <text:p>1001952</text:p>
          </table:table-cell>
          <table:table-cell office:value-type="float" office:value="498880">
            <text:p>498880</text:p>
          </table:table-cell>
          <table:table-cell office:value-type="float" office:value="189408">
            <text:p>189408</text:p>
          </table:table-cell>
          <table:table-cell/>
          <table:table-cell office:value-type="float" office:value="347">
            <text:p>347</text:p>
          </table:table-cell>
          <table:table-cell office:value-type="float" office:value="994656">
            <text:p>994656</text:p>
          </table:table-cell>
          <table:table-cell office:value-type="float" office:value="496608">
            <text:p>496608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999808">
            <text:p>999808</text:p>
          </table:table-cell>
          <table:table-cell office:value-type="float" office:value="500384">
            <text:p>500384</text:p>
          </table:table-cell>
          <table:table-cell office:value-type="float" office:value="198560">
            <text:p>198560</text:p>
          </table:table-cell>
          <table:table-cell/>
          <table:table-cell office:value-type="float" office:value="348">
            <text:p>348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208704">
            <text:p>208704</text:p>
          </table:table-cell>
          <table:table-cell/>
          <table:table-cell office:value-type="float" office:value="348">
            <text:p>348</text:p>
          </table:table-cell>
          <table:table-cell office:value-type="float" office:value="1002080">
            <text:p>1002080</text:p>
          </table:table-cell>
          <table:table-cell office:value-type="float" office:value="503072">
            <text:p>50307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999584">
            <text:p>999584</text:p>
          </table:table-cell>
          <table:table-cell office:value-type="float" office:value="499232">
            <text:p>499232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349">
            <text:p>349</text:p>
          </table:table-cell>
          <table:table-cell office:value-type="float" office:value="997024">
            <text:p>997024</text:p>
          </table:table-cell>
          <table:table-cell office:value-type="float" office:value="496064">
            <text:p>496064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349">
            <text:p>349</text:p>
          </table:table-cell>
          <table:table-cell office:value-type="float" office:value="1001952">
            <text:p>1001952</text:p>
          </table:table-cell>
          <table:table-cell office:value-type="float" office:value="498880">
            <text:p>498880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000160">
            <text:p>1000160</text:p>
          </table:table-cell>
          <table:table-cell office:value-type="float" office:value="500576">
            <text:p>500576</text:p>
          </table:table-cell>
          <table:table-cell office:value-type="float" office:value="200288">
            <text:p>200288</text:p>
          </table:table-cell>
          <table:table-cell/>
          <table:table-cell office:value-type="float" office:value="350">
            <text:p>350</text:p>
          </table:table-cell>
          <table:table-cell office:value-type="float" office:value="999904">
            <text:p>999904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350">
            <text:p>350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7472">
            <text:p>197472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999552">
            <text:p>999552</text:p>
          </table:table-cell>
          <table:table-cell office:value-type="float" office:value="500352">
            <text:p>500352</text:p>
          </table:table-cell>
          <table:table-cell office:value-type="float" office:value="201120">
            <text:p>201120</text:p>
          </table:table-cell>
          <table:table-cell/>
          <table:table-cell office:value-type="float" office:value="351">
            <text:p>351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197568">
            <text:p>197568</text:p>
          </table:table-cell>
          <table:table-cell/>
          <table:table-cell office:value-type="float" office:value="351">
            <text:p>351</text:p>
          </table:table-cell>
          <table:table-cell office:value-type="float" office:value="1001952">
            <text:p>1001952</text:p>
          </table:table-cell>
          <table:table-cell office:value-type="float" office:value="496064">
            <text:p>496064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000096">
            <text:p>1000096</text:p>
          </table:table-cell>
          <table:table-cell office:value-type="float" office:value="499232">
            <text:p>499232</text:p>
          </table:table-cell>
          <table:table-cell office:value-type="float" office:value="198560">
            <text:p>198560</text:p>
          </table:table-cell>
          <table:table-cell/>
          <table:table-cell office:value-type="float" office:value="352">
            <text:p>352</text:p>
          </table:table-cell>
          <table:table-cell office:value-type="float" office:value="999328">
            <text:p>999328</text:p>
          </table:table-cell>
          <table:table-cell office:value-type="float" office:value="498720">
            <text:p>498720</text:p>
          </table:table-cell>
          <table:table-cell office:value-type="float" office:value="201120">
            <text:p>201120</text:p>
          </table:table-cell>
          <table:table-cell/>
          <table:table-cell office:value-type="float" office:value="352">
            <text:p>352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000704">
            <text:p>1000704</text:p>
          </table:table-cell>
          <table:table-cell office:value-type="float" office:value="500576">
            <text:p>500576</text:p>
          </table:table-cell>
          <table:table-cell office:value-type="float" office:value="201312">
            <text:p>201312</text:p>
          </table:table-cell>
          <table:table-cell/>
          <table:table-cell office:value-type="float" office:value="353">
            <text:p>353</text:p>
          </table:table-cell>
          <table:table-cell office:value-type="float" office:value="997600">
            <text:p>997600</text:p>
          </table:table-cell>
          <table:table-cell office:value-type="float" office:value="498880">
            <text:p>498880</text:p>
          </table:table-cell>
          <table:table-cell office:value-type="float" office:value="199552">
            <text:p>199552</text:p>
          </table:table-cell>
          <table:table-cell/>
          <table:table-cell office:value-type="float" office:value="353">
            <text:p>353</text:p>
          </table:table-cell>
          <table:table-cell office:value-type="float" office:value="992672">
            <text:p>992672</text:p>
          </table:table-cell>
          <table:table-cell office:value-type="float" office:value="503264">
            <text:p>503264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999904">
            <text:p>999904</text:p>
          </table:table-cell>
          <table:table-cell office:value-type="float" office:value="500448">
            <text:p>500448</text:p>
          </table:table-cell>
          <table:table-cell office:value-type="float" office:value="200096">
            <text:p>200096</text:p>
          </table:table-cell>
          <table:table-cell/>
          <table:table-cell office:value-type="float" office:value="354">
            <text:p>354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9936">
            <text:p>199936</text:p>
          </table:table-cell>
          <table:table-cell/>
          <table:table-cell office:value-type="float" office:value="354">
            <text:p>354</text:p>
          </table:table-cell>
          <table:table-cell office:value-type="float" office:value="1004256">
            <text:p>1004256</text:p>
          </table:table-cell>
          <table:table-cell office:value-type="float" office:value="498720">
            <text:p>498720</text:p>
          </table:table-cell>
          <table:table-cell office:value-type="float" office:value="197088">
            <text:p>197088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99808">
            <text:p>999808</text:p>
          </table:table-cell>
          <table:table-cell office:value-type="float" office:value="499456">
            <text:p>499456</text:p>
          </table:table-cell>
          <table:table-cell office:value-type="float" office:value="198592">
            <text:p>198592</text:p>
          </table:table-cell>
          <table:table-cell/>
          <table:table-cell office:value-type="float" office:value="355">
            <text:p>355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355">
            <text:p>355</text:p>
          </table:table-cell>
          <table:table-cell office:value-type="float" office:value="999680">
            <text:p>999680</text:p>
          </table:table-cell>
          <table:table-cell office:value-type="float" office:value="498880">
            <text:p>498880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999552">
            <text:p>999552</text:p>
          </table:table-cell>
          <table:table-cell office:value-type="float" office:value="499232">
            <text:p>499232</text:p>
          </table:table-cell>
          <table:table-cell office:value-type="float" office:value="200096">
            <text:p>200096</text:p>
          </table:table-cell>
          <table:table-cell/>
          <table:table-cell office:value-type="float" office:value="356">
            <text:p>356</text:p>
          </table:table-cell>
          <table:table-cell office:value-type="float" office:value="1001984">
            <text:p>1001984</text:p>
          </table:table-cell>
          <table:table-cell office:value-type="float" office:value="500992">
            <text:p>500992</text:p>
          </table:table-cell>
          <table:table-cell office:value-type="float" office:value="199456">
            <text:p>199456</text:p>
          </table:table-cell>
          <table:table-cell/>
          <table:table-cell office:value-type="float" office:value="356">
            <text:p>356</text:p>
          </table:table-cell>
          <table:table-cell office:value-type="float" office:value="999872">
            <text:p>999872</text:p>
          </table:table-cell>
          <table:table-cell office:value-type="float" office:value="503072">
            <text:p>503072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000128">
            <text:p>1000128</text:p>
          </table:table-cell>
          <table:table-cell office:value-type="float" office:value="500640">
            <text:p>500640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357">
            <text:p>357</text:p>
          </table:table-cell>
          <table:table-cell office:value-type="float" office:value="997568">
            <text:p>997568</text:p>
          </table:table-cell>
          <table:table-cell office:value-type="float" office:value="498336">
            <text:p>498336</text:p>
          </table:table-cell>
          <table:table-cell office:value-type="float" office:value="199616">
            <text:p>199616</text:p>
          </table:table-cell>
          <table:table-cell/>
          <table:table-cell office:value-type="float" office:value="357">
            <text:p>357</text:p>
          </table:table-cell>
          <table:table-cell office:value-type="float" office:value="999680">
            <text:p>999680</text:p>
          </table:table-cell>
          <table:table-cell office:value-type="float" office:value="493984">
            <text:p>493984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000416">
            <text:p>1000416</text:p>
          </table:table-cell>
          <table:table-cell office:value-type="float" office:value="500000">
            <text:p>500000</text:p>
          </table:table-cell>
          <table:table-cell office:value-type="float" office:value="199840">
            <text:p>199840</text:p>
          </table:table-cell>
          <table:table-cell/>
          <table:table-cell office:value-type="float" office:value="358">
            <text:p>358</text:p>
          </table:table-cell>
          <table:table-cell office:value-type="float" office:value="999360">
            <text:p>999360</text:p>
          </table:table-cell>
          <table:table-cell office:value-type="float" office:value="498720">
            <text:p>498720</text:p>
          </table:table-cell>
          <table:table-cell office:value-type="float" office:value="199648">
            <text:p>199648</text:p>
          </table:table-cell>
          <table:table-cell/>
          <table:table-cell office:value-type="float" office:value="358">
            <text:p>358</text:p>
          </table:table-cell>
          <table:table-cell office:value-type="float" office:value="1001952">
            <text:p>1001952</text:p>
          </table:table-cell>
          <table:table-cell office:value-type="float" office:value="500992">
            <text:p>500992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000160">
            <text:p>1000160</text:p>
          </table:table-cell>
          <table:table-cell office:value-type="float" office:value="499840">
            <text:p>499840</text:p>
          </table:table-cell>
          <table:table-cell office:value-type="float" office:value="200096">
            <text:p>200096</text:p>
          </table:table-cell>
          <table:table-cell/>
          <table:table-cell office:value-type="float" office:value="359">
            <text:p>359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199680">
            <text:p>199680</text:p>
          </table:table-cell>
          <table:table-cell/>
          <table:table-cell office:value-type="float" office:value="359">
            <text:p>359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999552">
            <text:p>999552</text:p>
          </table:table-cell>
          <table:table-cell office:value-type="float" office:value="500320">
            <text:p>500320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360">
            <text:p>360</text:p>
          </table:table-cell>
          <table:table-cell office:value-type="float" office:value="999872">
            <text:p>999872</text:p>
          </table:table-cell>
          <table:table-cell office:value-type="float" office:value="498912">
            <text:p>498912</text:p>
          </table:table-cell>
          <table:table-cell office:value-type="float" office:value="197792">
            <text:p>197792</text:p>
          </table:table-cell>
          <table:table-cell/>
          <table:table-cell office:value-type="float" office:value="360">
            <text:p>360</text:p>
          </table:table-cell>
          <table:table-cell office:value-type="float" office:value="999904">
            <text:p>999904</text:p>
          </table:table-cell>
          <table:table-cell office:value-type="float" office:value="495200">
            <text:p>495200</text:p>
          </table:table-cell>
          <table:table-cell office:value-type="float" office:value="194816">
            <text:p>194816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000160">
            <text:p>1000160</text:p>
          </table:table-cell>
          <table:table-cell office:value-type="float" office:value="499520">
            <text:p>499520</text:p>
          </table:table-cell>
          <table:table-cell office:value-type="float" office:value="200192">
            <text:p>200192</text:p>
          </table:table-cell>
          <table:table-cell/>
          <table:table-cell office:value-type="float" office:value="361">
            <text:p>361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200032">
            <text:p>200032</text:p>
          </table:table-cell>
          <table:table-cell/>
          <table:table-cell office:value-type="float" office:value="361">
            <text:p>361</text:p>
          </table:table-cell>
          <table:table-cell office:value-type="float" office:value="994752">
            <text:p>994752</text:p>
          </table:table-cell>
          <table:table-cell office:value-type="float" office:value="504448">
            <text:p>504448</text:p>
          </table:table-cell>
          <table:table-cell office:value-type="float" office:value="201504">
            <text:p>201504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999840">
            <text:p>999840</text:p>
          </table:table-cell>
          <table:table-cell office:value-type="float" office:value="500384">
            <text:p>500384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62">
            <text:p>362</text:p>
          </table:table-cell>
          <table:table-cell office:value-type="float" office:value="997024">
            <text:p>997024</text:p>
          </table:table-cell>
          <table:table-cell office:value-type="float" office:value="500992">
            <text:p>500992</text:p>
          </table:table-cell>
          <table:table-cell office:value-type="float" office:value="199360">
            <text:p>199360</text:p>
          </table:table-cell>
          <table:table-cell/>
          <table:table-cell office:value-type="float" office:value="362">
            <text:p>362</text:p>
          </table:table-cell>
          <table:table-cell office:value-type="float" office:value="1001952">
            <text:p>1001952</text:p>
          </table:table-cell>
          <table:table-cell office:value-type="float" office:value="496608">
            <text:p>496608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999840">
            <text:p>999840</text:p>
          </table:table-cell>
          <table:table-cell office:value-type="float" office:value="500320">
            <text:p>500320</text:p>
          </table:table-cell>
          <table:table-cell office:value-type="float" office:value="199840">
            <text:p>199840</text:p>
          </table:table-cell>
          <table:table-cell/>
          <table:table-cell office:value-type="float" office:value="363">
            <text:p>363</text:p>
          </table:table-cell>
          <table:table-cell office:value-type="float" office:value="999904">
            <text:p>999904</text:p>
          </table:table-cell>
          <table:table-cell office:value-type="float" office:value="498336">
            <text:p>498336</text:p>
          </table:table-cell>
          <table:table-cell office:value-type="float" office:value="201120">
            <text:p>201120</text:p>
          </table:table-cell>
          <table:table-cell/>
          <table:table-cell office:value-type="float" office:value="363">
            <text:p>363</text:p>
          </table:table-cell>
          <table:table-cell office:value-type="float" office:value="999904">
            <text:p>999904</text:p>
          </table:table-cell>
          <table:table-cell office:value-type="float" office:value="503264">
            <text:p>503264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000640">
            <text:p>1000640</text:p>
          </table:table-cell>
          <table:table-cell office:value-type="float" office:value="499232">
            <text:p>499232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364">
            <text:p>364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197632">
            <text:p>197632</text:p>
          </table:table-cell>
          <table:table-cell/>
          <table:table-cell office:value-type="float" office:value="364">
            <text:p>364</text:p>
          </table:table-cell>
          <table:table-cell office:value-type="float" office:value="997024">
            <text:p>997024</text:p>
          </table:table-cell>
          <table:table-cell office:value-type="float" office:value="498720">
            <text:p>498720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999552">
            <text:p>999552</text:p>
          </table:table-cell>
          <table:table-cell office:value-type="float" office:value="500608">
            <text:p>500608</text:p>
          </table:table-cell>
          <table:table-cell office:value-type="float" office:value="198496">
            <text:p>198496</text:p>
          </table:table-cell>
          <table:table-cell/>
          <table:table-cell office:value-type="float" office:value="365">
            <text:p>365</text:p>
          </table:table-cell>
          <table:table-cell office:value-type="float" office:value="999360">
            <text:p>999360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365">
            <text:p>365</text:p>
          </table:table-cell>
          <table:table-cell office:value-type="float" office:value="999680">
            <text:p>999680</text:p>
          </table:table-cell>
          <table:table-cell office:value-type="float" office:value="496064">
            <text:p>496064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000224">
            <text:p>1000224</text:p>
          </table:table-cell>
          <table:table-cell office:value-type="float" office:value="500288">
            <text:p>500288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366">
            <text:p>366</text:p>
          </table:table-cell>
          <table:table-cell office:value-type="float" office:value="999680">
            <text:p>999680</text:p>
          </table:table-cell>
          <table:table-cell office:value-type="float" office:value="496608">
            <text:p>496608</text:p>
          </table:table-cell>
          <table:table-cell office:value-type="float" office:value="199552">
            <text:p>199552</text:p>
          </table:table-cell>
          <table:table-cell/>
          <table:table-cell office:value-type="float" office:value="366">
            <text:p>366</text:p>
          </table:table-cell>
          <table:table-cell office:value-type="float" office:value="1001952">
            <text:p>1001952</text:p>
          </table:table-cell>
          <table:table-cell office:value-type="float" office:value="503264">
            <text:p>503264</text:p>
          </table:table-cell>
          <table:table-cell office:value-type="float" office:value="202048">
            <text:p>202048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999488">
            <text:p>999488</text:p>
          </table:table-cell>
          <table:table-cell office:value-type="float" office:value="499584">
            <text:p>499584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367">
            <text:p>367</text:p>
          </table:table-cell>
          <table:table-cell office:value-type="float" office:value="997568">
            <text:p>997568</text:p>
          </table:table-cell>
          <table:table-cell office:value-type="float" office:value="500992">
            <text:p>500992</text:p>
          </table:table-cell>
          <table:table-cell office:value-type="float" office:value="199936">
            <text:p>199936</text:p>
          </table:table-cell>
          <table:table-cell/>
          <table:table-cell office:value-type="float" office:value="367">
            <text:p>367</text:p>
          </table:table-cell>
          <table:table-cell office:value-type="float" office:value="997600">
            <text:p>997600</text:p>
          </table:table-cell>
          <table:table-cell office:value-type="float" office:value="498688">
            <text:p>498688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000160">
            <text:p>1000160</text:p>
          </table:table-cell>
          <table:table-cell office:value-type="float" office:value="499488">
            <text:p>499488</text:p>
          </table:table-cell>
          <table:table-cell office:value-type="float" office:value="200384">
            <text:p>200384</text:p>
          </table:table-cell>
          <table:table-cell/>
          <table:table-cell office:value-type="float" office:value="368">
            <text:p>368</text:p>
          </table:table-cell>
          <table:table-cell office:value-type="float" office:value="999872">
            <text:p>999872</text:p>
          </table:table-cell>
          <table:table-cell office:value-type="float" office:value="500992">
            <text:p>500992</text:p>
          </table:table-cell>
          <table:table-cell office:value-type="float" office:value="199616">
            <text:p>199616</text:p>
          </table:table-cell>
          <table:table-cell/>
          <table:table-cell office:value-type="float" office:value="368">
            <text:p>368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999552">
            <text:p>999552</text:p>
          </table:table-cell>
          <table:table-cell office:value-type="float" office:value="500352">
            <text:p>500352</text:p>
          </table:table-cell>
          <table:table-cell office:value-type="float" office:value="199584">
            <text:p>199584</text:p>
          </table:table-cell>
          <table:table-cell/>
          <table:table-cell office:value-type="float" office:value="369">
            <text:p>369</text:p>
          </table:table-cell>
          <table:table-cell office:value-type="float" office:value="999168">
            <text:p>999168</text:p>
          </table:table-cell>
          <table:table-cell office:value-type="float" office:value="500960">
            <text:p>500960</text:p>
          </table:table-cell>
          <table:table-cell office:value-type="float" office:value="199936">
            <text:p>199936</text:p>
          </table:table-cell>
          <table:table-cell/>
          <table:table-cell office:value-type="float" office:value="369">
            <text:p>369</text:p>
          </table:table-cell>
          <table:table-cell office:value-type="float" office:value="999872">
            <text:p>999872</text:p>
          </table:table-cell>
          <table:table-cell office:value-type="float" office:value="498880">
            <text:p>498880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000960">
            <text:p>1000960</text:p>
          </table:table-cell>
          <table:table-cell office:value-type="float" office:value="500032">
            <text:p>500032</text:p>
          </table:table-cell>
          <table:table-cell office:value-type="float" office:value="198848">
            <text:p>198848</text:p>
          </table:table-cell>
          <table:table-cell/>
          <table:table-cell office:value-type="float" office:value="370">
            <text:p>370</text:p>
          </table:table-cell>
          <table:table-cell office:value-type="float" office:value="999872">
            <text:p>999872</text:p>
          </table:table-cell>
          <table:table-cell office:value-type="float" office:value="498368">
            <text:p>498368</text:p>
          </table:table-cell>
          <table:table-cell office:value-type="float" office:value="197888">
            <text:p>197888</text:p>
          </table:table-cell>
          <table:table-cell/>
          <table:table-cell office:value-type="float" office:value="370">
            <text:p>370</text:p>
          </table:table-cell>
          <table:table-cell office:value-type="float" office:value="999680">
            <text:p>999680</text:p>
          </table:table-cell>
          <table:table-cell office:value-type="float" office:value="498720">
            <text:p>498720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999584">
            <text:p>999584</text:p>
          </table:table-cell>
          <table:table-cell office:value-type="float" office:value="499776">
            <text:p>499776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371">
            <text:p>371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371">
            <text:p>371</text:p>
          </table:table-cell>
          <table:table-cell office:value-type="float" office:value="999360">
            <text:p>999360</text:p>
          </table:table-cell>
          <table:table-cell office:value-type="float" office:value="498336">
            <text:p>498336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000160">
            <text:p>1000160</text:p>
          </table:table-cell>
          <table:table-cell office:value-type="float" office:value="500384">
            <text:p>500384</text:p>
          </table:table-cell>
          <table:table-cell office:value-type="float" office:value="200672">
            <text:p>200672</text:p>
          </table:table-cell>
          <table:table-cell/>
          <table:table-cell office:value-type="float" office:value="372">
            <text:p>372</text:p>
          </table:table-cell>
          <table:table-cell office:value-type="float" office:value="999680">
            <text:p>999680</text:p>
          </table:table-cell>
          <table:table-cell office:value-type="float" office:value="498912">
            <text:p>49891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372">
            <text:p>372</text:p>
          </table:table-cell>
          <table:table-cell office:value-type="float" office:value="999648">
            <text:p>999648</text:p>
          </table:table-cell>
          <table:table-cell office:value-type="float" office:value="500992">
            <text:p>50099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999552">
            <text:p>999552</text:p>
          </table:table-cell>
          <table:table-cell office:value-type="float" office:value="500000">
            <text:p>500000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373">
            <text:p>373</text:p>
          </table:table-cell>
          <table:table-cell office:value-type="float" office:value="999872">
            <text:p>999872</text:p>
          </table:table-cell>
          <table:table-cell office:value-type="float" office:value="500960">
            <text:p>500960</text:p>
          </table:table-cell>
          <table:table-cell office:value-type="float" office:value="203904">
            <text:p>203904</text:p>
          </table:table-cell>
          <table:table-cell/>
          <table:table-cell office:value-type="float" office:value="373">
            <text:p>373</text:p>
          </table:table-cell>
          <table:table-cell office:value-type="float" office:value="992704">
            <text:p>992704</text:p>
          </table:table-cell>
          <table:table-cell office:value-type="float" office:value="498688">
            <text:p>49868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000160">
            <text:p>1000160</text:p>
          </table:table-cell>
          <table:table-cell office:value-type="float" office:value="499552">
            <text:p>499552</text:p>
          </table:table-cell>
          <table:table-cell office:value-type="float" office:value="200384">
            <text:p>200384</text:p>
          </table:table-cell>
          <table:table-cell/>
          <table:table-cell office:value-type="float" office:value="374">
            <text:p>374</text:p>
          </table:table-cell>
          <table:table-cell office:value-type="float" office:value="997056">
            <text:p>997056</text:p>
          </table:table-cell>
          <table:table-cell office:value-type="float" office:value="500992">
            <text:p>500992</text:p>
          </table:table-cell>
          <table:table-cell office:value-type="float" office:value="195776">
            <text:p>195776</text:p>
          </table:table-cell>
          <table:table-cell/>
          <table:table-cell office:value-type="float" office:value="374">
            <text:p>374</text:p>
          </table:table-cell>
          <table:table-cell office:value-type="float" office:value="1001952">
            <text:p>1001952</text:p>
          </table:table-cell>
          <table:table-cell office:value-type="float" office:value="500992">
            <text:p>500992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000384">
            <text:p>1000384</text:p>
          </table:table-cell>
          <table:table-cell office:value-type="float" office:value="500672">
            <text:p>500672</text:p>
          </table:table-cell>
          <table:table-cell office:value-type="float" office:value="199584">
            <text:p>199584</text:p>
          </table:table-cell>
          <table:table-cell/>
          <table:table-cell office:value-type="float" office:value="375">
            <text:p>375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375">
            <text:p>375</text:p>
          </table:table-cell>
          <table:table-cell office:value-type="float" office:value="1004256">
            <text:p>1004256</text:p>
          </table:table-cell>
          <table:table-cell office:value-type="float" office:value="493984">
            <text:p>493984</text:p>
          </table:table-cell>
          <table:table-cell office:value-type="float" office:value="197088">
            <text:p>197088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999808">
            <text:p>999808</text:p>
          </table:table-cell>
          <table:table-cell office:value-type="float" office:value="499424">
            <text:p>499424</text:p>
          </table:table-cell>
          <table:table-cell office:value-type="float" office:value="199104">
            <text:p>199104</text:p>
          </table:table-cell>
          <table:table-cell/>
          <table:table-cell office:value-type="float" office:value="376">
            <text:p>376</text:p>
          </table:table-cell>
          <table:table-cell office:value-type="float" office:value="999872">
            <text:p>999872</text:p>
          </table:table-cell>
          <table:table-cell office:value-type="float" office:value="498368">
            <text:p>498368</text:p>
          </table:table-cell>
          <table:table-cell office:value-type="float" office:value="199776">
            <text:p>199776</text:p>
          </table:table-cell>
          <table:table-cell/>
          <table:table-cell office:value-type="float" office:value="376">
            <text:p>376</text:p>
          </table:table-cell>
          <table:table-cell office:value-type="float" office:value="995296">
            <text:p>995296</text:p>
          </table:table-cell>
          <table:table-cell office:value-type="float" office:value="505888">
            <text:p>505888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000160">
            <text:p>1000160</text:p>
          </table:table-cell>
          <table:table-cell office:value-type="float" office:value="500608">
            <text:p>500608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377">
            <text:p>377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9136">
            <text:p>199136</text:p>
          </table:table-cell>
          <table:table-cell/>
          <table:table-cell office:value-type="float" office:value="377">
            <text:p>377</text:p>
          </table:table-cell>
          <table:table-cell office:value-type="float" office:value="1001952">
            <text:p>1001952</text:p>
          </table:table-cell>
          <table:table-cell office:value-type="float" office:value="498688">
            <text:p>498688</text:p>
          </table:table-cell>
          <table:table-cell office:value-type="float" office:value="192768">
            <text:p>192768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999904">
            <text:p>999904</text:p>
          </table:table-cell>
          <table:table-cell office:value-type="float" office:value="499168">
            <text:p>499168</text:p>
          </table:table-cell>
          <table:table-cell office:value-type="float" office:value="201632">
            <text:p>201632</text:p>
          </table:table-cell>
          <table:table-cell/>
          <table:table-cell office:value-type="float" office:value="378">
            <text:p>378</text:p>
          </table:table-cell>
          <table:table-cell office:value-type="float" office:value="999328">
            <text:p>999328</text:p>
          </table:table-cell>
          <table:table-cell office:value-type="float" office:value="500992">
            <text:p>500992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378">
            <text:p>378</text:p>
          </table:table-cell>
          <table:table-cell office:value-type="float" office:value="997056">
            <text:p>997056</text:p>
          </table:table-cell>
          <table:table-cell office:value-type="float" office:value="498368">
            <text:p>498368</text:p>
          </table:table-cell>
          <table:table-cell office:value-type="float" office:value="201792">
            <text:p>201792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999776">
            <text:p>999776</text:p>
          </table:table-cell>
          <table:table-cell office:value-type="float" office:value="500448">
            <text:p>50044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79">
            <text:p>379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199424">
            <text:p>199424</text:p>
          </table:table-cell>
          <table:table-cell/>
          <table:table-cell office:value-type="float" office:value="379">
            <text:p>379</text:p>
          </table:table-cell>
          <table:table-cell office:value-type="float" office:value="999904">
            <text:p>999904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999872">
            <text:p>999872</text:p>
          </table:table-cell>
          <table:table-cell office:value-type="float" office:value="500384">
            <text:p>500384</text:p>
          </table:table-cell>
          <table:table-cell office:value-type="float" office:value="198560">
            <text:p>198560</text:p>
          </table:table-cell>
          <table:table-cell/>
          <table:table-cell office:value-type="float" office:value="380">
            <text:p>380</text:p>
          </table:table-cell>
          <table:table-cell office:value-type="float" office:value="997600">
            <text:p>997600</text:p>
          </table:table-cell>
          <table:table-cell office:value-type="float" office:value="498912">
            <text:p>498912</text:p>
          </table:table-cell>
          <table:table-cell office:value-type="float" office:value="199680">
            <text:p>199680</text:p>
          </table:table-cell>
          <table:table-cell/>
          <table:table-cell office:value-type="float" office:value="380">
            <text:p>380</text:p>
          </table:table-cell>
          <table:table-cell office:value-type="float" office:value="999648">
            <text:p>999648</text:p>
          </table:table-cell>
          <table:table-cell office:value-type="float" office:value="498688">
            <text:p>498688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000704">
            <text:p>1000704</text:p>
          </table:table-cell>
          <table:table-cell office:value-type="float" office:value="499168">
            <text:p>499168</text:p>
          </table:table-cell>
          <table:table-cell office:value-type="float" office:value="200480">
            <text:p>200480</text:p>
          </table:table-cell>
          <table:table-cell/>
          <table:table-cell office:value-type="float" office:value="381">
            <text:p>381</text:p>
          </table:table-cell>
          <table:table-cell office:value-type="float" office:value="999328">
            <text:p>999328</text:p>
          </table:table-cell>
          <table:table-cell office:value-type="float" office:value="498688">
            <text:p>498688</text:p>
          </table:table-cell>
          <table:table-cell office:value-type="float" office:value="189056">
            <text:p>189056</text:p>
          </table:table-cell>
          <table:table-cell/>
          <table:table-cell office:value-type="float" office:value="381">
            <text:p>381</text:p>
          </table:table-cell>
          <table:table-cell office:value-type="float" office:value="999360">
            <text:p>999360</text:p>
          </table:table-cell>
          <table:table-cell office:value-type="float" office:value="500960">
            <text:p>500960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999552">
            <text:p>999552</text:p>
          </table:table-cell>
          <table:table-cell office:value-type="float" office:value="500608">
            <text:p>500608</text:p>
          </table:table-cell>
          <table:table-cell office:value-type="float" office:value="198784">
            <text:p>198784</text:p>
          </table:table-cell>
          <table:table-cell/>
          <table:table-cell office:value-type="float" office:value="382">
            <text:p>382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209152">
            <text:p>209152</text:p>
          </table:table-cell>
          <table:table-cell/>
          <table:table-cell office:value-type="float" office:value="382">
            <text:p>382</text:p>
          </table:table-cell>
          <table:table-cell office:value-type="float" office:value="999648">
            <text:p>999648</text:p>
          </table:table-cell>
          <table:table-cell office:value-type="float" office:value="498912">
            <text:p>49891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000128">
            <text:p>1000128</text:p>
          </table:table-cell>
          <table:table-cell office:value-type="float" office:value="500384">
            <text:p>500384</text:p>
          </table:table-cell>
          <table:table-cell office:value-type="float" office:value="200096">
            <text:p>200096</text:p>
          </table:table-cell>
          <table:table-cell/>
          <table:table-cell office:value-type="float" office:value="383">
            <text:p>383</text:p>
          </table:table-cell>
          <table:table-cell office:value-type="float" office:value="999872">
            <text:p>999872</text:p>
          </table:table-cell>
          <table:table-cell office:value-type="float" office:value="498368">
            <text:p>49836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383">
            <text:p>383</text:p>
          </table:table-cell>
          <table:table-cell office:value-type="float" office:value="999904">
            <text:p>999904</text:p>
          </table:table-cell>
          <table:table-cell office:value-type="float" office:value="498688">
            <text:p>498688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999872">
            <text:p>999872</text:p>
          </table:table-cell>
          <table:table-cell office:value-type="float" office:value="499168">
            <text:p>499168</text:p>
          </table:table-cell>
          <table:table-cell office:value-type="float" office:value="201632">
            <text:p>201632</text:p>
          </table:table-cell>
          <table:table-cell/>
          <table:table-cell office:value-type="float" office:value="384">
            <text:p>384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9488">
            <text:p>199488</text:p>
          </table:table-cell>
          <table:table-cell/>
          <table:table-cell office:value-type="float" office:value="384">
            <text:p>384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999840">
            <text:p>999840</text:p>
          </table:table-cell>
          <table:table-cell office:value-type="float" office:value="500384">
            <text:p>500384</text:p>
          </table:table-cell>
          <table:table-cell office:value-type="float" office:value="199104">
            <text:p>199104</text:p>
          </table:table-cell>
          <table:table-cell/>
          <table:table-cell office:value-type="float" office:value="385">
            <text:p>385</text:p>
          </table:table-cell>
          <table:table-cell office:value-type="float" office:value="1001952">
            <text:p>1001952</text:p>
          </table:table-cell>
          <table:table-cell office:value-type="float" office:value="498880">
            <text:p>498880</text:p>
          </table:table-cell>
          <table:table-cell office:value-type="float" office:value="200064">
            <text:p>200064</text:p>
          </table:table-cell>
          <table:table-cell/>
          <table:table-cell office:value-type="float" office:value="385">
            <text:p>385</text:p>
          </table:table-cell>
          <table:table-cell office:value-type="float" office:value="999328">
            <text:p>999328</text:p>
          </table:table-cell>
          <table:table-cell office:value-type="float" office:value="500960">
            <text:p>500960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000416">
            <text:p>1000416</text:p>
          </table:table-cell>
          <table:table-cell office:value-type="float" office:value="499840">
            <text:p>499840</text:p>
          </table:table-cell>
          <table:table-cell office:value-type="float" office:value="200192">
            <text:p>200192</text:p>
          </table:table-cell>
          <table:table-cell/>
          <table:table-cell office:value-type="float" office:value="386">
            <text:p>386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386">
            <text:p>386</text:p>
          </table:table-cell>
          <table:table-cell office:value-type="float" office:value="997600">
            <text:p>997600</text:p>
          </table:table-cell>
          <table:table-cell office:value-type="float" office:value="498368">
            <text:p>49836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000160">
            <text:p>1000160</text:p>
          </table:table-cell>
          <table:table-cell office:value-type="float" office:value="500320">
            <text:p>50032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87">
            <text:p>387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9296">
            <text:p>199296</text:p>
          </table:table-cell>
          <table:table-cell/>
          <table:table-cell office:value-type="float" office:value="387">
            <text:p>387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999776">
            <text:p>999776</text:p>
          </table:table-cell>
          <table:table-cell office:value-type="float" office:value="500384">
            <text:p>500384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88">
            <text:p>388</text:p>
          </table:table-cell>
          <table:table-cell office:value-type="float" office:value="999328">
            <text:p>999328</text:p>
          </table:table-cell>
          <table:table-cell office:value-type="float" office:value="500992">
            <text:p>500992</text:p>
          </table:table-cell>
          <table:table-cell office:value-type="float" office:value="200960">
            <text:p>200960</text:p>
          </table:table-cell>
          <table:table-cell/>
          <table:table-cell office:value-type="float" office:value="388">
            <text:p>388</text:p>
          </table:table-cell>
          <table:table-cell office:value-type="float" office:value="999328">
            <text:p>999328</text:p>
          </table:table-cell>
          <table:table-cell office:value-type="float" office:value="500992">
            <text:p>500992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999552">
            <text:p>999552</text:p>
          </table:table-cell>
          <table:table-cell office:value-type="float" office:value="499168">
            <text:p>499168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389">
            <text:p>389</text:p>
          </table:table-cell>
          <table:table-cell office:value-type="float" office:value="997600">
            <text:p>997600</text:p>
          </table:table-cell>
          <table:table-cell office:value-type="float" office:value="498368">
            <text:p>498368</text:p>
          </table:table-cell>
          <table:table-cell office:value-type="float" office:value="196896">
            <text:p>196896</text:p>
          </table:table-cell>
          <table:table-cell/>
          <table:table-cell office:value-type="float" office:value="389">
            <text:p>389</text:p>
          </table:table-cell>
          <table:table-cell office:value-type="float" office:value="999680">
            <text:p>999680</text:p>
          </table:table-cell>
          <table:table-cell office:value-type="float" office:value="498912">
            <text:p>49891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000224">
            <text:p>1000224</text:p>
          </table:table-cell>
          <table:table-cell office:value-type="float" office:value="499776">
            <text:p>499776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90">
            <text:p>390</text:p>
          </table:table-cell>
          <table:table-cell office:value-type="float" office:value="999680">
            <text:p>999680</text:p>
          </table:table-cell>
          <table:table-cell office:value-type="float" office:value="500960">
            <text:p>500960</text:p>
          </table:table-cell>
          <table:table-cell office:value-type="float" office:value="200160">
            <text:p>200160</text:p>
          </table:table-cell>
          <table:table-cell/>
          <table:table-cell office:value-type="float" office:value="390">
            <text:p>390</text:p>
          </table:table-cell>
          <table:table-cell office:value-type="float" office:value="999872">
            <text:p>999872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000320">
            <text:p>1000320</text:p>
          </table:table-cell>
          <table:table-cell office:value-type="float" office:value="500384">
            <text:p>500384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91">
            <text:p>391</text:p>
          </table:table-cell>
          <table:table-cell office:value-type="float" office:value="997056">
            <text:p>997056</text:p>
          </table:table-cell>
          <table:table-cell office:value-type="float" office:value="498688">
            <text:p>49868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391">
            <text:p>391</text:p>
          </table:table-cell>
          <table:table-cell office:value-type="float" office:value="997056">
            <text:p>997056</text:p>
          </table:table-cell>
          <table:table-cell office:value-type="float" office:value="498336">
            <text:p>498336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000160">
            <text:p>1000160</text:p>
          </table:table-cell>
          <table:table-cell office:value-type="float" office:value="500320">
            <text:p>50032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92">
            <text:p>392</text:p>
          </table:table-cell>
          <table:table-cell office:value-type="float" office:value="1001952">
            <text:p>1001952</text:p>
          </table:table-cell>
          <table:table-cell office:value-type="float" office:value="500992">
            <text:p>500992</text:p>
          </table:table-cell>
          <table:table-cell office:value-type="float" office:value="198304">
            <text:p>198304</text:p>
          </table:table-cell>
          <table:table-cell/>
          <table:table-cell office:value-type="float" office:value="392">
            <text:p>392</text:p>
          </table:table-cell>
          <table:table-cell office:value-type="float" office:value="997600">
            <text:p>997600</text:p>
          </table:table-cell>
          <table:table-cell office:value-type="float" office:value="500960">
            <text:p>500960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999552">
            <text:p>999552</text:p>
          </table:table-cell>
          <table:table-cell office:value-type="float" office:value="499232">
            <text:p>499232</text:p>
          </table:table-cell>
          <table:table-cell office:value-type="float" office:value="199104">
            <text:p>199104</text:p>
          </table:table-cell>
          <table:table-cell/>
          <table:table-cell office:value-type="float" office:value="393">
            <text:p>393</text:p>
          </table:table-cell>
          <table:table-cell office:value-type="float" office:value="989216">
            <text:p>989216</text:p>
          </table:table-cell>
          <table:table-cell office:value-type="float" office:value="496736">
            <text:p>496736</text:p>
          </table:table-cell>
          <table:table-cell office:value-type="float" office:value="199680">
            <text:p>199680</text:p>
          </table:table-cell>
          <table:table-cell/>
          <table:table-cell office:value-type="float" office:value="393">
            <text:p>393</text:p>
          </table:table-cell>
          <table:table-cell office:value-type="float" office:value="992672">
            <text:p>992672</text:p>
          </table:table-cell>
          <table:table-cell office:value-type="float" office:value="499008">
            <text:p>499008</text:p>
          </table:table-cell>
          <table:table-cell office:value-type="float" office:value="196928">
            <text:p>196928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000160">
            <text:p>1000160</text:p>
          </table:table-cell>
          <table:table-cell office:value-type="float" office:value="500576">
            <text:p>500576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94">
            <text:p>394</text:p>
          </table:table-cell>
          <table:table-cell office:value-type="float" office:value="1005440">
            <text:p>1005440</text:p>
          </table:table-cell>
          <table:table-cell office:value-type="float" office:value="500864">
            <text:p>500864</text:p>
          </table:table-cell>
          <table:table-cell office:value-type="float" office:value="199840">
            <text:p>199840</text:p>
          </table:table-cell>
          <table:table-cell/>
          <table:table-cell office:value-type="float" office:value="394">
            <text:p>394</text:p>
          </table:table-cell>
          <table:table-cell office:value-type="float" office:value="1004032">
            <text:p>1004032</text:p>
          </table:table-cell>
          <table:table-cell office:value-type="float" office:value="487840">
            <text:p>487840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999552">
            <text:p>999552</text:p>
          </table:table-cell>
          <table:table-cell office:value-type="float" office:value="500064">
            <text:p>500064</text:p>
          </table:table-cell>
          <table:table-cell office:value-type="float" office:value="200544">
            <text:p>200544</text:p>
          </table:table-cell>
          <table:table-cell/>
          <table:table-cell office:value-type="float" office:value="395">
            <text:p>395</text:p>
          </table:table-cell>
          <table:table-cell office:value-type="float" office:value="1001952">
            <text:p>1001952</text:p>
          </table:table-cell>
          <table:table-cell office:value-type="float" office:value="500960">
            <text:p>500960</text:p>
          </table:table-cell>
          <table:table-cell office:value-type="float" office:value="199520">
            <text:p>199520</text:p>
          </table:table-cell>
          <table:table-cell/>
          <table:table-cell office:value-type="float" office:value="395">
            <text:p>395</text:p>
          </table:table-cell>
          <table:table-cell office:value-type="float" office:value="999904">
            <text:p>999904</text:p>
          </table:table-cell>
          <table:table-cell office:value-type="float" office:value="498688">
            <text:p>498688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000160">
            <text:p>1000160</text:p>
          </table:table-cell>
          <table:table-cell office:value-type="float" office:value="500352">
            <text:p>500352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96">
            <text:p>396</text:p>
          </table:table-cell>
          <table:table-cell office:value-type="float" office:value="999872">
            <text:p>999872</text:p>
          </table:table-cell>
          <table:table-cell office:value-type="float" office:value="498368">
            <text:p>498368</text:p>
          </table:table-cell>
          <table:table-cell office:value-type="float" office:value="198784">
            <text:p>198784</text:p>
          </table:table-cell>
          <table:table-cell/>
          <table:table-cell office:value-type="float" office:value="396">
            <text:p>396</text:p>
          </table:table-cell>
          <table:table-cell office:value-type="float" office:value="999648">
            <text:p>999648</text:p>
          </table:table-cell>
          <table:table-cell office:value-type="float" office:value="501056">
            <text:p>501056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000384">
            <text:p>1000384</text:p>
          </table:table-cell>
          <table:table-cell office:value-type="float" office:value="497120">
            <text:p>49712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397">
            <text:p>397</text:p>
          </table:table-cell>
          <table:table-cell office:value-type="float" office:value="999680">
            <text:p>999680</text:p>
          </table:table-cell>
          <table:table-cell office:value-type="float" office:value="500992">
            <text:p>500992</text:p>
          </table:table-cell>
          <table:table-cell office:value-type="float" office:value="200864">
            <text:p>200864</text:p>
          </table:table-cell>
          <table:table-cell/>
          <table:table-cell office:value-type="float" office:value="397">
            <text:p>397</text:p>
          </table:table-cell>
          <table:table-cell office:value-type="float" office:value="999360">
            <text:p>999360</text:p>
          </table:table-cell>
          <table:table-cell office:value-type="float" office:value="499264">
            <text:p>499264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000160">
            <text:p>1000160</text:p>
          </table:table-cell>
          <table:table-cell office:value-type="float" office:value="501888">
            <text:p>501888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398">
            <text:p>398</text:p>
          </table:table-cell>
          <table:table-cell office:value-type="float" office:value="997056">
            <text:p>997056</text:p>
          </table:table-cell>
          <table:table-cell office:value-type="float" office:value="498656">
            <text:p>498656</text:p>
          </table:table-cell>
          <table:table-cell office:value-type="float" office:value="197920">
            <text:p>197920</text:p>
          </table:table-cell>
          <table:table-cell/>
          <table:table-cell office:value-type="float" office:value="398">
            <text:p>398</text:p>
          </table:table-cell>
          <table:table-cell office:value-type="float" office:value="1000064">
            <text:p>1000064</text:p>
          </table:table-cell>
          <table:table-cell office:value-type="float" office:value="501216">
            <text:p>501216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999552">
            <text:p>999552</text:p>
          </table:table-cell>
          <table:table-cell office:value-type="float" office:value="488960">
            <text:p>488960</text:p>
          </table:table-cell>
          <table:table-cell office:value-type="float" office:value="199104">
            <text:p>199104</text:p>
          </table:table-cell>
          <table:table-cell/>
          <table:table-cell office:value-type="float" office:value="399">
            <text:p>399</text:p>
          </table:table-cell>
          <table:table-cell office:value-type="float" office:value="999872">
            <text:p>999872</text:p>
          </table:table-cell>
          <table:table-cell office:value-type="float" office:value="485440">
            <text:p>485440</text:p>
          </table:table-cell>
          <table:table-cell office:value-type="float" office:value="199680">
            <text:p>199680</text:p>
          </table:table-cell>
          <table:table-cell/>
          <table:table-cell office:value-type="float" office:value="399">
            <text:p>399</text:p>
          </table:table-cell>
          <table:table-cell office:value-type="float" office:value="999488">
            <text:p>999488</text:p>
          </table:table-cell>
          <table:table-cell office:value-type="float" office:value="498336">
            <text:p>498336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000096">
            <text:p>1000096</text:p>
          </table:table-cell>
          <table:table-cell office:value-type="float" office:value="497888">
            <text:p>497888</text:p>
          </table:table-cell>
          <table:table-cell office:value-type="float" office:value="199808">
            <text:p>199808</text:p>
          </table:table-cell>
          <table:table-cell/>
          <table:table-cell office:value-type="float" office:value="400">
            <text:p>400</text:p>
          </table:table-cell>
          <table:table-cell office:value-type="float" office:value="997056">
            <text:p>997056</text:p>
          </table:table-cell>
          <table:table-cell office:value-type="float" office:value="502208">
            <text:p>502208</text:p>
          </table:table-cell>
          <table:table-cell office:value-type="float" office:value="199776">
            <text:p>199776</text:p>
          </table:table-cell>
          <table:table-cell/>
          <table:table-cell office:value-type="float" office:value="400">
            <text:p>400</text:p>
          </table:table-cell>
          <table:table-cell office:value-type="float" office:value="997056">
            <text:p>997056</text:p>
          </table:table-cell>
          <table:table-cell office:value-type="float" office:value="498880">
            <text:p>498880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999840">
            <text:p>999840</text:p>
          </table:table-cell>
          <table:table-cell office:value-type="float" office:value="501120">
            <text:p>501120</text:p>
          </table:table-cell>
          <table:table-cell office:value-type="float" office:value="200384">
            <text:p>200384</text:p>
          </table:table-cell>
          <table:table-cell/>
          <table:table-cell office:value-type="float" office:value="401">
            <text:p>401</text:p>
          </table:table-cell>
          <table:table-cell office:value-type="float" office:value="1001952">
            <text:p>1001952</text:p>
          </table:table-cell>
          <table:table-cell office:value-type="float" office:value="497952">
            <text:p>497952</text:p>
          </table:table-cell>
          <table:table-cell office:value-type="float" office:value="211488">
            <text:p>211488</text:p>
          </table:table-cell>
          <table:table-cell/>
          <table:table-cell office:value-type="float" office:value="401">
            <text:p>401</text:p>
          </table:table-cell>
          <table:table-cell office:value-type="float" office:value="1001952">
            <text:p>1001952</text:p>
          </table:table-cell>
          <table:table-cell office:value-type="float" office:value="497984">
            <text:p>497984</text:p>
          </table:table-cell>
          <table:table-cell office:value-type="float" office:value="171328">
            <text:p>171328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999936">
            <text:p>999936</text:p>
          </table:table-cell>
          <table:table-cell office:value-type="float" office:value="500192">
            <text:p>500192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02">
            <text:p>402</text:p>
          </table:table-cell>
          <table:table-cell office:value-type="float" office:value="999680">
            <text:p>999680</text:p>
          </table:table-cell>
          <table:table-cell office:value-type="float" office:value="498688">
            <text:p>498688</text:p>
          </table:table-cell>
          <table:table-cell office:value-type="float" office:value="187200">
            <text:p>187200</text:p>
          </table:table-cell>
          <table:table-cell/>
          <table:table-cell office:value-type="float" office:value="402">
            <text:p>402</text:p>
          </table:table-cell>
          <table:table-cell office:value-type="float" office:value="995296">
            <text:p>995296</text:p>
          </table:table-cell>
          <table:table-cell office:value-type="float" office:value="494752">
            <text:p>494752</text:p>
          </table:table-cell>
          <table:table-cell office:value-type="float" office:value="227584">
            <text:p>227584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000640">
            <text:p>1000640</text:p>
          </table:table-cell>
          <table:table-cell office:value-type="float" office:value="499360">
            <text:p>499360</text:p>
          </table:table-cell>
          <table:table-cell office:value-type="float" office:value="198848">
            <text:p>198848</text:p>
          </table:table-cell>
          <table:table-cell/>
          <table:table-cell office:value-type="float" office:value="403">
            <text:p>403</text:p>
          </table:table-cell>
          <table:table-cell office:value-type="float" office:value="997600">
            <text:p>997600</text:p>
          </table:table-cell>
          <table:table-cell office:value-type="float" office:value="499072">
            <text:p>499072</text:p>
          </table:table-cell>
          <table:table-cell office:value-type="float" office:value="199680">
            <text:p>199680</text:p>
          </table:table-cell>
          <table:table-cell/>
          <table:table-cell office:value-type="float" office:value="403">
            <text:p>403</text:p>
          </table:table-cell>
          <table:table-cell office:value-type="float" office:value="999360">
            <text:p>999360</text:p>
          </table:table-cell>
          <table:table-cell office:value-type="float" office:value="520864">
            <text:p>520864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999840">
            <text:p>999840</text:p>
          </table:table-cell>
          <table:table-cell office:value-type="float" office:value="500192">
            <text:p>500192</text:p>
          </table:table-cell>
          <table:table-cell office:value-type="float" office:value="200384">
            <text:p>200384</text:p>
          </table:table-cell>
          <table:table-cell/>
          <table:table-cell office:value-type="float" office:value="404">
            <text:p>404</text:p>
          </table:table-cell>
          <table:table-cell office:value-type="float" office:value="999328">
            <text:p>999328</text:p>
          </table:table-cell>
          <table:table-cell office:value-type="float" office:value="500864">
            <text:p>500864</text:p>
          </table:table-cell>
          <table:table-cell office:value-type="float" office:value="199968">
            <text:p>199968</text:p>
          </table:table-cell>
          <table:table-cell/>
          <table:table-cell office:value-type="float" office:value="404">
            <text:p>404</text:p>
          </table:table-cell>
          <table:table-cell office:value-type="float" office:value="1001952">
            <text:p>1001952</text:p>
          </table:table-cell>
          <table:table-cell office:value-type="float" office:value="485696">
            <text:p>485696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999840">
            <text:p>999840</text:p>
          </table:table-cell>
          <table:table-cell office:value-type="float" office:value="499712">
            <text:p>499712</text:p>
          </table:table-cell>
          <table:table-cell office:value-type="float" office:value="201632">
            <text:p>201632</text:p>
          </table:table-cell>
          <table:table-cell/>
          <table:table-cell office:value-type="float" office:value="405">
            <text:p>405</text:p>
          </table:table-cell>
          <table:table-cell office:value-type="float" office:value="999680">
            <text:p>999680</text:p>
          </table:table-cell>
          <table:table-cell office:value-type="float" office:value="500832">
            <text:p>500832</text:p>
          </table:table-cell>
          <table:table-cell office:value-type="float" office:value="198976">
            <text:p>198976</text:p>
          </table:table-cell>
          <table:table-cell/>
          <table:table-cell office:value-type="float" office:value="405">
            <text:p>405</text:p>
          </table:table-cell>
          <table:table-cell office:value-type="float" office:value="997600">
            <text:p>997600</text:p>
          </table:table-cell>
          <table:table-cell office:value-type="float" office:value="497408">
            <text:p>497408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999872">
            <text:p>999872</text:p>
          </table:table-cell>
          <table:table-cell office:value-type="float" office:value="500384">
            <text:p>500384</text:p>
          </table:table-cell>
          <table:table-cell office:value-type="float" office:value="198624">
            <text:p>198624</text:p>
          </table:table-cell>
          <table:table-cell/>
          <table:table-cell office:value-type="float" office:value="406">
            <text:p>406</text:p>
          </table:table-cell>
          <table:table-cell office:value-type="float" office:value="999904">
            <text:p>999904</text:p>
          </table:table-cell>
          <table:table-cell office:value-type="float" office:value="495744">
            <text:p>495744</text:p>
          </table:table-cell>
          <table:table-cell office:value-type="float" office:value="199840">
            <text:p>199840</text:p>
          </table:table-cell>
          <table:table-cell/>
          <table:table-cell office:value-type="float" office:value="406">
            <text:p>406</text:p>
          </table:table-cell>
          <table:table-cell office:value-type="float" office:value="1001952">
            <text:p>1001952</text:p>
          </table:table-cell>
          <table:table-cell office:value-type="float" office:value="502400">
            <text:p>502400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999840">
            <text:p>999840</text:p>
          </table:table-cell>
          <table:table-cell office:value-type="float" office:value="500000">
            <text:p>500000</text:p>
          </table:table-cell>
          <table:table-cell office:value-type="float" office:value="212672">
            <text:p>212672</text:p>
          </table:table-cell>
          <table:table-cell/>
          <table:table-cell office:value-type="float" office:value="407">
            <text:p>407</text:p>
          </table:table-cell>
          <table:table-cell office:value-type="float" office:value="997024">
            <text:p>997024</text:p>
          </table:table-cell>
          <table:table-cell office:value-type="float" office:value="502144">
            <text:p>502144</text:p>
          </table:table-cell>
          <table:table-cell office:value-type="float" office:value="198944">
            <text:p>198944</text:p>
          </table:table-cell>
          <table:table-cell/>
          <table:table-cell office:value-type="float" office:value="407">
            <text:p>407</text:p>
          </table:table-cell>
          <table:table-cell office:value-type="float" office:value="997056">
            <text:p>997056</text:p>
          </table:table-cell>
          <table:table-cell office:value-type="float" office:value="497696">
            <text:p>497696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000416">
            <text:p>1000416</text:p>
          </table:table-cell>
          <table:table-cell office:value-type="float" office:value="500576">
            <text:p>500576</text:p>
          </table:table-cell>
          <table:table-cell office:value-type="float" office:value="188064">
            <text:p>188064</text:p>
          </table:table-cell>
          <table:table-cell/>
          <table:table-cell office:value-type="float" office:value="408">
            <text:p>408</text:p>
          </table:table-cell>
          <table:table-cell office:value-type="float" office:value="999680">
            <text:p>999680</text:p>
          </table:table-cell>
          <table:table-cell office:value-type="float" office:value="498432">
            <text:p>498432</text:p>
          </table:table-cell>
          <table:table-cell office:value-type="float" office:value="202752">
            <text:p>202752</text:p>
          </table:table-cell>
          <table:table-cell/>
          <table:table-cell office:value-type="float" office:value="408">
            <text:p>408</text:p>
          </table:table-cell>
          <table:table-cell office:value-type="float" office:value="999680">
            <text:p>999680</text:p>
          </table:table-cell>
          <table:table-cell office:value-type="float" office:value="500128">
            <text:p>500128</text:p>
          </table:table-cell>
          <table:table-cell office:value-type="float" office:value="192544">
            <text:p>192544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000128">
            <text:p>1000128</text:p>
          </table:table-cell>
          <table:table-cell office:value-type="float" office:value="499712">
            <text:p>499712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409">
            <text:p>409</text:p>
          </table:table-cell>
          <table:table-cell office:value-type="float" office:value="997600">
            <text:p>997600</text:p>
          </table:table-cell>
          <table:table-cell office:value-type="float" office:value="503424">
            <text:p>503424</text:p>
          </table:table-cell>
          <table:table-cell office:value-type="float" office:value="196672">
            <text:p>196672</text:p>
          </table:table-cell>
          <table:table-cell/>
          <table:table-cell office:value-type="float" office:value="409">
            <text:p>409</text:p>
          </table:table-cell>
          <table:table-cell office:value-type="float" office:value="999872">
            <text:p>999872</text:p>
          </table:table-cell>
          <table:table-cell office:value-type="float" office:value="497504">
            <text:p>497504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999872">
            <text:p>999872</text:p>
          </table:table-cell>
          <table:table-cell office:value-type="float" office:value="500256">
            <text:p>500256</text:p>
          </table:table-cell>
          <table:table-cell office:value-type="float" office:value="198592">
            <text:p>198592</text:p>
          </table:table-cell>
          <table:table-cell/>
          <table:table-cell office:value-type="float" office:value="410">
            <text:p>410</text:p>
          </table:table-cell>
          <table:table-cell office:value-type="float" office:value="1001952">
            <text:p>1001952</text:p>
          </table:table-cell>
          <table:table-cell office:value-type="float" office:value="496064">
            <text:p>496064</text:p>
          </table:table-cell>
          <table:table-cell office:value-type="float" office:value="199488">
            <text:p>199488</text:p>
          </table:table-cell>
          <table:table-cell/>
          <table:table-cell office:value-type="float" office:value="410">
            <text:p>410</text:p>
          </table:table-cell>
          <table:table-cell office:value-type="float" office:value="999680">
            <text:p>999680</text:p>
          </table:table-cell>
          <table:table-cell office:value-type="float" office:value="501376">
            <text:p>501376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999840">
            <text:p>999840</text:p>
          </table:table-cell>
          <table:table-cell office:value-type="float" office:value="500032">
            <text:p>500032</text:p>
          </table:table-cell>
          <table:table-cell office:value-type="float" office:value="201920">
            <text:p>201920</text:p>
          </table:table-cell>
          <table:table-cell/>
          <table:table-cell office:value-type="float" office:value="411">
            <text:p>411</text:p>
          </table:table-cell>
          <table:table-cell office:value-type="float" office:value="997056">
            <text:p>997056</text:p>
          </table:table-cell>
          <table:table-cell office:value-type="float" office:value="500480">
            <text:p>500480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11">
            <text:p>411</text:p>
          </table:table-cell>
          <table:table-cell office:value-type="float" office:value="999328">
            <text:p>999328</text:p>
          </table:table-cell>
          <table:table-cell office:value-type="float" office:value="498528">
            <text:p>49852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999808">
            <text:p>999808</text:p>
          </table:table-cell>
          <table:table-cell office:value-type="float" office:value="500064">
            <text:p>500064</text:p>
          </table:table-cell>
          <table:table-cell office:value-type="float" office:value="199584">
            <text:p>199584</text:p>
          </table:table-cell>
          <table:table-cell/>
          <table:table-cell office:value-type="float" office:value="412">
            <text:p>412</text:p>
          </table:table-cell>
          <table:table-cell office:value-type="float" office:value="999872">
            <text:p>999872</text:p>
          </table:table-cell>
          <table:table-cell office:value-type="float" office:value="499168">
            <text:p>499168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12">
            <text:p>412</text:p>
          </table:table-cell>
          <table:table-cell office:value-type="float" office:value="999680">
            <text:p>999680</text:p>
          </table:table-cell>
          <table:table-cell office:value-type="float" office:value="500640">
            <text:p>500640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999552">
            <text:p>999552</text:p>
          </table:table-cell>
          <table:table-cell office:value-type="float" office:value="499232">
            <text:p>499232</text:p>
          </table:table-cell>
          <table:table-cell office:value-type="float" office:value="198560">
            <text:p>198560</text:p>
          </table:table-cell>
          <table:table-cell/>
          <table:table-cell office:value-type="float" office:value="413">
            <text:p>413</text:p>
          </table:table-cell>
          <table:table-cell office:value-type="float" office:value="999680">
            <text:p>999680</text:p>
          </table:table-cell>
          <table:table-cell office:value-type="float" office:value="501344">
            <text:p>501344</text:p>
          </table:table-cell>
          <table:table-cell office:value-type="float" office:value="201312">
            <text:p>201312</text:p>
          </table:table-cell>
          <table:table-cell/>
          <table:table-cell office:value-type="float" office:value="413">
            <text:p>413</text:p>
          </table:table-cell>
          <table:table-cell office:value-type="float" office:value="985696">
            <text:p>985696</text:p>
          </table:table-cell>
          <table:table-cell office:value-type="float" office:value="499200">
            <text:p>499200</text:p>
          </table:table-cell>
          <table:table-cell office:value-type="float" office:value="194816">
            <text:p>194816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1001056">
            <text:p>1001056</text:p>
          </table:table-cell>
          <table:table-cell office:value-type="float" office:value="501056">
            <text:p>501056</text:p>
          </table:table-cell>
          <table:table-cell office:value-type="float" office:value="205536">
            <text:p>205536</text:p>
          </table:table-cell>
          <table:table-cell/>
          <table:table-cell office:value-type="float" office:value="414">
            <text:p>414</text:p>
          </table:table-cell>
          <table:table-cell office:value-type="float" office:value="994976">
            <text:p>994976</text:p>
          </table:table-cell>
          <table:table-cell office:value-type="float" office:value="497600">
            <text:p>497600</text:p>
          </table:table-cell>
          <table:table-cell office:value-type="float" office:value="190368">
            <text:p>190368</text:p>
          </table:table-cell>
          <table:table-cell/>
          <table:table-cell office:value-type="float" office:value="414">
            <text:p>414</text:p>
          </table:table-cell>
          <table:table-cell office:value-type="float" office:value="1008960">
            <text:p>1008960</text:p>
          </table:table-cell>
          <table:table-cell office:value-type="float" office:value="500576">
            <text:p>500576</text:p>
          </table:table-cell>
          <table:table-cell office:value-type="float" office:value="206400">
            <text:p>206400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999488">
            <text:p>999488</text:p>
          </table:table-cell>
          <table:table-cell office:value-type="float" office:value="499648">
            <text:p>499648</text:p>
          </table:table-cell>
          <table:table-cell office:value-type="float" office:value="195264">
            <text:p>195264</text:p>
          </table:table-cell>
          <table:table-cell/>
          <table:table-cell office:value-type="float" office:value="415">
            <text:p>415</text:p>
          </table:table-cell>
          <table:table-cell office:value-type="float" office:value="1004032">
            <text:p>1004032</text:p>
          </table:table-cell>
          <table:table-cell office:value-type="float" office:value="499744">
            <text:p>499744</text:p>
          </table:table-cell>
          <table:table-cell office:value-type="float" office:value="209088">
            <text:p>209088</text:p>
          </table:table-cell>
          <table:table-cell/>
          <table:table-cell office:value-type="float" office:value="415">
            <text:p>415</text:p>
          </table:table-cell>
          <table:table-cell office:value-type="float" office:value="999872">
            <text:p>999872</text:p>
          </table:table-cell>
          <table:table-cell office:value-type="float" office:value="496768">
            <text:p>496768</text:p>
          </table:table-cell>
          <table:table-cell office:value-type="float" office:value="194816">
            <text:p>194816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000160">
            <text:p>1000160</text:p>
          </table:table-cell>
          <table:table-cell office:value-type="float" office:value="499904">
            <text:p>499904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416">
            <text:p>416</text:p>
          </table:table-cell>
          <table:table-cell office:value-type="float" office:value="997600">
            <text:p>997600</text:p>
          </table:table-cell>
          <table:table-cell office:value-type="float" office:value="500160">
            <text:p>500160</text:p>
          </table:table-cell>
          <table:table-cell office:value-type="float" office:value="198400">
            <text:p>198400</text:p>
          </table:table-cell>
          <table:table-cell/>
          <table:table-cell office:value-type="float" office:value="416">
            <text:p>416</text:p>
          </table:table-cell>
          <table:table-cell office:value-type="float" office:value="1001952">
            <text:p>1001952</text:p>
          </table:table-cell>
          <table:table-cell office:value-type="float" office:value="499680">
            <text:p>499680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999552">
            <text:p>999552</text:p>
          </table:table-cell>
          <table:table-cell office:value-type="float" office:value="500608">
            <text:p>500608</text:p>
          </table:table-cell>
          <table:table-cell office:value-type="float" office:value="200384">
            <text:p>200384</text:p>
          </table:table-cell>
          <table:table-cell/>
          <table:table-cell office:value-type="float" office:value="417">
            <text:p>417</text:p>
          </table:table-cell>
          <table:table-cell office:value-type="float" office:value="999328">
            <text:p>999328</text:p>
          </table:table-cell>
          <table:table-cell office:value-type="float" office:value="499520">
            <text:p>499520</text:p>
          </table:table-cell>
          <table:table-cell office:value-type="float" office:value="201216">
            <text:p>201216</text:p>
          </table:table-cell>
          <table:table-cell/>
          <table:table-cell office:value-type="float" office:value="417">
            <text:p>417</text:p>
          </table:table-cell>
          <table:table-cell office:value-type="float" office:value="997056">
            <text:p>997056</text:p>
          </table:table-cell>
          <table:table-cell office:value-type="float" office:value="502400">
            <text:p>502400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000160">
            <text:p>1000160</text:p>
          </table:table-cell>
          <table:table-cell office:value-type="float" office:value="499776">
            <text:p>499776</text:p>
          </table:table-cell>
          <table:table-cell office:value-type="float" office:value="198624">
            <text:p>198624</text:p>
          </table:table-cell>
          <table:table-cell/>
          <table:table-cell office:value-type="float" office:value="418">
            <text:p>418</text:p>
          </table:table-cell>
          <table:table-cell office:value-type="float" office:value="997600">
            <text:p>997600</text:p>
          </table:table-cell>
          <table:table-cell office:value-type="float" office:value="500960">
            <text:p>500960</text:p>
          </table:table-cell>
          <table:table-cell office:value-type="float" office:value="195680">
            <text:p>195680</text:p>
          </table:table-cell>
          <table:table-cell/>
          <table:table-cell office:value-type="float" office:value="418">
            <text:p>418</text:p>
          </table:table-cell>
          <table:table-cell office:value-type="float" office:value="997600">
            <text:p>997600</text:p>
          </table:table-cell>
          <table:table-cell office:value-type="float" office:value="497344">
            <text:p>497344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000384">
            <text:p>1000384</text:p>
          </table:table-cell>
          <table:table-cell office:value-type="float" office:value="499008">
            <text:p>49900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19">
            <text:p>419</text:p>
          </table:table-cell>
          <table:table-cell office:value-type="float" office:value="1002208">
            <text:p>1002208</text:p>
          </table:table-cell>
          <table:table-cell office:value-type="float" office:value="489184">
            <text:p>489184</text:p>
          </table:table-cell>
          <table:table-cell office:value-type="float" office:value="211424">
            <text:p>211424</text:p>
          </table:table-cell>
          <table:table-cell/>
          <table:table-cell office:value-type="float" office:value="419">
            <text:p>419</text:p>
          </table:table-cell>
          <table:table-cell office:value-type="float" office:value="999680">
            <text:p>999680</text:p>
          </table:table-cell>
          <table:table-cell office:value-type="float" office:value="501792">
            <text:p>5017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000160">
            <text:p>1000160</text:p>
          </table:table-cell>
          <table:table-cell office:value-type="float" office:value="499840">
            <text:p>499840</text:p>
          </table:table-cell>
          <table:table-cell office:value-type="float" office:value="200288">
            <text:p>200288</text:p>
          </table:table-cell>
          <table:table-cell/>
          <table:table-cell office:value-type="float" office:value="420">
            <text:p>420</text:p>
          </table:table-cell>
          <table:table-cell office:value-type="float" office:value="996832">
            <text:p>996832</text:p>
          </table:table-cell>
          <table:table-cell office:value-type="float" office:value="513024">
            <text:p>513024</text:p>
          </table:table-cell>
          <table:table-cell office:value-type="float" office:value="188160">
            <text:p>188160</text:p>
          </table:table-cell>
          <table:table-cell/>
          <table:table-cell office:value-type="float" office:value="420">
            <text:p>420</text:p>
          </table:table-cell>
          <table:table-cell office:value-type="float" office:value="1001952">
            <text:p>1001952</text:p>
          </table:table-cell>
          <table:table-cell office:value-type="float" office:value="500928">
            <text:p>500928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999552">
            <text:p>999552</text:p>
          </table:table-cell>
          <table:table-cell office:value-type="float" office:value="512928">
            <text:p>512928</text:p>
          </table:table-cell>
          <table:table-cell office:value-type="float" office:value="200384">
            <text:p>200384</text:p>
          </table:table-cell>
          <table:table-cell/>
          <table:table-cell office:value-type="float" office:value="421">
            <text:p>421</text:p>
          </table:table-cell>
          <table:table-cell office:value-type="float" office:value="999648">
            <text:p>999648</text:p>
          </table:table-cell>
          <table:table-cell office:value-type="float" office:value="493024">
            <text:p>493024</text:p>
          </table:table-cell>
          <table:table-cell office:value-type="float" office:value="199488">
            <text:p>199488</text:p>
          </table:table-cell>
          <table:table-cell/>
          <table:table-cell office:value-type="float" office:value="421">
            <text:p>421</text:p>
          </table:table-cell>
          <table:table-cell office:value-type="float" office:value="997056">
            <text:p>997056</text:p>
          </table:table-cell>
          <table:table-cell office:value-type="float" office:value="499168">
            <text:p>499168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1000160">
            <text:p>1000160</text:p>
          </table:table-cell>
          <table:table-cell office:value-type="float" office:value="486912">
            <text:p>486912</text:p>
          </table:table-cell>
          <table:table-cell office:value-type="float" office:value="199808">
            <text:p>199808</text:p>
          </table:table-cell>
          <table:table-cell/>
          <table:table-cell office:value-type="float" office:value="422">
            <text:p>422</text:p>
          </table:table-cell>
          <table:table-cell office:value-type="float" office:value="999904">
            <text:p>999904</text:p>
          </table:table-cell>
          <table:table-cell office:value-type="float" office:value="501824">
            <text:p>501824</text:p>
          </table:table-cell>
          <table:table-cell office:value-type="float" office:value="198208">
            <text:p>198208</text:p>
          </table:table-cell>
          <table:table-cell/>
          <table:table-cell office:value-type="float" office:value="422">
            <text:p>422</text:p>
          </table:table-cell>
          <table:table-cell office:value-type="float" office:value="997568">
            <text:p>997568</text:p>
          </table:table-cell>
          <table:table-cell office:value-type="float" office:value="492832">
            <text:p>492832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999552">
            <text:p>999552</text:p>
          </table:table-cell>
          <table:table-cell office:value-type="float" office:value="499744">
            <text:p>499744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423">
            <text:p>423</text:p>
          </table:table-cell>
          <table:table-cell office:value-type="float" office:value="999648">
            <text:p>999648</text:p>
          </table:table-cell>
          <table:table-cell office:value-type="float" office:value="497280">
            <text:p>497280</text:p>
          </table:table-cell>
          <table:table-cell office:value-type="float" office:value="199488">
            <text:p>199488</text:p>
          </table:table-cell>
          <table:table-cell/>
          <table:table-cell office:value-type="float" office:value="423">
            <text:p>423</text:p>
          </table:table-cell>
          <table:table-cell office:value-type="float" office:value="991200">
            <text:p>991200</text:p>
          </table:table-cell>
          <table:table-cell office:value-type="float" office:value="501408">
            <text:p>501408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000096">
            <text:p>1000096</text:p>
          </table:table-cell>
          <table:table-cell office:value-type="float" office:value="501440">
            <text:p>501440</text:p>
          </table:table-cell>
          <table:table-cell office:value-type="float" office:value="199840">
            <text:p>199840</text:p>
          </table:table-cell>
          <table:table-cell/>
          <table:table-cell office:value-type="float" office:value="424">
            <text:p>424</text:p>
          </table:table-cell>
          <table:table-cell office:value-type="float" office:value="999360">
            <text:p>999360</text:p>
          </table:table-cell>
          <table:table-cell office:value-type="float" office:value="503264">
            <text:p>503264</text:p>
          </table:table-cell>
          <table:table-cell office:value-type="float" office:value="202784">
            <text:p>202784</text:p>
          </table:table-cell>
          <table:table-cell/>
          <table:table-cell office:value-type="float" office:value="424">
            <text:p>424</text:p>
          </table:table-cell>
          <table:table-cell office:value-type="float" office:value="1007840">
            <text:p>1007840</text:p>
          </table:table-cell>
          <table:table-cell office:value-type="float" office:value="501664">
            <text:p>501664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000704">
            <text:p>1000704</text:p>
          </table:table-cell>
          <table:table-cell office:value-type="float" office:value="498912">
            <text:p>498912</text:p>
          </table:table-cell>
          <table:table-cell office:value-type="float" office:value="198560">
            <text:p>198560</text:p>
          </table:table-cell>
          <table:table-cell/>
          <table:table-cell office:value-type="float" office:value="425">
            <text:p>425</text:p>
          </table:table-cell>
          <table:table-cell office:value-type="float" office:value="999680">
            <text:p>999680</text:p>
          </table:table-cell>
          <table:table-cell office:value-type="float" office:value="500384">
            <text:p>500384</text:p>
          </table:table-cell>
          <table:table-cell office:value-type="float" office:value="198304">
            <text:p>198304</text:p>
          </table:table-cell>
          <table:table-cell/>
          <table:table-cell office:value-type="float" office:value="425">
            <text:p>425</text:p>
          </table:table-cell>
          <table:table-cell office:value-type="float" office:value="999872">
            <text:p>999872</text:p>
          </table:table-cell>
          <table:table-cell office:value-type="float" office:value="512992">
            <text:p>512992</text:p>
          </table:table-cell>
          <table:table-cell office:value-type="float" office:value="197472">
            <text:p>197472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999904">
            <text:p>999904</text:p>
          </table:table-cell>
          <table:table-cell office:value-type="float" office:value="513184">
            <text:p>513184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426">
            <text:p>426</text:p>
          </table:table-cell>
          <table:table-cell office:value-type="float" office:value="997568">
            <text:p>997568</text:p>
          </table:table-cell>
          <table:table-cell office:value-type="float" office:value="497568">
            <text:p>497568</text:p>
          </table:table-cell>
          <table:table-cell office:value-type="float" office:value="199552">
            <text:p>199552</text:p>
          </table:table-cell>
          <table:table-cell/>
          <table:table-cell office:value-type="float" office:value="426">
            <text:p>426</text:p>
          </table:table-cell>
          <table:table-cell office:value-type="float" office:value="997056">
            <text:p>997056</text:p>
          </table:table-cell>
          <table:table-cell office:value-type="float" office:value="476256">
            <text:p>476256</text:p>
          </table:table-cell>
          <table:table-cell office:value-type="float" office:value="197088">
            <text:p>197088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999552">
            <text:p>999552</text:p>
          </table:table-cell>
          <table:table-cell office:value-type="float" office:value="487648">
            <text:p>487648</text:p>
          </table:table-cell>
          <table:table-cell office:value-type="float" office:value="201920">
            <text:p>201920</text:p>
          </table:table-cell>
          <table:table-cell/>
          <table:table-cell office:value-type="float" office:value="427">
            <text:p>427</text:p>
          </table:table-cell>
          <table:table-cell office:value-type="float" office:value="999360">
            <text:p>999360</text:p>
          </table:table-cell>
          <table:table-cell office:value-type="float" office:value="498720">
            <text:p>498720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427">
            <text:p>427</text:p>
          </table:table-cell>
          <table:table-cell office:value-type="float" office:value="1001952">
            <text:p>1001952</text:p>
          </table:table-cell>
          <table:table-cell office:value-type="float" office:value="516640">
            <text:p>516640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000096">
            <text:p>1000096</text:p>
          </table:table-cell>
          <table:table-cell office:value-type="float" office:value="499648">
            <text:p>499648</text:p>
          </table:table-cell>
          <table:table-cell office:value-type="float" office:value="200096">
            <text:p>200096</text:p>
          </table:table-cell>
          <table:table-cell/>
          <table:table-cell office:value-type="float" office:value="428">
            <text:p>428</text:p>
          </table:table-cell>
          <table:table-cell office:value-type="float" office:value="999648">
            <text:p>999648</text:p>
          </table:table-cell>
          <table:table-cell office:value-type="float" office:value="500384">
            <text:p>500384</text:p>
          </table:table-cell>
          <table:table-cell office:value-type="float" office:value="190624">
            <text:p>190624</text:p>
          </table:table-cell>
          <table:table-cell/>
          <table:table-cell office:value-type="float" office:value="428">
            <text:p>428</text:p>
          </table:table-cell>
          <table:table-cell office:value-type="float" office:value="999680">
            <text:p>999680</text:p>
          </table:table-cell>
          <table:table-cell office:value-type="float" office:value="493376">
            <text:p>493376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999840">
            <text:p>999840</text:p>
          </table:table-cell>
          <table:table-cell office:value-type="float" office:value="499968">
            <text:p>499968</text:p>
          </table:table-cell>
          <table:table-cell office:value-type="float" office:value="198592">
            <text:p>198592</text:p>
          </table:table-cell>
          <table:table-cell/>
          <table:table-cell office:value-type="float" office:value="429">
            <text:p>429</text:p>
          </table:table-cell>
          <table:table-cell office:value-type="float" office:value="999904">
            <text:p>999904</text:p>
          </table:table-cell>
          <table:table-cell office:value-type="float" office:value="499264">
            <text:p>499264</text:p>
          </table:table-cell>
          <table:table-cell office:value-type="float" office:value="209280">
            <text:p>209280</text:p>
          </table:table-cell>
          <table:table-cell/>
          <table:table-cell office:value-type="float" office:value="429">
            <text:p>429</text:p>
          </table:table-cell>
          <table:table-cell office:value-type="float" office:value="997600">
            <text:p>997600</text:p>
          </table:table-cell>
          <table:table-cell office:value-type="float" office:value="498816">
            <text:p>498816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999552">
            <text:p>999552</text:p>
          </table:table-cell>
          <table:table-cell office:value-type="float" office:value="500800">
            <text:p>50080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30">
            <text:p>430</text:p>
          </table:table-cell>
          <table:table-cell office:value-type="float" office:value="997056">
            <text:p>997056</text:p>
          </table:table-cell>
          <table:table-cell office:value-type="float" office:value="499072">
            <text:p>499072</text:p>
          </table:table-cell>
          <table:table-cell office:value-type="float" office:value="196608">
            <text:p>196608</text:p>
          </table:table-cell>
          <table:table-cell/>
          <table:table-cell office:value-type="float" office:value="430">
            <text:p>430</text:p>
          </table:table-cell>
          <table:table-cell office:value-type="float" office:value="999328">
            <text:p>999328</text:p>
          </table:table-cell>
          <table:table-cell office:value-type="float" office:value="500576">
            <text:p>500576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000992">
            <text:p>1000992</text:p>
          </table:table-cell>
          <table:table-cell office:value-type="float" office:value="500192">
            <text:p>500192</text:p>
          </table:table-cell>
          <table:table-cell office:value-type="float" office:value="200512">
            <text:p>200512</text:p>
          </table:table-cell>
          <table:table-cell/>
          <table:table-cell office:value-type="float" office:value="431">
            <text:p>431</text:p>
          </table:table-cell>
          <table:table-cell office:value-type="float" office:value="999648">
            <text:p>999648</text:p>
          </table:table-cell>
          <table:table-cell office:value-type="float" office:value="500480">
            <text:p>500480</text:p>
          </table:table-cell>
          <table:table-cell office:value-type="float" office:value="202368">
            <text:p>202368</text:p>
          </table:table-cell>
          <table:table-cell/>
          <table:table-cell office:value-type="float" office:value="431">
            <text:p>431</text:p>
          </table:table-cell>
          <table:table-cell office:value-type="float" office:value="997600">
            <text:p>997600</text:p>
          </table:table-cell>
          <table:table-cell office:value-type="float" office:value="497760">
            <text:p>497760</text:p>
          </table:table-cell>
          <table:table-cell office:value-type="float" office:value="201792">
            <text:p>201792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999872">
            <text:p>999872</text:p>
          </table:table-cell>
          <table:table-cell office:value-type="float" office:value="499904">
            <text:p>499904</text:p>
          </table:table-cell>
          <table:table-cell office:value-type="float" office:value="199936">
            <text:p>199936</text:p>
          </table:table-cell>
          <table:table-cell/>
          <table:table-cell office:value-type="float" office:value="432">
            <text:p>432</text:p>
          </table:table-cell>
          <table:table-cell office:value-type="float" office:value="999904">
            <text:p>999904</text:p>
          </table:table-cell>
          <table:table-cell office:value-type="float" office:value="499296">
            <text:p>499296</text:p>
          </table:table-cell>
          <table:table-cell office:value-type="float" office:value="196608">
            <text:p>196608</text:p>
          </table:table-cell>
          <table:table-cell/>
          <table:table-cell office:value-type="float" office:value="432">
            <text:p>432</text:p>
          </table:table-cell>
          <table:table-cell office:value-type="float" office:value="1001952">
            <text:p>1001952</text:p>
          </table:table-cell>
          <table:table-cell office:value-type="float" office:value="496672">
            <text:p>49667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999840">
            <text:p>999840</text:p>
          </table:table-cell>
          <table:table-cell office:value-type="float" office:value="499168">
            <text:p>499168</text:p>
          </table:table-cell>
          <table:table-cell office:value-type="float" office:value="199584">
            <text:p>199584</text:p>
          </table:table-cell>
          <table:table-cell/>
          <table:table-cell office:value-type="float" office:value="433">
            <text:p>433</text:p>
          </table:table-cell>
          <table:table-cell office:value-type="float" office:value="999680">
            <text:p>999680</text:p>
          </table:table-cell>
          <table:table-cell office:value-type="float" office:value="498464">
            <text:p>498464</text:p>
          </table:table-cell>
          <table:table-cell office:value-type="float" office:value="201248">
            <text:p>201248</text:p>
          </table:table-cell>
          <table:table-cell/>
          <table:table-cell office:value-type="float" office:value="433">
            <text:p>433</text:p>
          </table:table-cell>
          <table:table-cell office:value-type="float" office:value="990400">
            <text:p>990400</text:p>
          </table:table-cell>
          <table:table-cell office:value-type="float" office:value="500832">
            <text:p>50083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999872">
            <text:p>999872</text:p>
          </table:table-cell>
          <table:table-cell office:value-type="float" office:value="499648">
            <text:p>49964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34">
            <text:p>434</text:p>
          </table:table-cell>
          <table:table-cell office:value-type="float" office:value="994944">
            <text:p>994944</text:p>
          </table:table-cell>
          <table:table-cell office:value-type="float" office:value="500320">
            <text:p>500320</text:p>
          </table:table-cell>
          <table:table-cell office:value-type="float" office:value="199776">
            <text:p>199776</text:p>
          </table:table-cell>
          <table:table-cell/>
          <table:table-cell office:value-type="float" office:value="434">
            <text:p>434</text:p>
          </table:table-cell>
          <table:table-cell office:value-type="float" office:value="999360">
            <text:p>999360</text:p>
          </table:table-cell>
          <table:table-cell office:value-type="float" office:value="503776">
            <text:p>503776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999808">
            <text:p>999808</text:p>
          </table:table-cell>
          <table:table-cell office:value-type="float" office:value="500448">
            <text:p>50044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35">
            <text:p>435</text:p>
          </table:table-cell>
          <table:table-cell office:value-type="float" office:value="1001984">
            <text:p>1001984</text:p>
          </table:table-cell>
          <table:table-cell office:value-type="float" office:value="499104">
            <text:p>499104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35">
            <text:p>435</text:p>
          </table:table-cell>
          <table:table-cell office:value-type="float" office:value="1004576">
            <text:p>1004576</text:p>
          </table:table-cell>
          <table:table-cell office:value-type="float" office:value="498560">
            <text:p>498560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000288">
            <text:p>1000288</text:p>
          </table:table-cell>
          <table:table-cell office:value-type="float" office:value="499648">
            <text:p>49964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36">
            <text:p>436</text:p>
          </table:table-cell>
          <table:table-cell office:value-type="float" office:value="997056">
            <text:p>997056</text:p>
          </table:table-cell>
          <table:table-cell office:value-type="float" office:value="500608">
            <text:p>500608</text:p>
          </table:table-cell>
          <table:table-cell office:value-type="float" office:value="198656">
            <text:p>198656</text:p>
          </table:table-cell>
          <table:table-cell/>
          <table:table-cell office:value-type="float" office:value="436">
            <text:p>436</text:p>
          </table:table-cell>
          <table:table-cell office:value-type="float" office:value="999328">
            <text:p>999328</text:p>
          </table:table-cell>
          <table:table-cell office:value-type="float" office:value="497984">
            <text:p>497984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999936">
            <text:p>999936</text:p>
          </table:table-cell>
          <table:table-cell office:value-type="float" office:value="501312">
            <text:p>501312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37">
            <text:p>437</text:p>
          </table:table-cell>
          <table:table-cell office:value-type="float" office:value="1001952">
            <text:p>1001952</text:p>
          </table:table-cell>
          <table:table-cell office:value-type="float" office:value="499072">
            <text:p>49907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37">
            <text:p>437</text:p>
          </table:table-cell>
          <table:table-cell office:value-type="float" office:value="999680">
            <text:p>999680</text:p>
          </table:table-cell>
          <table:table-cell office:value-type="float" office:value="502400">
            <text:p>502400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000224">
            <text:p>1000224</text:p>
          </table:table-cell>
          <table:table-cell office:value-type="float" office:value="499328">
            <text:p>499328</text:p>
          </table:table-cell>
          <table:table-cell office:value-type="float" office:value="198368">
            <text:p>198368</text:p>
          </table:table-cell>
          <table:table-cell/>
          <table:table-cell office:value-type="float" office:value="438">
            <text:p>438</text:p>
          </table:table-cell>
          <table:table-cell office:value-type="float" office:value="999680">
            <text:p>999680</text:p>
          </table:table-cell>
          <table:table-cell office:value-type="float" office:value="498080">
            <text:p>498080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38">
            <text:p>438</text:p>
          </table:table-cell>
          <table:table-cell office:value-type="float" office:value="997600">
            <text:p>997600</text:p>
          </table:table-cell>
          <table:table-cell office:value-type="float" office:value="500736">
            <text:p>500736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999808">
            <text:p>999808</text:p>
          </table:table-cell>
          <table:table-cell office:value-type="float" office:value="498464">
            <text:p>498464</text:p>
          </table:table-cell>
          <table:table-cell office:value-type="float" office:value="200384">
            <text:p>200384</text:p>
          </table:table-cell>
          <table:table-cell/>
          <table:table-cell office:value-type="float" office:value="439">
            <text:p>439</text:p>
          </table:table-cell>
          <table:table-cell office:value-type="float" office:value="997568">
            <text:p>997568</text:p>
          </table:table-cell>
          <table:table-cell office:value-type="float" office:value="498848">
            <text:p>498848</text:p>
          </table:table-cell>
          <table:table-cell office:value-type="float" office:value="197984">
            <text:p>197984</text:p>
          </table:table-cell>
          <table:table-cell/>
          <table:table-cell office:value-type="float" office:value="439">
            <text:p>439</text:p>
          </table:table-cell>
          <table:table-cell office:value-type="float" office:value="1001952">
            <text:p>1001952</text:p>
          </table:table-cell>
          <table:table-cell office:value-type="float" office:value="495264">
            <text:p>495264</text:p>
          </table:table-cell>
          <table:table-cell office:value-type="float" office:value="192512">
            <text:p>192512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999840">
            <text:p>999840</text:p>
          </table:table-cell>
          <table:table-cell office:value-type="float" office:value="501088">
            <text:p>501088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440">
            <text:p>440</text:p>
          </table:table-cell>
          <table:table-cell office:value-type="float" office:value="999360">
            <text:p>999360</text:p>
          </table:table-cell>
          <table:table-cell office:value-type="float" office:value="501984">
            <text:p>501984</text:p>
          </table:table-cell>
          <table:table-cell office:value-type="float" office:value="201248">
            <text:p>201248</text:p>
          </table:table-cell>
          <table:table-cell/>
          <table:table-cell office:value-type="float" office:value="440">
            <text:p>440</text:p>
          </table:table-cell>
          <table:table-cell office:value-type="float" office:value="999328">
            <text:p>999328</text:p>
          </table:table-cell>
          <table:table-cell office:value-type="float" office:value="501888">
            <text:p>501888</text:p>
          </table:table-cell>
          <table:table-cell office:value-type="float" office:value="206400">
            <text:p>206400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999552">
            <text:p>999552</text:p>
          </table:table-cell>
          <table:table-cell office:value-type="float" office:value="499968">
            <text:p>499968</text:p>
          </table:table-cell>
          <table:table-cell office:value-type="float" office:value="200192">
            <text:p>200192</text:p>
          </table:table-cell>
          <table:table-cell/>
          <table:table-cell office:value-type="float" office:value="441">
            <text:p>441</text:p>
          </table:table-cell>
          <table:table-cell office:value-type="float" office:value="999680">
            <text:p>999680</text:p>
          </table:table-cell>
          <table:table-cell office:value-type="float" office:value="500064">
            <text:p>500064</text:p>
          </table:table-cell>
          <table:table-cell office:value-type="float" office:value="187776">
            <text:p>187776</text:p>
          </table:table-cell>
          <table:table-cell/>
          <table:table-cell office:value-type="float" office:value="441">
            <text:p>441</text:p>
          </table:table-cell>
          <table:table-cell office:value-type="float" office:value="997600">
            <text:p>997600</text:p>
          </table:table-cell>
          <table:table-cell office:value-type="float" office:value="500992">
            <text:p>500992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000992">
            <text:p>1000992</text:p>
          </table:table-cell>
          <table:table-cell office:value-type="float" office:value="501088">
            <text:p>50108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42">
            <text:p>442</text:p>
          </table:table-cell>
          <table:table-cell office:value-type="float" office:value="999872">
            <text:p>999872</text:p>
          </table:table-cell>
          <table:table-cell office:value-type="float" office:value="498976">
            <text:p>498976</text:p>
          </table:table-cell>
          <table:table-cell office:value-type="float" office:value="210656">
            <text:p>210656</text:p>
          </table:table-cell>
          <table:table-cell/>
          <table:table-cell office:value-type="float" office:value="442">
            <text:p>442</text:p>
          </table:table-cell>
          <table:table-cell office:value-type="float" office:value="999680">
            <text:p>999680</text:p>
          </table:table-cell>
          <table:table-cell office:value-type="float" office:value="496992">
            <text:p>496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999552">
            <text:p>999552</text:p>
          </table:table-cell>
          <table:table-cell office:value-type="float" office:value="499680">
            <text:p>49968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43">
            <text:p>443</text:p>
          </table:table-cell>
          <table:table-cell office:value-type="float" office:value="997056">
            <text:p>997056</text:p>
          </table:table-cell>
          <table:table-cell office:value-type="float" office:value="492032">
            <text:p>492032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443">
            <text:p>443</text:p>
          </table:table-cell>
          <table:table-cell office:value-type="float" office:value="999328">
            <text:p>999328</text:p>
          </table:table-cell>
          <table:table-cell office:value-type="float" office:value="497984">
            <text:p>497984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000160">
            <text:p>1000160</text:p>
          </table:table-cell>
          <table:table-cell office:value-type="float" office:value="500064">
            <text:p>500064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444">
            <text:p>444</text:p>
          </table:table-cell>
          <table:table-cell office:value-type="float" office:value="991552">
            <text:p>991552</text:p>
          </table:table-cell>
          <table:table-cell office:value-type="float" office:value="516736">
            <text:p>516736</text:p>
          </table:table-cell>
          <table:table-cell office:value-type="float" office:value="199488">
            <text:p>199488</text:p>
          </table:table-cell>
          <table:table-cell/>
          <table:table-cell office:value-type="float" office:value="444">
            <text:p>444</text:p>
          </table:table-cell>
          <table:table-cell office:value-type="float" office:value="1001984">
            <text:p>1001984</text:p>
          </table:table-cell>
          <table:table-cell office:value-type="float" office:value="501344">
            <text:p>501344</text:p>
          </table:table-cell>
          <table:table-cell office:value-type="float" office:value="201792">
            <text:p>201792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999552">
            <text:p>999552</text:p>
          </table:table-cell>
          <table:table-cell office:value-type="float" office:value="500192">
            <text:p>500192</text:p>
          </table:table-cell>
          <table:table-cell office:value-type="float" office:value="200096">
            <text:p>200096</text:p>
          </table:table-cell>
          <table:table-cell/>
          <table:table-cell office:value-type="float" office:value="445">
            <text:p>445</text:p>
          </table:table-cell>
          <table:table-cell office:value-type="float" office:value="1005696">
            <text:p>1005696</text:p>
          </table:table-cell>
          <table:table-cell office:value-type="float" office:value="488896">
            <text:p>488896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45">
            <text:p>445</text:p>
          </table:table-cell>
          <table:table-cell office:value-type="float" office:value="997600">
            <text:p>997600</text:p>
          </table:table-cell>
          <table:table-cell office:value-type="float" office:value="501024">
            <text:p>501024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000128">
            <text:p>1000128</text:p>
          </table:table-cell>
          <table:table-cell office:value-type="float" office:value="500864">
            <text:p>500864</text:p>
          </table:table-cell>
          <table:table-cell office:value-type="float" office:value="200288">
            <text:p>200288</text:p>
          </table:table-cell>
          <table:table-cell/>
          <table:table-cell office:value-type="float" office:value="446">
            <text:p>446</text:p>
          </table:table-cell>
          <table:table-cell office:value-type="float" office:value="1001792">
            <text:p>1001792</text:p>
          </table:table-cell>
          <table:table-cell office:value-type="float" office:value="502496">
            <text:p>502496</text:p>
          </table:table-cell>
          <table:table-cell office:value-type="float" office:value="199936">
            <text:p>199936</text:p>
          </table:table-cell>
          <table:table-cell/>
          <table:table-cell office:value-type="float" office:value="446">
            <text:p>446</text:p>
          </table:table-cell>
          <table:table-cell office:value-type="float" office:value="999648">
            <text:p>999648</text:p>
          </table:table-cell>
          <table:table-cell office:value-type="float" office:value="497856">
            <text:p>497856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000384">
            <text:p>1000384</text:p>
          </table:table-cell>
          <table:table-cell office:value-type="float" office:value="498880">
            <text:p>49888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47">
            <text:p>447</text:p>
          </table:table-cell>
          <table:table-cell office:value-type="float" office:value="999776">
            <text:p>999776</text:p>
          </table:table-cell>
          <table:table-cell office:value-type="float" office:value="498016">
            <text:p>498016</text:p>
          </table:table-cell>
          <table:table-cell office:value-type="float" office:value="198848">
            <text:p>198848</text:p>
          </table:table-cell>
          <table:table-cell/>
          <table:table-cell office:value-type="float" office:value="447">
            <text:p>447</text:p>
          </table:table-cell>
          <table:table-cell office:value-type="float" office:value="997056">
            <text:p>997056</text:p>
          </table:table-cell>
          <table:table-cell office:value-type="float" office:value="501280">
            <text:p>501280</text:p>
          </table:table-cell>
          <table:table-cell office:value-type="float" office:value="199712">
            <text:p>199712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000128">
            <text:p>1000128</text:p>
          </table:table-cell>
          <table:table-cell office:value-type="float" office:value="500192">
            <text:p>500192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48">
            <text:p>448</text:p>
          </table:table-cell>
          <table:table-cell office:value-type="float" office:value="986592">
            <text:p>986592</text:p>
          </table:table-cell>
          <table:table-cell office:value-type="float" office:value="497664">
            <text:p>497664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448">
            <text:p>448</text:p>
          </table:table-cell>
          <table:table-cell office:value-type="float" office:value="1001952">
            <text:p>1001952</text:p>
          </table:table-cell>
          <table:table-cell office:value-type="float" office:value="499072">
            <text:p>49907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998144">
            <text:p>998144</text:p>
          </table:table-cell>
          <table:table-cell office:value-type="float" office:value="499776">
            <text:p>499776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49">
            <text:p>449</text:p>
          </table:table-cell>
          <table:table-cell office:value-type="float" office:value="998144">
            <text:p>998144</text:p>
          </table:table-cell>
          <table:table-cell office:value-type="float" office:value="500256">
            <text:p>500256</text:p>
          </table:table-cell>
          <table:table-cell office:value-type="float" office:value="199552">
            <text:p>199552</text:p>
          </table:table-cell>
          <table:table-cell/>
          <table:table-cell office:value-type="float" office:value="449">
            <text:p>449</text:p>
          </table:table-cell>
          <table:table-cell office:value-type="float" office:value="997728">
            <text:p>997728</text:p>
          </table:table-cell>
          <table:table-cell office:value-type="float" office:value="499712">
            <text:p>499712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999776">
            <text:p>999776</text:p>
          </table:table-cell>
          <table:table-cell office:value-type="float" office:value="498880">
            <text:p>498880</text:p>
          </table:table-cell>
          <table:table-cell office:value-type="float" office:value="200192">
            <text:p>200192</text:p>
          </table:table-cell>
          <table:table-cell/>
          <table:table-cell office:value-type="float" office:value="450">
            <text:p>450</text:p>
          </table:table-cell>
          <table:table-cell office:value-type="float" office:value="999712">
            <text:p>999712</text:p>
          </table:table-cell>
          <table:table-cell office:value-type="float" office:value="499904">
            <text:p>499904</text:p>
          </table:table-cell>
          <table:table-cell office:value-type="float" office:value="197888">
            <text:p>197888</text:p>
          </table:table-cell>
          <table:table-cell/>
          <table:table-cell office:value-type="float" office:value="450">
            <text:p>450</text:p>
          </table:table-cell>
          <table:table-cell office:value-type="float" office:value="999200">
            <text:p>999200</text:p>
          </table:table-cell>
          <table:table-cell office:value-type="float" office:value="498048">
            <text:p>498048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987424">
            <text:p>987424</text:p>
          </table:table-cell>
          <table:table-cell office:value-type="float" office:value="501344">
            <text:p>501344</text:p>
          </table:table-cell>
          <table:table-cell office:value-type="float" office:value="199328">
            <text:p>199328</text:p>
          </table:table-cell>
          <table:table-cell/>
          <table:table-cell office:value-type="float" office:value="451">
            <text:p>451</text:p>
          </table:table-cell>
          <table:table-cell office:value-type="float" office:value="999136">
            <text:p>999136</text:p>
          </table:table-cell>
          <table:table-cell office:value-type="float" office:value="500800">
            <text:p>500800</text:p>
          </table:table-cell>
          <table:table-cell office:value-type="float" office:value="200960">
            <text:p>200960</text:p>
          </table:table-cell>
          <table:table-cell/>
          <table:table-cell office:value-type="float" office:value="451">
            <text:p>451</text:p>
          </table:table-cell>
          <table:table-cell office:value-type="float" office:value="984768">
            <text:p>984768</text:p>
          </table:table-cell>
          <table:table-cell office:value-type="float" office:value="500640">
            <text:p>500640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000768">
            <text:p>1000768</text:p>
          </table:table-cell>
          <table:table-cell office:value-type="float" office:value="499648">
            <text:p>49964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52">
            <text:p>452</text:p>
          </table:table-cell>
          <table:table-cell office:value-type="float" office:value="997888">
            <text:p>997888</text:p>
          </table:table-cell>
          <table:table-cell office:value-type="float" office:value="499104">
            <text:p>499104</text:p>
          </table:table-cell>
          <table:table-cell office:value-type="float" office:value="199840">
            <text:p>199840</text:p>
          </table:table-cell>
          <table:table-cell/>
          <table:table-cell office:value-type="float" office:value="452">
            <text:p>452</text:p>
          </table:table-cell>
          <table:table-cell office:value-type="float" office:value="1002432">
            <text:p>1002432</text:p>
          </table:table-cell>
          <table:table-cell office:value-type="float" office:value="500672">
            <text:p>50067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001408">
            <text:p>1001408</text:p>
          </table:table-cell>
          <table:table-cell office:value-type="float" office:value="499104">
            <text:p>499104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53">
            <text:p>453</text:p>
          </table:table-cell>
          <table:table-cell office:value-type="float" office:value="999584">
            <text:p>999584</text:p>
          </table:table-cell>
          <table:table-cell office:value-type="float" office:value="498976">
            <text:p>498976</text:p>
          </table:table-cell>
          <table:table-cell office:value-type="float" office:value="199808">
            <text:p>199808</text:p>
          </table:table-cell>
          <table:table-cell/>
          <table:table-cell office:value-type="float" office:value="453">
            <text:p>453</text:p>
          </table:table-cell>
          <table:table-cell office:value-type="float" office:value="992640">
            <text:p>992640</text:p>
          </table:table-cell>
          <table:table-cell office:value-type="float" office:value="497856">
            <text:p>497856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998880">
            <text:p>998880</text:p>
          </table:table-cell>
          <table:table-cell office:value-type="float" office:value="499680">
            <text:p>499680</text:p>
          </table:table-cell>
          <table:table-cell office:value-type="float" office:value="200096">
            <text:p>200096</text:p>
          </table:table-cell>
          <table:table-cell/>
          <table:table-cell office:value-type="float" office:value="454">
            <text:p>454</text:p>
          </table:table-cell>
          <table:table-cell office:value-type="float" office:value="997568">
            <text:p>997568</text:p>
          </table:table-cell>
          <table:table-cell office:value-type="float" office:value="500864">
            <text:p>500864</text:p>
          </table:table-cell>
          <table:table-cell office:value-type="float" office:value="196672">
            <text:p>196672</text:p>
          </table:table-cell>
          <table:table-cell/>
          <table:table-cell office:value-type="float" office:value="454">
            <text:p>454</text:p>
          </table:table-cell>
          <table:table-cell office:value-type="float" office:value="1001408">
            <text:p>1001408</text:p>
          </table:table-cell>
          <table:table-cell office:value-type="float" office:value="499904">
            <text:p>499904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001184">
            <text:p>1001184</text:p>
          </table:table-cell>
          <table:table-cell office:value-type="float" office:value="501088">
            <text:p>501088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455">
            <text:p>455</text:p>
          </table:table-cell>
          <table:table-cell office:value-type="float" office:value="1001376">
            <text:p>1001376</text:p>
          </table:table-cell>
          <table:table-cell office:value-type="float" office:value="497728">
            <text:p>497728</text:p>
          </table:table-cell>
          <table:table-cell office:value-type="float" office:value="201472">
            <text:p>201472</text:p>
          </table:table-cell>
          <table:table-cell/>
          <table:table-cell office:value-type="float" office:value="455">
            <text:p>455</text:p>
          </table:table-cell>
          <table:table-cell office:value-type="float" office:value="999264">
            <text:p>999264</text:p>
          </table:table-cell>
          <table:table-cell office:value-type="float" office:value="500416">
            <text:p>500416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000032">
            <text:p>1000032</text:p>
          </table:table-cell>
          <table:table-cell office:value-type="float" office:value="499648">
            <text:p>49964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56">
            <text:p>456</text:p>
          </table:table-cell>
          <table:table-cell office:value-type="float" office:value="999968">
            <text:p>999968</text:p>
          </table:table-cell>
          <table:table-cell office:value-type="float" office:value="499136">
            <text:p>499136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456">
            <text:p>456</text:p>
          </table:table-cell>
          <table:table-cell office:value-type="float" office:value="1002720">
            <text:p>1002720</text:p>
          </table:table-cell>
          <table:table-cell office:value-type="float" office:value="497952">
            <text:p>497952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999744">
            <text:p>999744</text:p>
          </table:table-cell>
          <table:table-cell office:value-type="float" office:value="499488">
            <text:p>499488</text:p>
          </table:table-cell>
          <table:table-cell office:value-type="float" office:value="198624">
            <text:p>198624</text:p>
          </table:table-cell>
          <table:table-cell/>
          <table:table-cell office:value-type="float" office:value="457">
            <text:p>457</text:p>
          </table:table-cell>
          <table:table-cell office:value-type="float" office:value="996032">
            <text:p>996032</text:p>
          </table:table-cell>
          <table:table-cell office:value-type="float" office:value="498624">
            <text:p>498624</text:p>
          </table:table-cell>
          <table:table-cell office:value-type="float" office:value="199616">
            <text:p>199616</text:p>
          </table:table-cell>
          <table:table-cell/>
          <table:table-cell office:value-type="float" office:value="457">
            <text:p>457</text:p>
          </table:table-cell>
          <table:table-cell office:value-type="float" office:value="999232">
            <text:p>999232</text:p>
          </table:table-cell>
          <table:table-cell office:value-type="float" office:value="499104">
            <text:p>499104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1000640">
            <text:p>1000640</text:p>
          </table:table-cell>
          <table:table-cell office:value-type="float" office:value="501344">
            <text:p>501344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58">
            <text:p>458</text:p>
          </table:table-cell>
          <table:table-cell office:value-type="float" office:value="1000576">
            <text:p>1000576</text:p>
          </table:table-cell>
          <table:table-cell office:value-type="float" office:value="500864">
            <text:p>500864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58">
            <text:p>458</text:p>
          </table:table-cell>
          <table:table-cell office:value-type="float" office:value="997408">
            <text:p>997408</text:p>
          </table:table-cell>
          <table:table-cell office:value-type="float" office:value="500800">
            <text:p>500800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998592">
            <text:p>998592</text:p>
          </table:table-cell>
          <table:table-cell office:value-type="float" office:value="499648">
            <text:p>49964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59">
            <text:p>459</text:p>
          </table:table-cell>
          <table:table-cell office:value-type="float" office:value="998784">
            <text:p>998784</text:p>
          </table:table-cell>
          <table:table-cell office:value-type="float" office:value="501152">
            <text:p>501152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459">
            <text:p>459</text:p>
          </table:table-cell>
          <table:table-cell office:value-type="float" office:value="997440">
            <text:p>997440</text:p>
          </table:table-cell>
          <table:table-cell office:value-type="float" office:value="499424">
            <text:p>499424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000256">
            <text:p>1000256</text:p>
          </table:table-cell>
          <table:table-cell office:value-type="float" office:value="498816">
            <text:p>498816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60">
            <text:p>460</text:p>
          </table:table-cell>
          <table:table-cell office:value-type="float" office:value="1000224">
            <text:p>1000224</text:p>
          </table:table-cell>
          <table:table-cell office:value-type="float" office:value="499296">
            <text:p>499296</text:p>
          </table:table-cell>
          <table:table-cell office:value-type="float" office:value="197536">
            <text:p>197536</text:p>
          </table:table-cell>
          <table:table-cell/>
          <table:table-cell office:value-type="float" office:value="460">
            <text:p>460</text:p>
          </table:table-cell>
          <table:table-cell office:value-type="float" office:value="999680">
            <text:p>999680</text:p>
          </table:table-cell>
          <table:table-cell office:value-type="float" office:value="510624">
            <text:p>510624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999648">
            <text:p>999648</text:p>
          </table:table-cell>
          <table:table-cell office:value-type="float" office:value="501312">
            <text:p>501312</text:p>
          </table:table-cell>
          <table:table-cell office:value-type="float" office:value="198976">
            <text:p>198976</text:p>
          </table:table-cell>
          <table:table-cell/>
          <table:table-cell office:value-type="float" office:value="461">
            <text:p>461</text:p>
          </table:table-cell>
          <table:table-cell office:value-type="float" office:value="997248">
            <text:p>997248</text:p>
          </table:table-cell>
          <table:table-cell office:value-type="float" office:value="497792">
            <text:p>49779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61">
            <text:p>461</text:p>
          </table:table-cell>
          <table:table-cell office:value-type="float" office:value="1002880">
            <text:p>1002880</text:p>
          </table:table-cell>
          <table:table-cell office:value-type="float" office:value="489760">
            <text:p>489760</text:p>
          </table:table-cell>
          <table:table-cell office:value-type="float" office:value="176256">
            <text:p>176256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000384">
            <text:p>1000384</text:p>
          </table:table-cell>
          <table:table-cell office:value-type="float" office:value="499904">
            <text:p>499904</text:p>
          </table:table-cell>
          <table:table-cell office:value-type="float" office:value="201152">
            <text:p>201152</text:p>
          </table:table-cell>
          <table:table-cell/>
          <table:table-cell office:value-type="float" office:value="462">
            <text:p>462</text:p>
          </table:table-cell>
          <table:table-cell office:value-type="float" office:value="999584">
            <text:p>999584</text:p>
          </table:table-cell>
          <table:table-cell office:value-type="float" office:value="501888">
            <text:p>501888</text:p>
          </table:table-cell>
          <table:table-cell office:value-type="float" office:value="199840">
            <text:p>199840</text:p>
          </table:table-cell>
          <table:table-cell/>
          <table:table-cell office:value-type="float" office:value="462">
            <text:p>462</text:p>
          </table:table-cell>
          <table:table-cell office:value-type="float" office:value="996960">
            <text:p>996960</text:p>
          </table:table-cell>
          <table:table-cell office:value-type="float" office:value="493184">
            <text:p>493184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000448">
            <text:p>1000448</text:p>
          </table:table-cell>
          <table:table-cell office:value-type="float" office:value="499776">
            <text:p>499776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63">
            <text:p>463</text:p>
          </table:table-cell>
          <table:table-cell office:value-type="float" office:value="999648">
            <text:p>999648</text:p>
          </table:table-cell>
          <table:table-cell office:value-type="float" office:value="497312">
            <text:p>49731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63">
            <text:p>463</text:p>
          </table:table-cell>
          <table:table-cell office:value-type="float" office:value="998656">
            <text:p>998656</text:p>
          </table:table-cell>
          <table:table-cell office:value-type="float" office:value="500960">
            <text:p>500960</text:p>
          </table:table-cell>
          <table:table-cell office:value-type="float" office:value="224928">
            <text:p>224928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008832">
            <text:p>1008832</text:p>
          </table:table-cell>
          <table:table-cell office:value-type="float" office:value="512672">
            <text:p>512672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64">
            <text:p>464</text:p>
          </table:table-cell>
          <table:table-cell office:value-type="float" office:value="1000096">
            <text:p>1000096</text:p>
          </table:table-cell>
          <table:table-cell office:value-type="float" office:value="501696">
            <text:p>501696</text:p>
          </table:table-cell>
          <table:table-cell office:value-type="float" office:value="197760">
            <text:p>197760</text:p>
          </table:table-cell>
          <table:table-cell/>
          <table:table-cell office:value-type="float" office:value="464">
            <text:p>464</text:p>
          </table:table-cell>
          <table:table-cell office:value-type="float" office:value="999616">
            <text:p>999616</text:p>
          </table:table-cell>
          <table:table-cell office:value-type="float" office:value="503424">
            <text:p>503424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990624">
            <text:p>990624</text:p>
          </table:table-cell>
          <table:table-cell office:value-type="float" office:value="486880">
            <text:p>486880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65">
            <text:p>465</text:p>
          </table:table-cell>
          <table:table-cell office:value-type="float" office:value="999968">
            <text:p>999968</text:p>
          </table:table-cell>
          <table:table-cell office:value-type="float" office:value="499040">
            <text:p>499040</text:p>
          </table:table-cell>
          <table:table-cell office:value-type="float" office:value="201056">
            <text:p>201056</text:p>
          </table:table-cell>
          <table:table-cell/>
          <table:table-cell office:value-type="float" office:value="465">
            <text:p>465</text:p>
          </table:table-cell>
          <table:table-cell office:value-type="float" office:value="1000224">
            <text:p>1000224</text:p>
          </table:table-cell>
          <table:table-cell office:value-type="float" office:value="497920">
            <text:p>497920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999424">
            <text:p>999424</text:p>
          </table:table-cell>
          <table:table-cell office:value-type="float" office:value="499680">
            <text:p>499680</text:p>
          </table:table-cell>
          <table:table-cell office:value-type="float" office:value="200416">
            <text:p>200416</text:p>
          </table:table-cell>
          <table:table-cell/>
          <table:table-cell office:value-type="float" office:value="466">
            <text:p>466</text:p>
          </table:table-cell>
          <table:table-cell office:value-type="float" office:value="996576">
            <text:p>996576</text:p>
          </table:table-cell>
          <table:table-cell office:value-type="float" office:value="498592">
            <text:p>498592</text:p>
          </table:table-cell>
          <table:table-cell office:value-type="float" office:value="199680">
            <text:p>199680</text:p>
          </table:table-cell>
          <table:table-cell/>
          <table:table-cell office:value-type="float" office:value="466">
            <text:p>466</text:p>
          </table:table-cell>
          <table:table-cell office:value-type="float" office:value="996704">
            <text:p>996704</text:p>
          </table:table-cell>
          <table:table-cell office:value-type="float" office:value="500832">
            <text:p>500832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1000992">
            <text:p>1000992</text:p>
          </table:table-cell>
          <table:table-cell office:value-type="float" office:value="500736">
            <text:p>500736</text:p>
          </table:table-cell>
          <table:table-cell office:value-type="float" office:value="198624">
            <text:p>198624</text:p>
          </table:table-cell>
          <table:table-cell/>
          <table:table-cell office:value-type="float" office:value="467">
            <text:p>467</text:p>
          </table:table-cell>
          <table:table-cell office:value-type="float" office:value="1000160">
            <text:p>1000160</text:p>
          </table:table-cell>
          <table:table-cell office:value-type="float" office:value="491040">
            <text:p>491040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67">
            <text:p>467</text:p>
          </table:table-cell>
          <table:table-cell office:value-type="float" office:value="1000832">
            <text:p>1000832</text:p>
          </table:table-cell>
          <table:table-cell office:value-type="float" office:value="507968">
            <text:p>50796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999872">
            <text:p>999872</text:p>
          </table:table-cell>
          <table:table-cell office:value-type="float" office:value="499648">
            <text:p>499648</text:p>
          </table:table-cell>
          <table:table-cell office:value-type="float" office:value="200544">
            <text:p>200544</text:p>
          </table:table-cell>
          <table:table-cell/>
          <table:table-cell office:value-type="float" office:value="468">
            <text:p>468</text:p>
          </table:table-cell>
          <table:table-cell office:value-type="float" office:value="999072">
            <text:p>999072</text:p>
          </table:table-cell>
          <table:table-cell office:value-type="float" office:value="513152">
            <text:p>513152</text:p>
          </table:table-cell>
          <table:table-cell office:value-type="float" office:value="199040">
            <text:p>199040</text:p>
          </table:table-cell>
          <table:table-cell/>
          <table:table-cell office:value-type="float" office:value="468">
            <text:p>468</text:p>
          </table:table-cell>
          <table:table-cell office:value-type="float" office:value="999296">
            <text:p>999296</text:p>
          </table:table-cell>
          <table:table-cell office:value-type="float" office:value="490624">
            <text:p>490624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999232">
            <text:p>999232</text:p>
          </table:table-cell>
          <table:table-cell office:value-type="float" office:value="500448">
            <text:p>500448</text:p>
          </table:table-cell>
          <table:table-cell office:value-type="float" office:value="199904">
            <text:p>199904</text:p>
          </table:table-cell>
          <table:table-cell/>
          <table:table-cell office:value-type="float" office:value="469">
            <text:p>469</text:p>
          </table:table-cell>
          <table:table-cell office:value-type="float" office:value="1000000">
            <text:p>1000000</text:p>
          </table:table-cell>
          <table:table-cell office:value-type="float" office:value="493152">
            <text:p>49315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69">
            <text:p>469</text:p>
          </table:table-cell>
          <table:table-cell office:value-type="float" office:value="996960">
            <text:p>996960</text:p>
          </table:table-cell>
          <table:table-cell office:value-type="float" office:value="500864">
            <text:p>500864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999680">
            <text:p>999680</text:p>
          </table:table-cell>
          <table:table-cell office:value-type="float" office:value="499712">
            <text:p>499712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470">
            <text:p>470</text:p>
          </table:table-cell>
          <table:table-cell office:value-type="float" office:value="1007840">
            <text:p>1007840</text:p>
          </table:table-cell>
          <table:table-cell office:value-type="float" office:value="501120">
            <text:p>501120</text:p>
          </table:table-cell>
          <table:table-cell office:value-type="float" office:value="201344">
            <text:p>201344</text:p>
          </table:table-cell>
          <table:table-cell/>
          <table:table-cell office:value-type="float" office:value="470">
            <text:p>470</text:p>
          </table:table-cell>
          <table:table-cell office:value-type="float" office:value="999968">
            <text:p>999968</text:p>
          </table:table-cell>
          <table:table-cell office:value-type="float" office:value="497856">
            <text:p>497856</text:p>
          </table:table-cell>
          <table:table-cell office:value-type="float" office:value="189920">
            <text:p>189920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1001728">
            <text:p>1001728</text:p>
          </table:table-cell>
          <table:table-cell office:value-type="float" office:value="500576">
            <text:p>500576</text:p>
          </table:table-cell>
          <table:table-cell office:value-type="float" office:value="200384">
            <text:p>200384</text:p>
          </table:table-cell>
          <table:table-cell/>
          <table:table-cell office:value-type="float" office:value="471">
            <text:p>471</text:p>
          </table:table-cell>
          <table:table-cell office:value-type="float" office:value="991968">
            <text:p>991968</text:p>
          </table:table-cell>
          <table:table-cell office:value-type="float" office:value="499200">
            <text:p>499200</text:p>
          </table:table-cell>
          <table:table-cell office:value-type="float" office:value="197856">
            <text:p>197856</text:p>
          </table:table-cell>
          <table:table-cell/>
          <table:table-cell office:value-type="float" office:value="471">
            <text:p>471</text:p>
          </table:table-cell>
          <table:table-cell office:value-type="float" office:value="996416">
            <text:p>996416</text:p>
          </table:table-cell>
          <table:table-cell office:value-type="float" office:value="499104">
            <text:p>499104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998944">
            <text:p>998944</text:p>
          </table:table-cell>
          <table:table-cell office:value-type="float" office:value="499680">
            <text:p>499680</text:p>
          </table:table-cell>
          <table:table-cell office:value-type="float" office:value="198624">
            <text:p>198624</text:p>
          </table:table-cell>
          <table:table-cell/>
          <table:table-cell office:value-type="float" office:value="472">
            <text:p>472</text:p>
          </table:table-cell>
          <table:table-cell office:value-type="float" office:value="996480">
            <text:p>996480</text:p>
          </table:table-cell>
          <table:table-cell office:value-type="float" office:value="500608">
            <text:p>500608</text:p>
          </table:table-cell>
          <table:table-cell office:value-type="float" office:value="198208">
            <text:p>198208</text:p>
          </table:table-cell>
          <table:table-cell/>
          <table:table-cell office:value-type="float" office:value="472">
            <text:p>472</text:p>
          </table:table-cell>
          <table:table-cell office:value-type="float" office:value="1000288">
            <text:p>1000288</text:p>
          </table:table-cell>
          <table:table-cell office:value-type="float" office:value="499872">
            <text:p>499872</text:p>
          </table:table-cell>
          <table:table-cell office:value-type="float" office:value="206176">
            <text:p>206176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1000000">
            <text:p>1000000</text:p>
          </table:table-cell>
          <table:table-cell office:value-type="float" office:value="499072">
            <text:p>499072</text:p>
          </table:table-cell>
          <table:table-cell office:value-type="float" office:value="200608">
            <text:p>200608</text:p>
          </table:table-cell>
          <table:table-cell/>
          <table:table-cell office:value-type="float" office:value="473">
            <text:p>473</text:p>
          </table:table-cell>
          <table:table-cell office:value-type="float" office:value="1000512">
            <text:p>1000512</text:p>
          </table:table-cell>
          <table:table-cell office:value-type="float" office:value="499392">
            <text:p>499392</text:p>
          </table:table-cell>
          <table:table-cell office:value-type="float" office:value="199552">
            <text:p>199552</text:p>
          </table:table-cell>
          <table:table-cell/>
          <table:table-cell office:value-type="float" office:value="473">
            <text:p>473</text:p>
          </table:table-cell>
          <table:table-cell office:value-type="float" office:value="986720">
            <text:p>986720</text:p>
          </table:table-cell>
          <table:table-cell office:value-type="float" office:value="487328">
            <text:p>487328</text:p>
          </table:table-cell>
          <table:table-cell office:value-type="float" office:value="202016">
            <text:p>202016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999360">
            <text:p>999360</text:p>
          </table:table-cell>
          <table:table-cell office:value-type="float" office:value="500192">
            <text:p>500192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474">
            <text:p>474</text:p>
          </table:table-cell>
          <table:table-cell office:value-type="float" office:value="993888">
            <text:p>993888</text:p>
          </table:table-cell>
          <table:table-cell office:value-type="float" office:value="500352">
            <text:p>50035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74">
            <text:p>474</text:p>
          </table:table-cell>
          <table:table-cell office:value-type="float" office:value="1010880">
            <text:p>1010880</text:p>
          </table:table-cell>
          <table:table-cell office:value-type="float" office:value="518976">
            <text:p>518976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1001056">
            <text:p>1001056</text:p>
          </table:table-cell>
          <table:table-cell office:value-type="float" office:value="499712">
            <text:p>499712</text:p>
          </table:table-cell>
          <table:table-cell office:value-type="float" office:value="199872">
            <text:p>199872</text:p>
          </table:table-cell>
          <table:table-cell/>
          <table:table-cell office:value-type="float" office:value="475">
            <text:p>475</text:p>
          </table:table-cell>
          <table:table-cell office:value-type="float" office:value="1002432">
            <text:p>1002432</text:p>
          </table:table-cell>
          <table:table-cell office:value-type="float" office:value="496416">
            <text:p>496416</text:p>
          </table:table-cell>
          <table:table-cell office:value-type="float" office:value="211424">
            <text:p>211424</text:p>
          </table:table-cell>
          <table:table-cell/>
          <table:table-cell office:value-type="float" office:value="475">
            <text:p>475</text:p>
          </table:table-cell>
          <table:table-cell office:value-type="float" office:value="1004000">
            <text:p>1004000</text:p>
          </table:table-cell>
          <table:table-cell office:value-type="float" office:value="493600">
            <text:p>493600</text:p>
          </table:table-cell>
          <table:table-cell office:value-type="float" office:value="197440">
            <text:p>197440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1000032">
            <text:p>1000032</text:p>
          </table:table-cell>
          <table:table-cell office:value-type="float" office:value="501120">
            <text:p>501120</text:p>
          </table:table-cell>
          <table:table-cell office:value-type="float" office:value="199808">
            <text:p>199808</text:p>
          </table:table-cell>
          <table:table-cell/>
          <table:table-cell office:value-type="float" office:value="476">
            <text:p>476</text:p>
          </table:table-cell>
          <table:table-cell office:value-type="float" office:value="1008896">
            <text:p>1008896</text:p>
          </table:table-cell>
          <table:table-cell office:value-type="float" office:value="500608">
            <text:p>500608</text:p>
          </table:table-cell>
          <table:table-cell office:value-type="float" office:value="188800">
            <text:p>188800</text:p>
          </table:table-cell>
          <table:table-cell/>
          <table:table-cell office:value-type="float" office:value="476">
            <text:p>476</text:p>
          </table:table-cell>
          <table:table-cell office:value-type="float" office:value="997792">
            <text:p>997792</text:p>
          </table:table-cell>
          <table:table-cell office:value-type="float" office:value="500992">
            <text:p>500992</text:p>
          </table:table-cell>
          <table:table-cell office:value-type="float" office:value="199200">
            <text:p>199200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999488">
            <text:p>999488</text:p>
          </table:table-cell>
          <table:table-cell office:value-type="float" office:value="499648">
            <text:p>499648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477">
            <text:p>477</text:p>
          </table:table-cell>
          <table:table-cell office:value-type="float" office:value="989760">
            <text:p>989760</text:p>
          </table:table-cell>
          <table:table-cell office:value-type="float" office:value="502432">
            <text:p>502432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477">
            <text:p>477</text:p>
          </table:table-cell>
          <table:table-cell office:value-type="float" office:value="999072">
            <text:p>999072</text:p>
          </table:table-cell>
          <table:table-cell office:value-type="float" office:value="497536">
            <text:p>497536</text:p>
          </table:table-cell>
          <table:table-cell office:value-type="float" office:value="197088">
            <text:p>197088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1001216">
            <text:p>1001216</text:p>
          </table:table-cell>
          <table:table-cell office:value-type="float" office:value="499648">
            <text:p>499648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478">
            <text:p>478</text:p>
          </table:table-cell>
          <table:table-cell office:value-type="float" office:value="999840">
            <text:p>999840</text:p>
          </table:table-cell>
          <table:table-cell office:value-type="float" office:value="497152">
            <text:p>497152</text:p>
          </table:table-cell>
          <table:table-cell office:value-type="float" office:value="199296">
            <text:p>199296</text:p>
          </table:table-cell>
          <table:table-cell/>
          <table:table-cell office:value-type="float" office:value="478">
            <text:p>478</text:p>
          </table:table-cell>
          <table:table-cell office:value-type="float" office:value="998464">
            <text:p>998464</text:p>
          </table:table-cell>
          <table:table-cell office:value-type="float" office:value="499232">
            <text:p>499232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998336">
            <text:p>998336</text:p>
          </table:table-cell>
          <table:table-cell office:value-type="float" office:value="499968">
            <text:p>499968</text:p>
          </table:table-cell>
          <table:table-cell office:value-type="float" office:value="200384">
            <text:p>200384</text:p>
          </table:table-cell>
          <table:table-cell/>
          <table:table-cell office:value-type="float" office:value="479">
            <text:p>479</text:p>
          </table:table-cell>
          <table:table-cell office:value-type="float" office:value="997408">
            <text:p>997408</text:p>
          </table:table-cell>
          <table:table-cell office:value-type="float" office:value="499072">
            <text:p>499072</text:p>
          </table:table-cell>
          <table:table-cell office:value-type="float" office:value="199680">
            <text:p>199680</text:p>
          </table:table-cell>
          <table:table-cell/>
          <table:table-cell office:value-type="float" office:value="479">
            <text:p>479</text:p>
          </table:table-cell>
          <table:table-cell office:value-type="float" office:value="1000672">
            <text:p>1000672</text:p>
          </table:table-cell>
          <table:table-cell office:value-type="float" office:value="500928">
            <text:p>500928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000320">
            <text:p>1000320</text:p>
          </table:table-cell>
          <table:table-cell office:value-type="float" office:value="500320">
            <text:p>500320</text:p>
          </table:table-cell>
          <table:table-cell office:value-type="float" office:value="198368">
            <text:p>198368</text:p>
          </table:table-cell>
          <table:table-cell/>
          <table:table-cell office:value-type="float" office:value="480">
            <text:p>480</text:p>
          </table:table-cell>
          <table:table-cell office:value-type="float" office:value="999904">
            <text:p>999904</text:p>
          </table:table-cell>
          <table:table-cell office:value-type="float" office:value="501664">
            <text:p>501664</text:p>
          </table:table-cell>
          <table:table-cell office:value-type="float" office:value="198144">
            <text:p>198144</text:p>
          </table:table-cell>
          <table:table-cell/>
          <table:table-cell office:value-type="float" office:value="480">
            <text:p>480</text:p>
          </table:table-cell>
          <table:table-cell office:value-type="float" office:value="996768">
            <text:p>996768</text:p>
          </table:table-cell>
          <table:table-cell office:value-type="float" office:value="501152">
            <text:p>501152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999488">
            <text:p>999488</text:p>
          </table:table-cell>
          <table:table-cell office:value-type="float" office:value="499648">
            <text:p>49964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81">
            <text:p>481</text:p>
          </table:table-cell>
          <table:table-cell office:value-type="float" office:value="988096">
            <text:p>988096</text:p>
          </table:table-cell>
          <table:table-cell office:value-type="float" office:value="497632">
            <text:p>497632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81">
            <text:p>481</text:p>
          </table:table-cell>
          <table:table-cell office:value-type="float" office:value="999456">
            <text:p>999456</text:p>
          </table:table-cell>
          <table:table-cell office:value-type="float" office:value="498944">
            <text:p>498944</text:p>
          </table:table-cell>
          <table:table-cell office:value-type="float" office:value="204096">
            <text:p>204096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000448">
            <text:p>1000448</text:p>
          </table:table-cell>
          <table:table-cell office:value-type="float" office:value="500576">
            <text:p>500576</text:p>
          </table:table-cell>
          <table:table-cell office:value-type="float" office:value="200480">
            <text:p>200480</text:p>
          </table:table-cell>
          <table:table-cell/>
          <table:table-cell office:value-type="float" office:value="482">
            <text:p>482</text:p>
          </table:table-cell>
          <table:table-cell office:value-type="float" office:value="1010880">
            <text:p>1010880</text:p>
          </table:table-cell>
          <table:table-cell office:value-type="float" office:value="501568">
            <text:p>501568</text:p>
          </table:table-cell>
          <table:table-cell office:value-type="float" office:value="199296">
            <text:p>199296</text:p>
          </table:table-cell>
          <table:table-cell/>
          <table:table-cell office:value-type="float" office:value="482">
            <text:p>482</text:p>
          </table:table-cell>
          <table:table-cell office:value-type="float" office:value="998560">
            <text:p>998560</text:p>
          </table:table-cell>
          <table:table-cell office:value-type="float" office:value="492896">
            <text:p>492896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000960">
            <text:p>1000960</text:p>
          </table:table-cell>
          <table:table-cell office:value-type="float" office:value="500000">
            <text:p>500000</text:p>
          </table:table-cell>
          <table:table-cell office:value-type="float" office:value="200320">
            <text:p>200320</text:p>
          </table:table-cell>
          <table:table-cell/>
          <table:table-cell office:value-type="float" office:value="483">
            <text:p>483</text:p>
          </table:table-cell>
          <table:table-cell office:value-type="float" office:value="1000128">
            <text:p>1000128</text:p>
          </table:table-cell>
          <table:table-cell office:value-type="float" office:value="499072">
            <text:p>499072</text:p>
          </table:table-cell>
          <table:table-cell office:value-type="float" office:value="202592">
            <text:p>202592</text:p>
          </table:table-cell>
          <table:table-cell/>
          <table:table-cell office:value-type="float" office:value="483">
            <text:p>483</text:p>
          </table:table-cell>
          <table:table-cell office:value-type="float" office:value="998336">
            <text:p>998336</text:p>
          </table:table-cell>
          <table:table-cell office:value-type="float" office:value="500672">
            <text:p>500672</text:p>
          </table:table-cell>
          <table:table-cell office:value-type="float" office:value="202048">
            <text:p>202048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999840">
            <text:p>999840</text:p>
          </table:table-cell>
          <table:table-cell office:value-type="float" office:value="499904">
            <text:p>499904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84">
            <text:p>484</text:p>
          </table:table-cell>
          <table:table-cell office:value-type="float" office:value="996800">
            <text:p>996800</text:p>
          </table:table-cell>
          <table:table-cell office:value-type="float" office:value="499232">
            <text:p>499232</text:p>
          </table:table-cell>
          <table:table-cell office:value-type="float" office:value="196640">
            <text:p>196640</text:p>
          </table:table-cell>
          <table:table-cell/>
          <table:table-cell office:value-type="float" office:value="484">
            <text:p>484</text:p>
          </table:table-cell>
          <table:table-cell office:value-type="float" office:value="1002560">
            <text:p>1002560</text:p>
          </table:table-cell>
          <table:table-cell office:value-type="float" office:value="506848">
            <text:p>506848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000992">
            <text:p>1000992</text:p>
          </table:table-cell>
          <table:table-cell office:value-type="float" office:value="498976">
            <text:p>498976</text:p>
          </table:table-cell>
          <table:table-cell office:value-type="float" office:value="198560">
            <text:p>198560</text:p>
          </table:table-cell>
          <table:table-cell/>
          <table:table-cell office:value-type="float" office:value="485">
            <text:p>485</text:p>
          </table:table-cell>
          <table:table-cell office:value-type="float" office:value="1000672">
            <text:p>1000672</text:p>
          </table:table-cell>
          <table:table-cell office:value-type="float" office:value="500416">
            <text:p>500416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85">
            <text:p>485</text:p>
          </table:table-cell>
          <table:table-cell office:value-type="float" office:value="985376">
            <text:p>985376</text:p>
          </table:table-cell>
          <table:table-cell office:value-type="float" office:value="495296">
            <text:p>495296</text:p>
          </table:table-cell>
          <table:table-cell office:value-type="float" office:value="197472">
            <text:p>197472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997600">
            <text:p>997600</text:p>
          </table:table-cell>
          <table:table-cell office:value-type="float" office:value="499904">
            <text:p>499904</text:p>
          </table:table-cell>
          <table:table-cell office:value-type="float" office:value="204768">
            <text:p>204768</text:p>
          </table:table-cell>
          <table:table-cell/>
          <table:table-cell office:value-type="float" office:value="486">
            <text:p>486</text:p>
          </table:table-cell>
          <table:table-cell office:value-type="float" office:value="1011616">
            <text:p>1011616</text:p>
          </table:table-cell>
          <table:table-cell office:value-type="float" office:value="495712">
            <text:p>495712</text:p>
          </table:table-cell>
          <table:table-cell office:value-type="float" office:value="199808">
            <text:p>199808</text:p>
          </table:table-cell>
          <table:table-cell/>
          <table:table-cell office:value-type="float" office:value="486">
            <text:p>486</text:p>
          </table:table-cell>
          <table:table-cell office:value-type="float" office:value="1012064">
            <text:p>1012064</text:p>
          </table:table-cell>
          <table:table-cell office:value-type="float" office:value="499040">
            <text:p>499040</text:p>
          </table:table-cell>
          <table:table-cell office:value-type="float" office:value="199168">
            <text:p>199168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1001344">
            <text:p>1001344</text:p>
          </table:table-cell>
          <table:table-cell office:value-type="float" office:value="500992">
            <text:p>500992</text:p>
          </table:table-cell>
          <table:table-cell office:value-type="float" office:value="196512">
            <text:p>196512</text:p>
          </table:table-cell>
          <table:table-cell/>
          <table:table-cell office:value-type="float" office:value="487">
            <text:p>487</text:p>
          </table:table-cell>
          <table:table-cell office:value-type="float" office:value="986496">
            <text:p>986496</text:p>
          </table:table-cell>
          <table:table-cell office:value-type="float" office:value="500672">
            <text:p>500672</text:p>
          </table:table-cell>
          <table:table-cell office:value-type="float" office:value="198880">
            <text:p>198880</text:p>
          </table:table-cell>
          <table:table-cell/>
          <table:table-cell office:value-type="float" office:value="487">
            <text:p>487</text:p>
          </table:table-cell>
          <table:table-cell office:value-type="float" office:value="994848">
            <text:p>994848</text:p>
          </table:table-cell>
          <table:table-cell office:value-type="float" office:value="501952">
            <text:p>501952</text:p>
          </table:table-cell>
          <table:table-cell office:value-type="float" office:value="202048">
            <text:p>202048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999648">
            <text:p>999648</text:p>
          </table:table-cell>
          <table:table-cell office:value-type="float" office:value="500192">
            <text:p>500192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88">
            <text:p>488</text:p>
          </table:table-cell>
          <table:table-cell office:value-type="float" office:value="1000032">
            <text:p>1000032</text:p>
          </table:table-cell>
          <table:table-cell office:value-type="float" office:value="501856">
            <text:p>501856</text:p>
          </table:table-cell>
          <table:table-cell office:value-type="float" office:value="190784">
            <text:p>190784</text:p>
          </table:table-cell>
          <table:table-cell/>
          <table:table-cell office:value-type="float" office:value="488">
            <text:p>488</text:p>
          </table:table-cell>
          <table:table-cell office:value-type="float" office:value="1001280">
            <text:p>1001280</text:p>
          </table:table-cell>
          <table:table-cell office:value-type="float" office:value="499360">
            <text:p>499360</text:p>
          </table:table-cell>
          <table:table-cell office:value-type="float" office:value="196896">
            <text:p>196896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999264">
            <text:p>999264</text:p>
          </table:table-cell>
          <table:table-cell office:value-type="float" office:value="499488">
            <text:p>499488</text:p>
          </table:table-cell>
          <table:table-cell office:value-type="float" office:value="200128">
            <text:p>200128</text:p>
          </table:table-cell>
          <table:table-cell/>
          <table:table-cell office:value-type="float" office:value="489">
            <text:p>489</text:p>
          </table:table-cell>
          <table:table-cell office:value-type="float" office:value="997728">
            <text:p>997728</text:p>
          </table:table-cell>
          <table:table-cell office:value-type="float" office:value="499424">
            <text:p>499424</text:p>
          </table:table-cell>
          <table:table-cell office:value-type="float" office:value="209408">
            <text:p>209408</text:p>
          </table:table-cell>
          <table:table-cell/>
          <table:table-cell office:value-type="float" office:value="489">
            <text:p>489</text:p>
          </table:table-cell>
          <table:table-cell office:value-type="float" office:value="997248">
            <text:p>997248</text:p>
          </table:table-cell>
          <table:table-cell office:value-type="float" office:value="512736">
            <text:p>512736</text:p>
          </table:table-cell>
          <table:table-cell office:value-type="float" office:value="199744">
            <text:p>199744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001536">
            <text:p>1001536</text:p>
          </table:table-cell>
          <table:table-cell office:value-type="float" office:value="499456">
            <text:p>499456</text:p>
          </table:table-cell>
          <table:table-cell office:value-type="float" office:value="198848">
            <text:p>198848</text:p>
          </table:table-cell>
          <table:table-cell/>
          <table:table-cell office:value-type="float" office:value="490">
            <text:p>490</text:p>
          </table:table-cell>
          <table:table-cell office:value-type="float" office:value="999328">
            <text:p>999328</text:p>
          </table:table-cell>
          <table:table-cell office:value-type="float" office:value="500704">
            <text:p>500704</text:p>
          </table:table-cell>
          <table:table-cell office:value-type="float" office:value="199168">
            <text:p>199168</text:p>
          </table:table-cell>
          <table:table-cell/>
          <table:table-cell office:value-type="float" office:value="490">
            <text:p>490</text:p>
          </table:table-cell>
          <table:table-cell office:value-type="float" office:value="1003488">
            <text:p>1003488</text:p>
          </table:table-cell>
          <table:table-cell office:value-type="float" office:value="485824">
            <text:p>485824</text:p>
          </table:table-cell>
          <table:table-cell office:value-type="float" office:value="197088">
            <text:p>197088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998848">
            <text:p>998848</text:p>
          </table:table-cell>
          <table:table-cell office:value-type="float" office:value="501952">
            <text:p>501952</text:p>
          </table:table-cell>
          <table:table-cell office:value-type="float" office:value="201952">
            <text:p>201952</text:p>
          </table:table-cell>
          <table:table-cell/>
          <table:table-cell office:value-type="float" office:value="491">
            <text:p>491</text:p>
          </table:table-cell>
          <table:table-cell office:value-type="float" office:value="1000096">
            <text:p>1000096</text:p>
          </table:table-cell>
          <table:table-cell office:value-type="float" office:value="488768">
            <text:p>488768</text:p>
          </table:table-cell>
          <table:table-cell office:value-type="float" office:value="198304">
            <text:p>198304</text:p>
          </table:table-cell>
          <table:table-cell/>
          <table:table-cell office:value-type="float" office:value="491">
            <text:p>491</text:p>
          </table:table-cell>
          <table:table-cell office:value-type="float" office:value="996800">
            <text:p>996800</text:p>
          </table:table-cell>
          <table:table-cell office:value-type="float" office:value="500224">
            <text:p>500224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999840">
            <text:p>999840</text:p>
          </table:table-cell>
          <table:table-cell office:value-type="float" office:value="499648">
            <text:p>499648</text:p>
          </table:table-cell>
          <table:table-cell office:value-type="float" office:value="210720">
            <text:p>210720</text:p>
          </table:table-cell>
          <table:table-cell/>
          <table:table-cell office:value-type="float" office:value="492">
            <text:p>492</text:p>
          </table:table-cell>
          <table:table-cell office:value-type="float" office:value="999392">
            <text:p>999392</text:p>
          </table:table-cell>
          <table:table-cell office:value-type="float" office:value="518048">
            <text:p>51804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492">
            <text:p>492</text:p>
          </table:table-cell>
          <table:table-cell office:value-type="float" office:value="1001120">
            <text:p>1001120</text:p>
          </table:table-cell>
          <table:table-cell office:value-type="float" office:value="501984">
            <text:p>501984</text:p>
          </table:table-cell>
          <table:table-cell office:value-type="float" office:value="204128">
            <text:p>204128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1001536">
            <text:p>1001536</text:p>
          </table:table-cell>
          <table:table-cell office:value-type="float" office:value="498208">
            <text:p>498208</text:p>
          </table:table-cell>
          <table:table-cell office:value-type="float" office:value="200640">
            <text:p>200640</text:p>
          </table:table-cell>
          <table:table-cell/>
          <table:table-cell office:value-type="float" office:value="493">
            <text:p>493</text:p>
          </table:table-cell>
          <table:table-cell office:value-type="float" office:value="986848">
            <text:p>986848</text:p>
          </table:table-cell>
          <table:table-cell office:value-type="float" office:value="488416">
            <text:p>488416</text:p>
          </table:table-cell>
          <table:table-cell office:value-type="float" office:value="212544">
            <text:p>212544</text:p>
          </table:table-cell>
          <table:table-cell/>
          <table:table-cell office:value-type="float" office:value="493">
            <text:p>493</text:p>
          </table:table-cell>
          <table:table-cell office:value-type="float" office:value="991104">
            <text:p>991104</text:p>
          </table:table-cell>
          <table:table-cell office:value-type="float" office:value="495040">
            <text:p>495040</text:p>
          </table:table-cell>
          <table:table-cell office:value-type="float" office:value="194816">
            <text:p>194816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999264">
            <text:p>999264</text:p>
          </table:table-cell>
          <table:table-cell office:value-type="float" office:value="502368">
            <text:p>502368</text:p>
          </table:table-cell>
          <table:table-cell office:value-type="float" office:value="199744">
            <text:p>199744</text:p>
          </table:table-cell>
          <table:table-cell/>
          <table:table-cell office:value-type="float" office:value="494">
            <text:p>494</text:p>
          </table:table-cell>
          <table:table-cell office:value-type="float" office:value="1007648">
            <text:p>1007648</text:p>
          </table:table-cell>
          <table:table-cell office:value-type="float" office:value="500160">
            <text:p>500160</text:p>
          </table:table-cell>
          <table:table-cell office:value-type="float" office:value="199712">
            <text:p>199712</text:p>
          </table:table-cell>
          <table:table-cell/>
          <table:table-cell office:value-type="float" office:value="494">
            <text:p>494</text:p>
          </table:table-cell>
          <table:table-cell office:value-type="float" office:value="1000736">
            <text:p>1000736</text:p>
          </table:table-cell>
          <table:table-cell office:value-type="float" office:value="501760">
            <text:p>501760</text:p>
          </table:table-cell>
          <table:table-cell office:value-type="float" office:value="201472">
            <text:p>201472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999840">
            <text:p>999840</text:p>
          </table:table-cell>
          <table:table-cell office:value-type="float" office:value="498432">
            <text:p>498432</text:p>
          </table:table-cell>
          <table:table-cell office:value-type="float" office:value="200000">
            <text:p>200000</text:p>
          </table:table-cell>
          <table:table-cell/>
          <table:table-cell office:value-type="float" office:value="495">
            <text:p>495</text:p>
          </table:table-cell>
          <table:table-cell office:value-type="float" office:value="999776">
            <text:p>999776</text:p>
          </table:table-cell>
          <table:table-cell office:value-type="float" office:value="500032">
            <text:p>500032</text:p>
          </table:table-cell>
          <table:table-cell office:value-type="float" office:value="199200">
            <text:p>199200</text:p>
          </table:table-cell>
          <table:table-cell/>
          <table:table-cell office:value-type="float" office:value="495">
            <text:p>495</text:p>
          </table:table-cell>
          <table:table-cell office:value-type="float" office:value="1004448">
            <text:p>1004448</text:p>
          </table:table-cell>
          <table:table-cell office:value-type="float" office:value="499360">
            <text:p>499360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1000032">
            <text:p>1000032</text:p>
          </table:table-cell>
          <table:table-cell office:value-type="float" office:value="500640">
            <text:p>500640</text:p>
          </table:table-cell>
          <table:table-cell office:value-type="float" office:value="200032">
            <text:p>200032</text:p>
          </table:table-cell>
          <table:table-cell/>
          <table:table-cell office:value-type="float" office:value="496">
            <text:p>496</text:p>
          </table:table-cell>
          <table:table-cell office:value-type="float" office:value="1001760">
            <text:p>1001760</text:p>
          </table:table-cell>
          <table:table-cell office:value-type="float" office:value="500832">
            <text:p>500832</text:p>
          </table:table-cell>
          <table:table-cell office:value-type="float" office:value="201792">
            <text:p>201792</text:p>
          </table:table-cell>
          <table:table-cell/>
          <table:table-cell office:value-type="float" office:value="496">
            <text:p>496</text:p>
          </table:table-cell>
          <table:table-cell office:value-type="float" office:value="1006016">
            <text:p>1006016</text:p>
          </table:table-cell>
          <table:table-cell office:value-type="float" office:value="500512">
            <text:p>500512</text:p>
          </table:table-cell>
          <table:table-cell office:value-type="float" office:value="194816">
            <text:p>194816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998976">
            <text:p>998976</text:p>
          </table:table-cell>
          <table:table-cell office:value-type="float" office:value="498624">
            <text:p>498624</text:p>
          </table:table-cell>
          <table:table-cell office:value-type="float" office:value="200352">
            <text:p>200352</text:p>
          </table:table-cell>
          <table:table-cell/>
          <table:table-cell office:value-type="float" office:value="497">
            <text:p>497</text:p>
          </table:table-cell>
          <table:table-cell office:value-type="float" office:value="997600">
            <text:p>997600</text:p>
          </table:table-cell>
          <table:table-cell office:value-type="float" office:value="510688">
            <text:p>510688</text:p>
          </table:table-cell>
          <table:table-cell office:value-type="float" office:value="199424">
            <text:p>199424</text:p>
          </table:table-cell>
          <table:table-cell/>
          <table:table-cell office:value-type="float" office:value="497">
            <text:p>497</text:p>
          </table:table-cell>
          <table:table-cell office:value-type="float" office:value="981216">
            <text:p>981216</text:p>
          </table:table-cell>
          <table:table-cell office:value-type="float" office:value="490112">
            <text:p>490112</text:p>
          </table:table-cell>
          <table:table-cell office:value-type="float" office:value="197120">
            <text:p>197120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1000768">
            <text:p>1000768</text:p>
          </table:table-cell>
          <table:table-cell office:value-type="float" office:value="512672">
            <text:p>512672</text:p>
          </table:table-cell>
          <table:table-cell office:value-type="float" office:value="200256">
            <text:p>200256</text:p>
          </table:table-cell>
          <table:table-cell/>
          <table:table-cell office:value-type="float" office:value="498">
            <text:p>498</text:p>
          </table:table-cell>
          <table:table-cell office:value-type="float" office:value="998944">
            <text:p>998944</text:p>
          </table:table-cell>
          <table:table-cell office:value-type="float" office:value="499072">
            <text:p>499072</text:p>
          </table:table-cell>
          <table:table-cell office:value-type="float" office:value="199264">
            <text:p>199264</text:p>
          </table:table-cell>
          <table:table-cell/>
          <table:table-cell office:value-type="float" office:value="498">
            <text:p>498</text:p>
          </table:table-cell>
          <table:table-cell office:value-type="float" office:value="1009568">
            <text:p>1009568</text:p>
          </table:table-cell>
          <table:table-cell office:value-type="float" office:value="522304">
            <text:p>522304</text:p>
          </table:table-cell>
          <table:table-cell office:value-type="float" office:value="201824">
            <text:p>201824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999136">
            <text:p>999136</text:p>
          </table:table-cell>
          <table:table-cell office:value-type="float" office:value="500640">
            <text:p>500640</text:p>
          </table:table-cell>
          <table:table-cell office:value-type="float" office:value="200160">
            <text:p>200160</text:p>
          </table:table-cell>
          <table:table-cell/>
          <table:table-cell office:value-type="float" office:value="499">
            <text:p>499</text:p>
          </table:table-cell>
          <table:table-cell office:value-type="float" office:value="997216">
            <text:p>997216</text:p>
          </table:table-cell>
          <table:table-cell office:value-type="float" office:value="500800">
            <text:p>500800</text:p>
          </table:table-cell>
          <table:table-cell office:value-type="float" office:value="199584">
            <text:p>199584</text:p>
          </table:table-cell>
          <table:table-cell/>
          <table:table-cell office:value-type="float" office:value="499">
            <text:p>499</text:p>
          </table:table-cell>
          <table:table-cell office:value-type="float" office:value="999456">
            <text:p>999456</text:p>
          </table:table-cell>
          <table:table-cell office:value-type="float" office:value="498368">
            <text:p>498368</text:p>
          </table:table-cell>
          <table:table-cell office:value-type="float" office:value="194816">
            <text:p>194816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012000">
            <text:p>1012000</text:p>
          </table:table-cell>
          <table:table-cell office:value-type="float" office:value="498784">
            <text:p>498784</text:p>
          </table:table-cell>
          <table:table-cell office:value-type="float" office:value="199136">
            <text:p>199136</text:p>
          </table:table-cell>
          <table:table-cell/>
          <table:table-cell office:value-type="float" office:value="500">
            <text:p>500</text:p>
          </table:table-cell>
          <table:table-cell office:value-type="float" office:value="1003008">
            <text:p>1003008</text:p>
          </table:table-cell>
          <table:table-cell office:value-type="float" office:value="501248">
            <text:p>501248</text:p>
          </table:table-cell>
          <table:table-cell office:value-type="float" office:value="197312">
            <text:p>197312</text:p>
          </table:table-cell>
          <table:table-cell/>
          <table:table-cell office:value-type="float" office:value="500">
            <text:p>500</text:p>
          </table:table-cell>
          <table:table-cell office:value-type="float" office:value="1010528">
            <text:p>1010528</text:p>
          </table:table-cell>
          <table:table-cell office:value-type="float" office:value="498784">
            <text:p>498784</text:p>
          </table:table-cell>
          <table:table-cell office:value-type="float" office:value="164896">
            <text:p>164896</text:p>
          </table:table-cell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>
            <text:p>Inter</text:p>
          </table:table-cell>
          <table:table-cell office:value-type="float" office:value="500">
            <text:p>5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Estadísticas</text:p>
          </table:table-cell>
          <table:table-cell table:number-columns-repeated="4"/>
          <table:table-cell office:value-type="string">
            <text:p>Estadísticas</text:p>
          </table:table-cell>
          <table:table-cell table:number-columns-repeated="4"/>
          <table:table-cell office:value-type="string">
            <text:p>Estadística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table:formula="oooc:=[reportes.G20]" office:value-type="float" office:value="157696">
            <text:p>157696</text:p>
          </table:table-cell>
          <table:table-cell table:formula="oooc:=[.A509]+[.$B$506]" office:value-type="float" office:value="158196">
            <text:p>158196</text:p>
          </table:table-cell>
          <table:table-cell table:formula="oooc:=COUNTIF([.B3:.B502];&quot;&lt;promedio(B527)&quot;)" office:value-type="float" office:value="0">
            <text:p>0</text:p>
          </table:table-cell>
          <table:table-cell table:formula="oooc:=COUNTIF([.C3:.C502];1)" office:value-type="float" office:value="0">
            <text:p>0</text:p>
          </table:table-cell>
          <table:table-cell table:formula="oooc:=COUNTIF([.D3:.D502];1)" office:value-type="float" office:value="0">
            <text:p>0</text:p>
          </table:table-cell>
          <table:table-cell/>
          <table:table-cell office:value-type="string">
            <text:p>0-1</text:p>
          </table:table-cell>
          <table:table-cell table:formula="oooc:=COUNTIF([.G3:.G502];1)" office:value-type="float" office:value="0">
            <text:p>0</text:p>
          </table:table-cell>
          <table:table-cell table:formula="oooc:=COUNTIF([.H3:.H502];1)" office:value-type="float" office:value="0">
            <text:p>0</text:p>
          </table:table-cell>
          <table:table-cell table:formula="oooc:=COUNTIF([.I3:.I502];1)" office:value-type="float" office:value="0">
            <text:p>0</text:p>
          </table:table-cell>
          <table:table-cell/>
          <table:table-cell office:value-type="string">
            <text:p>0-1</text:p>
          </table:table-cell>
          <table:table-cell table:formula="oooc:=COUNTIF([.L3:.L502];1)" office:value-type="float" office:value="0">
            <text:p>0</text:p>
          </table:table-cell>
          <table:table-cell table:formula="oooc:=COUNTIF([.M3:.M502];1)" office:value-type="float" office:value="0">
            <text:p>0</text:p>
          </table:table-cell>
          <table:table-cell table:formula="oooc:=COUNTIF([.N3:.N502];1)" office:value-type="float" office:value="0">
            <text:p>0</text:p>
          </table:table-cell>
        </table:table-row>
        <table:table-row table:style-name="ro1">
          <table:table-cell table:formula="oooc:=[.B509]" office:value-type="float" office:value="158196">
            <text:p>158196</text:p>
          </table:table-cell>
          <table:table-cell table:formula="oooc:=[.A510]+[.$B$506]" office:value-type="float" office:value="158696">
            <text:p>158696</text:p>
          </table:table-cell>
          <table:table-cell table:formula="oooc:=COUNTIF([.B4:.B503];&quot;&lt;9B509&quot;)" office:value-type="float" office:value="0">
            <text:p>0</text:p>
          </table:table-cell>
          <table:table-cell table:formula="oooc:=COUNTIF([.C3:.C502];2)" office:value-type="float" office:value="0">
            <text:p>0</text:p>
          </table:table-cell>
          <table:table-cell table:formula="oooc:=COUNTIF([.D3:.D502];2)" office:value-type="float" office:value="0">
            <text:p>0</text:p>
          </table:table-cell>
          <table:table-cell/>
          <table:table-cell office:value-type="string">
            <text:p>1-2</text:p>
          </table:table-cell>
          <table:table-cell table:formula="oooc:=COUNTIF([.G3:.G502];2)" office:value-type="float" office:value="0">
            <text:p>0</text:p>
          </table:table-cell>
          <table:table-cell table:formula="oooc:=COUNTIF([.H3:.H502];2)" office:value-type="float" office:value="0">
            <text:p>0</text:p>
          </table:table-cell>
          <table:table-cell table:formula="oooc:=COUNTIF([.I3:.I502];2)" office:value-type="float" office:value="0">
            <text:p>0</text:p>
          </table:table-cell>
          <table:table-cell/>
          <table:table-cell office:value-type="string">
            <text:p>1-2</text:p>
          </table:table-cell>
          <table:table-cell table:formula="oooc:=COUNTIF([.L3:.L502];2)" office:value-type="float" office:value="0">
            <text:p>0</text:p>
          </table:table-cell>
          <table:table-cell table:formula="oooc:=COUNTIF([.M3:.M502];2)" office:value-type="float" office:value="0">
            <text:p>0</text:p>
          </table:table-cell>
          <table:table-cell table:formula="oooc:=COUNTIF([.N3:.N502];2)" office:value-type="float" office:value="0">
            <text:p>0</text:p>
          </table:table-cell>
        </table:table-row>
        <table:table-row table:style-name="ro1">
          <table:table-cell table:formula="oooc:=[.B510]" office:value-type="float" office:value="158696">
            <text:p>158696</text:p>
          </table:table-cell>
          <table:table-cell table:formula="oooc:=[.A511]+[.$B$506]" office:value-type="float" office:value="159196">
            <text:p>159196</text:p>
          </table:table-cell>
          <table:table-cell table:formula="oooc:=COUNTIF([.B3:.B502];3)" office:value-type="float" office:value="0">
            <text:p>0</text:p>
          </table:table-cell>
          <table:table-cell table:formula="oooc:=COUNTIF([.C3:.C502];3)" office:value-type="float" office:value="0">
            <text:p>0</text:p>
          </table:table-cell>
          <table:table-cell table:formula="oooc:=COUNTIF([.D3:.D502];3)" office:value-type="float" office:value="0">
            <text:p>0</text:p>
          </table:table-cell>
          <table:table-cell/>
          <table:table-cell office:value-type="string">
            <text:p>2-3</text:p>
          </table:table-cell>
          <table:table-cell table:formula="oooc:=COUNTIF([.G3:.G502];3)" office:value-type="float" office:value="0">
            <text:p>0</text:p>
          </table:table-cell>
          <table:table-cell table:formula="oooc:=COUNTIF([.H3:.H502];3)" office:value-type="float" office:value="0">
            <text:p>0</text:p>
          </table:table-cell>
          <table:table-cell table:formula="oooc:=COUNTIF([.I3:.I502];3)" office:value-type="float" office:value="0">
            <text:p>0</text:p>
          </table:table-cell>
          <table:table-cell/>
          <table:table-cell office:value-type="string">
            <text:p>2-3</text:p>
          </table:table-cell>
          <table:table-cell table:formula="oooc:=COUNTIF([.L3:.L502];3)" office:value-type="float" office:value="0">
            <text:p>0</text:p>
          </table:table-cell>
          <table:table-cell table:formula="oooc:=COUNTIF([.M3:.M502];3)" office:value-type="float" office:value="0">
            <text:p>0</text:p>
          </table:table-cell>
          <table:table-cell table:formula="oooc:=COUNTIF([.N3:.N502];3)" office:value-type="float" office:value="0">
            <text:p>0</text:p>
          </table:table-cell>
        </table:table-row>
        <table:table-row table:style-name="ro1">
          <table:table-cell table:formula="oooc:=[.B511]" office:value-type="float" office:value="159196">
            <text:p>159196</text:p>
          </table:table-cell>
          <table:table-cell table:formula="oooc:=[.A512]+[.$B$506]" office:value-type="float" office:value="159696">
            <text:p>159696</text:p>
          </table:table-cell>
          <table:table-cell table:formula="oooc:=COUNTIF([.B3:.B502];4)" office:value-type="float" office:value="0">
            <text:p>0</text:p>
          </table:table-cell>
          <table:table-cell table:formula="oooc:=COUNTIF([.C3:.C502];4)" office:value-type="float" office:value="0">
            <text:p>0</text:p>
          </table:table-cell>
          <table:table-cell table:formula="oooc:=COUNTIF([.D3:.D502];4)" office:value-type="float" office:value="0">
            <text:p>0</text:p>
          </table:table-cell>
          <table:table-cell/>
          <table:table-cell office:value-type="string">
            <text:p>3-4</text:p>
          </table:table-cell>
          <table:table-cell table:formula="oooc:=COUNTIF([.G3:.G502];4)" office:value-type="float" office:value="0">
            <text:p>0</text:p>
          </table:table-cell>
          <table:table-cell table:formula="oooc:=COUNTIF([.H3:.H502];4)" office:value-type="float" office:value="0">
            <text:p>0</text:p>
          </table:table-cell>
          <table:table-cell table:formula="oooc:=COUNTIF([.I3:.I502];4)" office:value-type="float" office:value="0">
            <text:p>0</text:p>
          </table:table-cell>
          <table:table-cell/>
          <table:table-cell office:value-type="string">
            <text:p>3-4</text:p>
          </table:table-cell>
          <table:table-cell table:formula="oooc:=COUNTIF([.L3:.L502];4)" office:value-type="float" office:value="0">
            <text:p>0</text:p>
          </table:table-cell>
          <table:table-cell table:formula="oooc:=COUNTIF([.M3:.M502];4)" office:value-type="float" office:value="0">
            <text:p>0</text:p>
          </table:table-cell>
          <table:table-cell table:formula="oooc:=COUNTIF([.N3:.N502];4)" office:value-type="float" office:value="0">
            <text:p>0</text:p>
          </table:table-cell>
        </table:table-row>
        <table:table-row table:style-name="ro1">
          <table:table-cell table:formula="oooc:=[.B512]" office:value-type="float" office:value="159696">
            <text:p>159696</text:p>
          </table:table-cell>
          <table:table-cell table:formula="oooc:=[.A513]+[.$B$506]" office:value-type="float" office:value="160196">
            <text:p>160196</text:p>
          </table:table-cell>
          <table:table-cell table:number-columns-repeated="13"/>
        </table:table-row>
        <table:table-row table:style-name="ro1">
          <table:table-cell table:formula="oooc:=[.B513]" office:value-type="float" office:value="160196">
            <text:p>160196</text:p>
          </table:table-cell>
          <table:table-cell table:formula="oooc:=[.A514]+[.$B$506]" office:value-type="float" office:value="160696">
            <text:p>160696</text:p>
          </table:table-cell>
          <table:table-cell table:number-columns-repeated="13"/>
        </table:table-row>
        <table:table-row table:style-name="ro1">
          <table:table-cell table:formula="oooc:=[.B514]" office:value-type="float" office:value="160696">
            <text:p>160696</text:p>
          </table:table-cell>
          <table:table-cell table:formula="oooc:=[.A515]+[.$B$506]" office:value-type="float" office:value="161196">
            <text:p>161196</text:p>
          </table:table-cell>
          <table:table-cell table:number-columns-repeated="13"/>
        </table:table-row>
        <table:table-row table:style-name="ro1">
          <table:table-cell table:formula="oooc:=[.B515]" office:value-type="float" office:value="161196">
            <text:p>161196</text:p>
          </table:table-cell>
          <table:table-cell table:formula="oooc:=[.A516]+[.$B$506]" office:value-type="float" office:value="161696">
            <text:p>161696</text:p>
          </table:table-cell>
          <table:table-cell table:number-columns-repeated="13"/>
        </table:table-row>
        <table:table-row table:style-name="ro1">
          <table:table-cell table:formula="oooc:=[.B516]" office:value-type="float" office:value="161696">
            <text:p>161696</text:p>
          </table:table-cell>
          <table:table-cell table:formula="oooc:=[.A517]+[.$B$506]" office:value-type="float" office:value="162196">
            <text:p>162196</text:p>
          </table:table-cell>
          <table:table-cell table:number-columns-repeated="13"/>
        </table:table-row>
        <table:table-row table:style-name="ro1">
          <table:table-cell table:formula="oooc:=[.B517]" office:value-type="float" office:value="162196">
            <text:p>162196</text:p>
          </table:table-cell>
          <table:table-cell table:formula="oooc:=[.A518]+[.$B$506]" office:value-type="float" office:value="162696">
            <text:p>162696</text:p>
          </table:table-cell>
          <table:table-cell table:number-columns-repeated="13"/>
        </table:table-row>
        <table:table-row table:style-name="ro1">
          <table:table-cell table:formula="oooc:=[.B518]" office:value-type="float" office:value="162696">
            <text:p>162696</text:p>
          </table:table-cell>
          <table:table-cell table:formula="oooc:=[.A519]+[.$B$506]" office:value-type="float" office:value="163196">
            <text:p>163196</text:p>
          </table:table-cell>
          <table:table-cell table:number-columns-repeated="13"/>
        </table:table-row>
        <table:table-row table:style-name="ro1">
          <table:table-cell table:formula="oooc:=[.B519]" office:value-type="float" office:value="163196">
            <text:p>163196</text:p>
          </table:table-cell>
          <table:table-cell table:formula="oooc:=[.A520]+[.$B$506]" office:value-type="float" office:value="163696">
            <text:p>163696</text:p>
          </table:table-cell>
          <table:table-cell table:number-columns-repeated="13"/>
        </table:table-row>
        <table:table-row table:style-name="ro1">
          <table:table-cell table:formula="oooc:=[.B520]" office:value-type="float" office:value="163696">
            <text:p>163696</text:p>
          </table:table-cell>
          <table:table-cell table:formula="oooc:=[.A521]+[.$B$506]" office:value-type="float" office:value="164196">
            <text:p>164196</text:p>
          </table:table-cell>
          <table:table-cell table:number-columns-repeated="13"/>
        </table:table-row>
        <table:table-row table:style-name="ro1">
          <table:table-cell table:formula="oooc:=[.B521]" office:value-type="float" office:value="164196">
            <text:p>164196</text:p>
          </table:table-cell>
          <table:table-cell table:formula="oooc:=[.A522]+[.$B$506]" office:value-type="float" office:value="164696">
            <text:p>164696</text:p>
          </table:table-cell>
          <table:table-cell table:number-columns-repeated="13"/>
        </table:table-row>
        <table:table-row table:style-name="ro1">
          <table:table-cell table:formula="oooc:=[.B522]" office:value-type="float" office:value="164696">
            <text:p>164696</text:p>
          </table:table-cell>
          <table:table-cell table:formula="oooc:=[.A523]+[.$B$506]" office:value-type="float" office:value="165196">
            <text:p>165196</text:p>
          </table:table-cell>
          <table:table-cell table:number-columns-repeated="13"/>
        </table:table-row>
        <table:table-row table:style-name="ro1">
          <table:table-cell table:formula="oooc:=[.B523]" office:value-type="float" office:value="165196">
            <text:p>165196</text:p>
          </table:table-cell>
          <table:table-cell table:formula="oooc:=[.A524]+[.$B$506]" office:value-type="float" office:value="165696">
            <text:p>165696</text:p>
          </table:table-cell>
          <table:table-cell table:number-columns-repeated="13"/>
        </table:table-row>
        <table:table-row table:style-name="ro1">
          <table:table-cell table:formula="oooc:=[.B524]" office:value-type="float" office:value="165696">
            <text:p>165696</text:p>
          </table:table-cell>
          <table:table-cell table:formula="oooc:=[.A525]+[.$B$506]" office:value-type="float" office:value="166196">
            <text:p>166196</text:p>
          </table:table-cell>
          <table:table-cell table:number-columns-repeated="13"/>
        </table:table-row>
        <table:table-row table:style-name="ro1">
          <table:table-cell table:formula="oooc:=[.B525]" office:value-type="float" office:value="166196">
            <text:p>166196</text:p>
          </table:table-cell>
          <table:table-cell table:formula="oooc:=[.A526]+[.$B$506]" office:value-type="float" office:value="166696">
            <text:p>166696</text:p>
          </table:table-cell>
          <table:table-cell table:number-columns-repeated="13"/>
        </table:table-row>
        <table:table-row table:style-name="ro1">
          <table:table-cell table:formula="oooc:=[.B526]" office:value-type="float" office:value="166696">
            <text:p>166696</text:p>
          </table:table-cell>
          <table:table-cell table:formula="oooc:=[.A527]+[.$B$506]" office:value-type="float" office:value="167196">
            <text:p>167196</text:p>
          </table:table-cell>
          <table:table-cell table:number-columns-repeated="13"/>
        </table:table-row>
        <table:table-row table:style-name="ro1">
          <table:table-cell table:formula="oooc:=[.B527]" office:value-type="float" office:value="167196">
            <text:p>167196</text:p>
          </table:table-cell>
          <table:table-cell table:formula="oooc:=[.A528]+[.$B$506]" office:value-type="float" office:value="167696">
            <text:p>167696</text:p>
          </table:table-cell>
          <table:table-cell table:number-columns-repeated="13"/>
        </table:table-row>
        <table:table-row table:style-name="ro1">
          <table:table-cell table:formula="oooc:=[.B528]" office:value-type="float" office:value="167696">
            <text:p>167696</text:p>
          </table:table-cell>
          <table:table-cell table:formula="oooc:=[.A529]+[.$B$506]" office:value-type="float" office:value="168196">
            <text:p>168196</text:p>
          </table:table-cell>
          <table:table-cell table:number-columns-repeated="13"/>
        </table:table-row>
        <table:table-row table:style-name="ro1">
          <table:table-cell table:formula="oooc:=[.B529]" office:value-type="float" office:value="168196">
            <text:p>168196</text:p>
          </table:table-cell>
          <table:table-cell table:formula="oooc:=[.A530]+[.$B$506]" office:value-type="float" office:value="168696">
            <text:p>168696</text:p>
          </table:table-cell>
          <table:table-cell table:number-columns-repeated="13"/>
        </table:table-row>
        <table:table-row table:style-name="ro1">
          <table:table-cell table:formula="oooc:=[.B530]" office:value-type="float" office:value="168696">
            <text:p>168696</text:p>
          </table:table-cell>
          <table:table-cell table:formula="oooc:=[.A531]+[.$B$506]" office:value-type="float" office:value="169196">
            <text:p>169196</text:p>
          </table:table-cell>
          <table:table-cell table:number-columns-repeated="13"/>
        </table:table-row>
        <table:table-row table:style-name="ro1">
          <table:table-cell table:formula="oooc:=[.B531]" office:value-type="float" office:value="169196">
            <text:p>169196</text:p>
          </table:table-cell>
          <table:table-cell table:formula="oooc:=[.A532]+[.$B$506]" office:value-type="float" office:value="169696">
            <text:p>169696</text:p>
          </table:table-cell>
          <table:table-cell table:number-columns-repeated="13"/>
        </table:table-row>
        <table:table-row table:style-name="ro1">
          <table:table-cell table:formula="oooc:=[.B532]" office:value-type="float" office:value="169696">
            <text:p>169696</text:p>
          </table:table-cell>
          <table:table-cell table:formula="oooc:=[.A533]+[.$B$506]" office:value-type="float" office:value="170196">
            <text:p>170196</text:p>
          </table:table-cell>
          <table:table-cell table:number-columns-repeated="13"/>
        </table:table-row>
        <table:table-row table:style-name="ro1">
          <table:table-cell table:formula="oooc:=[.B533]" office:value-type="float" office:value="170196">
            <text:p>170196</text:p>
          </table:table-cell>
          <table:table-cell table:formula="oooc:=[.A534]+[.$B$506]" office:value-type="float" office:value="170696">
            <text:p>170696</text:p>
          </table:table-cell>
          <table:table-cell table:number-columns-repeated="13"/>
        </table:table-row>
        <table:table-row table:style-name="ro1">
          <table:table-cell table:formula="oooc:=[.B534]" office:value-type="float" office:value="170696">
            <text:p>170696</text:p>
          </table:table-cell>
          <table:table-cell table:formula="oooc:=[.A535]+[.$B$506]" office:value-type="float" office:value="171196">
            <text:p>171196</text:p>
          </table:table-cell>
          <table:table-cell table:number-columns-repeated="13"/>
        </table:table-row>
        <table:table-row table:style-name="ro1">
          <table:table-cell table:formula="oooc:=[.B535]" office:value-type="float" office:value="171196">
            <text:p>171196</text:p>
          </table:table-cell>
          <table:table-cell table:formula="oooc:=[.A536]+[.$B$506]" office:value-type="float" office:value="171696">
            <text:p>171696</text:p>
          </table:table-cell>
          <table:table-cell table:number-columns-repeated="13"/>
        </table:table-row>
        <table:table-row table:style-name="ro1">
          <table:table-cell table:formula="oooc:=[.B536]" office:value-type="float" office:value="171696">
            <text:p>171696</text:p>
          </table:table-cell>
          <table:table-cell table:formula="oooc:=[.A537]+[.$B$506]" office:value-type="float" office:value="172196">
            <text:p>172196</text:p>
          </table:table-cell>
          <table:table-cell table:number-columns-repeated="13"/>
        </table:table-row>
        <table:table-row table:style-name="ro1">
          <table:table-cell table:formula="oooc:=[.B537]" office:value-type="float" office:value="172196">
            <text:p>172196</text:p>
          </table:table-cell>
          <table:table-cell table:formula="oooc:=[.A538]+[.$B$506]" office:value-type="float" office:value="172696">
            <text:p>172696</text:p>
          </table:table-cell>
          <table:table-cell table:number-columns-repeated="13"/>
        </table:table-row>
        <table:table-row table:style-name="ro1">
          <table:table-cell table:formula="oooc:=[.B538]" office:value-type="float" office:value="172696">
            <text:p>172696</text:p>
          </table:table-cell>
          <table:table-cell table:formula="oooc:=[.A539]+[.$B$506]" office:value-type="float" office:value="173196">
            <text:p>173196</text:p>
          </table:table-cell>
          <table:table-cell table:number-columns-repeated="13"/>
        </table:table-row>
        <table:table-row table:style-name="ro1">
          <table:table-cell table:formula="oooc:=[.B539]" office:value-type="float" office:value="173196">
            <text:p>173196</text:p>
          </table:table-cell>
          <table:table-cell table:formula="oooc:=[.A540]+[.$B$506]" office:value-type="float" office:value="173696">
            <text:p>173696</text:p>
          </table:table-cell>
          <table:table-cell table:number-columns-repeated="13"/>
        </table:table-row>
        <table:table-row table:style-name="ro1">
          <table:table-cell table:formula="oooc:=[.B540]" office:value-type="float" office:value="173696">
            <text:p>173696</text:p>
          </table:table-cell>
          <table:table-cell table:formula="oooc:=[.A541]+[.$B$506]" office:value-type="float" office:value="174196">
            <text:p>174196</text:p>
          </table:table-cell>
          <table:table-cell table:number-columns-repeated="13"/>
        </table:table-row>
        <table:table-row table:style-name="ro1">
          <table:table-cell table:formula="oooc:=[.B541]" office:value-type="float" office:value="174196">
            <text:p>174196</text:p>
          </table:table-cell>
          <table:table-cell table:formula="oooc:=[.A542]+[.$B$506]" office:value-type="float" office:value="174696">
            <text:p>174696</text:p>
          </table:table-cell>
          <table:table-cell table:number-columns-repeated="13"/>
        </table:table-row>
        <table:table-row table:style-name="ro1">
          <table:table-cell table:formula="oooc:=[.B542]" office:value-type="float" office:value="174696">
            <text:p>174696</text:p>
          </table:table-cell>
          <table:table-cell table:formula="oooc:=[.A543]+[.$B$506]" office:value-type="float" office:value="175196">
            <text:p>175196</text:p>
          </table:table-cell>
          <table:table-cell table:number-columns-repeated="13"/>
        </table:table-row>
        <table:table-row table:style-name="ro1">
          <table:table-cell table:formula="oooc:=[.B543]" office:value-type="float" office:value="175196">
            <text:p>175196</text:p>
          </table:table-cell>
          <table:table-cell table:formula="oooc:=[.A544]+[.$B$506]" office:value-type="float" office:value="175696">
            <text:p>175696</text:p>
          </table:table-cell>
          <table:table-cell table:number-columns-repeated="13"/>
        </table:table-row>
        <table:table-row table:style-name="ro1">
          <table:table-cell table:formula="oooc:=[.B544]" office:value-type="float" office:value="175696">
            <text:p>175696</text:p>
          </table:table-cell>
          <table:table-cell table:formula="oooc:=[.A545]+[.$B$506]" office:value-type="float" office:value="176196">
            <text:p>176196</text:p>
          </table:table-cell>
          <table:table-cell table:number-columns-repeated="13"/>
        </table:table-row>
        <table:table-row table:style-name="ro1">
          <table:table-cell table:formula="oooc:=[.B545]" office:value-type="float" office:value="176196">
            <text:p>176196</text:p>
          </table:table-cell>
          <table:table-cell table:formula="oooc:=[.A546]+[.$B$506]" office:value-type="float" office:value="176696">
            <text:p>176696</text:p>
          </table:table-cell>
          <table:table-cell table:number-columns-repeated="13"/>
        </table:table-row>
        <table:table-row table:style-name="ro1">
          <table:table-cell table:formula="oooc:=[.B546]" office:value-type="float" office:value="176696">
            <text:p>176696</text:p>
          </table:table-cell>
          <table:table-cell table:formula="oooc:=[.A547]+[.$B$506]" office:value-type="float" office:value="177196">
            <text:p>177196</text:p>
          </table:table-cell>
          <table:table-cell table:number-columns-repeated="13"/>
        </table:table-row>
        <table:table-row table:style-name="ro1">
          <table:table-cell table:formula="oooc:=[.B547]" office:value-type="float" office:value="177196">
            <text:p>177196</text:p>
          </table:table-cell>
          <table:table-cell table:formula="oooc:=[.A548]+[.$B$506]" office:value-type="float" office:value="177696">
            <text:p>177696</text:p>
          </table:table-cell>
          <table:table-cell table:number-columns-repeated="13"/>
        </table:table-row>
        <table:table-row table:style-name="ro1">
          <table:table-cell table:formula="oooc:=[.B548]" office:value-type="float" office:value="177696">
            <text:p>177696</text:p>
          </table:table-cell>
          <table:table-cell table:formula="oooc:=[.A549]+[.$B$506]" office:value-type="float" office:value="178196">
            <text:p>178196</text:p>
          </table:table-cell>
          <table:table-cell table:number-columns-repeated="13"/>
        </table:table-row>
        <table:table-row table:style-name="ro1">
          <table:table-cell table:formula="oooc:=[.B549]" office:value-type="float" office:value="178196">
            <text:p>178196</text:p>
          </table:table-cell>
          <table:table-cell table:formula="oooc:=[.A550]+[.$B$506]" office:value-type="float" office:value="178696">
            <text:p>178696</text:p>
          </table:table-cell>
          <table:table-cell table:number-columns-repeated="13"/>
        </table:table-row>
        <table:table-row table:style-name="ro1">
          <table:table-cell table:formula="oooc:=[.B550]" office:value-type="float" office:value="178696">
            <text:p>178696</text:p>
          </table:table-cell>
          <table:table-cell table:formula="oooc:=[.A551]+[.$B$506]" office:value-type="float" office:value="179196">
            <text:p>179196</text:p>
          </table:table-cell>
          <table:table-cell table:number-columns-repeated="13"/>
        </table:table-row>
        <table:table-row table:style-name="ro1">
          <table:table-cell table:formula="oooc:=[.B551]" office:value-type="float" office:value="179196">
            <text:p>179196</text:p>
          </table:table-cell>
          <table:table-cell table:formula="oooc:=[.A552]+[.$B$506]" office:value-type="float" office:value="179696">
            <text:p>179696</text:p>
          </table:table-cell>
          <table:table-cell table:number-columns-repeated="13"/>
        </table:table-row>
        <table:table-row table:style-name="ro1">
          <table:table-cell table:formula="oooc:=[.B552]" office:value-type="float" office:value="179696">
            <text:p>179696</text:p>
          </table:table-cell>
          <table:table-cell table:formula="oooc:=[.A553]+[.$B$506]" office:value-type="float" office:value="180196">
            <text:p>180196</text:p>
          </table:table-cell>
          <table:table-cell table:number-columns-repeated="13"/>
        </table:table-row>
        <table:table-row table:style-name="ro1">
          <table:table-cell table:formula="oooc:=[.B553]" office:value-type="float" office:value="180196">
            <text:p>180196</text:p>
          </table:table-cell>
          <table:table-cell table:formula="oooc:=[.A554]+[.$B$506]" office:value-type="float" office:value="180696">
            <text:p>180696</text:p>
          </table:table-cell>
          <table:table-cell table:number-columns-repeated="13"/>
        </table:table-row>
        <table:table-row table:style-name="ro1">
          <table:table-cell table:formula="oooc:=[.B554]" office:value-type="float" office:value="180696">
            <text:p>180696</text:p>
          </table:table-cell>
          <table:table-cell table:formula="oooc:=[.A555]+[.$B$506]" office:value-type="float" office:value="181196">
            <text:p>181196</text:p>
          </table:table-cell>
          <table:table-cell table:number-columns-repeated="13"/>
        </table:table-row>
        <table:table-row table:style-name="ro1">
          <table:table-cell table:formula="oooc:=[.B555]" office:value-type="float" office:value="181196">
            <text:p>181196</text:p>
          </table:table-cell>
          <table:table-cell table:formula="oooc:=[.A556]+[.$B$506]" office:value-type="float" office:value="181696">
            <text:p>181696</text:p>
          </table:table-cell>
          <table:table-cell table:number-columns-repeated="13"/>
        </table:table-row>
        <table:table-row table:style-name="ro1">
          <table:table-cell table:formula="oooc:=[.B556]" office:value-type="float" office:value="181696">
            <text:p>181696</text:p>
          </table:table-cell>
          <table:table-cell table:formula="oooc:=[.A557]+[.$B$506]" office:value-type="float" office:value="182196">
            <text:p>182196</text:p>
          </table:table-cell>
          <table:table-cell table:number-columns-repeated="13"/>
        </table:table-row>
        <table:table-row table:style-name="ro1">
          <table:table-cell table:formula="oooc:=[.B557]" office:value-type="float" office:value="182196">
            <text:p>182196</text:p>
          </table:table-cell>
          <table:table-cell table:formula="oooc:=[.A558]+[.$B$506]" office:value-type="float" office:value="182696">
            <text:p>182696</text:p>
          </table:table-cell>
          <table:table-cell table:number-columns-repeated="13"/>
        </table:table-row>
        <table:table-row table:style-name="ro1">
          <table:table-cell table:formula="oooc:=[.B558]" office:value-type="float" office:value="182696">
            <text:p>182696</text:p>
          </table:table-cell>
          <table:table-cell table:formula="oooc:=[.A559]+[.$B$506]" office:value-type="float" office:value="183196">
            <text:p>183196</text:p>
          </table:table-cell>
          <table:table-cell table:number-columns-repeated="13"/>
        </table:table-row>
        <table:table-row table:style-name="ro1">
          <table:table-cell table:formula="oooc:=[.B559]" office:value-type="float" office:value="183196">
            <text:p>183196</text:p>
          </table:table-cell>
          <table:table-cell table:formula="oooc:=[.A560]+[.$B$506]" office:value-type="float" office:value="183696">
            <text:p>183696</text:p>
          </table:table-cell>
          <table:table-cell table:number-columns-repeated="13"/>
        </table:table-row>
        <table:table-row table:style-name="ro1">
          <table:table-cell table:formula="oooc:=[.B560]" office:value-type="float" office:value="183696">
            <text:p>183696</text:p>
          </table:table-cell>
          <table:table-cell table:formula="oooc:=[.A561]+[.$B$506]" office:value-type="float" office:value="184196">
            <text:p>184196</text:p>
          </table:table-cell>
          <table:table-cell table:number-columns-repeated="13"/>
        </table:table-row>
        <table:table-row table:style-name="ro1">
          <table:table-cell table:formula="oooc:=[.B561]" office:value-type="float" office:value="184196">
            <text:p>184196</text:p>
          </table:table-cell>
          <table:table-cell table:formula="oooc:=[.A562]+[.$B$506]" office:value-type="float" office:value="184696">
            <text:p>184696</text:p>
          </table:table-cell>
          <table:table-cell table:number-columns-repeated="13"/>
        </table:table-row>
        <table:table-row table:style-name="ro1">
          <table:table-cell table:formula="oooc:=[.B562]" office:value-type="float" office:value="184696">
            <text:p>184696</text:p>
          </table:table-cell>
          <table:table-cell table:formula="oooc:=[.A563]+[.$B$506]" office:value-type="float" office:value="185196">
            <text:p>185196</text:p>
          </table:table-cell>
          <table:table-cell table:number-columns-repeated="13"/>
        </table:table-row>
        <table:table-row table:style-name="ro1">
          <table:table-cell table:formula="oooc:=[.B563]" office:value-type="float" office:value="185196">
            <text:p>185196</text:p>
          </table:table-cell>
          <table:table-cell table:formula="oooc:=[.A564]+[.$B$506]" office:value-type="float" office:value="185696">
            <text:p>185696</text:p>
          </table:table-cell>
          <table:table-cell table:number-columns-repeated="13"/>
        </table:table-row>
        <table:table-row table:style-name="ro1">
          <table:table-cell table:formula="oooc:=[.B564]" office:value-type="float" office:value="185696">
            <text:p>185696</text:p>
          </table:table-cell>
          <table:table-cell table:formula="oooc:=[.A565]+[.$B$506]" office:value-type="float" office:value="186196">
            <text:p>186196</text:p>
          </table:table-cell>
          <table:table-cell table:number-columns-repeated="13"/>
        </table:table-row>
        <table:table-row table:style-name="ro1">
          <table:table-cell table:formula="oooc:=[.B565]" office:value-type="float" office:value="186196">
            <text:p>186196</text:p>
          </table:table-cell>
          <table:table-cell table:formula="oooc:=[.A566]+[.$B$506]" office:value-type="float" office:value="186696">
            <text:p>186696</text:p>
          </table:table-cell>
          <table:table-cell table:number-columns-repeated="13"/>
        </table:table-row>
        <table:table-row table:style-name="ro1">
          <table:table-cell table:formula="oooc:=[.B566]" office:value-type="float" office:value="186696">
            <text:p>186696</text:p>
          </table:table-cell>
          <table:table-cell table:formula="oooc:=[.A567]+[.$B$506]" office:value-type="float" office:value="187196">
            <text:p>187196</text:p>
          </table:table-cell>
          <table:table-cell table:number-columns-repeated="13"/>
        </table:table-row>
        <table:table-row table:style-name="ro1">
          <table:table-cell table:formula="oooc:=[.B567]" office:value-type="float" office:value="187196">
            <text:p>187196</text:p>
          </table:table-cell>
          <table:table-cell table:formula="oooc:=[.A568]+[.$B$506]" office:value-type="float" office:value="187696">
            <text:p>187696</text:p>
          </table:table-cell>
          <table:table-cell table:number-columns-repeated="13"/>
        </table:table-row>
        <table:table-row table:style-name="ro1">
          <table:table-cell table:formula="oooc:=[.B568]" office:value-type="float" office:value="187696">
            <text:p>187696</text:p>
          </table:table-cell>
          <table:table-cell table:formula="oooc:=[.A569]+[.$B$506]" office:value-type="float" office:value="188196">
            <text:p>188196</text:p>
          </table:table-cell>
          <table:table-cell table:number-columns-repeated="13"/>
        </table:table-row>
        <table:table-row table:style-name="ro1">
          <table:table-cell table:formula="oooc:=[.B569]" office:value-type="float" office:value="188196">
            <text:p>188196</text:p>
          </table:table-cell>
          <table:table-cell table:formula="oooc:=[.A570]+[.$B$506]" office:value-type="float" office:value="188696">
            <text:p>188696</text:p>
          </table:table-cell>
          <table:table-cell table:number-columns-repeated="13"/>
        </table:table-row>
        <table:table-row table:style-name="ro1">
          <table:table-cell table:formula="oooc:=[.B570]" office:value-type="float" office:value="188696">
            <text:p>188696</text:p>
          </table:table-cell>
          <table:table-cell table:formula="oooc:=[.A571]+[.$B$506]" office:value-type="float" office:value="189196">
            <text:p>189196</text:p>
          </table:table-cell>
          <table:table-cell table:number-columns-repeated="13"/>
        </table:table-row>
        <table:table-row table:style-name="ro1">
          <table:table-cell table:formula="oooc:=[.B571]" office:value-type="float" office:value="189196">
            <text:p>189196</text:p>
          </table:table-cell>
          <table:table-cell table:formula="oooc:=[.A572]+[.$B$506]" office:value-type="float" office:value="189696">
            <text:p>189696</text:p>
          </table:table-cell>
          <table:table-cell table:number-columns-repeated="13"/>
        </table:table-row>
        <table:table-row table:style-name="ro1">
          <table:table-cell table:formula="oooc:=[.B572]" office:value-type="float" office:value="189696">
            <text:p>189696</text:p>
          </table:table-cell>
          <table:table-cell table:formula="oooc:=[.A573]+[.$B$506]" office:value-type="float" office:value="190196">
            <text:p>190196</text:p>
          </table:table-cell>
          <table:table-cell table:number-columns-repeated="13"/>
        </table:table-row>
        <table:table-row table:style-name="ro1">
          <table:table-cell table:formula="oooc:=[.B573]" office:value-type="float" office:value="190196">
            <text:p>190196</text:p>
          </table:table-cell>
          <table:table-cell table:formula="oooc:=[.A574]+[.$B$506]" office:value-type="float" office:value="190696">
            <text:p>190696</text:p>
          </table:table-cell>
          <table:table-cell table:number-columns-repeated="13"/>
        </table:table-row>
        <table:table-row table:style-name="ro1">
          <table:table-cell table:formula="oooc:=[.B574]" office:value-type="float" office:value="190696">
            <text:p>190696</text:p>
          </table:table-cell>
          <table:table-cell table:formula="oooc:=[.A575]+[.$B$506]" office:value-type="float" office:value="191196">
            <text:p>191196</text:p>
          </table:table-cell>
          <table:table-cell table:number-columns-repeated="13"/>
        </table:table-row>
        <table:table-row table:style-name="ro1">
          <table:table-cell table:formula="oooc:=[.B575]" office:value-type="float" office:value="191196">
            <text:p>191196</text:p>
          </table:table-cell>
          <table:table-cell table:formula="oooc:=[.A576]+[.$B$506]" office:value-type="float" office:value="191696">
            <text:p>191696</text:p>
          </table:table-cell>
          <table:table-cell table:number-columns-repeated="13"/>
        </table:table-row>
        <table:table-row table:style-name="ro1">
          <table:table-cell table:formula="oooc:=[.B576]" office:value-type="float" office:value="191696">
            <text:p>191696</text:p>
          </table:table-cell>
          <table:table-cell table:formula="oooc:=[.A577]+[.$B$506]" office:value-type="float" office:value="192196">
            <text:p>192196</text:p>
          </table:table-cell>
          <table:table-cell table:number-columns-repeated="13"/>
        </table:table-row>
        <table:table-row table:style-name="ro1">
          <table:table-cell table:formula="oooc:=[.B577]" office:value-type="float" office:value="192196">
            <text:p>192196</text:p>
          </table:table-cell>
          <table:table-cell table:formula="oooc:=[.A578]+[.$B$506]" office:value-type="float" office:value="192696">
            <text:p>192696</text:p>
          </table:table-cell>
          <table:table-cell table:number-columns-repeated="13"/>
        </table:table-row>
        <table:table-row table:style-name="ro1">
          <table:table-cell table:formula="oooc:=[.B578]" office:value-type="float" office:value="192696">
            <text:p>192696</text:p>
          </table:table-cell>
          <table:table-cell table:formula="oooc:=[.A579]+[.$B$506]" office:value-type="float" office:value="193196">
            <text:p>193196</text:p>
          </table:table-cell>
          <table:table-cell table:number-columns-repeated="13"/>
        </table:table-row>
        <table:table-row table:style-name="ro1">
          <table:table-cell table:formula="oooc:=[.B579]" office:value-type="float" office:value="193196">
            <text:p>193196</text:p>
          </table:table-cell>
          <table:table-cell table:formula="oooc:=[.A580]+[.$B$506]" office:value-type="float" office:value="193696">
            <text:p>193696</text:p>
          </table:table-cell>
          <table:table-cell table:number-columns-repeated="13"/>
        </table:table-row>
        <table:table-row table:style-name="ro1">
          <table:table-cell table:formula="oooc:=[.B580]" office:value-type="float" office:value="193696">
            <text:p>193696</text:p>
          </table:table-cell>
          <table:table-cell table:formula="oooc:=[.A581]+[.$B$506]" office:value-type="float" office:value="194196">
            <text:p>194196</text:p>
          </table:table-cell>
          <table:table-cell table:number-columns-repeated="13"/>
        </table:table-row>
        <table:table-row table:style-name="ro1">
          <table:table-cell table:formula="oooc:=[.B581]" office:value-type="float" office:value="194196">
            <text:p>194196</text:p>
          </table:table-cell>
          <table:table-cell table:formula="oooc:=[.A582]+[.$B$506]" office:value-type="float" office:value="194696">
            <text:p>194696</text:p>
          </table:table-cell>
          <table:table-cell table:number-columns-repeated="13"/>
        </table:table-row>
        <table:table-row table:style-name="ro1">
          <table:table-cell table:formula="oooc:=[.B582]" office:value-type="float" office:value="194696">
            <text:p>194696</text:p>
          </table:table-cell>
          <table:table-cell table:formula="oooc:=[.A583]+[.$B$506]" office:value-type="float" office:value="195196">
            <text:p>195196</text:p>
          </table:table-cell>
          <table:table-cell table:number-columns-repeated="13"/>
        </table:table-row>
        <table:table-row table:style-name="ro1">
          <table:table-cell table:formula="oooc:=[.B583]" office:value-type="float" office:value="195196">
            <text:p>195196</text:p>
          </table:table-cell>
          <table:table-cell table:formula="oooc:=[.A584]+[.$B$506]" office:value-type="float" office:value="195696">
            <text:p>195696</text:p>
          </table:table-cell>
          <table:table-cell table:number-columns-repeated="13"/>
        </table:table-row>
        <table:table-row table:style-name="ro1">
          <table:table-cell table:formula="oooc:=[.B584]" office:value-type="float" office:value="195696">
            <text:p>195696</text:p>
          </table:table-cell>
          <table:table-cell table:formula="oooc:=[.A585]+[.$B$506]" office:value-type="float" office:value="196196">
            <text:p>196196</text:p>
          </table:table-cell>
          <table:table-cell table:number-columns-repeated="13"/>
        </table:table-row>
        <table:table-row table:style-name="ro1">
          <table:table-cell table:formula="oooc:=[.B585]" office:value-type="float" office:value="196196">
            <text:p>196196</text:p>
          </table:table-cell>
          <table:table-cell table:formula="oooc:=[.A586]+[.$B$506]" office:value-type="float" office:value="196696">
            <text:p>196696</text:p>
          </table:table-cell>
          <table:table-cell table:number-columns-repeated="13"/>
        </table:table-row>
        <table:table-row table:style-name="ro1">
          <table:table-cell table:formula="oooc:=[.B586]" office:value-type="float" office:value="196696">
            <text:p>196696</text:p>
          </table:table-cell>
          <table:table-cell table:formula="oooc:=[.A587]+[.$B$506]" office:value-type="float" office:value="197196">
            <text:p>197196</text:p>
          </table:table-cell>
          <table:table-cell table:number-columns-repeated="13"/>
        </table:table-row>
        <table:table-row table:style-name="ro1">
          <table:table-cell table:formula="oooc:=[.B587]" office:value-type="float" office:value="197196">
            <text:p>197196</text:p>
          </table:table-cell>
          <table:table-cell table:formula="oooc:=[.A588]+[.$B$506]" office:value-type="float" office:value="197696">
            <text:p>197696</text:p>
          </table:table-cell>
          <table:table-cell table:number-columns-repeated="13"/>
        </table:table-row>
        <table:table-row table:style-name="ro1">
          <table:table-cell table:formula="oooc:=[.B588]" office:value-type="float" office:value="197696">
            <text:p>197696</text:p>
          </table:table-cell>
          <table:table-cell table:formula="oooc:=[.A589]+[.$B$506]" office:value-type="float" office:value="198196">
            <text:p>198196</text:p>
          </table:table-cell>
          <table:table-cell table:number-columns-repeated="13"/>
        </table:table-row>
        <table:table-row table:style-name="ro1">
          <table:table-cell table:formula="oooc:=[.B589]" office:value-type="float" office:value="198196">
            <text:p>198196</text:p>
          </table:table-cell>
          <table:table-cell table:formula="oooc:=[.A590]+[.$B$506]" office:value-type="float" office:value="198696">
            <text:p>198696</text:p>
          </table:table-cell>
          <table:table-cell table:number-columns-repeated="13"/>
        </table:table-row>
        <table:table-row table:style-name="ro1">
          <table:table-cell table:formula="oooc:=[.B590]" office:value-type="float" office:value="198696">
            <text:p>198696</text:p>
          </table:table-cell>
          <table:table-cell table:formula="oooc:=[.A591]+[.$B$506]" office:value-type="float" office:value="199196">
            <text:p>199196</text:p>
          </table:table-cell>
          <table:table-cell table:number-columns-repeated="13"/>
        </table:table-row>
        <table:table-row table:style-name="ro1">
          <table:table-cell table:formula="oooc:=[.B591]" office:value-type="float" office:value="199196">
            <text:p>199196</text:p>
          </table:table-cell>
          <table:table-cell table:formula="oooc:=[.A592]+[.$B$506]" office:value-type="float" office:value="199696">
            <text:p>199696</text:p>
          </table:table-cell>
          <table:table-cell table:number-columns-repeated="13"/>
        </table:table-row>
        <table:table-row table:style-name="ro1">
          <table:table-cell table:formula="oooc:=[.B592]" office:value-type="float" office:value="199696">
            <text:p>199696</text:p>
          </table:table-cell>
          <table:table-cell table:formula="oooc:=[.A593]+[.$B$506]" office:value-type="float" office:value="200196">
            <text:p>200196</text:p>
          </table:table-cell>
          <table:table-cell table:number-columns-repeated="13"/>
        </table:table-row>
        <table:table-row table:style-name="ro1">
          <table:table-cell table:formula="oooc:=[.B593]" office:value-type="float" office:value="200196">
            <text:p>200196</text:p>
          </table:table-cell>
          <table:table-cell table:formula="oooc:=[.A594]+[.$B$506]" office:value-type="float" office:value="200696">
            <text:p>200696</text:p>
          </table:table-cell>
          <table:table-cell table:number-columns-repeated="13"/>
        </table:table-row>
        <table:table-row table:style-name="ro1">
          <table:table-cell table:formula="oooc:=[.B594]" office:value-type="float" office:value="200696">
            <text:p>200696</text:p>
          </table:table-cell>
          <table:table-cell table:formula="oooc:=[.A595]+[.$B$506]" office:value-type="float" office:value="201196">
            <text:p>201196</text:p>
          </table:table-cell>
          <table:table-cell table:number-columns-repeated="13"/>
        </table:table-row>
        <table:table-row table:style-name="ro1">
          <table:table-cell table:formula="oooc:=[.B595]" office:value-type="float" office:value="201196">
            <text:p>201196</text:p>
          </table:table-cell>
          <table:table-cell table:formula="oooc:=[.A596]+[.$B$506]" office:value-type="float" office:value="201696">
            <text:p>201696</text:p>
          </table:table-cell>
          <table:table-cell table:number-columns-repeated="13"/>
        </table:table-row>
        <table:table-row table:style-name="ro1">
          <table:table-cell table:formula="oooc:=[.B596]" office:value-type="float" office:value="201696">
            <text:p>201696</text:p>
          </table:table-cell>
          <table:table-cell table:formula="oooc:=[.A597]+[.$B$506]" office:value-type="float" office:value="202196">
            <text:p>202196</text:p>
          </table:table-cell>
          <table:table-cell table:number-columns-repeated="13"/>
        </table:table-row>
        <table:table-row table:style-name="ro1">
          <table:table-cell table:formula="oooc:=[.B597]" office:value-type="float" office:value="202196">
            <text:p>202196</text:p>
          </table:table-cell>
          <table:table-cell table:formula="oooc:=[.A598]+[.$B$506]" office:value-type="float" office:value="202696">
            <text:p>202696</text:p>
          </table:table-cell>
          <table:table-cell table:number-columns-repeated="13"/>
        </table:table-row>
        <table:table-row table:style-name="ro1">
          <table:table-cell table:formula="oooc:=[.B598]" office:value-type="float" office:value="202696">
            <text:p>202696</text:p>
          </table:table-cell>
          <table:table-cell table:formula="oooc:=[.A599]+[.$B$506]" office:value-type="float" office:value="203196">
            <text:p>203196</text:p>
          </table:table-cell>
          <table:table-cell table:number-columns-repeated="13"/>
        </table:table-row>
        <table:table-row table:style-name="ro1">
          <table:table-cell table:formula="oooc:=[.B599]" office:value-type="float" office:value="203196">
            <text:p>203196</text:p>
          </table:table-cell>
          <table:table-cell table:formula="oooc:=[.A600]+[.$B$506]" office:value-type="float" office:value="203696">
            <text:p>203696</text:p>
          </table:table-cell>
          <table:table-cell table:number-columns-repeated="13"/>
        </table:table-row>
        <table:table-row table:style-name="ro1">
          <table:table-cell table:formula="oooc:=[.B600]" office:value-type="float" office:value="203696">
            <text:p>203696</text:p>
          </table:table-cell>
          <table:table-cell table:formula="oooc:=[.A601]+[.$B$506]" office:value-type="float" office:value="204196">
            <text:p>204196</text:p>
          </table:table-cell>
          <table:table-cell table:number-columns-repeated="13"/>
        </table:table-row>
        <table:table-row table:style-name="ro1">
          <table:table-cell table:formula="oooc:=[.B601]" office:value-type="float" office:value="204196">
            <text:p>204196</text:p>
          </table:table-cell>
          <table:table-cell table:formula="oooc:=[.A602]+[.$B$506]" office:value-type="float" office:value="204696">
            <text:p>204696</text:p>
          </table:table-cell>
          <table:table-cell table:number-columns-repeated="13"/>
        </table:table-row>
        <table:table-row table:style-name="ro1">
          <table:table-cell table:formula="oooc:=[.B602]" office:value-type="float" office:value="204696">
            <text:p>204696</text:p>
          </table:table-cell>
          <table:table-cell table:formula="oooc:=[.A603]+[.$B$506]" office:value-type="float" office:value="205196">
            <text:p>205196</text:p>
          </table:table-cell>
          <table:table-cell table:number-columns-repeated="13"/>
        </table:table-row>
        <table:table-row table:style-name="ro1">
          <table:table-cell table:formula="oooc:=[.B603]" office:value-type="float" office:value="205196">
            <text:p>205196</text:p>
          </table:table-cell>
          <table:table-cell table:formula="oooc:=[.A604]+[.$B$506]" office:value-type="float" office:value="205696">
            <text:p>205696</text:p>
          </table:table-cell>
          <table:table-cell table:number-columns-repeated="13"/>
        </table:table-row>
        <table:table-row table:style-name="ro1">
          <table:table-cell table:formula="oooc:=[.B604]" office:value-type="float" office:value="205696">
            <text:p>205696</text:p>
          </table:table-cell>
          <table:table-cell table:formula="oooc:=[.A605]+[.$B$506]" office:value-type="float" office:value="206196">
            <text:p>206196</text:p>
          </table:table-cell>
          <table:table-cell table:number-columns-repeated="13"/>
        </table:table-row>
        <table:table-row table:style-name="ro1">
          <table:table-cell table:formula="oooc:=[.B605]" office:value-type="float" office:value="206196">
            <text:p>206196</text:p>
          </table:table-cell>
          <table:table-cell table:formula="oooc:=[.A606]+[.$B$506]" office:value-type="float" office:value="206696">
            <text:p>206696</text:p>
          </table:table-cell>
          <table:table-cell table:number-columns-repeated="13"/>
        </table:table-row>
        <table:table-row table:style-name="ro1">
          <table:table-cell table:formula="oooc:=[.B606]" office:value-type="float" office:value="206696">
            <text:p>206696</text:p>
          </table:table-cell>
          <table:table-cell table:formula="oooc:=[.A607]+[.$B$506]" office:value-type="float" office:value="207196">
            <text:p>207196</text:p>
          </table:table-cell>
          <table:table-cell table:number-columns-repeated="13"/>
        </table:table-row>
        <table:table-row table:style-name="ro1">
          <table:table-cell table:formula="oooc:=[.B607]" office:value-type="float" office:value="207196">
            <text:p>207196</text:p>
          </table:table-cell>
          <table:table-cell table:formula="oooc:=[.A608]+[.$B$506]" office:value-type="float" office:value="207696">
            <text:p>207696</text:p>
          </table:table-cell>
          <table:table-cell table:number-columns-repeated="13"/>
        </table:table-row>
        <table:table-row table:style-name="ro1">
          <table:table-cell table:formula="oooc:=[.B608]" office:value-type="float" office:value="207696">
            <text:p>207696</text:p>
          </table:table-cell>
          <table:table-cell table:formula="oooc:=[.A609]+[.$B$506]" office:value-type="float" office:value="208196">
            <text:p>208196</text:p>
          </table:table-cell>
          <table:table-cell table:number-columns-repeated="13"/>
        </table:table-row>
        <table:table-row table:style-name="ro1">
          <table:table-cell table:formula="oooc:=[.B609]" office:value-type="float" office:value="208196">
            <text:p>208196</text:p>
          </table:table-cell>
          <table:table-cell table:formula="oooc:=[.A610]+[.$B$506]" office:value-type="float" office:value="208696">
            <text:p>208696</text:p>
          </table:table-cell>
          <table:table-cell table:number-columns-repeated="13"/>
        </table:table-row>
        <table:table-row table:style-name="ro1">
          <table:table-cell table:formula="oooc:=[.B610]" office:value-type="float" office:value="208696">
            <text:p>208696</text:p>
          </table:table-cell>
          <table:table-cell table:formula="oooc:=[.A611]+[.$B$506]" office:value-type="float" office:value="209196">
            <text:p>209196</text:p>
          </table:table-cell>
          <table:table-cell table:number-columns-repeated="13"/>
        </table:table-row>
        <table:table-row table:style-name="ro1">
          <table:table-cell table:formula="oooc:=[.B611]" office:value-type="float" office:value="209196">
            <text:p>209196</text:p>
          </table:table-cell>
          <table:table-cell table:formula="oooc:=[.A612]+[.$B$506]" office:value-type="float" office:value="209696">
            <text:p>209696</text:p>
          </table:table-cell>
          <table:table-cell table:number-columns-repeated="13"/>
        </table:table-row>
        <table:table-row table:style-name="ro1">
          <table:table-cell table:formula="oooc:=[.B612]" office:value-type="float" office:value="209696">
            <text:p>209696</text:p>
          </table:table-cell>
          <table:table-cell table:formula="oooc:=[.A613]+[.$B$506]" office:value-type="float" office:value="210196">
            <text:p>210196</text:p>
          </table:table-cell>
          <table:table-cell table:number-columns-repeated="13"/>
        </table:table-row>
        <table:table-row table:style-name="ro1">
          <table:table-cell table:formula="oooc:=[.B613]" office:value-type="float" office:value="210196">
            <text:p>210196</text:p>
          </table:table-cell>
          <table:table-cell table:formula="oooc:=[.A614]+[.$B$506]" office:value-type="float" office:value="210696">
            <text:p>210696</text:p>
          </table:table-cell>
          <table:table-cell table:number-columns-repeated="13"/>
        </table:table-row>
        <table:table-row table:style-name="ro1">
          <table:table-cell table:formula="oooc:=[.B614]" office:value-type="float" office:value="210696">
            <text:p>210696</text:p>
          </table:table-cell>
          <table:table-cell table:formula="oooc:=[.A615]+[.$B$506]" office:value-type="float" office:value="211196">
            <text:p>211196</text:p>
          </table:table-cell>
          <table:table-cell table:number-columns-repeated="13"/>
        </table:table-row>
        <table:table-row table:style-name="ro1">
          <table:table-cell table:formula="oooc:=[.B615]" office:value-type="float" office:value="211196">
            <text:p>211196</text:p>
          </table:table-cell>
          <table:table-cell table:formula="oooc:=[.A616]+[.$B$506]" office:value-type="float" office:value="211696">
            <text:p>211696</text:p>
          </table:table-cell>
          <table:table-cell table:number-columns-repeated="13"/>
        </table:table-row>
        <table:table-row table:style-name="ro1">
          <table:table-cell table:formula="oooc:=[.B616]" office:value-type="float" office:value="211696">
            <text:p>211696</text:p>
          </table:table-cell>
          <table:table-cell table:formula="oooc:=[.A617]+[.$B$506]" office:value-type="float" office:value="212196">
            <text:p>212196</text:p>
          </table:table-cell>
          <table:table-cell table:number-columns-repeated="13"/>
        </table:table-row>
        <table:table-row table:style-name="ro1">
          <table:table-cell table:formula="oooc:=[.B617]" office:value-type="float" office:value="212196">
            <text:p>212196</text:p>
          </table:table-cell>
          <table:table-cell table:formula="oooc:=[.A618]+[.$B$506]" office:value-type="float" office:value="212696">
            <text:p>212696</text:p>
          </table:table-cell>
          <table:table-cell table:number-columns-repeated="13"/>
        </table:table-row>
        <table:table-row table:style-name="ro1">
          <table:table-cell table:formula="oooc:=[.B618]" office:value-type="float" office:value="212696">
            <text:p>212696</text:p>
          </table:table-cell>
          <table:table-cell table:formula="oooc:=[.A619]+[.$B$506]" office:value-type="float" office:value="213196">
            <text:p>213196</text:p>
          </table:table-cell>
          <table:table-cell table:number-columns-repeated="13"/>
        </table:table-row>
        <table:table-row table:style-name="ro1">
          <table:table-cell table:formula="oooc:=[.B619]" office:value-type="float" office:value="213196">
            <text:p>213196</text:p>
          </table:table-cell>
          <table:table-cell table:formula="oooc:=[.A620]+[.$B$506]" office:value-type="float" office:value="213696">
            <text:p>213696</text:p>
          </table:table-cell>
          <table:table-cell table:number-columns-repeated="13"/>
        </table:table-row>
        <table:table-row table:style-name="ro1">
          <table:table-cell table:formula="oooc:=[.B620]" office:value-type="float" office:value="213696">
            <text:p>213696</text:p>
          </table:table-cell>
          <table:table-cell table:formula="oooc:=[.A621]+[.$B$506]" office:value-type="float" office:value="214196">
            <text:p>214196</text:p>
          </table:table-cell>
          <table:table-cell table:number-columns-repeated="13"/>
        </table:table-row>
        <table:table-row table:style-name="ro1">
          <table:table-cell table:formula="oooc:=[.B621]" office:value-type="float" office:value="214196">
            <text:p>214196</text:p>
          </table:table-cell>
          <table:table-cell table:formula="oooc:=[.A622]+[.$B$506]" office:value-type="float" office:value="214696">
            <text:p>214696</text:p>
          </table:table-cell>
          <table:table-cell table:number-columns-repeated="13"/>
        </table:table-row>
        <table:table-row table:style-name="ro1">
          <table:table-cell table:formula="oooc:=[.B622]" office:value-type="float" office:value="214696">
            <text:p>214696</text:p>
          </table:table-cell>
          <table:table-cell table:formula="oooc:=[.A623]+[.$B$506]" office:value-type="float" office:value="215196">
            <text:p>215196</text:p>
          </table:table-cell>
          <table:table-cell table:number-columns-repeated="13"/>
        </table:table-row>
        <table:table-row table:style-name="ro1">
          <table:table-cell table:formula="oooc:=[.B623]" office:value-type="float" office:value="215196">
            <text:p>215196</text:p>
          </table:table-cell>
          <table:table-cell table:formula="oooc:=[.A624]+[.$B$506]" office:value-type="float" office:value="215696">
            <text:p>215696</text:p>
          </table:table-cell>
          <table:table-cell table:number-columns-repeated="13"/>
        </table:table-row>
        <table:table-row table:style-name="ro1">
          <table:table-cell table:formula="oooc:=[.B624]" office:value-type="float" office:value="215696">
            <text:p>215696</text:p>
          </table:table-cell>
          <table:table-cell table:formula="oooc:=[.A625]+[.$B$506]" office:value-type="float" office:value="216196">
            <text:p>216196</text:p>
          </table:table-cell>
          <table:table-cell table:number-columns-repeated="13"/>
        </table:table-row>
        <table:table-row table:style-name="ro1">
          <table:table-cell table:formula="oooc:=[.B625]" office:value-type="float" office:value="216196">
            <text:p>216196</text:p>
          </table:table-cell>
          <table:table-cell table:formula="oooc:=[.A626]+[.$B$506]" office:value-type="float" office:value="216696">
            <text:p>216696</text:p>
          </table:table-cell>
          <table:table-cell table:number-columns-repeated="13"/>
        </table:table-row>
        <table:table-row table:style-name="ro1">
          <table:table-cell table:formula="oooc:=[.B626]" office:value-type="float" office:value="216696">
            <text:p>216696</text:p>
          </table:table-cell>
          <table:table-cell table:formula="oooc:=[.A627]+[.$B$506]" office:value-type="float" office:value="217196">
            <text:p>217196</text:p>
          </table:table-cell>
          <table:table-cell table:number-columns-repeated="13"/>
        </table:table-row>
        <table:table-row table:style-name="ro1">
          <table:table-cell table:formula="oooc:=[.B627]" office:value-type="float" office:value="217196">
            <text:p>217196</text:p>
          </table:table-cell>
          <table:table-cell table:formula="oooc:=[.A628]+[.$B$506]" office:value-type="float" office:value="217696">
            <text:p>217696</text:p>
          </table:table-cell>
          <table:table-cell table:number-columns-repeated="13"/>
        </table:table-row>
        <table:table-row table:style-name="ro1">
          <table:table-cell table:formula="oooc:=[.B628]" office:value-type="float" office:value="217696">
            <text:p>217696</text:p>
          </table:table-cell>
          <table:table-cell table:formula="oooc:=[.A629]+[.$B$506]" office:value-type="float" office:value="218196">
            <text:p>218196</text:p>
          </table:table-cell>
          <table:table-cell table:number-columns-repeated="13"/>
        </table:table-row>
        <table:table-row table:style-name="ro1">
          <table:table-cell table:formula="oooc:=[.B629]" office:value-type="float" office:value="218196">
            <text:p>218196</text:p>
          </table:table-cell>
          <table:table-cell table:formula="oooc:=[.A630]+[.$B$506]" office:value-type="float" office:value="218696">
            <text:p>218696</text:p>
          </table:table-cell>
          <table:table-cell table:number-columns-repeated="13"/>
        </table:table-row>
        <table:table-row table:style-name="ro1">
          <table:table-cell table:formula="oooc:=[.B630]" office:value-type="float" office:value="218696">
            <text:p>218696</text:p>
          </table:table-cell>
          <table:table-cell table:formula="oooc:=[.A631]+[.$B$506]" office:value-type="float" office:value="219196">
            <text:p>219196</text:p>
          </table:table-cell>
          <table:table-cell table:number-columns-repeated="13"/>
        </table:table-row>
        <table:table-row table:style-name="ro1">
          <table:table-cell table:formula="oooc:=[.B631]" office:value-type="float" office:value="219196">
            <text:p>219196</text:p>
          </table:table-cell>
          <table:table-cell table:formula="oooc:=[.A632]+[.$B$506]" office:value-type="float" office:value="219696">
            <text:p>219696</text:p>
          </table:table-cell>
          <table:table-cell table:number-columns-repeated="13"/>
        </table:table-row>
        <table:table-row table:style-name="ro1">
          <table:table-cell table:formula="oooc:=[.B632]" office:value-type="float" office:value="219696">
            <text:p>219696</text:p>
          </table:table-cell>
          <table:table-cell table:formula="oooc:=[.A633]+[.$B$506]" office:value-type="float" office:value="220196">
            <text:p>220196</text:p>
          </table:table-cell>
          <table:table-cell table:number-columns-repeated="13"/>
        </table:table-row>
        <table:table-row table:style-name="ro1">
          <table:table-cell table:formula="oooc:=[.B633]" office:value-type="float" office:value="220196">
            <text:p>220196</text:p>
          </table:table-cell>
          <table:table-cell table:formula="oooc:=[.A634]+[.$B$506]" office:value-type="float" office:value="220696">
            <text:p>220696</text:p>
          </table:table-cell>
          <table:table-cell table:number-columns-repeated="13"/>
        </table:table-row>
        <table:table-row table:style-name="ro1">
          <table:table-cell table:formula="oooc:=[.B634]" office:value-type="float" office:value="220696">
            <text:p>220696</text:p>
          </table:table-cell>
          <table:table-cell table:formula="oooc:=[.A635]+[.$B$506]" office:value-type="float" office:value="221196">
            <text:p>221196</text:p>
          </table:table-cell>
          <table:table-cell table:number-columns-repeated="13"/>
        </table:table-row>
        <table:table-row table:style-name="ro1">
          <table:table-cell table:formula="oooc:=[.B635]" office:value-type="float" office:value="221196">
            <text:p>221196</text:p>
          </table:table-cell>
          <table:table-cell table:formula="oooc:=[.A636]+[.$B$506]" office:value-type="float" office:value="221696">
            <text:p>221696</text:p>
          </table:table-cell>
          <table:table-cell table:number-columns-repeated="13"/>
        </table:table-row>
        <table:table-row table:style-name="ro1">
          <table:table-cell table:formula="oooc:=[.B636]" office:value-type="float" office:value="221696">
            <text:p>221696</text:p>
          </table:table-cell>
          <table:table-cell table:formula="oooc:=[.A637]+[.$B$506]" office:value-type="float" office:value="222196">
            <text:p>222196</text:p>
          </table:table-cell>
          <table:table-cell table:number-columns-repeated="13"/>
        </table:table-row>
        <table:table-row table:style-name="ro1">
          <table:table-cell table:formula="oooc:=[.B637]" office:value-type="float" office:value="222196">
            <text:p>222196</text:p>
          </table:table-cell>
          <table:table-cell table:formula="oooc:=[.A638]+[.$B$506]" office:value-type="float" office:value="222696">
            <text:p>222696</text:p>
          </table:table-cell>
          <table:table-cell table:number-columns-repeated="13"/>
        </table:table-row>
        <table:table-row table:style-name="ro1">
          <table:table-cell table:formula="oooc:=[.B638]" office:value-type="float" office:value="222696">
            <text:p>222696</text:p>
          </table:table-cell>
          <table:table-cell table:formula="oooc:=[.A639]+[.$B$506]" office:value-type="float" office:value="223196">
            <text:p>223196</text:p>
          </table:table-cell>
          <table:table-cell table:number-columns-repeated="13"/>
        </table:table-row>
        <table:table-row table:style-name="ro1">
          <table:table-cell table:formula="oooc:=[.B639]" office:value-type="float" office:value="223196">
            <text:p>223196</text:p>
          </table:table-cell>
          <table:table-cell table:formula="oooc:=[.A640]+[.$B$506]" office:value-type="float" office:value="223696">
            <text:p>223696</text:p>
          </table:table-cell>
          <table:table-cell table:number-columns-repeated="13"/>
        </table:table-row>
        <table:table-row table:style-name="ro1">
          <table:table-cell table:formula="oooc:=[.B640]" office:value-type="float" office:value="223696">
            <text:p>223696</text:p>
          </table:table-cell>
          <table:table-cell table:formula="oooc:=[.A641]+[.$B$506]" office:value-type="float" office:value="224196">
            <text:p>224196</text:p>
          </table:table-cell>
          <table:table-cell table:number-columns-repeated="13"/>
        </table:table-row>
        <table:table-row table:style-name="ro1">
          <table:table-cell table:formula="oooc:=[.B641]" office:value-type="float" office:value="224196">
            <text:p>224196</text:p>
          </table:table-cell>
          <table:table-cell table:formula="oooc:=[.A642]+[.$B$506]" office:value-type="float" office:value="224696">
            <text:p>224696</text:p>
          </table:table-cell>
          <table:table-cell table:number-columns-repeated="13"/>
        </table:table-row>
        <table:table-row table:style-name="ro1">
          <table:table-cell table:formula="oooc:=[.B642]" office:value-type="float" office:value="224696">
            <text:p>224696</text:p>
          </table:table-cell>
          <table:table-cell table:formula="oooc:=[.A643]+[.$B$506]" office:value-type="float" office:value="225196">
            <text:p>225196</text:p>
          </table:table-cell>
          <table:table-cell table:number-columns-repeated="13"/>
        </table:table-row>
        <table:table-row table:style-name="ro1">
          <table:table-cell table:formula="oooc:=[.B643]" office:value-type="float" office:value="225196">
            <text:p>225196</text:p>
          </table:table-cell>
          <table:table-cell table:formula="oooc:=[.A644]+[.$B$506]" office:value-type="float" office:value="225696">
            <text:p>225696</text:p>
          </table:table-cell>
          <table:table-cell table:number-columns-repeated="13"/>
        </table:table-row>
        <table:table-row table:style-name="ro1">
          <table:table-cell table:formula="oooc:=[.B644]" office:value-type="float" office:value="225696">
            <text:p>225696</text:p>
          </table:table-cell>
          <table:table-cell table:formula="oooc:=[.A645]+[.$B$506]" office:value-type="float" office:value="226196">
            <text:p>226196</text:p>
          </table:table-cell>
          <table:table-cell table:number-columns-repeated="13"/>
        </table:table-row>
        <table:table-row table:style-name="ro1">
          <table:table-cell table:formula="oooc:=[.B645]" office:value-type="float" office:value="226196">
            <text:p>226196</text:p>
          </table:table-cell>
          <table:table-cell table:formula="oooc:=[.A646]+[.$B$506]" office:value-type="float" office:value="226696">
            <text:p>226696</text:p>
          </table:table-cell>
          <table:table-cell table:number-columns-repeated="13"/>
        </table:table-row>
        <table:table-row table:style-name="ro1">
          <table:table-cell table:formula="oooc:=[.B646]" office:value-type="float" office:value="226696">
            <text:p>226696</text:p>
          </table:table-cell>
          <table:table-cell table:formula="oooc:=[.A647]+[.$B$506]" office:value-type="float" office:value="227196">
            <text:p>227196</text:p>
          </table:table-cell>
          <table:table-cell table:number-columns-repeated="13"/>
        </table:table-row>
        <table:table-row table:style-name="ro1">
          <table:table-cell table:formula="oooc:=[.B647]" office:value-type="float" office:value="227196">
            <text:p>227196</text:p>
          </table:table-cell>
          <table:table-cell table:formula="oooc:=[.A648]+[.$B$506]" office:value-type="float" office:value="227696">
            <text:p>227696</text:p>
          </table:table-cell>
          <table:table-cell table:number-columns-repeated="13"/>
        </table:table-row>
        <table:table-row table:style-name="ro1">
          <table:table-cell table:formula="oooc:=[.B648]" office:value-type="float" office:value="227696">
            <text:p>227696</text:p>
          </table:table-cell>
          <table:table-cell table:formula="oooc:=[.A649]+[.$B$506]" office:value-type="float" office:value="228196">
            <text:p>228196</text:p>
          </table:table-cell>
          <table:table-cell table:number-columns-repeated="13"/>
        </table:table-row>
        <table:table-row table:style-name="ro1">
          <table:table-cell table:formula="oooc:=[.B649]" office:value-type="float" office:value="228196">
            <text:p>228196</text:p>
          </table:table-cell>
          <table:table-cell table:formula="oooc:=[.A650]+[.$B$506]" office:value-type="float" office:value="228696">
            <text:p>228696</text:p>
          </table:table-cell>
          <table:table-cell table:number-columns-repeated="13"/>
        </table:table-row>
        <table:table-row table:style-name="ro1">
          <table:table-cell table:formula="oooc:=[.B650]" office:value-type="float" office:value="228696">
            <text:p>228696</text:p>
          </table:table-cell>
          <table:table-cell table:formula="oooc:=[.A651]+[.$B$506]" office:value-type="float" office:value="229196">
            <text:p>229196</text:p>
          </table:table-cell>
          <table:table-cell table:number-columns-repeated="13"/>
        </table:table-row>
        <table:table-row table:style-name="ro1">
          <table:table-cell table:formula="oooc:=[.B651]" office:value-type="float" office:value="229196">
            <text:p>229196</text:p>
          </table:table-cell>
          <table:table-cell table:formula="oooc:=[.A652]+[.$B$506]" office:value-type="float" office:value="229696">
            <text:p>229696</text:p>
          </table:table-cell>
          <table:table-cell table:number-columns-repeated="13"/>
        </table:table-row>
        <table:table-row table:style-name="ro1">
          <table:table-cell table:formula="oooc:=[.B652]" office:value-type="float" office:value="229696">
            <text:p>229696</text:p>
          </table:table-cell>
          <table:table-cell table:formula="oooc:=[.A653]+[.$B$506]" office:value-type="float" office:value="230196">
            <text:p>230196</text:p>
          </table:table-cell>
          <table:table-cell table:number-columns-repeated="13"/>
        </table:table-row>
        <table:table-row table:style-name="ro1">
          <table:table-cell table:formula="oooc:=[.B653]" office:value-type="float" office:value="230196">
            <text:p>230196</text:p>
          </table:table-cell>
          <table:table-cell table:formula="oooc:=[.A654]+[.$B$506]" office:value-type="float" office:value="230696">
            <text:p>230696</text:p>
          </table:table-cell>
          <table:table-cell table:number-columns-repeated="13"/>
        </table:table-row>
        <table:table-row table:style-name="ro1">
          <table:table-cell table:formula="oooc:=[.B654]" office:value-type="float" office:value="230696">
            <text:p>230696</text:p>
          </table:table-cell>
          <table:table-cell table:formula="oooc:=[.A655]+[.$B$506]" office:value-type="float" office:value="231196">
            <text:p>231196</text:p>
          </table:table-cell>
          <table:table-cell table:number-columns-repeated="13"/>
        </table:table-row>
        <table:table-row table:style-name="ro1">
          <table:table-cell table:formula="oooc:=[.B655]" office:value-type="float" office:value="231196">
            <text:p>231196</text:p>
          </table:table-cell>
          <table:table-cell table:formula="oooc:=[.A656]+[.$B$506]" office:value-type="float" office:value="231696">
            <text:p>231696</text:p>
          </table:table-cell>
          <table:table-cell table:number-columns-repeated="13"/>
        </table:table-row>
        <table:table-row table:style-name="ro1">
          <table:table-cell table:formula="oooc:=[.B656]" office:value-type="float" office:value="231696">
            <text:p>231696</text:p>
          </table:table-cell>
          <table:table-cell table:formula="oooc:=[.A657]+[.$B$506]" office:value-type="float" office:value="232196">
            <text:p>232196</text:p>
          </table:table-cell>
          <table:table-cell table:number-columns-repeated="13"/>
        </table:table-row>
        <table:table-row table:style-name="ro1">
          <table:table-cell table:formula="oooc:=[.B657]" office:value-type="float" office:value="232196">
            <text:p>232196</text:p>
          </table:table-cell>
          <table:table-cell table:formula="oooc:=[.A658]+[.$B$506]" office:value-type="float" office:value="232696">
            <text:p>232696</text:p>
          </table:table-cell>
          <table:table-cell table:number-columns-repeated="13"/>
        </table:table-row>
        <table:table-row table:style-name="ro1">
          <table:table-cell table:formula="oooc:=[.B658]" office:value-type="float" office:value="232696">
            <text:p>232696</text:p>
          </table:table-cell>
          <table:table-cell table:formula="oooc:=[.A659]+[.$B$506]" office:value-type="float" office:value="233196">
            <text:p>233196</text:p>
          </table:table-cell>
          <table:table-cell table:number-columns-repeated="13"/>
        </table:table-row>
        <table:table-row table:style-name="ro1">
          <table:table-cell table:formula="oooc:=[.B659]" office:value-type="float" office:value="233196">
            <text:p>233196</text:p>
          </table:table-cell>
          <table:table-cell table:formula="oooc:=[.A660]+[.$B$506]" office:value-type="float" office:value="233696">
            <text:p>233696</text:p>
          </table:table-cell>
          <table:table-cell table:number-columns-repeated="13"/>
        </table:table-row>
        <table:table-row table:style-name="ro1">
          <table:table-cell table:formula="oooc:=[.B660]" office:value-type="float" office:value="233696">
            <text:p>233696</text:p>
          </table:table-cell>
          <table:table-cell table:formula="oooc:=[.A661]+[.$B$506]" office:value-type="float" office:value="234196">
            <text:p>234196</text:p>
          </table:table-cell>
          <table:table-cell table:number-columns-repeated="13"/>
        </table:table-row>
        <table:table-row table:style-name="ro1">
          <table:table-cell table:formula="oooc:=[.B661]" office:value-type="float" office:value="234196">
            <text:p>234196</text:p>
          </table:table-cell>
          <table:table-cell table:formula="oooc:=[.A662]+[.$B$506]" office:value-type="float" office:value="234696">
            <text:p>234696</text:p>
          </table:table-cell>
          <table:table-cell table:number-columns-repeated="13"/>
        </table:table-row>
        <table:table-row table:style-name="ro1">
          <table:table-cell table:formula="oooc:=[.B662]" office:value-type="float" office:value="234696">
            <text:p>234696</text:p>
          </table:table-cell>
          <table:table-cell table:formula="oooc:=[.A663]+[.$B$506]" office:value-type="float" office:value="235196">
            <text:p>235196</text:p>
          </table:table-cell>
          <table:table-cell table:number-columns-repeated="13"/>
        </table:table-row>
        <table:table-row table:style-name="ro1">
          <table:table-cell table:formula="oooc:=[.B663]" office:value-type="float" office:value="235196">
            <text:p>235196</text:p>
          </table:table-cell>
          <table:table-cell table:formula="oooc:=[.A664]+[.$B$506]" office:value-type="float" office:value="235696">
            <text:p>235696</text:p>
          </table:table-cell>
          <table:table-cell table:number-columns-repeated="13"/>
        </table:table-row>
        <table:table-row table:style-name="ro1">
          <table:table-cell table:formula="oooc:=[.B664]" office:value-type="float" office:value="235696">
            <text:p>235696</text:p>
          </table:table-cell>
          <table:table-cell table:formula="oooc:=[.A665]+[.$B$506]" office:value-type="float" office:value="236196">
            <text:p>236196</text:p>
          </table:table-cell>
          <table:table-cell table:number-columns-repeated="13"/>
        </table:table-row>
        <table:table-row table:style-name="ro1">
          <table:table-cell table:formula="oooc:=[.B665]" office:value-type="float" office:value="236196">
            <text:p>236196</text:p>
          </table:table-cell>
          <table:table-cell table:formula="oooc:=[.A666]+[.$B$506]" office:value-type="float" office:value="236696">
            <text:p>236696</text:p>
          </table:table-cell>
          <table:table-cell table:number-columns-repeated="13"/>
        </table:table-row>
      </table:table>
      <table:table table:name="local 1000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Bin</text:p>
          </table:table-cell>
          <table:table-cell office:value-type="string">
            <text:p>Frecuencia</text:p>
          </table:table-cell>
          <table:table-cell table:number-columns-repeated="4"/>
        </table:table-row>
        <table:table-row table:style-name="ro1">
          <table:table-cell office:value-type="float" office:value="987924">
            <text:p>98792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988424">
            <text:p>9884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88924">
            <text:p>9889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89424">
            <text:p>9894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89924">
            <text:p>9899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90424">
            <text:p>9904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90924">
            <text:p>99092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991424">
            <text:p>9914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91924">
            <text:p>9919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92424">
            <text:p>9924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92924">
            <text:p>9929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93424">
            <text:p>9934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93924">
            <text:p>9939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94424">
            <text:p>9944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94924">
            <text:p>9949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95424">
            <text:p>995424</text:p>
          </table:table-cell>
          <table:table-cell office:value-type="float" office:value="0">
            <text:p>0</text:p>
          </table:table-cell>
          <table:table-cell table:number-columns-repeated="3"/>
          <table:table-cell>
            <draw:frame table:end-cell-address="'local 1000'.L38" table:end-x="0.51cm" table:end-y="0.321cm" draw:z-index="0" draw:style-name="gr1" svg:width="13.437cm" svg:height="9.091cm" svg:x="0.621cm" svg:y="0.159cm">
              <draw:object draw:notify-on-update-of-ranges="'local 1000'.A21:'local 1000'.B3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995924">
            <text:p>9959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96424">
            <text:p>9964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96924">
            <text:p>9969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97424">
            <text:p>9974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97924">
            <text:p>99792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998424">
            <text:p>99842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998924">
            <text:p>998924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999424">
            <text:p>99942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999924">
            <text:p>999924</text:p>
          </table:table-cell>
          <table:table-cell office:value-type="float" office:value="265">
            <text:p>265</text:p>
          </table:table-cell>
          <table:table-cell table:number-columns-repeated="4"/>
        </table:table-row>
        <table:table-row table:style-name="ro1">
          <table:table-cell office:value-type="float" office:value="1000424">
            <text:p>1000424</text:p>
          </table:table-cell>
          <table:table-cell office:value-type="float" office:value="141">
            <text:p>141</text:p>
          </table:table-cell>
          <table:table-cell table:number-columns-repeated="4"/>
        </table:table-row>
        <table:table-row table:style-name="ro1">
          <table:table-cell office:value-type="float" office:value="1000924">
            <text:p>1000924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1001424">
            <text:p>1001424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1001924">
            <text:p>1001924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002424">
            <text:p>10024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02924">
            <text:p>10029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03424">
            <text:p>10034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03924">
            <text:p>10039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04424">
            <text:p>10044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04924">
            <text:p>10049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05424">
            <text:p>10054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05924">
            <text:p>10059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06424">
            <text:p>10064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06924">
            <text:p>10069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07424">
            <text:p>10074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07924">
            <text:p>10079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08424">
            <text:p>10084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08924">
            <text:p>100892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009424">
            <text:p>10094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09924">
            <text:p>10099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10424">
            <text:p>10104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10924">
            <text:p>10109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11424">
            <text:p>10114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11924">
            <text:p>10119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12424">
            <text:p>101242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Más</text:p>
          </table:table-cell>
          <table:table-cell office:value-type="float" office:value="0">
            <text:p>0</text:p>
          </table:table-cell>
          <table:table-cell table:number-columns-repeated="4"/>
        </table:table-row>
      </table:table>
      <table:table table:name="local 2000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Bin</text:p>
          </table:table-cell>
          <table:table-cell office:value-type="string">
            <text:p>Frecuencia</text:p>
          </table:table-cell>
        </table:table-row>
        <table:table-row table:style-name="ro1">
          <table:table-cell office:value-type="float" office:value="487180">
            <text:p>48718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87480">
            <text:p>4874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7780">
            <text:p>48778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8080">
            <text:p>4880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8380">
            <text:p>4883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8680">
            <text:p>4886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8980">
            <text:p>48898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9280">
            <text:p>4892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9580">
            <text:p>4895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9880">
            <text:p>4898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0180">
            <text:p>4901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0480">
            <text:p>4904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0780">
            <text:p>4907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1080">
            <text:p>4910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1380">
            <text:p>4913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1680">
            <text:p>4916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1980">
            <text:p>4919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2280">
            <text:p>4922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2580">
            <text:p>4925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2880">
            <text:p>4928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3180">
            <text:p>4931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3480">
            <text:p>4934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3780">
            <text:p>4937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4080">
            <text:p>4940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4380">
            <text:p>4943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4680">
            <text:p>4946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4980">
            <text:p>4949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5280">
            <text:p>4952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5580">
            <text:p>4955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5880">
            <text:p>4958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6180">
            <text:p>4961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6480">
            <text:p>4964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6780">
            <text:p>4967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7080">
            <text:p>4970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7380">
            <text:p>49738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7680">
            <text:p>4976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7980">
            <text:p>49798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8280">
            <text:p>49828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8580">
            <text:p>49858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8880">
            <text:p>49888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99180">
            <text:p>49918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99480">
            <text:p>49948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99780">
            <text:p>49978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500080">
            <text:p>500080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500380">
            <text:p>500380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500680">
            <text:p>500680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500980">
            <text:p>50098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1280">
            <text:p>50128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01580">
            <text:p>50158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01880">
            <text:p>5018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2180">
            <text:p>50218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02480">
            <text:p>50248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2780">
            <text:p>5027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3080">
            <text:p>5030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3380">
            <text:p>5033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3680">
            <text:p>5036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3980">
            <text:p>5039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4280">
            <text:p>5042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4580">
            <text:p>5045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4880">
            <text:p>5048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5180">
            <text:p>5051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5480">
            <text:p>5054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5780">
            <text:p>5057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6080">
            <text:p>5060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6380">
            <text:p>5063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6680">
            <text:p>5066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6980">
            <text:p>5069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7280">
            <text:p>5072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7580">
            <text:p>5075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7880">
            <text:p>5078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8180">
            <text:p>5081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8480">
            <text:p>5084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8780">
            <text:p>5087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9080">
            <text:p>5090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9380">
            <text:p>5093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9680">
            <text:p>5096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9980">
            <text:p>5099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0280">
            <text:p>5102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0580">
            <text:p>5105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0880">
            <text:p>5108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1180">
            <text:p>5111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1480">
            <text:p>5114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1780">
            <text:p>5117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2080">
            <text:p>5120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2380">
            <text:p>5123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2680">
            <text:p>51268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12980">
            <text:p>51298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3280">
            <text:p>51328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ás</text:p>
          </table:table-cell>
          <table:table-cell office:value-type="float" office:value="0">
            <text:p>0</text:p>
          </table:table-cell>
        </table:table-row>
      </table:table>
      <table:table table:name="local 5000" table:style-name="ta1">
        <table:table-column table:style-name="co1" table:number-columns-repeated="2" table:default-cell-style-name="Default"/>
        <table:table-row table:style-name="ro1">
          <table:table-cell office:value-type="string">
            <text:p>Bin</text:p>
          </table:table-cell>
          <table:table-cell office:value-type="string">
            <text:p>Frecuencia</text:p>
          </table:table-cell>
        </table:table-row>
        <table:table-row table:style-name="ro1">
          <table:table-cell office:value-type="float" office:value="186924">
            <text:p>1869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7224">
            <text:p>187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524">
            <text:p>1875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7824">
            <text:p>1878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8124">
            <text:p>1881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8424">
            <text:p>1884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8724">
            <text:p>1887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024">
            <text:p>1890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9324">
            <text:p>1893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624">
            <text:p>1896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924">
            <text:p>1899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224">
            <text:p>190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524">
            <text:p>1905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824">
            <text:p>1908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124">
            <text:p>191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424">
            <text:p>1914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724">
            <text:p>1917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024">
            <text:p>1920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324">
            <text:p>1923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624">
            <text:p>1926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924">
            <text:p>1929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224">
            <text:p>1932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3524">
            <text:p>1935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824">
            <text:p>1938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124">
            <text:p>194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424">
            <text:p>1944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724">
            <text:p>1947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024">
            <text:p>1950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324">
            <text:p>1953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5624">
            <text:p>1956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924">
            <text:p>1959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224">
            <text:p>196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524">
            <text:p>1965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6824">
            <text:p>1968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124">
            <text:p>197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424">
            <text:p>1974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724">
            <text:p>1977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024">
            <text:p>1980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324">
            <text:p>1983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8624">
            <text:p>19862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8924">
            <text:p>19892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99224">
            <text:p>19922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99524">
            <text:p>19952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99824">
            <text:p>19982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00124">
            <text:p>20012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0424">
            <text:p>200424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200724">
            <text:p>20072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01024">
            <text:p>20102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324">
            <text:p>20132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624">
            <text:p>2016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924">
            <text:p>20192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2224">
            <text:p>2022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2524">
            <text:p>2025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824">
            <text:p>2028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124">
            <text:p>203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424">
            <text:p>2034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724">
            <text:p>2037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024">
            <text:p>2040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324">
            <text:p>2043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624">
            <text:p>2046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924">
            <text:p>2049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5224">
            <text:p>205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524">
            <text:p>2055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824">
            <text:p>2058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6124">
            <text:p>206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424">
            <text:p>2064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724">
            <text:p>2067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024">
            <text:p>2070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324">
            <text:p>2073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624">
            <text:p>2076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924">
            <text:p>2079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224">
            <text:p>2082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8524">
            <text:p>2085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824">
            <text:p>2088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124">
            <text:p>209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424">
            <text:p>2094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724">
            <text:p>2097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024">
            <text:p>2100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324">
            <text:p>2103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624">
            <text:p>2106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924">
            <text:p>2109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1224">
            <text:p>211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524">
            <text:p>2115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824">
            <text:p>2118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124">
            <text:p>2121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2424">
            <text:p>2124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2724">
            <text:p>21272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3024">
            <text:p>2130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324">
            <text:p>2133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ás</text:p>
          </table:table-cell>
          <table:table-cell office:value-type="float" office:value="0">
            <text:p>0</text:p>
          </table:table-cell>
        </table:table-row>
      </table:table>
      <table:table table:name="minix sin carga 1000" table:style-name="ta1">
        <table:table-column table:style-name="co1" table:number-columns-repeated="2" table:default-cell-style-name="Default"/>
        <table:table-row table:style-name="ro1">
          <table:table-cell office:value-type="string">
            <text:p>Bin</text:p>
          </table:table-cell>
          <table:table-cell office:value-type="string">
            <text:p>Frecuencia</text:p>
          </table:table-cell>
        </table:table-row>
        <table:table-row table:style-name="ro1">
          <table:table-cell office:value-type="float" office:value="772340">
            <text:p>7723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2840">
            <text:p>77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3340">
            <text:p>77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3840">
            <text:p>77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4340">
            <text:p>77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4840">
            <text:p>77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5340">
            <text:p>77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5840">
            <text:p>77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6340">
            <text:p>77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6840">
            <text:p>77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7340">
            <text:p>77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7840">
            <text:p>77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8340">
            <text:p>77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8840">
            <text:p>77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9340">
            <text:p>77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9840">
            <text:p>77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0340">
            <text:p>78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0840">
            <text:p>78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1340">
            <text:p>78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1840">
            <text:p>78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2340">
            <text:p>78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2840">
            <text:p>78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3340">
            <text:p>78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3840">
            <text:p>78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4340">
            <text:p>78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4840">
            <text:p>78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5340">
            <text:p>78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5840">
            <text:p>78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6340">
            <text:p>78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6840">
            <text:p>78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7340">
            <text:p>78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7840">
            <text:p>78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8340">
            <text:p>78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8840">
            <text:p>78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9340">
            <text:p>78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9840">
            <text:p>78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0340">
            <text:p>79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0840">
            <text:p>79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1340">
            <text:p>79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1840">
            <text:p>79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2340">
            <text:p>79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2840">
            <text:p>79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3340">
            <text:p>79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3840">
            <text:p>79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4340">
            <text:p>79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4840">
            <text:p>79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5340">
            <text:p>79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5840">
            <text:p>79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6340">
            <text:p>79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6840">
            <text:p>79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7340">
            <text:p>79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7840">
            <text:p>79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8340">
            <text:p>79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8840">
            <text:p>79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9340">
            <text:p>79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9840">
            <text:p>79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0340">
            <text:p>80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0840">
            <text:p>80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1340">
            <text:p>80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1840">
            <text:p>80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2340">
            <text:p>80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2840">
            <text:p>80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3340">
            <text:p>80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3840">
            <text:p>80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4340">
            <text:p>80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4840">
            <text:p>80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5340">
            <text:p>80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5840">
            <text:p>80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6340">
            <text:p>80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6840">
            <text:p>80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7340">
            <text:p>80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7840">
            <text:p>80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8340">
            <text:p>80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8840">
            <text:p>80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9340">
            <text:p>80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9840">
            <text:p>80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0340">
            <text:p>81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0840">
            <text:p>81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1340">
            <text:p>81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1840">
            <text:p>81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2340">
            <text:p>81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2840">
            <text:p>81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3340">
            <text:p>81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3840">
            <text:p>81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4340">
            <text:p>81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4840">
            <text:p>81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5340">
            <text:p>81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5840">
            <text:p>81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6340">
            <text:p>81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6840">
            <text:p>81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7340">
            <text:p>81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7840">
            <text:p>81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8340">
            <text:p>81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8840">
            <text:p>81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9340">
            <text:p>81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9840">
            <text:p>81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0340">
            <text:p>82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0840">
            <text:p>82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1340">
            <text:p>82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1840">
            <text:p>82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2340">
            <text:p>82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2840">
            <text:p>82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3340">
            <text:p>82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3840">
            <text:p>82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4340">
            <text:p>82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4840">
            <text:p>82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5340">
            <text:p>82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5840">
            <text:p>82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6340">
            <text:p>82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6840">
            <text:p>82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7340">
            <text:p>82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7840">
            <text:p>82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8340">
            <text:p>82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8840">
            <text:p>82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9340">
            <text:p>82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9840">
            <text:p>82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0340">
            <text:p>83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0840">
            <text:p>83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1340">
            <text:p>83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1840">
            <text:p>83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2340">
            <text:p>83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2840">
            <text:p>83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3340">
            <text:p>83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3840">
            <text:p>83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4340">
            <text:p>83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4840">
            <text:p>83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5340">
            <text:p>83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5840">
            <text:p>83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6340">
            <text:p>83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6840">
            <text:p>83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7340">
            <text:p>83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7840">
            <text:p>83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8340">
            <text:p>83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8840">
            <text:p>83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9340">
            <text:p>83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9840">
            <text:p>83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0340">
            <text:p>84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0840">
            <text:p>84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1340">
            <text:p>84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1840">
            <text:p>84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2340">
            <text:p>84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2840">
            <text:p>84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3340">
            <text:p>84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3840">
            <text:p>84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4340">
            <text:p>84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4840">
            <text:p>84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5340">
            <text:p>84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5840">
            <text:p>84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6340">
            <text:p>84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6840">
            <text:p>84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7340">
            <text:p>84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7840">
            <text:p>84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8340">
            <text:p>84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8840">
            <text:p>84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9340">
            <text:p>84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9840">
            <text:p>84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0340">
            <text:p>85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0840">
            <text:p>85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1340">
            <text:p>85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1840">
            <text:p>85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2340">
            <text:p>85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2840">
            <text:p>85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3340">
            <text:p>85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3840">
            <text:p>85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4340">
            <text:p>85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4840">
            <text:p>85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5340">
            <text:p>85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5840">
            <text:p>85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6340">
            <text:p>85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6840">
            <text:p>85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7340">
            <text:p>85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7840">
            <text:p>85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8340">
            <text:p>85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8840">
            <text:p>85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9340">
            <text:p>85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9840">
            <text:p>85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0340">
            <text:p>86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0840">
            <text:p>86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1340">
            <text:p>86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1840">
            <text:p>86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2340">
            <text:p>86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2840">
            <text:p>86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3340">
            <text:p>86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3840">
            <text:p>86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4340">
            <text:p>86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4840">
            <text:p>86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5340">
            <text:p>86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5840">
            <text:p>86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6340">
            <text:p>86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6840">
            <text:p>86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7340">
            <text:p>86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7840">
            <text:p>86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8340">
            <text:p>86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8840">
            <text:p>86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9340">
            <text:p>86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9840">
            <text:p>86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0340">
            <text:p>87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0840">
            <text:p>87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1340">
            <text:p>87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1840">
            <text:p>87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2340">
            <text:p>87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2840">
            <text:p>87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3340">
            <text:p>87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3840">
            <text:p>87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4340">
            <text:p>87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4840">
            <text:p>87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5340">
            <text:p>87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5840">
            <text:p>87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6340">
            <text:p>87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6840">
            <text:p>87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7340">
            <text:p>87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7840">
            <text:p>87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8340">
            <text:p>87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8840">
            <text:p>87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9340">
            <text:p>87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9840">
            <text:p>87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0340">
            <text:p>88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0840">
            <text:p>88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1340">
            <text:p>88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1840">
            <text:p>88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2340">
            <text:p>88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2840">
            <text:p>88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3340">
            <text:p>88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3840">
            <text:p>88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4340">
            <text:p>88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4840">
            <text:p>88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5340">
            <text:p>88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5840">
            <text:p>88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6340">
            <text:p>88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6840">
            <text:p>88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7340">
            <text:p>88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7840">
            <text:p>88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8340">
            <text:p>88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8840">
            <text:p>88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9340">
            <text:p>88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9840">
            <text:p>88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0340">
            <text:p>89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0840">
            <text:p>89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1340">
            <text:p>89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1840">
            <text:p>89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2340">
            <text:p>89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2840">
            <text:p>89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3340">
            <text:p>89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3840">
            <text:p>89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4340">
            <text:p>89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4840">
            <text:p>89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5340">
            <text:p>89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5840">
            <text:p>89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6340">
            <text:p>89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6840">
            <text:p>89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7340">
            <text:p>89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7840">
            <text:p>89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8340">
            <text:p>89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8840">
            <text:p>89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9340">
            <text:p>89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9840">
            <text:p>89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0340">
            <text:p>90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0840">
            <text:p>90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1340">
            <text:p>90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1840">
            <text:p>90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2340">
            <text:p>90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2840">
            <text:p>90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3340">
            <text:p>90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3840">
            <text:p>90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4340">
            <text:p>90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4840">
            <text:p>90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5340">
            <text:p>90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5840">
            <text:p>90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6340">
            <text:p>90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6840">
            <text:p>90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7340">
            <text:p>90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7840">
            <text:p>90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8340">
            <text:p>90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8840">
            <text:p>90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9340">
            <text:p>90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9840">
            <text:p>90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0340">
            <text:p>91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0840">
            <text:p>91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1340">
            <text:p>91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1840">
            <text:p>91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2340">
            <text:p>91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2840">
            <text:p>91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3340">
            <text:p>91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3840">
            <text:p>91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4340">
            <text:p>91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4840">
            <text:p>91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5340">
            <text:p>91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5840">
            <text:p>91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6340">
            <text:p>91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6840">
            <text:p>91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7340">
            <text:p>91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7840">
            <text:p>91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8340">
            <text:p>91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8840">
            <text:p>91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9340">
            <text:p>91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9840">
            <text:p>91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0340">
            <text:p>92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0840">
            <text:p>92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1340">
            <text:p>92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1840">
            <text:p>92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2340">
            <text:p>92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2840">
            <text:p>92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3340">
            <text:p>92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3840">
            <text:p>92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4340">
            <text:p>92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4840">
            <text:p>92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5340">
            <text:p>92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5840">
            <text:p>92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6340">
            <text:p>92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6840">
            <text:p>92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7340">
            <text:p>92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7840">
            <text:p>92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8340">
            <text:p>92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8840">
            <text:p>92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9340">
            <text:p>92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9840">
            <text:p>92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0340">
            <text:p>93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0840">
            <text:p>93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1340">
            <text:p>93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1840">
            <text:p>93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2340">
            <text:p>93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2840">
            <text:p>93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3340">
            <text:p>93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3840">
            <text:p>93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4340">
            <text:p>93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4840">
            <text:p>93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5340">
            <text:p>93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5840">
            <text:p>93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6340">
            <text:p>93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6840">
            <text:p>93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7340">
            <text:p>93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7840">
            <text:p>93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8340">
            <text:p>93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8840">
            <text:p>93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9340">
            <text:p>93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9840">
            <text:p>93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0340">
            <text:p>94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0840">
            <text:p>94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1340">
            <text:p>94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1840">
            <text:p>94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2340">
            <text:p>94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2840">
            <text:p>94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3340">
            <text:p>94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3840">
            <text:p>94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4340">
            <text:p>94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4840">
            <text:p>94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5340">
            <text:p>94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5840">
            <text:p>94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6340">
            <text:p>94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6840">
            <text:p>94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7340">
            <text:p>94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7840">
            <text:p>94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8340">
            <text:p>94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8840">
            <text:p>94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9340">
            <text:p>94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9840">
            <text:p>94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0340">
            <text:p>95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0840">
            <text:p>95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1340">
            <text:p>95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1840">
            <text:p>95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2340">
            <text:p>95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2840">
            <text:p>95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3340">
            <text:p>95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3840">
            <text:p>95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4340">
            <text:p>95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4840">
            <text:p>95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5340">
            <text:p>95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5840">
            <text:p>95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6340">
            <text:p>95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6840">
            <text:p>95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7340">
            <text:p>95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7840">
            <text:p>95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8340">
            <text:p>95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8840">
            <text:p>95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9340">
            <text:p>95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9840">
            <text:p>95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0340">
            <text:p>96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0840">
            <text:p>96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1340">
            <text:p>96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1840">
            <text:p>96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2340">
            <text:p>96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2840">
            <text:p>96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3340">
            <text:p>96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3840">
            <text:p>96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4340">
            <text:p>96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4840">
            <text:p>96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5340">
            <text:p>96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5840">
            <text:p>96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6340">
            <text:p>96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6840">
            <text:p>96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7340">
            <text:p>96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7840">
            <text:p>96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8340">
            <text:p>96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8840">
            <text:p>96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9340">
            <text:p>96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9840">
            <text:p>96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0340">
            <text:p>97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0840">
            <text:p>97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1340">
            <text:p>97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1840">
            <text:p>97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2340">
            <text:p>97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2840">
            <text:p>97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3340">
            <text:p>97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3840">
            <text:p>97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4340">
            <text:p>97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4840">
            <text:p>97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5340">
            <text:p>97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5840">
            <text:p>97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6340">
            <text:p>97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6840">
            <text:p>97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7340">
            <text:p>97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7840">
            <text:p>97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8340">
            <text:p>97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8840">
            <text:p>97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9340">
            <text:p>97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9840">
            <text:p>97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0340">
            <text:p>98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0840">
            <text:p>98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1340">
            <text:p>98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1840">
            <text:p>98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2340">
            <text:p>98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2840">
            <text:p>98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3340">
            <text:p>98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3840">
            <text:p>98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4340">
            <text:p>98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4840">
            <text:p>98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5340">
            <text:p>98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5840">
            <text:p>98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6340">
            <text:p>98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6840">
            <text:p>98684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87340">
            <text:p>9873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87840">
            <text:p>98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8340">
            <text:p>9883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88840">
            <text:p>98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9340">
            <text:p>9893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89840">
            <text:p>98984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90340">
            <text:p>99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0840">
            <text:p>99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1340">
            <text:p>99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1840">
            <text:p>9918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2340">
            <text:p>99234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92840">
            <text:p>9928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3340">
            <text:p>9933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3840">
            <text:p>99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4340">
            <text:p>99434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94840">
            <text:p>99484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95340">
            <text:p>99534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5840">
            <text:p>99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6340">
            <text:p>9963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6840">
            <text:p>99684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7340">
            <text:p>99734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97840">
            <text:p>99784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98340">
            <text:p>99834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98840">
            <text:p>9988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9340">
            <text:p>99934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99840">
            <text:p>999840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000340">
            <text:p>100034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000840">
            <text:p>100084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01340">
            <text:p>100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1840">
            <text:p>100184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02340">
            <text:p>10023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02840">
            <text:p>10028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3340">
            <text:p>10033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3840">
            <text:p>100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4340">
            <text:p>10043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4840">
            <text:p>100484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05340">
            <text:p>10053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5840">
            <text:p>100584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06340">
            <text:p>100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6840">
            <text:p>100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7340">
            <text:p>10073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7840">
            <text:p>100784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8340">
            <text:p>100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8840">
            <text:p>100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9340">
            <text:p>100934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09840">
            <text:p>100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0340">
            <text:p>101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0840">
            <text:p>101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1340">
            <text:p>10113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11840">
            <text:p>10118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12340">
            <text:p>101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2840">
            <text:p>101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3340">
            <text:p>101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3840">
            <text:p>101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4340">
            <text:p>101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4840">
            <text:p>101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5340">
            <text:p>101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5840">
            <text:p>101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6340">
            <text:p>101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6840">
            <text:p>101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7340">
            <text:p>101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7840">
            <text:p>101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8340">
            <text:p>101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8840">
            <text:p>101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9340">
            <text:p>101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9840">
            <text:p>101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0340">
            <text:p>102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0840">
            <text:p>102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1340">
            <text:p>102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1840">
            <text:p>102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2340">
            <text:p>102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2840">
            <text:p>102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3340">
            <text:p>102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3840">
            <text:p>102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4340">
            <text:p>102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4840">
            <text:p>102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5340">
            <text:p>102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5840">
            <text:p>102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6340">
            <text:p>102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6840">
            <text:p>102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7340">
            <text:p>102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7840">
            <text:p>102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8340">
            <text:p>102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8840">
            <text:p>102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9340">
            <text:p>102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9840">
            <text:p>102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0340">
            <text:p>103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0840">
            <text:p>103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1340">
            <text:p>103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1840">
            <text:p>103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2340">
            <text:p>103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2840">
            <text:p>103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3340">
            <text:p>103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3840">
            <text:p>103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4340">
            <text:p>103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4840">
            <text:p>103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5340">
            <text:p>103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5840">
            <text:p>103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6340">
            <text:p>103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6840">
            <text:p>103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7340">
            <text:p>103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7840">
            <text:p>103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8340">
            <text:p>103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8840">
            <text:p>103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9340">
            <text:p>103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9840">
            <text:p>103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0340">
            <text:p>104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0840">
            <text:p>104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1340">
            <text:p>104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1840">
            <text:p>104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2340">
            <text:p>104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2840">
            <text:p>104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3340">
            <text:p>104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3840">
            <text:p>104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4340">
            <text:p>104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4840">
            <text:p>104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5340">
            <text:p>104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5840">
            <text:p>104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6340">
            <text:p>104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6840">
            <text:p>104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7340">
            <text:p>104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7840">
            <text:p>104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8340">
            <text:p>104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8840">
            <text:p>104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9340">
            <text:p>104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9840">
            <text:p>104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0340">
            <text:p>105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0840">
            <text:p>105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1340">
            <text:p>105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1840">
            <text:p>105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2340">
            <text:p>105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2840">
            <text:p>105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3340">
            <text:p>105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3840">
            <text:p>105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4340">
            <text:p>105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4840">
            <text:p>105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5340">
            <text:p>105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5840">
            <text:p>105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6340">
            <text:p>105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6840">
            <text:p>105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7340">
            <text:p>105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7840">
            <text:p>105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8340">
            <text:p>105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8840">
            <text:p>105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9340">
            <text:p>105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9840">
            <text:p>105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0340">
            <text:p>106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0840">
            <text:p>106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1340">
            <text:p>106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1840">
            <text:p>106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2340">
            <text:p>106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2840">
            <text:p>106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3340">
            <text:p>106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3840">
            <text:p>106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4340">
            <text:p>106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4840">
            <text:p>106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5340">
            <text:p>106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5840">
            <text:p>106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6340">
            <text:p>106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6840">
            <text:p>106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7340">
            <text:p>106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7840">
            <text:p>106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8340">
            <text:p>106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8840">
            <text:p>106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9340">
            <text:p>106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9840">
            <text:p>106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0340">
            <text:p>107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0840">
            <text:p>107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1340">
            <text:p>107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1840">
            <text:p>107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2340">
            <text:p>107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2840">
            <text:p>107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3340">
            <text:p>107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3840">
            <text:p>107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4340">
            <text:p>107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4840">
            <text:p>107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5340">
            <text:p>107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5840">
            <text:p>107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6340">
            <text:p>107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6840">
            <text:p>107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7340">
            <text:p>107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7840">
            <text:p>107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8340">
            <text:p>107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8840">
            <text:p>107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9340">
            <text:p>107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9840">
            <text:p>107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0340">
            <text:p>108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0840">
            <text:p>108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1340">
            <text:p>108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1840">
            <text:p>108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2340">
            <text:p>108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2840">
            <text:p>108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3340">
            <text:p>108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3840">
            <text:p>108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4340">
            <text:p>108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4840">
            <text:p>108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5340">
            <text:p>108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5840">
            <text:p>108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6340">
            <text:p>108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6840">
            <text:p>108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7340">
            <text:p>108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7840">
            <text:p>108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8340">
            <text:p>108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8840">
            <text:p>108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9340">
            <text:p>108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9840">
            <text:p>108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0340">
            <text:p>109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0840">
            <text:p>109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1340">
            <text:p>109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1840">
            <text:p>109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2340">
            <text:p>109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2840">
            <text:p>109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3340">
            <text:p>109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3840">
            <text:p>109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4340">
            <text:p>109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4840">
            <text:p>109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5340">
            <text:p>109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5840">
            <text:p>109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6340">
            <text:p>109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6840">
            <text:p>109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7340">
            <text:p>109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7840">
            <text:p>109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8340">
            <text:p>109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8840">
            <text:p>109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9340">
            <text:p>109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9840">
            <text:p>109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0340">
            <text:p>110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0840">
            <text:p>110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1340">
            <text:p>110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1840">
            <text:p>110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2340">
            <text:p>110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2840">
            <text:p>110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3340">
            <text:p>110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3840">
            <text:p>110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4340">
            <text:p>110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4840">
            <text:p>110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5340">
            <text:p>110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5840">
            <text:p>110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6340">
            <text:p>110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6840">
            <text:p>110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7340">
            <text:p>110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7840">
            <text:p>110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8340">
            <text:p>110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8840">
            <text:p>110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9340">
            <text:p>110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9840">
            <text:p>110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0340">
            <text:p>111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0840">
            <text:p>111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1340">
            <text:p>111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1840">
            <text:p>111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2340">
            <text:p>111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2840">
            <text:p>111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3340">
            <text:p>111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3840">
            <text:p>111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4340">
            <text:p>111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4840">
            <text:p>111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5340">
            <text:p>111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5840">
            <text:p>111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6340">
            <text:p>111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6840">
            <text:p>111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7340">
            <text:p>111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7840">
            <text:p>111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8340">
            <text:p>111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8840">
            <text:p>111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9340">
            <text:p>111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9840">
            <text:p>111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0340">
            <text:p>112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0840">
            <text:p>112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1340">
            <text:p>112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1840">
            <text:p>112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2340">
            <text:p>112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2840">
            <text:p>112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3340">
            <text:p>112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3840">
            <text:p>112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4340">
            <text:p>112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4840">
            <text:p>112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5340">
            <text:p>112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5840">
            <text:p>112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6340">
            <text:p>112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6840">
            <text:p>112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7340">
            <text:p>112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7840">
            <text:p>112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8340">
            <text:p>112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8840">
            <text:p>112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9340">
            <text:p>112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9840">
            <text:p>112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0340">
            <text:p>113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0840">
            <text:p>113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1340">
            <text:p>113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1840">
            <text:p>113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2340">
            <text:p>113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2840">
            <text:p>113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3340">
            <text:p>113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3840">
            <text:p>113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4340">
            <text:p>113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4840">
            <text:p>113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5340">
            <text:p>113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5840">
            <text:p>113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6340">
            <text:p>113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6840">
            <text:p>113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7340">
            <text:p>113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7840">
            <text:p>113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8340">
            <text:p>113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8840">
            <text:p>113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9340">
            <text:p>113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9840">
            <text:p>113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0340">
            <text:p>114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0840">
            <text:p>114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1340">
            <text:p>114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1840">
            <text:p>114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2340">
            <text:p>114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2840">
            <text:p>114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3340">
            <text:p>114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3840">
            <text:p>114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4340">
            <text:p>114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4840">
            <text:p>114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5340">
            <text:p>114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5840">
            <text:p>114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6340">
            <text:p>114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6840">
            <text:p>114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7340">
            <text:p>114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7840">
            <text:p>114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8340">
            <text:p>114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8840">
            <text:p>114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9340">
            <text:p>114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9840">
            <text:p>114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0340">
            <text:p>115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0840">
            <text:p>115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1340">
            <text:p>115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1840">
            <text:p>115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2340">
            <text:p>115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2840">
            <text:p>115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3340">
            <text:p>115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3840">
            <text:p>115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4340">
            <text:p>115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4840">
            <text:p>115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5340">
            <text:p>115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5840">
            <text:p>115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6340">
            <text:p>115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6840">
            <text:p>115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7340">
            <text:p>115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7840">
            <text:p>115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8340">
            <text:p>115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8840">
            <text:p>115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9340">
            <text:p>115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9840">
            <text:p>115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0340">
            <text:p>116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0840">
            <text:p>116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1340">
            <text:p>116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1840">
            <text:p>116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2340">
            <text:p>116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2840">
            <text:p>116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3340">
            <text:p>116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3840">
            <text:p>116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4340">
            <text:p>116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4840">
            <text:p>116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5340">
            <text:p>116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5840">
            <text:p>116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6340">
            <text:p>116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6840">
            <text:p>116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7340">
            <text:p>116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7840">
            <text:p>116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8340">
            <text:p>116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8840">
            <text:p>116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9340">
            <text:p>116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9840">
            <text:p>116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0340">
            <text:p>117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0840">
            <text:p>117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1340">
            <text:p>117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1840">
            <text:p>117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2340">
            <text:p>117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2840">
            <text:p>117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3340">
            <text:p>117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3840">
            <text:p>117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4340">
            <text:p>117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4840">
            <text:p>117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5340">
            <text:p>117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5840">
            <text:p>117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6340">
            <text:p>117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6840">
            <text:p>117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7340">
            <text:p>117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7840">
            <text:p>117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8340">
            <text:p>117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8840">
            <text:p>117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9340">
            <text:p>117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9840">
            <text:p>117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0340">
            <text:p>118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0840">
            <text:p>118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1340">
            <text:p>118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1840">
            <text:p>118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2340">
            <text:p>118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2840">
            <text:p>118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3340">
            <text:p>118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3840">
            <text:p>118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4340">
            <text:p>118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4840">
            <text:p>118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5340">
            <text:p>118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5840">
            <text:p>118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6340">
            <text:p>118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6840">
            <text:p>118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7340">
            <text:p>118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7840">
            <text:p>118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8340">
            <text:p>118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8840">
            <text:p>118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9340">
            <text:p>118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9840">
            <text:p>118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0340">
            <text:p>119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0840">
            <text:p>119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1340">
            <text:p>119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1840">
            <text:p>119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2340">
            <text:p>119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2840">
            <text:p>119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3340">
            <text:p>119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3840">
            <text:p>119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4340">
            <text:p>119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4840">
            <text:p>119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5340">
            <text:p>119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5840">
            <text:p>119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6340">
            <text:p>119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6840">
            <text:p>119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7340">
            <text:p>119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7840">
            <text:p>119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8340">
            <text:p>119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8840">
            <text:p>119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9340">
            <text:p>119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9840">
            <text:p>119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0340">
            <text:p>120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0840">
            <text:p>120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1340">
            <text:p>120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1840">
            <text:p>120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2340">
            <text:p>120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2840">
            <text:p>120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3340">
            <text:p>120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3840">
            <text:p>120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4340">
            <text:p>120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4840">
            <text:p>120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5340">
            <text:p>120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5840">
            <text:p>120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6340">
            <text:p>120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6840">
            <text:p>120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7340">
            <text:p>120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7840">
            <text:p>120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8340">
            <text:p>1208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8840">
            <text:p>1208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9340">
            <text:p>1209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9840">
            <text:p>1209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0340">
            <text:p>1210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0840">
            <text:p>1210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1340">
            <text:p>1211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1840">
            <text:p>121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2340">
            <text:p>1212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2840">
            <text:p>1212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3340">
            <text:p>1213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3840">
            <text:p>1213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4340">
            <text:p>1214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4840">
            <text:p>1214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5340">
            <text:p>1215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5840">
            <text:p>1215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6340">
            <text:p>1216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6840">
            <text:p>1216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7340">
            <text:p>12173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7840">
            <text:p>1217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8340">
            <text:p>12183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ás</text:p>
          </table:table-cell>
          <table:table-cell office:value-type="float" office:value="0">
            <text:p>0</text:p>
          </table:table-cell>
        </table:table-row>
      </table:table>
      <table:table table:name="minix sin carga 2000" table:style-name="ta1">
        <table:table-column table:style-name="co1" table:number-columns-repeated="2" table:default-cell-style-name="Default"/>
        <table:table-row table:style-name="ro1">
          <table:table-cell office:value-type="string">
            <text:p>Bin</text:p>
          </table:table-cell>
          <table:table-cell office:value-type="string">
            <text:p>Frecuencia</text:p>
          </table:table-cell>
        </table:table-row>
        <table:table-row table:style-name="ro1">
          <table:table-cell office:value-type="float" office:value="485940">
            <text:p>4859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6440">
            <text:p>4864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6940">
            <text:p>4869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7440">
            <text:p>4874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7940">
            <text:p>4879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8440">
            <text:p>4884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8940">
            <text:p>48894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89440">
            <text:p>48944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89940">
            <text:p>4899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0440">
            <text:p>4904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0940">
            <text:p>4909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1440">
            <text:p>49144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1940">
            <text:p>49194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2440">
            <text:p>4924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2940">
            <text:p>4929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3440">
            <text:p>49344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3940">
            <text:p>4939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4440">
            <text:p>4944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4940">
            <text:p>4949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5440">
            <text:p>4954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5940">
            <text:p>49594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6440">
            <text:p>49644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496940">
            <text:p>49694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97440">
            <text:p>49744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97940">
            <text:p>49794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98440">
            <text:p>49844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498940">
            <text:p>49894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499440">
            <text:p>49944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499940">
            <text:p>49994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0440">
            <text:p>50044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00940">
            <text:p>50094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01440">
            <text:p>501440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501940">
            <text:p>50194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02440">
            <text:p>50244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02940">
            <text:p>5029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3440">
            <text:p>50344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03940">
            <text:p>50394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04440">
            <text:p>5044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4940">
            <text:p>5049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5440">
            <text:p>5054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5940">
            <text:p>5059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6440">
            <text:p>5064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6940">
            <text:p>5069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7440">
            <text:p>5074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7940">
            <text:p>5079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8440">
            <text:p>50844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08940">
            <text:p>5089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9440">
            <text:p>5094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9940">
            <text:p>5099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0440">
            <text:p>5104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0940">
            <text:p>5109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1440">
            <text:p>5114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1940">
            <text:p>5119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2440">
            <text:p>5124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2940">
            <text:p>5129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3440">
            <text:p>51344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13940">
            <text:p>5139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4440">
            <text:p>5144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4940">
            <text:p>5149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5440">
            <text:p>5154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5940">
            <text:p>5159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6440">
            <text:p>5164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6940">
            <text:p>5169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7440">
            <text:p>5174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7940">
            <text:p>5179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8440">
            <text:p>5184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ás</text:p>
          </table:table-cell>
          <table:table-cell office:value-type="float" office:value="0">
            <text:p>0</text:p>
          </table:table-cell>
        </table:table-row>
      </table:table>
      <table:table table:name="minix sin carga 5000" table:style-name="ta1">
        <table:table-column table:style-name="co1" table:number-columns-repeated="2" table:default-cell-style-name="Default"/>
        <table:table-row table:style-name="ro1">
          <table:table-cell office:value-type="string">
            <text:p>Bin</text:p>
          </table:table-cell>
          <table:table-cell office:value-type="string">
            <text:p>Frecuencia</text:p>
          </table:table-cell>
        </table:table-row>
        <table:table-row table:style-name="ro1">
          <table:table-cell office:value-type="float" office:value="178644">
            <text:p>1786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9144">
            <text:p>1791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644">
            <text:p>1796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144">
            <text:p>1801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644">
            <text:p>1806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144">
            <text:p>1811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644">
            <text:p>1816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144">
            <text:p>1821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644">
            <text:p>1826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144">
            <text:p>1831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644">
            <text:p>1836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4144">
            <text:p>1841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644">
            <text:p>1846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144">
            <text:p>1851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644">
            <text:p>1856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6144">
            <text:p>1861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6644">
            <text:p>1866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144">
            <text:p>18714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7644">
            <text:p>1876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8144">
            <text:p>1881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8644">
            <text:p>1886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9144">
            <text:p>18914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9644">
            <text:p>1896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0144">
            <text:p>1901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644">
            <text:p>19064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1144">
            <text:p>1911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1644">
            <text:p>1916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2144">
            <text:p>1921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644">
            <text:p>19264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3144">
            <text:p>1931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644">
            <text:p>1936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4144">
            <text:p>1941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644">
            <text:p>1946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144">
            <text:p>1951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644">
            <text:p>1956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144">
            <text:p>19614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6644">
            <text:p>19664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97144">
            <text:p>19714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7644">
            <text:p>19764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98144">
            <text:p>19814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98644">
            <text:p>19864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99144">
            <text:p>19914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99644">
            <text:p>199644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200144">
            <text:p>200144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200644">
            <text:p>20064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144">
            <text:p>20114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644">
            <text:p>20164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2144">
            <text:p>20214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02644">
            <text:p>20264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3144">
            <text:p>20314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3644">
            <text:p>2036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144">
            <text:p>2041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4644">
            <text:p>2046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5144">
            <text:p>2051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644">
            <text:p>2056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144">
            <text:p>2061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644">
            <text:p>2066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7144">
            <text:p>20714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7644">
            <text:p>2076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8144">
            <text:p>2081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644">
            <text:p>2086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9144">
            <text:p>20914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9644">
            <text:p>20964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0144">
            <text:p>2101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644">
            <text:p>2106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144">
            <text:p>2111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1644">
            <text:p>21164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2144">
            <text:p>21214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2644">
            <text:p>21264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ás</text:p>
          </table:table-cell>
          <table:table-cell office:value-type="float" office:value="0">
            <text:p>0</text:p>
          </table:table-cell>
        </table:table-row>
      </table:table>
      <table:table table:name="minix con carga 1000" table:style-name="ta1">
        <table:table-column table:style-name="co1" table:number-columns-repeated="2" table:default-cell-style-name="Default"/>
        <table:table-row table:style-name="ro1">
          <table:table-cell office:value-type="string">
            <text:p>Bin</text:p>
          </table:table-cell>
          <table:table-cell office:value-type="string">
            <text:p>Frecuencia</text:p>
          </table:table-cell>
        </table:table-row>
        <table:table-row table:style-name="ro1">
          <table:table-cell office:value-type="float" office:value="863476">
            <text:p>8634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3976">
            <text:p>863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4476">
            <text:p>864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4976">
            <text:p>864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5476">
            <text:p>865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5976">
            <text:p>865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6476">
            <text:p>866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6976">
            <text:p>866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7476">
            <text:p>867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7976">
            <text:p>867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8476">
            <text:p>868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8976">
            <text:p>868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9476">
            <text:p>869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9976">
            <text:p>869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0476">
            <text:p>870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0976">
            <text:p>870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1476">
            <text:p>8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1976">
            <text:p>871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2476">
            <text:p>872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2976">
            <text:p>872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3476">
            <text:p>873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3976">
            <text:p>873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4476">
            <text:p>874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4976">
            <text:p>874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5476">
            <text:p>875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5976">
            <text:p>875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6476">
            <text:p>876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6976">
            <text:p>876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7476">
            <text:p>877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7976">
            <text:p>877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8476">
            <text:p>878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8976">
            <text:p>878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9476">
            <text:p>879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9976">
            <text:p>879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0476">
            <text:p>880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0976">
            <text:p>880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1476">
            <text:p>88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1976">
            <text:p>881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2476">
            <text:p>882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2976">
            <text:p>882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3476">
            <text:p>883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3976">
            <text:p>883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4476">
            <text:p>884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4976">
            <text:p>884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5476">
            <text:p>885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5976">
            <text:p>885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6476">
            <text:p>886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6976">
            <text:p>886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7476">
            <text:p>887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7976">
            <text:p>887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8476">
            <text:p>888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8976">
            <text:p>888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9476">
            <text:p>889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9976">
            <text:p>889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0476">
            <text:p>890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0976">
            <text:p>890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1476">
            <text:p>89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1976">
            <text:p>891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2476">
            <text:p>892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2976">
            <text:p>892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3476">
            <text:p>893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3976">
            <text:p>893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4476">
            <text:p>894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4976">
            <text:p>894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5476">
            <text:p>895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5976">
            <text:p>895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6476">
            <text:p>896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6976">
            <text:p>896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7476">
            <text:p>897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7976">
            <text:p>897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8476">
            <text:p>898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8976">
            <text:p>898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9476">
            <text:p>899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9976">
            <text:p>899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0476">
            <text:p>900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0976">
            <text:p>900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1476">
            <text:p>90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1976">
            <text:p>901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2476">
            <text:p>902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2976">
            <text:p>902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3476">
            <text:p>903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3976">
            <text:p>903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4476">
            <text:p>904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4976">
            <text:p>904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5476">
            <text:p>905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5976">
            <text:p>905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6476">
            <text:p>906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6976">
            <text:p>906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7476">
            <text:p>907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7976">
            <text:p>907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8476">
            <text:p>908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8976">
            <text:p>908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9476">
            <text:p>909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9976">
            <text:p>909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0476">
            <text:p>910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0976">
            <text:p>910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1476">
            <text:p>91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1976">
            <text:p>911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2476">
            <text:p>912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2976">
            <text:p>912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3476">
            <text:p>913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3976">
            <text:p>913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4476">
            <text:p>914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4976">
            <text:p>914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5476">
            <text:p>915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5976">
            <text:p>915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6476">
            <text:p>916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6976">
            <text:p>916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7476">
            <text:p>917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7976">
            <text:p>917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8476">
            <text:p>918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8976">
            <text:p>918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9476">
            <text:p>919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9976">
            <text:p>919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0476">
            <text:p>920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0976">
            <text:p>920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1476">
            <text:p>92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1976">
            <text:p>921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2476">
            <text:p>922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2976">
            <text:p>922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3476">
            <text:p>923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3976">
            <text:p>923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4476">
            <text:p>924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4976">
            <text:p>924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5476">
            <text:p>925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5976">
            <text:p>925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6476">
            <text:p>926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6976">
            <text:p>926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7476">
            <text:p>927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7976">
            <text:p>927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8476">
            <text:p>928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8976">
            <text:p>928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9476">
            <text:p>929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9976">
            <text:p>929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0476">
            <text:p>930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0976">
            <text:p>930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1476">
            <text:p>93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1976">
            <text:p>931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2476">
            <text:p>932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2976">
            <text:p>932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3476">
            <text:p>933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3976">
            <text:p>933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4476">
            <text:p>934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4976">
            <text:p>934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5476">
            <text:p>935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5976">
            <text:p>935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6476">
            <text:p>936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6976">
            <text:p>936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7476">
            <text:p>937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7976">
            <text:p>937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8476">
            <text:p>938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8976">
            <text:p>938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9476">
            <text:p>939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9976">
            <text:p>939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0476">
            <text:p>940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0976">
            <text:p>940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1476">
            <text:p>94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1976">
            <text:p>941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2476">
            <text:p>942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2976">
            <text:p>942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3476">
            <text:p>943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3976">
            <text:p>943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4476">
            <text:p>944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4976">
            <text:p>944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5476">
            <text:p>945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5976">
            <text:p>945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6476">
            <text:p>946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6976">
            <text:p>946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7476">
            <text:p>947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7976">
            <text:p>947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8476">
            <text:p>948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8976">
            <text:p>948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9476">
            <text:p>949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9976">
            <text:p>949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0476">
            <text:p>950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0976">
            <text:p>950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1476">
            <text:p>95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1976">
            <text:p>951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2476">
            <text:p>952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2976">
            <text:p>952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3476">
            <text:p>953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3976">
            <text:p>953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4476">
            <text:p>954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4976">
            <text:p>954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5476">
            <text:p>955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5976">
            <text:p>955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6476">
            <text:p>956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6976">
            <text:p>956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7476">
            <text:p>957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7976">
            <text:p>957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8476">
            <text:p>958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8976">
            <text:p>958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9476">
            <text:p>959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9976">
            <text:p>959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0476">
            <text:p>960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0976">
            <text:p>960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1476">
            <text:p>96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1976">
            <text:p>961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2476">
            <text:p>962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2976">
            <text:p>962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3476">
            <text:p>963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3976">
            <text:p>963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4476">
            <text:p>964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4976">
            <text:p>964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5476">
            <text:p>965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5976">
            <text:p>965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6476">
            <text:p>966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6976">
            <text:p>966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7476">
            <text:p>967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7976">
            <text:p>967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8476">
            <text:p>968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8976">
            <text:p>968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9476">
            <text:p>969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9976">
            <text:p>9699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70476">
            <text:p>970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0976">
            <text:p>970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1476">
            <text:p>9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1976">
            <text:p>971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2476">
            <text:p>972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2976">
            <text:p>972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3476">
            <text:p>973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3976">
            <text:p>973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4476">
            <text:p>9744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74976">
            <text:p>974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5476">
            <text:p>975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5976">
            <text:p>975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6476">
            <text:p>9764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76976">
            <text:p>976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7476">
            <text:p>977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7976">
            <text:p>977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8476">
            <text:p>978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8976">
            <text:p>9789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79476">
            <text:p>97947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79976">
            <text:p>979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0476">
            <text:p>9804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80976">
            <text:p>980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1476">
            <text:p>98147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1976">
            <text:p>981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2476">
            <text:p>982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2976">
            <text:p>982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3476">
            <text:p>98347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3976">
            <text:p>983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4476">
            <text:p>984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4976">
            <text:p>9849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85476">
            <text:p>9854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85976">
            <text:p>98597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6476">
            <text:p>986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6976">
            <text:p>9869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87476">
            <text:p>987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7976">
            <text:p>98797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88476">
            <text:p>98847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88976">
            <text:p>988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9476">
            <text:p>989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9976">
            <text:p>989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0476">
            <text:p>99047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90976">
            <text:p>990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1476">
            <text:p>99147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91976">
            <text:p>991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2476">
            <text:p>992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2976">
            <text:p>99297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3476">
            <text:p>993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3976">
            <text:p>9939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4476">
            <text:p>9944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4976">
            <text:p>99497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5476">
            <text:p>99547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5976">
            <text:p>995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6476">
            <text:p>9964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6976">
            <text:p>99697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7476">
            <text:p>99747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97976">
            <text:p>997976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98476">
            <text:p>99847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98976">
            <text:p>99897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99476">
            <text:p>99947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99976">
            <text:p>999976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000476">
            <text:p>100047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00976">
            <text:p>100097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01476">
            <text:p>100147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01976">
            <text:p>100197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002476">
            <text:p>100247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002976">
            <text:p>100297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3476">
            <text:p>1003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3976">
            <text:p>100397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04476">
            <text:p>100447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004976">
            <text:p>100497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05476">
            <text:p>1005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5976">
            <text:p>10059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6476">
            <text:p>100647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06976">
            <text:p>100697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7476">
            <text:p>1007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7976">
            <text:p>10079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8476">
            <text:p>1008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8976">
            <text:p>100897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09476">
            <text:p>100947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9976">
            <text:p>100997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10476">
            <text:p>1010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0976">
            <text:p>101097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11476">
            <text:p>101147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11976">
            <text:p>1011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2476">
            <text:p>10124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12976">
            <text:p>1012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3476">
            <text:p>1013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3976">
            <text:p>101397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14476">
            <text:p>1014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4976">
            <text:p>1014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5476">
            <text:p>1015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5976">
            <text:p>10159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16476">
            <text:p>101647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16976">
            <text:p>1016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7476">
            <text:p>1017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7976">
            <text:p>1017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8476">
            <text:p>1018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8976">
            <text:p>1018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9476">
            <text:p>1019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9976">
            <text:p>1019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0476">
            <text:p>1020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0976">
            <text:p>102097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21476">
            <text:p>102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1976">
            <text:p>1021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2476">
            <text:p>1022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2976">
            <text:p>102297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23476">
            <text:p>1023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3976">
            <text:p>1023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4476">
            <text:p>1024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4976">
            <text:p>1024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5476">
            <text:p>1025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5976">
            <text:p>1025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6476">
            <text:p>1026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6976">
            <text:p>1026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7476">
            <text:p>1027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7976">
            <text:p>1027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8476">
            <text:p>1028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8976">
            <text:p>1028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9476">
            <text:p>1029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9976">
            <text:p>1029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0476">
            <text:p>1030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0976">
            <text:p>1030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1476">
            <text:p>103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1976">
            <text:p>1031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2476">
            <text:p>1032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2976">
            <text:p>1032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3476">
            <text:p>1033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3976">
            <text:p>1033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4476">
            <text:p>1034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4976">
            <text:p>1034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5476">
            <text:p>1035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5976">
            <text:p>1035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6476">
            <text:p>1036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6976">
            <text:p>10369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37476">
            <text:p>1037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7976">
            <text:p>1037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8476">
            <text:p>1038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8976">
            <text:p>1038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9476">
            <text:p>10394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39976">
            <text:p>1039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0476">
            <text:p>1040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0976">
            <text:p>1040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1476">
            <text:p>104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1976">
            <text:p>1041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2476">
            <text:p>1042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2976">
            <text:p>1042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3476">
            <text:p>10434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43976">
            <text:p>1043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4476">
            <text:p>1044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4976">
            <text:p>1044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5476">
            <text:p>1045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5976">
            <text:p>1045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6476">
            <text:p>1046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6976">
            <text:p>1046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7476">
            <text:p>1047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7976">
            <text:p>1047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8476">
            <text:p>1048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8976">
            <text:p>1048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9476">
            <text:p>1049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9976">
            <text:p>1049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0476">
            <text:p>1050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0976">
            <text:p>1050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1476">
            <text:p>105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1976">
            <text:p>1051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2476">
            <text:p>1052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2976">
            <text:p>1052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3476">
            <text:p>1053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3976">
            <text:p>1053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4476">
            <text:p>1054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4976">
            <text:p>1054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5476">
            <text:p>1055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5976">
            <text:p>1055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6476">
            <text:p>1056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6976">
            <text:p>1056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7476">
            <text:p>1057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7976">
            <text:p>1057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8476">
            <text:p>1058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8976">
            <text:p>1058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9476">
            <text:p>1059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9976">
            <text:p>1059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0476">
            <text:p>1060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0976">
            <text:p>1060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1476">
            <text:p>106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1976">
            <text:p>1061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2476">
            <text:p>1062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2976">
            <text:p>1062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3476">
            <text:p>1063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3976">
            <text:p>1063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4476">
            <text:p>1064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4976">
            <text:p>1064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5476">
            <text:p>1065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5976">
            <text:p>1065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6476">
            <text:p>1066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6976">
            <text:p>1066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7476">
            <text:p>1067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7976">
            <text:p>1067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8476">
            <text:p>1068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8976">
            <text:p>1068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9476">
            <text:p>1069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9976">
            <text:p>1069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0476">
            <text:p>1070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0976">
            <text:p>1070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1476">
            <text:p>10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1976">
            <text:p>1071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2476">
            <text:p>1072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2976">
            <text:p>1072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3476">
            <text:p>1073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3976">
            <text:p>1073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4476">
            <text:p>1074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4976">
            <text:p>1074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5476">
            <text:p>1075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5976">
            <text:p>1075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6476">
            <text:p>1076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6976">
            <text:p>1076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7476">
            <text:p>1077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7976">
            <text:p>1077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8476">
            <text:p>1078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8976">
            <text:p>1078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9476">
            <text:p>1079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9976">
            <text:p>1079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0476">
            <text:p>1080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0976">
            <text:p>1080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1476">
            <text:p>108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1976">
            <text:p>1081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2476">
            <text:p>1082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2976">
            <text:p>1082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3476">
            <text:p>1083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3976">
            <text:p>1083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4476">
            <text:p>1084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4976">
            <text:p>1084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5476">
            <text:p>1085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5976">
            <text:p>1085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6476">
            <text:p>1086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6976">
            <text:p>1086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7476">
            <text:p>1087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7976">
            <text:p>1087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8476">
            <text:p>1088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8976">
            <text:p>1088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9476">
            <text:p>1089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9976">
            <text:p>1089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0476">
            <text:p>1090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0976">
            <text:p>1090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1476">
            <text:p>109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1976">
            <text:p>1091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2476">
            <text:p>1092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2976">
            <text:p>1092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3476">
            <text:p>1093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3976">
            <text:p>1093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4476">
            <text:p>1094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4976">
            <text:p>1094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5476">
            <text:p>1095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5976">
            <text:p>1095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6476">
            <text:p>1096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6976">
            <text:p>1096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7476">
            <text:p>1097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7976">
            <text:p>1097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8476">
            <text:p>1098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8976">
            <text:p>1098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9476">
            <text:p>1099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9976">
            <text:p>1099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0476">
            <text:p>1100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0976">
            <text:p>1100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1476">
            <text:p>110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1976">
            <text:p>1101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2476">
            <text:p>1102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2976">
            <text:p>1102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3476">
            <text:p>1103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3976">
            <text:p>1103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4476">
            <text:p>1104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4976">
            <text:p>1104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5476">
            <text:p>1105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5976">
            <text:p>1105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6476">
            <text:p>1106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6976">
            <text:p>1106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7476">
            <text:p>1107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7976">
            <text:p>1107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8476">
            <text:p>1108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8976">
            <text:p>1108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9476">
            <text:p>1109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9976">
            <text:p>1109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0476">
            <text:p>1110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0976">
            <text:p>1110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1476">
            <text:p>111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1976">
            <text:p>1111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2476">
            <text:p>1112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2976">
            <text:p>1112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3476">
            <text:p>1113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3976">
            <text:p>1113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4476">
            <text:p>1114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4976">
            <text:p>1114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5476">
            <text:p>1115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5976">
            <text:p>1115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6476">
            <text:p>1116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6976">
            <text:p>1116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7476">
            <text:p>1117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7976">
            <text:p>1117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8476">
            <text:p>1118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8976">
            <text:p>1118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9476">
            <text:p>1119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9976">
            <text:p>1119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0476">
            <text:p>1120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0976">
            <text:p>1120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1476">
            <text:p>112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1976">
            <text:p>1121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2476">
            <text:p>1122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2976">
            <text:p>1122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3476">
            <text:p>1123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3976">
            <text:p>1123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4476">
            <text:p>1124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4976">
            <text:p>1124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5476">
            <text:p>1125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5976">
            <text:p>1125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6476">
            <text:p>1126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6976">
            <text:p>1126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7476">
            <text:p>1127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7976">
            <text:p>1127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8476">
            <text:p>1128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8976">
            <text:p>1128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9476">
            <text:p>1129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9976">
            <text:p>1129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0476">
            <text:p>1130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0976">
            <text:p>1130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1476">
            <text:p>113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1976">
            <text:p>1131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2476">
            <text:p>1132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2976">
            <text:p>1132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3476">
            <text:p>1133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3976">
            <text:p>1133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4476">
            <text:p>1134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4976">
            <text:p>1134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5476">
            <text:p>1135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5976">
            <text:p>1135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6476">
            <text:p>11364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ás</text:p>
          </table:table-cell>
          <table:table-cell office:value-type="float" office:value="0">
            <text:p>0</text:p>
          </table:table-cell>
        </table:table-row>
      </table:table>
      <table:table table:name="minix con carga 2000" table:style-name="ta1">
        <table:table-column table:style-name="co1" table:number-columns-repeated="2" table:default-cell-style-name="Default"/>
        <table:table-row table:style-name="ro1">
          <table:table-cell office:value-type="string">
            <text:p>Bin</text:p>
          </table:table-cell>
          <table:table-cell office:value-type="string">
            <text:p>Frecuencia</text:p>
          </table:table-cell>
        </table:table-row>
        <table:table-row table:style-name="ro1">
          <table:table-cell office:value-type="float" office:value="311956">
            <text:p>3119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2456">
            <text:p>31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956">
            <text:p>31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456">
            <text:p>31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956">
            <text:p>31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456">
            <text:p>31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956">
            <text:p>31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456">
            <text:p>31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956">
            <text:p>31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6456">
            <text:p>31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6956">
            <text:p>31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7456">
            <text:p>31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7956">
            <text:p>31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456">
            <text:p>31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956">
            <text:p>31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9456">
            <text:p>31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9956">
            <text:p>31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456">
            <text:p>32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956">
            <text:p>32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456">
            <text:p>32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956">
            <text:p>32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2456">
            <text:p>32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2956">
            <text:p>32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3456">
            <text:p>32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3956">
            <text:p>32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4456">
            <text:p>32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4956">
            <text:p>32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5456">
            <text:p>32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5956">
            <text:p>32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6456">
            <text:p>32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6956">
            <text:p>32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7456">
            <text:p>32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7956">
            <text:p>32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8456">
            <text:p>32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8956">
            <text:p>32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9456">
            <text:p>32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9956">
            <text:p>32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0456">
            <text:p>33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0956">
            <text:p>33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1456">
            <text:p>33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1956">
            <text:p>33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456">
            <text:p>33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956">
            <text:p>33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456">
            <text:p>33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956">
            <text:p>33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4456">
            <text:p>33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4956">
            <text:p>33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5456">
            <text:p>33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5956">
            <text:p>33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6456">
            <text:p>33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6956">
            <text:p>33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456">
            <text:p>33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956">
            <text:p>33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456">
            <text:p>33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956">
            <text:p>33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456">
            <text:p>33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956">
            <text:p>33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0456">
            <text:p>34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0956">
            <text:p>34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456">
            <text:p>34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956">
            <text:p>34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2456">
            <text:p>34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2956">
            <text:p>34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3456">
            <text:p>34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3956">
            <text:p>34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4456">
            <text:p>34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4956">
            <text:p>34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456">
            <text:p>34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956">
            <text:p>34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6456">
            <text:p>34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6956">
            <text:p>34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456">
            <text:p>34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956">
            <text:p>34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456">
            <text:p>34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956">
            <text:p>34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9456">
            <text:p>34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9956">
            <text:p>34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0456">
            <text:p>35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0956">
            <text:p>35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1456">
            <text:p>35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1956">
            <text:p>35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2456">
            <text:p>35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2956">
            <text:p>35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3456">
            <text:p>35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3956">
            <text:p>35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4456">
            <text:p>35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4956">
            <text:p>35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5456">
            <text:p>35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5956">
            <text:p>35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6456">
            <text:p>35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6956">
            <text:p>35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7456">
            <text:p>35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7956">
            <text:p>35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456">
            <text:p>35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956">
            <text:p>35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9456">
            <text:p>35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9956">
            <text:p>35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0456">
            <text:p>36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0956">
            <text:p>36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1456">
            <text:p>36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1956">
            <text:p>36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2456">
            <text:p>36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2956">
            <text:p>36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3456">
            <text:p>36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3956">
            <text:p>36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4456">
            <text:p>36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4956">
            <text:p>36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5456">
            <text:p>36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5956">
            <text:p>36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6456">
            <text:p>36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6956">
            <text:p>36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7456">
            <text:p>36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7956">
            <text:p>36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8456">
            <text:p>36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8956">
            <text:p>36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9456">
            <text:p>36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9956">
            <text:p>36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0456">
            <text:p>37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0956">
            <text:p>37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1456">
            <text:p>37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1956">
            <text:p>37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2456">
            <text:p>37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2956">
            <text:p>37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3456">
            <text:p>37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3956">
            <text:p>37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4456">
            <text:p>37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4956">
            <text:p>37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5456">
            <text:p>37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5956">
            <text:p>37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6456">
            <text:p>37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6956">
            <text:p>37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7456">
            <text:p>37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7956">
            <text:p>37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8456">
            <text:p>37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8956">
            <text:p>37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9456">
            <text:p>37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9956">
            <text:p>37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0456">
            <text:p>38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0956">
            <text:p>38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1456">
            <text:p>38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1956">
            <text:p>38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2456">
            <text:p>38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2956">
            <text:p>38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3456">
            <text:p>38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3956">
            <text:p>38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4456">
            <text:p>38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4956">
            <text:p>38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5456">
            <text:p>38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5956">
            <text:p>38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6456">
            <text:p>38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6956">
            <text:p>38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7456">
            <text:p>38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7956">
            <text:p>38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8456">
            <text:p>38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8956">
            <text:p>38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9456">
            <text:p>38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9956">
            <text:p>38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0456">
            <text:p>39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0956">
            <text:p>39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1456">
            <text:p>39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1956">
            <text:p>39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2456">
            <text:p>39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2956">
            <text:p>39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3456">
            <text:p>39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3956">
            <text:p>39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4456">
            <text:p>39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4956">
            <text:p>39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5456">
            <text:p>39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5956">
            <text:p>39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6456">
            <text:p>39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6956">
            <text:p>39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7456">
            <text:p>39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7956">
            <text:p>39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8456">
            <text:p>39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8956">
            <text:p>39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9456">
            <text:p>39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9956">
            <text:p>39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0456">
            <text:p>40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0956">
            <text:p>40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1456">
            <text:p>40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1956">
            <text:p>40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2456">
            <text:p>40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2956">
            <text:p>40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3456">
            <text:p>40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3956">
            <text:p>40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4456">
            <text:p>40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4956">
            <text:p>40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5456">
            <text:p>40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5956">
            <text:p>40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6456">
            <text:p>40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6956">
            <text:p>40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7456">
            <text:p>40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7956">
            <text:p>40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8456">
            <text:p>40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8956">
            <text:p>40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9456">
            <text:p>40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9956">
            <text:p>40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0456">
            <text:p>41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0956">
            <text:p>41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1456">
            <text:p>41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1956">
            <text:p>41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2456">
            <text:p>41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2956">
            <text:p>41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3456">
            <text:p>41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3956">
            <text:p>41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4456">
            <text:p>41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4956">
            <text:p>41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5456">
            <text:p>41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5956">
            <text:p>41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6456">
            <text:p>41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6956">
            <text:p>41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7456">
            <text:p>41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7956">
            <text:p>41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8456">
            <text:p>41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8956">
            <text:p>41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9456">
            <text:p>41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9956">
            <text:p>41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0456">
            <text:p>42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0956">
            <text:p>42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1456">
            <text:p>42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1956">
            <text:p>42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2456">
            <text:p>42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2956">
            <text:p>42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3456">
            <text:p>42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3956">
            <text:p>42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4456">
            <text:p>42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4956">
            <text:p>42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5456">
            <text:p>42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5956">
            <text:p>42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6456">
            <text:p>42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6956">
            <text:p>42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7456">
            <text:p>42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7956">
            <text:p>42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8456">
            <text:p>42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8956">
            <text:p>42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9456">
            <text:p>42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9956">
            <text:p>42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0456">
            <text:p>43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0956">
            <text:p>43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1456">
            <text:p>43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1956">
            <text:p>43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2456">
            <text:p>43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2956">
            <text:p>43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3456">
            <text:p>43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3956">
            <text:p>43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4456">
            <text:p>43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4956">
            <text:p>43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5456">
            <text:p>43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5956">
            <text:p>43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6456">
            <text:p>43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6956">
            <text:p>43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7456">
            <text:p>43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7956">
            <text:p>43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8456">
            <text:p>43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8956">
            <text:p>43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9456">
            <text:p>43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9956">
            <text:p>43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0456">
            <text:p>44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0956">
            <text:p>44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1456">
            <text:p>44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1956">
            <text:p>44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2456">
            <text:p>44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2956">
            <text:p>44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3456">
            <text:p>44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3956">
            <text:p>44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456">
            <text:p>44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956">
            <text:p>44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5456">
            <text:p>44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5956">
            <text:p>44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56">
            <text:p>44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956">
            <text:p>44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7456">
            <text:p>44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7956">
            <text:p>44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8456">
            <text:p>44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8956">
            <text:p>44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9456">
            <text:p>44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9956">
            <text:p>44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0456">
            <text:p>45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0956">
            <text:p>45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1456">
            <text:p>45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1956">
            <text:p>45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2456">
            <text:p>45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2956">
            <text:p>45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3456">
            <text:p>45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3956">
            <text:p>45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4456">
            <text:p>45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4956">
            <text:p>45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5456">
            <text:p>45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5956">
            <text:p>45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6456">
            <text:p>45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6956">
            <text:p>45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7456">
            <text:p>45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7956">
            <text:p>45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8456">
            <text:p>45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8956">
            <text:p>45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9456">
            <text:p>45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9956">
            <text:p>45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0456">
            <text:p>46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0956">
            <text:p>46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1456">
            <text:p>46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1956">
            <text:p>46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2456">
            <text:p>46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2956">
            <text:p>46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3456">
            <text:p>46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3956">
            <text:p>46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4456">
            <text:p>46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4956">
            <text:p>46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5456">
            <text:p>46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5956">
            <text:p>46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6456">
            <text:p>46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6956">
            <text:p>46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7456">
            <text:p>46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7956">
            <text:p>46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8456">
            <text:p>46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8956">
            <text:p>46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9456">
            <text:p>46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9956">
            <text:p>46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0456">
            <text:p>47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0956">
            <text:p>47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1456">
            <text:p>47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1956">
            <text:p>47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2456">
            <text:p>47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2956">
            <text:p>47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3456">
            <text:p>47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3956">
            <text:p>47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4456">
            <text:p>47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4956">
            <text:p>47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5456">
            <text:p>4754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5956">
            <text:p>47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6456">
            <text:p>4764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6956">
            <text:p>47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7456">
            <text:p>47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7956">
            <text:p>47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8456">
            <text:p>47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8956">
            <text:p>47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9456">
            <text:p>47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9956">
            <text:p>47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0456">
            <text:p>48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0956">
            <text:p>48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1456">
            <text:p>48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1956">
            <text:p>48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2456">
            <text:p>48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2956">
            <text:p>48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3456">
            <text:p>48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3956">
            <text:p>48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4456">
            <text:p>48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4956">
            <text:p>4849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5456">
            <text:p>48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5956">
            <text:p>48595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86456">
            <text:p>48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6956">
            <text:p>4869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7456">
            <text:p>4874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7956">
            <text:p>4879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8456">
            <text:p>48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8956">
            <text:p>48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9456">
            <text:p>48945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89956">
            <text:p>48995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0456">
            <text:p>4904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0956">
            <text:p>4909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1456">
            <text:p>4914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1956">
            <text:p>49195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92456">
            <text:p>4924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2956">
            <text:p>49295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3456">
            <text:p>49345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93956">
            <text:p>49395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94456">
            <text:p>4944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94956">
            <text:p>4949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5456">
            <text:p>49545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95956">
            <text:p>49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6456">
            <text:p>49645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96956">
            <text:p>49695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497456">
            <text:p>49745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97956">
            <text:p>4979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98456">
            <text:p>4984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98956">
            <text:p>498956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499456">
            <text:p>49945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99956">
            <text:p>49995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00456">
            <text:p>50045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0956">
            <text:p>50095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501456">
            <text:p>501456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501956">
            <text:p>50195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02456">
            <text:p>50245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02956">
            <text:p>50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3456">
            <text:p>50345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03956">
            <text:p>50395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04456">
            <text:p>5044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4956">
            <text:p>5049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5456">
            <text:p>50545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05956">
            <text:p>5059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6456">
            <text:p>50645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06956">
            <text:p>5069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7456">
            <text:p>50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7956">
            <text:p>5079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8456">
            <text:p>50845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08956">
            <text:p>50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9456">
            <text:p>50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9956">
            <text:p>50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0456">
            <text:p>51045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10956">
            <text:p>5109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1456">
            <text:p>51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1956">
            <text:p>51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2456">
            <text:p>5124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2956">
            <text:p>51295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13456">
            <text:p>5134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3956">
            <text:p>51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4456">
            <text:p>51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4956">
            <text:p>51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5456">
            <text:p>51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5956">
            <text:p>51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6456">
            <text:p>51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6956">
            <text:p>5169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7456">
            <text:p>51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7956">
            <text:p>51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8456">
            <text:p>51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8956">
            <text:p>51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9456">
            <text:p>5194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9956">
            <text:p>51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0456">
            <text:p>52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0956">
            <text:p>5209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1456">
            <text:p>52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1956">
            <text:p>52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2456">
            <text:p>5224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2956">
            <text:p>52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3456">
            <text:p>52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3956">
            <text:p>52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4456">
            <text:p>52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4956">
            <text:p>52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5456">
            <text:p>52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5956">
            <text:p>52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6456">
            <text:p>52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6956">
            <text:p>52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7456">
            <text:p>52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7956">
            <text:p>52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8456">
            <text:p>52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8956">
            <text:p>52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9456">
            <text:p>52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9956">
            <text:p>52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0456">
            <text:p>53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0956">
            <text:p>53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456">
            <text:p>53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956">
            <text:p>53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2456">
            <text:p>53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2956">
            <text:p>53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3456">
            <text:p>53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3956">
            <text:p>53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4456">
            <text:p>53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4956">
            <text:p>53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5456">
            <text:p>53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5956">
            <text:p>53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6456">
            <text:p>53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6956">
            <text:p>53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7456">
            <text:p>53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7956">
            <text:p>53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8456">
            <text:p>53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8956">
            <text:p>53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9456">
            <text:p>53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9956">
            <text:p>53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0456">
            <text:p>54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0956">
            <text:p>54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1456">
            <text:p>54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1956">
            <text:p>54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2456">
            <text:p>54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2956">
            <text:p>54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3456">
            <text:p>54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3956">
            <text:p>54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4456">
            <text:p>54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4956">
            <text:p>54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5456">
            <text:p>54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5956">
            <text:p>54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6456">
            <text:p>54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6956">
            <text:p>54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7456">
            <text:p>54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7956">
            <text:p>54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8456">
            <text:p>54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8956">
            <text:p>54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9456">
            <text:p>54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9956">
            <text:p>54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0456">
            <text:p>55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0956">
            <text:p>55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1456">
            <text:p>55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1956">
            <text:p>55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2456">
            <text:p>55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2956">
            <text:p>55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3456">
            <text:p>55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3956">
            <text:p>55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4456">
            <text:p>55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4956">
            <text:p>55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5456">
            <text:p>55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5956">
            <text:p>55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6456">
            <text:p>55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6956">
            <text:p>55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7456">
            <text:p>55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7956">
            <text:p>55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8456">
            <text:p>55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8956">
            <text:p>55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9456">
            <text:p>55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9956">
            <text:p>55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0456">
            <text:p>56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0956">
            <text:p>56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1456">
            <text:p>56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1956">
            <text:p>56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2456">
            <text:p>56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2956">
            <text:p>56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3456">
            <text:p>56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3956">
            <text:p>56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4456">
            <text:p>56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4956">
            <text:p>56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5456">
            <text:p>56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5956">
            <text:p>56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6456">
            <text:p>56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6956">
            <text:p>56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7456">
            <text:p>56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7956">
            <text:p>56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8456">
            <text:p>56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8956">
            <text:p>56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9456">
            <text:p>56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9956">
            <text:p>56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0456">
            <text:p>57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0956">
            <text:p>57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1456">
            <text:p>57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1956">
            <text:p>57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2456">
            <text:p>57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2956">
            <text:p>57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3456">
            <text:p>57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3956">
            <text:p>57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4456">
            <text:p>57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4956">
            <text:p>57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5456">
            <text:p>57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5956">
            <text:p>57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6456">
            <text:p>57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6956">
            <text:p>57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7456">
            <text:p>57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7956">
            <text:p>57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8456">
            <text:p>57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8956">
            <text:p>57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9456">
            <text:p>57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9956">
            <text:p>57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0456">
            <text:p>58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0956">
            <text:p>58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1456">
            <text:p>58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1956">
            <text:p>58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2456">
            <text:p>58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2956">
            <text:p>58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3456">
            <text:p>58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3956">
            <text:p>58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4456">
            <text:p>58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4956">
            <text:p>58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5456">
            <text:p>58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5956">
            <text:p>58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6456">
            <text:p>58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6956">
            <text:p>58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7456">
            <text:p>58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7956">
            <text:p>58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8456">
            <text:p>58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8956">
            <text:p>58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9456">
            <text:p>58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9956">
            <text:p>58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0456">
            <text:p>59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0956">
            <text:p>59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1456">
            <text:p>59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1956">
            <text:p>59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2456">
            <text:p>59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2956">
            <text:p>59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3456">
            <text:p>59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3956">
            <text:p>59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4456">
            <text:p>59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4956">
            <text:p>59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5456">
            <text:p>59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5956">
            <text:p>59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6456">
            <text:p>59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6956">
            <text:p>59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7456">
            <text:p>59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7956">
            <text:p>59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8456">
            <text:p>59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8956">
            <text:p>59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9456">
            <text:p>59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9956">
            <text:p>59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0456">
            <text:p>60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0956">
            <text:p>60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1456">
            <text:p>60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1956">
            <text:p>60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2456">
            <text:p>60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2956">
            <text:p>60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3456">
            <text:p>60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3956">
            <text:p>60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4456">
            <text:p>60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4956">
            <text:p>60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5456">
            <text:p>60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5956">
            <text:p>60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6456">
            <text:p>60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6956">
            <text:p>60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7456">
            <text:p>60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7956">
            <text:p>60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8456">
            <text:p>60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8956">
            <text:p>60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9456">
            <text:p>60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9956">
            <text:p>60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0456">
            <text:p>61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0956">
            <text:p>61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1456">
            <text:p>61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1956">
            <text:p>61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2456">
            <text:p>61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2956">
            <text:p>61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3456">
            <text:p>61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3956">
            <text:p>61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4456">
            <text:p>61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4956">
            <text:p>61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5456">
            <text:p>61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5956">
            <text:p>61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6456">
            <text:p>61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6956">
            <text:p>61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7456">
            <text:p>61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7956">
            <text:p>61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8456">
            <text:p>61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8956">
            <text:p>61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9456">
            <text:p>61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9956">
            <text:p>61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0456">
            <text:p>62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0956">
            <text:p>62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1456">
            <text:p>62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1956">
            <text:p>62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2456">
            <text:p>62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2956">
            <text:p>62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3456">
            <text:p>62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3956">
            <text:p>62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4456">
            <text:p>62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4956">
            <text:p>62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5456">
            <text:p>62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5956">
            <text:p>62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6456">
            <text:p>62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6956">
            <text:p>62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7456">
            <text:p>62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7956">
            <text:p>62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8456">
            <text:p>62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8956">
            <text:p>62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9456">
            <text:p>62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9956">
            <text:p>62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0456">
            <text:p>63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0956">
            <text:p>63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1456">
            <text:p>63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1956">
            <text:p>63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2456">
            <text:p>63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2956">
            <text:p>63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3456">
            <text:p>63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3956">
            <text:p>63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4456">
            <text:p>63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4956">
            <text:p>63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5456">
            <text:p>63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5956">
            <text:p>63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6456">
            <text:p>63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6956">
            <text:p>63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7456">
            <text:p>63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7956">
            <text:p>63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8456">
            <text:p>63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8956">
            <text:p>63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9456">
            <text:p>63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9956">
            <text:p>63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0456">
            <text:p>64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0956">
            <text:p>64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1456">
            <text:p>64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1956">
            <text:p>64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2456">
            <text:p>64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2956">
            <text:p>64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3456">
            <text:p>64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3956">
            <text:p>64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4456">
            <text:p>64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4956">
            <text:p>64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5456">
            <text:p>64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5956">
            <text:p>64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6456">
            <text:p>64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6956">
            <text:p>64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7456">
            <text:p>64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7956">
            <text:p>64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8456">
            <text:p>64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8956">
            <text:p>64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9456">
            <text:p>64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9956">
            <text:p>64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0456">
            <text:p>65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0956">
            <text:p>65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1456">
            <text:p>65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1956">
            <text:p>65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2456">
            <text:p>65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2956">
            <text:p>65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3456">
            <text:p>65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3956">
            <text:p>65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4456">
            <text:p>65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4956">
            <text:p>65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5456">
            <text:p>65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5956">
            <text:p>65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6456">
            <text:p>65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6956">
            <text:p>65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7456">
            <text:p>65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7956">
            <text:p>65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8456">
            <text:p>65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8956">
            <text:p>65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9456">
            <text:p>65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9956">
            <text:p>65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0456">
            <text:p>66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0956">
            <text:p>66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1456">
            <text:p>66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1956">
            <text:p>66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2456">
            <text:p>66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2956">
            <text:p>66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3456">
            <text:p>66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3956">
            <text:p>66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4456">
            <text:p>66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4956">
            <text:p>66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5456">
            <text:p>66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5956">
            <text:p>66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6456">
            <text:p>66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6956">
            <text:p>66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7456">
            <text:p>66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7956">
            <text:p>66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8456">
            <text:p>66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8956">
            <text:p>66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9456">
            <text:p>66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9956">
            <text:p>66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0456">
            <text:p>67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0956">
            <text:p>67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1456">
            <text:p>67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1956">
            <text:p>67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2456">
            <text:p>67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2956">
            <text:p>67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3456">
            <text:p>67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3956">
            <text:p>67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4456">
            <text:p>67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4956">
            <text:p>67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5456">
            <text:p>67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5956">
            <text:p>67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6456">
            <text:p>67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6956">
            <text:p>67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7456">
            <text:p>67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7956">
            <text:p>67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8456">
            <text:p>67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8956">
            <text:p>67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9456">
            <text:p>679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9956">
            <text:p>679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0456">
            <text:p>680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0956">
            <text:p>68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1456">
            <text:p>68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1956">
            <text:p>68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2456">
            <text:p>682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2956">
            <text:p>682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3456">
            <text:p>683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3956">
            <text:p>68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4456">
            <text:p>68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4956">
            <text:p>684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5456">
            <text:p>685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5956">
            <text:p>68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6456">
            <text:p>68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6956">
            <text:p>68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7456">
            <text:p>68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7956">
            <text:p>687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8456">
            <text:p>6884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ás</text:p>
          </table:table-cell>
          <table:table-cell office:value-type="float" office:value="0">
            <text:p>0</text:p>
          </table:table-cell>
        </table:table-row>
      </table:table>
      <table:table table:name="minix con carga 5000" table:style-name="ta1">
        <table:table-column table:style-name="co1" table:number-columns-repeated="2" table:default-cell-style-name="Default"/>
        <table:table-row table:style-name="ro1">
          <table:table-cell office:value-type="string">
            <text:p>Bin</text:p>
          </table:table-cell>
          <table:table-cell office:value-type="string">
            <text:p>Frecuencia</text:p>
          </table:table-cell>
        </table:table-row>
        <table:table-row table:style-name="ro1">
          <table:table-cell office:value-type="float" office:value="158196">
            <text:p>1581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8696">
            <text:p>158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196">
            <text:p>159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696">
            <text:p>159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196">
            <text:p>160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696">
            <text:p>160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196">
            <text:p>161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696">
            <text:p>161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196">
            <text:p>162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696">
            <text:p>162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196">
            <text:p>163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696">
            <text:p>163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196">
            <text:p>164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696">
            <text:p>164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196">
            <text:p>1651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5696">
            <text:p>165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196">
            <text:p>166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696">
            <text:p>166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196">
            <text:p>167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696">
            <text:p>167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196">
            <text:p>168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696">
            <text:p>168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196">
            <text:p>169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696">
            <text:p>169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196">
            <text:p>170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696">
            <text:p>170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196">
            <text:p>171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696">
            <text:p>1716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2196">
            <text:p>172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696">
            <text:p>172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196">
            <text:p>173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696">
            <text:p>173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196">
            <text:p>174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696">
            <text:p>174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196">
            <text:p>175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696">
            <text:p>175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196">
            <text:p>176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696">
            <text:p>17669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7196">
            <text:p>177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696">
            <text:p>177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196">
            <text:p>178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696">
            <text:p>178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196">
            <text:p>179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696">
            <text:p>179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196">
            <text:p>180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696">
            <text:p>18069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1196">
            <text:p>181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696">
            <text:p>181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196">
            <text:p>182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696">
            <text:p>182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196">
            <text:p>183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696">
            <text:p>183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196">
            <text:p>184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696">
            <text:p>184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196">
            <text:p>1851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5696">
            <text:p>185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6196">
            <text:p>186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6696">
            <text:p>186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196">
            <text:p>187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696">
            <text:p>187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196">
            <text:p>188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696">
            <text:p>188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196">
            <text:p>189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696">
            <text:p>189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196">
            <text:p>1901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0696">
            <text:p>19069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1196">
            <text:p>191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696">
            <text:p>191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196">
            <text:p>192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696">
            <text:p>19269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3196">
            <text:p>19319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3696">
            <text:p>193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196">
            <text:p>194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696">
            <text:p>194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196">
            <text:p>19519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95696">
            <text:p>195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196">
            <text:p>196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696">
            <text:p>196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196">
            <text:p>197196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197696">
            <text:p>19769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8196">
            <text:p>198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696">
            <text:p>198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196">
            <text:p>19919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9696">
            <text:p>199696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200196">
            <text:p>200196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00696">
            <text:p>200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96">
            <text:p>201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696">
            <text:p>20169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02196">
            <text:p>202196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202696">
            <text:p>202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196">
            <text:p>203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696">
            <text:p>203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196">
            <text:p>20419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04696">
            <text:p>204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196">
            <text:p>205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696">
            <text:p>205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196">
            <text:p>20619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6696">
            <text:p>20669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7196">
            <text:p>207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696">
            <text:p>207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196">
            <text:p>208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696">
            <text:p>208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196">
            <text:p>209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696">
            <text:p>209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196">
            <text:p>210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696">
            <text:p>210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196">
            <text:p>211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696">
            <text:p>211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196">
            <text:p>2121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2696">
            <text:p>212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196">
            <text:p>213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696">
            <text:p>213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196">
            <text:p>214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696">
            <text:p>214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196">
            <text:p>215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696">
            <text:p>2156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6196">
            <text:p>2161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6696">
            <text:p>216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7196">
            <text:p>217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7696">
            <text:p>217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196">
            <text:p>218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696">
            <text:p>2186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9196">
            <text:p>219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696">
            <text:p>219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196">
            <text:p>220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696">
            <text:p>220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1196">
            <text:p>221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1696">
            <text:p>221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196">
            <text:p>222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696">
            <text:p>222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196">
            <text:p>223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696">
            <text:p>223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4196">
            <text:p>224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4696">
            <text:p>224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5196">
            <text:p>2251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5696">
            <text:p>225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6196">
            <text:p>226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6696">
            <text:p>226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7196">
            <text:p>227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7696">
            <text:p>2276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8196">
            <text:p>228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8696">
            <text:p>228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196">
            <text:p>229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696">
            <text:p>229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196">
            <text:p>230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696">
            <text:p>230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196">
            <text:p>231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696">
            <text:p>231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196">
            <text:p>232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696">
            <text:p>232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196">
            <text:p>233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696">
            <text:p>233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196">
            <text:p>234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696">
            <text:p>234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5196">
            <text:p>235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5696">
            <text:p>235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6196">
            <text:p>236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6696">
            <text:p>2366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ás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es" fo:country="A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1">01/08/2007</text:date>, <text:time>16:44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Luis Larrateguy</meta:initial-creator>
    <meta:creation-date>2007-07-27T15:57:32</meta:creation-date>
    <dc:creator>Milton Pividori</dc:creator>
    <dc:date>2007-08-01T16:44:15</dc:date>
    <meta:printed-by>Milton Pividori</meta:printed-by>
    <meta:print-date>2007-08-01T16:19:24</meta:print-date>
    <dc:language>es-AR</dc:language>
    <meta:editing-cycles>9</meta:editing-cycles>
    <meta:editing-duration>PT1H14M12S</meta:editing-duration>
    <meta:user-defined meta:name="Info 1"/>
    <meta:user-defined meta:name="Info 2"/>
    <meta:user-defined meta:name="Info 3"/>
    <meta:user-defined meta:name="Info 4"/>
    <meta:document-statistic meta:table-count="11" meta:cell-count="119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16.7999992370605pt" style:font-family-asian="'DejaVu Sans'" style:font-family-generic-asian="system" style:font-pitch-asian="variable" style:font-size-asian="16.7999992370605pt" style:font-family-complex="'DejaVu Sans'" style:font-family-generic-complex="system" style:font-pitch-complex="variable" style:font-size-complex="16.7999992370605pt"/>
    </style:style>
    <style:style style:name="ch3" style:family="chart">
      <style:graphic-properties draw:fill="none"/>
      <style:text-properties fo:font-family="'DejaVu Sans'" style:font-family-generic="swiss" style:font-pitch="variable" fo:font-size="7.69999980926514pt" style:font-family-asian="'DejaVu Sans'" style:font-family-generic-asian="system" style:font-pitch-asian="variable" style:font-size-asian="7.69999980926514pt" style:font-family-complex="'DejaVu Sans'" style:font-family-generic-complex="system" style:font-pitch-complex="variable" style:font-size-complex="7.69999980926514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fals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9pt" style:font-family-asian="'DejaVu Sans'" style:font-family-generic-asian="system" style:font-pitch-asian="variable" style:font-size-asian="9pt" style:font-family-complex="'DejaVu Sans'" style:font-family-generic-complex="system" style:font-pitch-complex="variable" style:font-size-complex="9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9pt" style:font-family-asian="'DejaVu Sans'" style:font-family-generic-asian="system" style:font-pitch-asian="variable" style:font-size-asian="9pt" style:font-family-complex="'DejaVu Sans'" style:font-family-generic-complex="system" style:font-pitch-complex="variable" style:font-size-complex="9pt"/>
    </style:style>
    <style:style style:name="ch7" style:family="chart">
      <style:graphic-properties draw:fill-color="#ff6f00"/>
      <style:text-properties fo:font-family="'DejaVu Sans'" style:font-family-generic="swiss" style:font-pitch="variable" fo:font-size="7.69999980926514pt" style:font-family-asian="'DejaVu Sans'" style:font-family-generic-asian="system" style:font-pitch-asian="variable" style:font-size-asian="7.69999980926514pt" style:font-family-complex="'DejaVu Sans'" style:font-family-generic-complex="system" style:font-pitch-complex="variable" style:font-size-complex="7.69999980926514pt"/>
    </style:style>
    <style:style style:name="ch8" style:family="chart">
      <style:graphic-properties draw:fill-color="#800080"/>
      <style:text-properties fo:font-family="'DejaVu Sans'" style:font-family-generic="swiss" style:font-pitch="variable" fo:font-size="7.69999980926514pt" style:font-family-asian="'DejaVu Sans'" style:font-family-generic-asian="system" style:font-pitch-asian="variable" style:font-size-asian="7.69999980926514pt" style:font-family-complex="'DejaVu Sans'" style:font-family-generic-complex="system" style:font-pitch-complex="variable" style:font-size-complex="7.69999980926514pt"/>
    </style:style>
    <style:style style:name="ch9" style:family="chart">
      <style:graphic-properties draw:fill-color="#666666"/>
      <style:text-properties fo:font-family="'DejaVu Sans'" style:font-family-generic="swiss" style:font-pitch="variable" fo:font-size="7.69999980926514pt" style:font-family-asian="'DejaVu Sans'" style:font-family-generic-asian="system" style:font-pitch-asian="variable" style:font-size-asian="7.69999980926514pt" style:font-family-complex="'DejaVu Sans'" style:font-family-generic-complex="system" style:font-pitch-complex="variable" style:font-size-complex="7.69999980926514pt"/>
    </style:style>
    <style:style style:name="ch10" style:family="chart">
      <style:graphic-properties draw:fill-color="#6b4794"/>
      <style:text-properties fo:font-family="'DejaVu Sans'" style:font-family-generic="swiss" style:font-pitch="variable" fo:font-size="7.69999980926514pt" style:font-family-asian="'DejaVu Sans'" style:font-family-generic-asian="system" style:font-pitch-asian="variable" style:font-size-asian="7.69999980926514pt" style:font-family-complex="'DejaVu Sans'" style:font-family-generic-complex="system" style:font-pitch-complex="variable" style:font-size-complex="7.69999980926514pt"/>
    </style:style>
    <style:style style:name="ch11" style:family="chart">
      <style:graphic-properties draw:fill-color="#280099"/>
      <style:text-properties fo:font-family="'DejaVu Sans'" style:font-family-generic="swiss" style:font-pitch="variable" fo:font-size="7.69999980926514pt" style:font-family-asian="'DejaVu Sans'" style:font-family-generic-asian="system" style:font-pitch-asian="variable" style:font-size-asian="7.69999980926514pt" style:font-family-complex="'DejaVu Sans'" style:font-family-generic-complex="system" style:font-pitch-complex="variable" style:font-size-complex="7.69999980926514pt"/>
    </style:style>
    <style:style style:name="ch12" style:family="chart">
      <style:graphic-properties draw:fill-color="#7da647"/>
      <style:text-properties fo:font-family="'DejaVu Sans'" style:font-family-generic="swiss" style:font-pitch="variable" fo:font-size="7.69999980926514pt" style:font-family-asian="'DejaVu Sans'" style:font-family-generic-asian="system" style:font-pitch-asian="variable" style:font-size-asian="7.69999980926514pt" style:font-family-complex="'DejaVu Sans'" style:font-family-generic-complex="system" style:font-pitch-complex="variable" style:font-size-complex="7.69999980926514pt"/>
    </style:style>
    <style:style style:name="ch13" style:family="chart">
      <style:graphic-properties draw:fill-color="#e6e64c"/>
      <style:text-properties fo:font-family="'DejaVu Sans'" style:font-family-generic="swiss" style:font-pitch="variable" fo:font-size="7.69999980926514pt" style:font-family-asian="'DejaVu Sans'" style:font-family-generic-asian="system" style:font-pitch-asian="variable" style:font-size-asian="7.69999980926514pt" style:font-family-complex="'DejaVu Sans'" style:font-family-generic-complex="system" style:font-pitch-complex="variable" style:font-size-complex="7.69999980926514pt"/>
    </style:style>
    <style:style style:name="ch14" style:family="chart">
      <style:graphic-properties draw:fill-color="#ff9966"/>
      <style:text-properties fo:font-family="'DejaVu Sans'" style:font-family-generic="swiss" style:font-pitch="variable" fo:font-size="7.69999980926514pt" style:font-family-asian="'DejaVu Sans'" style:font-family-generic-asian="system" style:font-pitch-asian="variable" style:font-size-asian="7.69999980926514pt" style:font-family-complex="'DejaVu Sans'" style:font-family-generic-complex="system" style:font-pitch-complex="variable" style:font-size-complex="7.69999980926514pt"/>
    </style:style>
    <style:style style:name="ch15" style:family="chart">
      <style:graphic-properties draw:fill-color="#000080"/>
      <style:text-properties fo:font-family="'DejaVu Sans'" style:font-family-generic="swiss" style:font-pitch="variable" fo:font-size="7.69999980926514pt" style:font-family-asian="'DejaVu Sans'" style:font-family-generic-asian="system" style:font-pitch-asian="variable" style:font-size-asian="7.69999980926514pt" style:font-family-complex="'DejaVu Sans'" style:font-family-generic-complex="system" style:font-pitch-complex="variable" style:font-size-complex="7.69999980926514pt"/>
    </style:style>
    <style:style style:name="ch16" style:family="chart">
      <style:graphic-properties draw:fill-color="#fff0ff"/>
      <style:text-properties fo:font-family="'DejaVu Sans'" style:font-family-generic="swiss" style:font-pitch="variable" fo:font-size="7.69999980926514pt" style:font-family-asian="'DejaVu Sans'" style:font-family-generic-asian="system" style:font-pitch-asian="variable" style:font-size-asian="7.69999980926514pt" style:font-family-complex="'DejaVu Sans'" style:font-family-generic-complex="system" style:font-pitch-complex="variable" style:font-size-complex="7.69999980926514pt"/>
    </style:style>
    <style:style style:name="ch17" style:family="chart">
      <style:graphic-properties draw:fill-color="#00ffff"/>
      <style:text-properties fo:font-family="'DejaVu Sans'" style:font-family-generic="swiss" style:font-pitch="variable" fo:font-size="7.69999980926514pt" style:font-family-asian="'DejaVu Sans'" style:font-family-generic-asian="system" style:font-pitch-asian="variable" style:font-size-asian="7.69999980926514pt" style:font-family-complex="'DejaVu Sans'" style:font-family-generic-complex="system" style:font-pitch-complex="variable" style:font-size-complex="7.69999980926514pt"/>
    </style:style>
    <style:style style:name="ch18" style:family="chart">
      <style:graphic-properties draw:stroke="none" draw:fill="none"/>
    </style:style>
    <style:style style:name="ch19" style:family="chart">
      <style:graphic-properties draw:stroke="none" draw:fill-color="#999999"/>
    </style:style>
  </office:automatic-styles>
  <office:body>
    <office:chart>
      <chart:chart svg:width="13.438cm" svg:height="9.092cm" chart:class="chart:bar" chart:style-name="ch1">
        <chart:title svg:x="2.802cm" svg:y="0.18cm" chart:style-name="ch2">
          <text:p>Medición RTLinux 1000 Hz</text:p>
        </chart:title>
        <chart:legend chart:legend-position="end" svg:x="11.442cm" svg:y="2.235cm" chart:style-name="ch3"/>
        <chart:plot-area chart:style-name="ch4" table:cell-range-address="'local 1000'.$A$21:.$B$31" chart:data-source-has-labels="column" chart:table-number-list="2" svg:x="0.268cm" svg:y="1.226cm" svg:width="10.639cm" svg:height="7.686cm">
          <chart:axis chart:dimension="x" chart:name="primary-x" chart:style-name="ch5">
            <chart:categories table:cell-range-address="local-table.A2:.A2"/>
          </chart:axis>
          <chart:axis chart:dimension="y" chart:name="primary-y" chart:style-name="ch6">
            <chart:grid chart:class="major"/>
          </chart:axis>
          <chart:series chart:style-name="ch7">
            <chart:data-point/>
          </chart:series>
          <chart:series chart:style-name="ch8">
            <chart:data-point/>
          </chart:series>
          <chart:series chart:style-name="ch9">
            <chart:data-point/>
          </chart:series>
          <chart:series chart:style-name="ch10">
            <chart:data-point/>
          </chart:series>
          <chart:series chart:style-name="ch11">
            <chart:data-point/>
          </chart:series>
          <chart:series chart:style-name="ch12">
            <chart:data-point/>
          </chart:series>
          <chart:series chart:style-name="ch13">
            <chart:data-point/>
          </chart:series>
          <chart:series chart:style-name="ch14">
            <chart:data-point/>
          </chart:series>
          <chart:series chart:style-name="ch15">
            <chart:data-point/>
          </chart:series>
          <chart:series chart:style-name="ch16">
            <chart:data-point/>
          </chart:series>
          <chart:series chart:style-name="ch17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997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84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89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94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9924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00042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0092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014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019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242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